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130_154920conf_memo" table:style-name="ta1">
        <table:shapes>
          <draw:frame draw:z-index="0" draw:style-name="gr1" draw:text-style-name="P1" svg:width="15.987cm" svg:height="9.004cm" svg:x="5.752cm" svg:y="0.903cm">
            <draw:object draw:notify-on-update-of-ranges="20230130_154920conf_memo.A1:20230130_154920conf_memo.A22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276958584785461" calcext:value-type="float">
            <text:p>0.276958584785461</text:p>
          </table:table-cell>
          <table:table-cell/>
          <table:table-cell table:style-name="ce1" office:value-type="string" calcext:value-type="string">
            <text:p>認識率</text:p>
          </table:table-cell>
        </table:table-row>
        <table:table-row table:style-name="ro1">
          <table:table-cell office:value-type="float" office:value="0.701695203781128" calcext:value-type="float">
            <text:p>0.701695203781128</text:p>
          </table:table-cell>
          <table:table-cell/>
          <table:table-cell table:style-name="ce1" table:formula="of:=AVERAGE([.A1:.A2259])" office:value-type="float" office:value="0.42382771729262" calcext:value-type="float">
            <text:p>0.42382771729262</text:p>
          </table:table-cell>
        </table:table-row>
        <table:table-row table:style-name="ro1">
          <table:table-cell office:value-type="float" office:value="0.270609766244888" calcext:value-type="float">
            <text:p>0.270609766244888</text:p>
          </table:table-cell>
          <table:table-cell table:number-columns-repeated="2"/>
        </table:table-row>
        <table:table-row table:style-name="ro1">
          <table:table-cell office:value-type="float" office:value="0.649409055709839" calcext:value-type="float">
            <text:p>0.649409055709839</text:p>
          </table:table-cell>
          <table:table-cell table:number-columns-repeated="2"/>
        </table:table-row>
        <table:table-row table:style-name="ro1">
          <table:table-cell office:value-type="float" office:value="0.273670315742493" calcext:value-type="float">
            <text:p>0.273670315742493</text:p>
          </table:table-cell>
          <table:table-cell table:number-columns-repeated="2"/>
        </table:table-row>
        <table:table-row table:style-name="ro1">
          <table:table-cell office:value-type="float" office:value="0.47791987657547" calcext:value-type="float">
            <text:p>0.47791987657547</text:p>
          </table:table-cell>
          <table:table-cell table:number-columns-repeated="2"/>
        </table:table-row>
        <table:table-row table:style-name="ro1">
          <table:table-cell office:value-type="float" office:value="0.264102756977081" calcext:value-type="float">
            <text:p>0.264102756977081</text:p>
          </table:table-cell>
          <table:table-cell table:number-columns-repeated="2"/>
        </table:table-row>
        <table:table-row table:style-name="ro1">
          <table:table-cell office:value-type="float" office:value="0.688134789466858" calcext:value-type="float">
            <text:p>0.688134789466858</text:p>
          </table:table-cell>
          <table:table-cell table:number-columns-repeated="2"/>
        </table:table-row>
        <table:table-row table:style-name="ro1">
          <table:table-cell office:value-type="float" office:value="0.261790633201599" calcext:value-type="float">
            <text:p>0.261790633201599</text:p>
          </table:table-cell>
          <table:table-cell table:number-columns-repeated="2"/>
        </table:table-row>
        <table:table-row table:style-name="ro1">
          <table:table-cell office:value-type="float" office:value="0.85070127248764" calcext:value-type="float">
            <text:p>0.85070127248764</text:p>
          </table:table-cell>
          <table:table-cell table:number-columns-repeated="2"/>
        </table:table-row>
        <table:table-row table:style-name="ro1">
          <table:table-cell office:value-type="float" office:value="0.259557515382767" calcext:value-type="float">
            <text:p>0.259557515382767</text:p>
          </table:table-cell>
          <table:table-cell table:number-columns-repeated="2"/>
        </table:table-row>
        <table:table-row table:style-name="ro1">
          <table:table-cell office:value-type="float" office:value="0.841604053974152" calcext:value-type="float">
            <text:p>0.841604053974152</text:p>
          </table:table-cell>
          <table:table-cell table:number-columns-repeated="2"/>
        </table:table-row>
        <table:table-row table:style-name="ro1">
          <table:table-cell office:value-type="float" office:value="0.851174712181091" calcext:value-type="float">
            <text:p>0.851174712181091</text:p>
          </table:table-cell>
          <table:table-cell table:number-columns-repeated="2"/>
        </table:table-row>
        <table:table-row table:style-name="ro1">
          <table:table-cell office:value-type="float" office:value="0.826789796352387" calcext:value-type="float">
            <text:p>0.826789796352387</text:p>
          </table:table-cell>
          <table:table-cell table:number-columns-repeated="2"/>
        </table:table-row>
        <table:table-row table:style-name="ro1">
          <table:table-cell office:value-type="float" office:value="0.826828062534332" calcext:value-type="float">
            <text:p>0.826828062534332</text:p>
          </table:table-cell>
          <table:table-cell table:number-columns-repeated="2"/>
        </table:table-row>
        <table:table-row table:style-name="ro1">
          <table:table-cell office:value-type="float" office:value="0.499330967664719" calcext:value-type="float">
            <text:p>0.499330967664719</text:p>
          </table:table-cell>
          <table:table-cell table:number-columns-repeated="2"/>
        </table:table-row>
        <table:table-row table:style-name="ro1">
          <table:table-cell office:value-type="float" office:value="0.260310918092728" calcext:value-type="float">
            <text:p>0.260310918092728</text:p>
          </table:table-cell>
          <table:table-cell table:number-columns-repeated="2"/>
        </table:table-row>
        <table:table-row table:style-name="ro1">
          <table:table-cell office:value-type="float" office:value="0.792363286018372" calcext:value-type="float">
            <text:p>0.792363286018372</text:p>
          </table:table-cell>
          <table:table-cell table:number-columns-repeated="2"/>
        </table:table-row>
        <table:table-row table:style-name="ro1">
          <table:table-cell office:value-type="float" office:value="0.817383348941803" calcext:value-type="float">
            <text:p>0.817383348941803</text:p>
          </table:table-cell>
          <table:table-cell table:number-columns-repeated="2"/>
        </table:table-row>
        <table:table-row table:style-name="ro1">
          <table:table-cell office:value-type="float" office:value="0.909367203712463" calcext:value-type="float">
            <text:p>0.909367203712463</text:p>
          </table:table-cell>
          <table:table-cell table:number-columns-repeated="2"/>
        </table:table-row>
        <table:table-row table:style-name="ro1">
          <table:table-cell office:value-type="float" office:value="0.852247595787048" calcext:value-type="float">
            <text:p>0.852247595787048</text:p>
          </table:table-cell>
          <table:table-cell table:number-columns-repeated="2"/>
        </table:table-row>
        <table:table-row table:style-name="ro1">
          <table:table-cell office:value-type="float" office:value="0.745384395122528" calcext:value-type="float">
            <text:p>0.745384395122528</text:p>
          </table:table-cell>
          <table:table-cell table:number-columns-repeated="2"/>
        </table:table-row>
        <table:table-row table:style-name="ro1">
          <table:table-cell office:value-type="float" office:value="0.503543674945831" calcext:value-type="float">
            <text:p>0.503543674945831</text:p>
          </table:table-cell>
          <table:table-cell table:number-columns-repeated="2"/>
        </table:table-row>
        <table:table-row table:style-name="ro1">
          <table:table-cell office:value-type="float" office:value="0.253580391407013" calcext:value-type="float">
            <text:p>0.253580391407013</text:p>
          </table:table-cell>
          <table:table-cell table:number-columns-repeated="2"/>
        </table:table-row>
        <table:table-row table:style-name="ro1">
          <table:table-cell office:value-type="float" office:value="0.40242063999176" calcext:value-type="float">
            <text:p>0.40242063999176</text:p>
          </table:table-cell>
          <table:table-cell table:number-columns-repeated="2"/>
        </table:table-row>
        <table:table-row table:style-name="ro1">
          <table:table-cell office:value-type="float" office:value="0.415041267871857" calcext:value-type="float">
            <text:p>0.415041267871857</text:p>
          </table:table-cell>
          <table:table-cell table:number-columns-repeated="2"/>
        </table:table-row>
        <table:table-row table:style-name="ro1">
          <table:table-cell office:value-type="float" office:value="0.781496286392212" calcext:value-type="float">
            <text:p>0.781496286392212</text:p>
          </table:table-cell>
          <table:table-cell table:number-columns-repeated="2"/>
        </table:table-row>
        <table:table-row table:style-name="ro1">
          <table:table-cell office:value-type="float" office:value="0.662350118160248" calcext:value-type="float">
            <text:p>0.662350118160248</text:p>
          </table:table-cell>
          <table:table-cell table:number-columns-repeated="2"/>
        </table:table-row>
        <table:table-row table:style-name="ro1">
          <table:table-cell office:value-type="float" office:value="0.261962443590164" calcext:value-type="float">
            <text:p>0.261962443590164</text:p>
          </table:table-cell>
          <table:table-cell table:number-columns-repeated="2"/>
        </table:table-row>
        <table:table-row table:style-name="ro1">
          <table:table-cell office:value-type="float" office:value="0.319003045558929" calcext:value-type="float">
            <text:p>0.319003045558929</text:p>
          </table:table-cell>
          <table:table-cell table:number-columns-repeated="2"/>
        </table:table-row>
        <table:table-row table:style-name="ro1">
          <table:table-cell office:value-type="float" office:value="0.635655283927918" calcext:value-type="float">
            <text:p>0.635655283927918</text:p>
          </table:table-cell>
          <table:table-cell table:number-columns-repeated="2"/>
        </table:table-row>
        <table:table-row table:style-name="ro1">
          <table:table-cell office:value-type="float" office:value="0.623170852661133" calcext:value-type="float">
            <text:p>0.623170852661133</text:p>
          </table:table-cell>
          <table:table-cell table:number-columns-repeated="2"/>
        </table:table-row>
        <table:table-row table:style-name="ro1">
          <table:table-cell office:value-type="float" office:value="0.680739104747772" calcext:value-type="float">
            <text:p>0.680739104747772</text:p>
          </table:table-cell>
          <table:table-cell table:number-columns-repeated="2"/>
        </table:table-row>
        <table:table-row table:style-name="ro1">
          <table:table-cell office:value-type="float" office:value="0.374086648225784" calcext:value-type="float">
            <text:p>0.374086648225784</text:p>
          </table:table-cell>
          <table:table-cell table:number-columns-repeated="2"/>
        </table:table-row>
        <table:table-row table:style-name="ro1">
          <table:table-cell office:value-type="float" office:value="0.679697096347809" calcext:value-type="float">
            <text:p>0.679697096347809</text:p>
          </table:table-cell>
          <table:table-cell table:number-columns-repeated="2"/>
        </table:table-row>
        <table:table-row table:style-name="ro1">
          <table:table-cell office:value-type="float" office:value="0.801754772663116" calcext:value-type="float">
            <text:p>0.801754772663116</text:p>
          </table:table-cell>
          <table:table-cell table:number-columns-repeated="2"/>
        </table:table-row>
        <table:table-row table:style-name="ro1">
          <table:table-cell office:value-type="float" office:value="0.832066714763641" calcext:value-type="float">
            <text:p>0.832066714763641</text:p>
          </table:table-cell>
          <table:table-cell table:number-columns-repeated="2"/>
        </table:table-row>
        <table:table-row table:style-name="ro1">
          <table:table-cell office:value-type="float" office:value="0.659980058670044" calcext:value-type="float">
            <text:p>0.659980058670044</text:p>
          </table:table-cell>
          <table:table-cell table:number-columns-repeated="2"/>
        </table:table-row>
        <table:table-row table:style-name="ro1">
          <table:table-cell office:value-type="float" office:value="0.257726848125458" calcext:value-type="float">
            <text:p>0.257726848125458</text:p>
          </table:table-cell>
          <table:table-cell table:number-columns-repeated="2"/>
        </table:table-row>
        <table:table-row table:style-name="ro1">
          <table:table-cell office:value-type="float" office:value="0.255214154720306" calcext:value-type="float">
            <text:p>0.255214154720306</text:p>
          </table:table-cell>
          <table:table-cell table:number-columns-repeated="2"/>
        </table:table-row>
        <table:table-row table:style-name="ro1">
          <table:table-cell office:value-type="float" office:value="0.252898275852203" calcext:value-type="float">
            <text:p>0.252898275852203</text:p>
          </table:table-cell>
          <table:table-cell table:number-columns-repeated="2"/>
        </table:table-row>
        <table:table-row table:style-name="ro1">
          <table:table-cell office:value-type="float" office:value="0.255315989255905" calcext:value-type="float">
            <text:p>0.255315989255905</text:p>
          </table:table-cell>
          <table:table-cell table:number-columns-repeated="2"/>
        </table:table-row>
        <table:table-row table:style-name="ro1">
          <table:table-cell office:value-type="float" office:value="0.255900710821152" calcext:value-type="float">
            <text:p>0.255900710821152</text:p>
          </table:table-cell>
          <table:table-cell table:number-columns-repeated="2"/>
        </table:table-row>
        <table:table-row table:style-name="ro1">
          <table:table-cell office:value-type="float" office:value="0.253412306308746" calcext:value-type="float">
            <text:p>0.253412306308746</text:p>
          </table:table-cell>
          <table:table-cell table:number-columns-repeated="2"/>
        </table:table-row>
        <table:table-row table:style-name="ro1">
          <table:table-cell office:value-type="float" office:value="0.251808702945709" calcext:value-type="float">
            <text:p>0.251808702945709</text:p>
          </table:table-cell>
          <table:table-cell table:number-columns-repeated="2"/>
        </table:table-row>
        <table:table-row table:style-name="ro1">
          <table:table-cell office:value-type="float" office:value="0.25196373462677" calcext:value-type="float">
            <text:p>0.25196373462677</text:p>
          </table:table-cell>
          <table:table-cell table:number-columns-repeated="2"/>
        </table:table-row>
        <table:table-row table:style-name="ro1">
          <table:table-cell office:value-type="float" office:value="0.252925038337708" calcext:value-type="float">
            <text:p>0.252925038337708</text:p>
          </table:table-cell>
          <table:table-cell table:number-columns-repeated="2"/>
        </table:table-row>
        <table:table-row table:style-name="ro1">
          <table:table-cell office:value-type="float" office:value="0.251464009284973" calcext:value-type="float">
            <text:p>0.251464009284973</text:p>
          </table:table-cell>
          <table:table-cell table:number-columns-repeated="2"/>
        </table:table-row>
        <table:table-row table:style-name="ro1">
          <table:table-cell office:value-type="float" office:value="0.255757719278336" calcext:value-type="float">
            <text:p>0.255757719278336</text:p>
          </table:table-cell>
          <table:table-cell table:number-columns-repeated="2"/>
        </table:table-row>
        <table:table-row table:style-name="ro1">
          <table:table-cell office:value-type="float" office:value="0.256704539060593" calcext:value-type="float">
            <text:p>0.256704539060593</text:p>
          </table:table-cell>
          <table:table-cell table:number-columns-repeated="2"/>
        </table:table-row>
        <table:table-row table:style-name="ro1">
          <table:table-cell office:value-type="float" office:value="0.254995167255402" calcext:value-type="float">
            <text:p>0.254995167255402</text:p>
          </table:table-cell>
          <table:table-cell table:number-columns-repeated="2"/>
        </table:table-row>
        <table:table-row table:style-name="ro1">
          <table:table-cell office:value-type="float" office:value="0.257249742746353" calcext:value-type="float">
            <text:p>0.257249742746353</text:p>
          </table:table-cell>
          <table:table-cell table:number-columns-repeated="2"/>
        </table:table-row>
        <table:table-row table:style-name="ro1">
          <table:table-cell office:value-type="float" office:value="0.257126003503799" calcext:value-type="float">
            <text:p>0.257126003503799</text:p>
          </table:table-cell>
          <table:table-cell table:number-columns-repeated="2"/>
        </table:table-row>
        <table:table-row table:style-name="ro1">
          <table:table-cell office:value-type="float" office:value="0.265177577733994" calcext:value-type="float">
            <text:p>0.265177577733994</text:p>
          </table:table-cell>
          <table:table-cell table:number-columns-repeated="2"/>
        </table:table-row>
        <table:table-row table:style-name="ro1">
          <table:table-cell office:value-type="float" office:value="0.264407515525818" calcext:value-type="float">
            <text:p>0.264407515525818</text:p>
          </table:table-cell>
          <table:table-cell table:number-columns-repeated="2"/>
        </table:table-row>
        <table:table-row table:style-name="ro1">
          <table:table-cell office:value-type="float" office:value="0.264714121818542" calcext:value-type="float">
            <text:p>0.264714121818542</text:p>
          </table:table-cell>
          <table:table-cell table:number-columns-repeated="2"/>
        </table:table-row>
        <table:table-row table:style-name="ro1">
          <table:table-cell office:value-type="float" office:value="0.261931359767914" calcext:value-type="float">
            <text:p>0.261931359767914</text:p>
          </table:table-cell>
          <table:table-cell table:number-columns-repeated="2"/>
        </table:table-row>
        <table:table-row table:style-name="ro1">
          <table:table-cell office:value-type="float" office:value="0.260198980569839" calcext:value-type="float">
            <text:p>0.260198980569839</text:p>
          </table:table-cell>
          <table:table-cell table:number-columns-repeated="2"/>
        </table:table-row>
        <table:table-row table:style-name="ro1">
          <table:table-cell office:value-type="float" office:value="0.257974296808243" calcext:value-type="float">
            <text:p>0.257974296808243</text:p>
          </table:table-cell>
          <table:table-cell table:number-columns-repeated="2"/>
        </table:table-row>
        <table:table-row table:style-name="ro1">
          <table:table-cell office:value-type="float" office:value="0.257838815450668" calcext:value-type="float">
            <text:p>0.257838815450668</text:p>
          </table:table-cell>
          <table:table-cell table:number-columns-repeated="2"/>
        </table:table-row>
        <table:table-row table:style-name="ro1">
          <table:table-cell office:value-type="float" office:value="0.836301207542419" calcext:value-type="float">
            <text:p>0.836301207542419</text:p>
          </table:table-cell>
          <table:table-cell table:number-columns-repeated="2"/>
        </table:table-row>
        <table:table-row table:style-name="ro1">
          <table:table-cell office:value-type="float" office:value="0.865133285522461" calcext:value-type="float">
            <text:p>0.865133285522461</text:p>
          </table:table-cell>
          <table:table-cell table:number-columns-repeated="2"/>
        </table:table-row>
        <table:table-row table:style-name="ro1">
          <table:table-cell office:value-type="float" office:value="0.847084939479828" calcext:value-type="float">
            <text:p>0.847084939479828</text:p>
          </table:table-cell>
          <table:table-cell table:number-columns-repeated="2"/>
        </table:table-row>
        <table:table-row table:style-name="ro1">
          <table:table-cell office:value-type="float" office:value="0.623994946479797" calcext:value-type="float">
            <text:p>0.623994946479797</text:p>
          </table:table-cell>
          <table:table-cell table:number-columns-repeated="2"/>
        </table:table-row>
        <table:table-row table:style-name="ro1">
          <table:table-cell office:value-type="float" office:value="0.761397540569305" calcext:value-type="float">
            <text:p>0.761397540569305</text:p>
          </table:table-cell>
          <table:table-cell table:number-columns-repeated="2"/>
        </table:table-row>
        <table:table-row table:style-name="ro1">
          <table:table-cell office:value-type="float" office:value="0.869197130203247" calcext:value-type="float">
            <text:p>0.869197130203247</text:p>
          </table:table-cell>
          <table:table-cell table:number-columns-repeated="2"/>
        </table:table-row>
        <table:table-row table:style-name="ro1">
          <table:table-cell office:value-type="float" office:value="0.853010654449463" calcext:value-type="float">
            <text:p>0.853010654449463</text:p>
          </table:table-cell>
          <table:table-cell table:number-columns-repeated="2"/>
        </table:table-row>
        <table:table-row table:style-name="ro1">
          <table:table-cell office:value-type="float" office:value="0.816933870315552" calcext:value-type="float">
            <text:p>0.816933870315552</text:p>
          </table:table-cell>
          <table:table-cell table:number-columns-repeated="2"/>
        </table:table-row>
        <table:table-row table:style-name="ro1">
          <table:table-cell office:value-type="float" office:value="0.7235187292099" calcext:value-type="float">
            <text:p>0.7235187292099</text:p>
          </table:table-cell>
          <table:table-cell table:number-columns-repeated="2"/>
        </table:table-row>
        <table:table-row table:style-name="ro1">
          <table:table-cell office:value-type="float" office:value="0.817757844924927" calcext:value-type="float">
            <text:p>0.817757844924927</text:p>
          </table:table-cell>
          <table:table-cell table:number-columns-repeated="2"/>
        </table:table-row>
        <table:table-row table:style-name="ro1">
          <table:table-cell office:value-type="float" office:value="0.860735237598419" calcext:value-type="float">
            <text:p>0.860735237598419</text:p>
          </table:table-cell>
          <table:table-cell table:number-columns-repeated="2"/>
        </table:table-row>
        <table:table-row table:style-name="ro1">
          <table:table-cell office:value-type="float" office:value="0.663852751255035" calcext:value-type="float">
            <text:p>0.663852751255035</text:p>
          </table:table-cell>
          <table:table-cell table:number-columns-repeated="2"/>
        </table:table-row>
        <table:table-row table:style-name="ro1">
          <table:table-cell office:value-type="float" office:value="0.470510870218277" calcext:value-type="float">
            <text:p>0.470510870218277</text:p>
          </table:table-cell>
          <table:table-cell table:number-columns-repeated="2"/>
        </table:table-row>
        <table:table-row table:style-name="ro1">
          <table:table-cell office:value-type="float" office:value="0.825451254844666" calcext:value-type="float">
            <text:p>0.825451254844666</text:p>
          </table:table-cell>
          <table:table-cell table:number-columns-repeated="2"/>
        </table:table-row>
        <table:table-row table:style-name="ro1">
          <table:table-cell office:value-type="float" office:value="0.777719378471375" calcext:value-type="float">
            <text:p>0.777719378471375</text:p>
          </table:table-cell>
          <table:table-cell table:number-columns-repeated="2"/>
        </table:table-row>
        <table:table-row table:style-name="ro1">
          <table:table-cell office:value-type="float" office:value="0.706191301345825" calcext:value-type="float">
            <text:p>0.706191301345825</text:p>
          </table:table-cell>
          <table:table-cell table:number-columns-repeated="2"/>
        </table:table-row>
        <table:table-row table:style-name="ro1">
          <table:table-cell office:value-type="float" office:value="0.871209561824799" calcext:value-type="float">
            <text:p>0.871209561824799</text:p>
          </table:table-cell>
          <table:table-cell table:number-columns-repeated="2"/>
        </table:table-row>
        <table:table-row table:style-name="ro1">
          <table:table-cell office:value-type="float" office:value="0.678432524204254" calcext:value-type="float">
            <text:p>0.678432524204254</text:p>
          </table:table-cell>
          <table:table-cell table:number-columns-repeated="2"/>
        </table:table-row>
        <table:table-row table:style-name="ro1">
          <table:table-cell office:value-type="float" office:value="0.696699440479279" calcext:value-type="float">
            <text:p>0.696699440479279</text:p>
          </table:table-cell>
          <table:table-cell table:number-columns-repeated="2"/>
        </table:table-row>
        <table:table-row table:style-name="ro1">
          <table:table-cell office:value-type="float" office:value="0.286968737840652" calcext:value-type="float">
            <text:p>0.286968737840652</text:p>
          </table:table-cell>
          <table:table-cell table:number-columns-repeated="2"/>
        </table:table-row>
        <table:table-row table:style-name="ro1">
          <table:table-cell office:value-type="float" office:value="0.355558693408966" calcext:value-type="float">
            <text:p>0.355558693408966</text:p>
          </table:table-cell>
          <table:table-cell table:number-columns-repeated="2"/>
        </table:table-row>
        <table:table-row table:style-name="ro1">
          <table:table-cell office:value-type="float" office:value="0.358192801475525" calcext:value-type="float">
            <text:p>0.358192801475525</text:p>
          </table:table-cell>
          <table:table-cell table:number-columns-repeated="2"/>
        </table:table-row>
        <table:table-row table:style-name="ro1">
          <table:table-cell office:value-type="float" office:value="0.464599579572678" calcext:value-type="float">
            <text:p>0.464599579572678</text:p>
          </table:table-cell>
          <table:table-cell table:number-columns-repeated="2"/>
        </table:table-row>
        <table:table-row table:style-name="ro1">
          <table:table-cell office:value-type="float" office:value="0.33937880396843" calcext:value-type="float">
            <text:p>0.33937880396843</text:p>
          </table:table-cell>
          <table:table-cell table:number-columns-repeated="2"/>
        </table:table-row>
        <table:table-row table:style-name="ro1">
          <table:table-cell office:value-type="float" office:value="0.726247787475586" calcext:value-type="float">
            <text:p>0.726247787475586</text:p>
          </table:table-cell>
          <table:table-cell table:number-columns-repeated="2"/>
        </table:table-row>
        <table:table-row table:style-name="ro1">
          <table:table-cell office:value-type="float" office:value="0.449662446975708" calcext:value-type="float">
            <text:p>0.449662446975708</text:p>
          </table:table-cell>
          <table:table-cell table:number-columns-repeated="2"/>
        </table:table-row>
        <table:table-row table:style-name="ro1">
          <table:table-cell office:value-type="float" office:value="0.666569232940674" calcext:value-type="float">
            <text:p>0.666569232940674</text:p>
          </table:table-cell>
          <table:table-cell table:number-columns-repeated="2"/>
        </table:table-row>
        <table:table-row table:style-name="ro1">
          <table:table-cell office:value-type="float" office:value="0.622506022453308" calcext:value-type="float">
            <text:p>0.622506022453308</text:p>
          </table:table-cell>
          <table:table-cell table:number-columns-repeated="2"/>
        </table:table-row>
        <table:table-row table:style-name="ro1">
          <table:table-cell office:value-type="float" office:value="0.732606887817383" calcext:value-type="float">
            <text:p>0.732606887817383</text:p>
          </table:table-cell>
          <table:table-cell table:number-columns-repeated="2"/>
        </table:table-row>
        <table:table-row table:style-name="ro1">
          <table:table-cell office:value-type="float" office:value="0.541272580623627" calcext:value-type="float">
            <text:p>0.541272580623627</text:p>
          </table:table-cell>
          <table:table-cell table:number-columns-repeated="2"/>
        </table:table-row>
        <table:table-row table:style-name="ro1">
          <table:table-cell office:value-type="float" office:value="0.276701271533966" calcext:value-type="float">
            <text:p>0.276701271533966</text:p>
          </table:table-cell>
          <table:table-cell table:number-columns-repeated="2"/>
        </table:table-row>
        <table:table-row table:style-name="ro1">
          <table:table-cell office:value-type="float" office:value="0.270352274179459" calcext:value-type="float">
            <text:p>0.270352274179459</text:p>
          </table:table-cell>
          <table:table-cell table:number-columns-repeated="2"/>
        </table:table-row>
        <table:table-row table:style-name="ro1">
          <table:table-cell office:value-type="float" office:value="0.261730194091797" calcext:value-type="float">
            <text:p>0.261730194091797</text:p>
          </table:table-cell>
          <table:table-cell table:number-columns-repeated="2"/>
        </table:table-row>
        <table:table-row table:style-name="ro1">
          <table:table-cell office:value-type="float" office:value="0.267576605081558" calcext:value-type="float">
            <text:p>0.267576605081558</text:p>
          </table:table-cell>
          <table:table-cell table:number-columns-repeated="2"/>
        </table:table-row>
        <table:table-row table:style-name="ro1">
          <table:table-cell office:value-type="float" office:value="0.259026974439621" calcext:value-type="float">
            <text:p>0.259026974439621</text:p>
          </table:table-cell>
          <table:table-cell table:number-columns-repeated="2"/>
        </table:table-row>
        <table:table-row table:style-name="ro1">
          <table:table-cell office:value-type="float" office:value="0.262953191995621" calcext:value-type="float">
            <text:p>0.262953191995621</text:p>
          </table:table-cell>
          <table:table-cell table:number-columns-repeated="2"/>
        </table:table-row>
        <table:table-row table:style-name="ro1">
          <table:table-cell office:value-type="float" office:value="0.263728588819504" calcext:value-type="float">
            <text:p>0.263728588819504</text:p>
          </table:table-cell>
          <table:table-cell table:number-columns-repeated="2"/>
        </table:table-row>
        <table:table-row table:style-name="ro1">
          <table:table-cell office:value-type="float" office:value="0.25905168056488" calcext:value-type="float">
            <text:p>0.25905168056488</text:p>
          </table:table-cell>
          <table:table-cell table:number-columns-repeated="2"/>
        </table:table-row>
        <table:table-row table:style-name="ro1">
          <table:table-cell office:value-type="float" office:value="0.258100301027298" calcext:value-type="float">
            <text:p>0.258100301027298</text:p>
          </table:table-cell>
          <table:table-cell table:number-columns-repeated="2"/>
        </table:table-row>
        <table:table-row table:style-name="ro1">
          <table:table-cell office:value-type="float" office:value="0.256574213504791" calcext:value-type="float">
            <text:p>0.256574213504791</text:p>
          </table:table-cell>
          <table:table-cell table:number-columns-repeated="2"/>
        </table:table-row>
        <table:table-row table:style-name="ro1">
          <table:table-cell office:value-type="float" office:value="0.251234263181686" calcext:value-type="float">
            <text:p>0.251234263181686</text:p>
          </table:table-cell>
          <table:table-cell table:number-columns-repeated="2"/>
        </table:table-row>
        <table:table-row table:style-name="ro1">
          <table:table-cell office:value-type="float" office:value="0.291395574808121" calcext:value-type="float">
            <text:p>0.291395574808121</text:p>
          </table:table-cell>
          <table:table-cell table:number-columns-repeated="2"/>
        </table:table-row>
        <table:table-row table:style-name="ro1">
          <table:table-cell office:value-type="float" office:value="0.250621110200882" calcext:value-type="float">
            <text:p>0.250621110200882</text:p>
          </table:table-cell>
          <table:table-cell table:number-columns-repeated="2"/>
        </table:table-row>
        <table:table-row table:style-name="ro1">
          <table:table-cell office:value-type="float" office:value="0.335250496864319" calcext:value-type="float">
            <text:p>0.335250496864319</text:p>
          </table:table-cell>
          <table:table-cell table:number-columns-repeated="2"/>
        </table:table-row>
        <table:table-row table:style-name="ro1">
          <table:table-cell office:value-type="float" office:value="0.426282286643982" calcext:value-type="float">
            <text:p>0.426282286643982</text:p>
          </table:table-cell>
          <table:table-cell table:number-columns-repeated="2"/>
        </table:table-row>
        <table:table-row table:style-name="ro1">
          <table:table-cell office:value-type="float" office:value="0.476497769355774" calcext:value-type="float">
            <text:p>0.476497769355774</text:p>
          </table:table-cell>
          <table:table-cell table:number-columns-repeated="2"/>
        </table:table-row>
        <table:table-row table:style-name="ro1">
          <table:table-cell office:value-type="float" office:value="0.511918365955353" calcext:value-type="float">
            <text:p>0.511918365955353</text:p>
          </table:table-cell>
          <table:table-cell table:number-columns-repeated="2"/>
        </table:table-row>
        <table:table-row table:style-name="ro1">
          <table:table-cell office:value-type="float" office:value="0.568398177623749" calcext:value-type="float">
            <text:p>0.568398177623749</text:p>
          </table:table-cell>
          <table:table-cell table:number-columns-repeated="2"/>
        </table:table-row>
        <table:table-row table:style-name="ro1">
          <table:table-cell office:value-type="float" office:value="0.576220154762268" calcext:value-type="float">
            <text:p>0.576220154762268</text:p>
          </table:table-cell>
          <table:table-cell table:number-columns-repeated="2"/>
        </table:table-row>
        <table:table-row table:style-name="ro1">
          <table:table-cell office:value-type="float" office:value="0.56592184305191" calcext:value-type="float">
            <text:p>0.56592184305191</text:p>
          </table:table-cell>
          <table:table-cell table:number-columns-repeated="2"/>
        </table:table-row>
        <table:table-row table:style-name="ro1">
          <table:table-cell office:value-type="float" office:value="0.54871940612793" calcext:value-type="float">
            <text:p>0.54871940612793</text:p>
          </table:table-cell>
          <table:table-cell table:number-columns-repeated="2"/>
        </table:table-row>
        <table:table-row table:style-name="ro1">
          <table:table-cell office:value-type="float" office:value="0.527259945869446" calcext:value-type="float">
            <text:p>0.527259945869446</text:p>
          </table:table-cell>
          <table:table-cell table:number-columns-repeated="2"/>
        </table:table-row>
        <table:table-row table:style-name="ro1">
          <table:table-cell office:value-type="float" office:value="0.418620735406876" calcext:value-type="float">
            <text:p>0.418620735406876</text:p>
          </table:table-cell>
          <table:table-cell table:number-columns-repeated="2"/>
        </table:table-row>
        <table:table-row table:style-name="ro1">
          <table:table-cell office:value-type="float" office:value="0.306425631046295" calcext:value-type="float">
            <text:p>0.306425631046295</text:p>
          </table:table-cell>
          <table:table-cell table:number-columns-repeated="2"/>
        </table:table-row>
        <table:table-row table:style-name="ro1">
          <table:table-cell office:value-type="float" office:value="0.434937417507172" calcext:value-type="float">
            <text:p>0.434937417507172</text:p>
          </table:table-cell>
          <table:table-cell table:number-columns-repeated="2"/>
        </table:table-row>
        <table:table-row table:style-name="ro1">
          <table:table-cell office:value-type="float" office:value="0.373024314641953" calcext:value-type="float">
            <text:p>0.373024314641953</text:p>
          </table:table-cell>
          <table:table-cell table:number-columns-repeated="2"/>
        </table:table-row>
        <table:table-row table:style-name="ro1">
          <table:table-cell office:value-type="float" office:value="0.621457755565643" calcext:value-type="float">
            <text:p>0.621457755565643</text:p>
          </table:table-cell>
          <table:table-cell table:number-columns-repeated="2"/>
        </table:table-row>
        <table:table-row table:style-name="ro1">
          <table:table-cell office:value-type="float" office:value="0.307457864284515" calcext:value-type="float">
            <text:p>0.307457864284515</text:p>
          </table:table-cell>
          <table:table-cell table:number-columns-repeated="2"/>
        </table:table-row>
        <table:table-row table:style-name="ro1">
          <table:table-cell office:value-type="float" office:value="0.635576605796814" calcext:value-type="float">
            <text:p>0.635576605796814</text:p>
          </table:table-cell>
          <table:table-cell table:number-columns-repeated="2"/>
        </table:table-row>
        <table:table-row table:style-name="ro1">
          <table:table-cell office:value-type="float" office:value="0.454350739717483" calcext:value-type="float">
            <text:p>0.454350739717483</text:p>
          </table:table-cell>
          <table:table-cell table:number-columns-repeated="2"/>
        </table:table-row>
        <table:table-row table:style-name="ro1">
          <table:table-cell office:value-type="float" office:value="0.270524770021439" calcext:value-type="float">
            <text:p>0.270524770021439</text:p>
          </table:table-cell>
          <table:table-cell table:number-columns-repeated="2"/>
        </table:table-row>
        <table:table-row table:style-name="ro1">
          <table:table-cell office:value-type="float" office:value="0.414814293384552" calcext:value-type="float">
            <text:p>0.414814293384552</text:p>
          </table:table-cell>
          <table:table-cell table:number-columns-repeated="2"/>
        </table:table-row>
        <table:table-row table:style-name="ro1">
          <table:table-cell office:value-type="float" office:value="0.316426783800125" calcext:value-type="float">
            <text:p>0.316426783800125</text:p>
          </table:table-cell>
          <table:table-cell table:number-columns-repeated="2"/>
        </table:table-row>
        <table:table-row table:style-name="ro1">
          <table:table-cell office:value-type="float" office:value="0.648232161998749" calcext:value-type="float">
            <text:p>0.648232161998749</text:p>
          </table:table-cell>
          <table:table-cell table:number-columns-repeated="2"/>
        </table:table-row>
        <table:table-row table:style-name="ro1">
          <table:table-cell office:value-type="float" office:value="0.29906752705574" calcext:value-type="float">
            <text:p>0.29906752705574</text:p>
          </table:table-cell>
          <table:table-cell table:number-columns-repeated="2"/>
        </table:table-row>
        <table:table-row table:style-name="ro1">
          <table:table-cell office:value-type="float" office:value="0.814006686210632" calcext:value-type="float">
            <text:p>0.814006686210632</text:p>
          </table:table-cell>
          <table:table-cell table:number-columns-repeated="2"/>
        </table:table-row>
        <table:table-row table:style-name="ro1">
          <table:table-cell office:value-type="float" office:value="0.766294002532959" calcext:value-type="float">
            <text:p>0.766294002532959</text:p>
          </table:table-cell>
          <table:table-cell table:number-columns-repeated="2"/>
        </table:table-row>
        <table:table-row table:style-name="ro1">
          <table:table-cell office:value-type="float" office:value="0.503935158252716" calcext:value-type="float">
            <text:p>0.503935158252716</text:p>
          </table:table-cell>
          <table:table-cell table:number-columns-repeated="2"/>
        </table:table-row>
        <table:table-row table:style-name="ro1">
          <table:table-cell office:value-type="float" office:value="0.582425653934479" calcext:value-type="float">
            <text:p>0.582425653934479</text:p>
          </table:table-cell>
          <table:table-cell table:number-columns-repeated="2"/>
        </table:table-row>
        <table:table-row table:style-name="ro1">
          <table:table-cell office:value-type="float" office:value="0.405730038881302" calcext:value-type="float">
            <text:p>0.405730038881302</text:p>
          </table:table-cell>
          <table:table-cell table:number-columns-repeated="2"/>
        </table:table-row>
        <table:table-row table:style-name="ro1">
          <table:table-cell office:value-type="float" office:value="0.294426530599594" calcext:value-type="float">
            <text:p>0.294426530599594</text:p>
          </table:table-cell>
          <table:table-cell table:number-columns-repeated="2"/>
        </table:table-row>
        <table:table-row table:style-name="ro1">
          <table:table-cell office:value-type="float" office:value="0.3308125436306" calcext:value-type="float">
            <text:p>0.3308125436306</text:p>
          </table:table-cell>
          <table:table-cell table:number-columns-repeated="2"/>
        </table:table-row>
        <table:table-row table:style-name="ro1">
          <table:table-cell office:value-type="float" office:value="0.426915735006332" calcext:value-type="float">
            <text:p>0.426915735006332</text:p>
          </table:table-cell>
          <table:table-cell table:number-columns-repeated="2"/>
        </table:table-row>
        <table:table-row table:style-name="ro1">
          <table:table-cell office:value-type="float" office:value="0.480272859334946" calcext:value-type="float">
            <text:p>0.480272859334946</text:p>
          </table:table-cell>
          <table:table-cell table:number-columns-repeated="2"/>
        </table:table-row>
        <table:table-row table:style-name="ro1">
          <table:table-cell office:value-type="float" office:value="0.532679259777069" calcext:value-type="float">
            <text:p>0.532679259777069</text:p>
          </table:table-cell>
          <table:table-cell table:number-columns-repeated="2"/>
        </table:table-row>
        <table:table-row table:style-name="ro1">
          <table:table-cell office:value-type="float" office:value="0.468413770198822" calcext:value-type="float">
            <text:p>0.468413770198822</text:p>
          </table:table-cell>
          <table:table-cell table:number-columns-repeated="2"/>
        </table:table-row>
        <table:table-row table:style-name="ro1">
          <table:table-cell office:value-type="float" office:value="0.254170566797257" calcext:value-type="float">
            <text:p>0.254170566797257</text:p>
          </table:table-cell>
          <table:table-cell table:number-columns-repeated="2"/>
        </table:table-row>
        <table:table-row table:style-name="ro1">
          <table:table-cell office:value-type="float" office:value="0.253614991903305" calcext:value-type="float">
            <text:p>0.253614991903305</text:p>
          </table:table-cell>
          <table:table-cell table:number-columns-repeated="2"/>
        </table:table-row>
        <table:table-row table:style-name="ro1">
          <table:table-cell office:value-type="float" office:value="0.286091893911362" calcext:value-type="float">
            <text:p>0.286091893911362</text:p>
          </table:table-cell>
          <table:table-cell table:number-columns-repeated="2"/>
        </table:table-row>
        <table:table-row table:style-name="ro1">
          <table:table-cell office:value-type="float" office:value="0.393010914325714" calcext:value-type="float">
            <text:p>0.393010914325714</text:p>
          </table:table-cell>
          <table:table-cell table:number-columns-repeated="2"/>
        </table:table-row>
        <table:table-row table:style-name="ro1">
          <table:table-cell office:value-type="float" office:value="0.270295143127441" calcext:value-type="float">
            <text:p>0.270295143127441</text:p>
          </table:table-cell>
          <table:table-cell table:number-columns-repeated="2"/>
        </table:table-row>
        <table:table-row table:style-name="ro1">
          <table:table-cell office:value-type="float" office:value="0.648129105567932" calcext:value-type="float">
            <text:p>0.648129105567932</text:p>
          </table:table-cell>
          <table:table-cell table:number-columns-repeated="2"/>
        </table:table-row>
        <table:table-row table:style-name="ro1">
          <table:table-cell office:value-type="float" office:value="0.270679742097855" calcext:value-type="float">
            <text:p>0.270679742097855</text:p>
          </table:table-cell>
          <table:table-cell table:number-columns-repeated="2"/>
        </table:table-row>
        <table:table-row table:style-name="ro1">
          <table:table-cell office:value-type="float" office:value="0.64475017786026" calcext:value-type="float">
            <text:p>0.64475017786026</text:p>
          </table:table-cell>
          <table:table-cell table:number-columns-repeated="2"/>
        </table:table-row>
        <table:table-row table:style-name="ro1">
          <table:table-cell office:value-type="float" office:value="0.266947716474533" calcext:value-type="float">
            <text:p>0.266947716474533</text:p>
          </table:table-cell>
          <table:table-cell table:number-columns-repeated="2"/>
        </table:table-row>
        <table:table-row table:style-name="ro1">
          <table:table-cell office:value-type="float" office:value="0.681126594543457" calcext:value-type="float">
            <text:p>0.681126594543457</text:p>
          </table:table-cell>
          <table:table-cell table:number-columns-repeated="2"/>
        </table:table-row>
        <table:table-row table:style-name="ro1">
          <table:table-cell office:value-type="float" office:value="0.265235781669617" calcext:value-type="float">
            <text:p>0.265235781669617</text:p>
          </table:table-cell>
          <table:table-cell table:number-columns-repeated="2"/>
        </table:table-row>
        <table:table-row table:style-name="ro1">
          <table:table-cell office:value-type="float" office:value="0.508596420288086" calcext:value-type="float">
            <text:p>0.508596420288086</text:p>
          </table:table-cell>
          <table:table-cell table:number-columns-repeated="2"/>
        </table:table-row>
        <table:table-row table:style-name="ro1">
          <table:table-cell office:value-type="float" office:value="0.266182422637939" calcext:value-type="float">
            <text:p>0.266182422637939</text:p>
          </table:table-cell>
          <table:table-cell table:number-columns-repeated="2"/>
        </table:table-row>
        <table:table-row table:style-name="ro1">
          <table:table-cell office:value-type="float" office:value="0.269361406564712" calcext:value-type="float">
            <text:p>0.269361406564712</text:p>
          </table:table-cell>
          <table:table-cell table:number-columns-repeated="2"/>
        </table:table-row>
        <table:table-row table:style-name="ro1">
          <table:table-cell office:value-type="float" office:value="0.412408828735352" calcext:value-type="float">
            <text:p>0.412408828735352</text:p>
          </table:table-cell>
          <table:table-cell table:number-columns-repeated="2"/>
        </table:table-row>
        <table:table-row table:style-name="ro1">
          <table:table-cell office:value-type="float" office:value="0.267987161874771" calcext:value-type="float">
            <text:p>0.267987161874771</text:p>
          </table:table-cell>
          <table:table-cell table:number-columns-repeated="2"/>
        </table:table-row>
        <table:table-row table:style-name="ro1">
          <table:table-cell office:value-type="float" office:value="0.728004515171051" calcext:value-type="float">
            <text:p>0.728004515171051</text:p>
          </table:table-cell>
          <table:table-cell table:number-columns-repeated="2"/>
        </table:table-row>
        <table:table-row table:style-name="ro1">
          <table:table-cell office:value-type="float" office:value="0.269312709569931" calcext:value-type="float">
            <text:p>0.269312709569931</text:p>
          </table:table-cell>
          <table:table-cell table:number-columns-repeated="2"/>
        </table:table-row>
        <table:table-row table:style-name="ro1">
          <table:table-cell office:value-type="float" office:value="0.644433498382568" calcext:value-type="float">
            <text:p>0.644433498382568</text:p>
          </table:table-cell>
          <table:table-cell table:number-columns-repeated="2"/>
        </table:table-row>
        <table:table-row table:style-name="ro1">
          <table:table-cell office:value-type="float" office:value="0.269042938947678" calcext:value-type="float">
            <text:p>0.269042938947678</text:p>
          </table:table-cell>
          <table:table-cell table:number-columns-repeated="2"/>
        </table:table-row>
        <table:table-row table:style-name="ro1">
          <table:table-cell office:value-type="float" office:value="0.61959707736969" calcext:value-type="float">
            <text:p>0.61959707736969</text:p>
          </table:table-cell>
          <table:table-cell table:number-columns-repeated="2"/>
        </table:table-row>
        <table:table-row table:style-name="ro1">
          <table:table-cell office:value-type="float" office:value="0.269175201654434" calcext:value-type="float">
            <text:p>0.269175201654434</text:p>
          </table:table-cell>
          <table:table-cell table:number-columns-repeated="2"/>
        </table:table-row>
        <table:table-row table:style-name="ro1">
          <table:table-cell office:value-type="float" office:value="0.664812564849854" calcext:value-type="float">
            <text:p>0.664812564849854</text:p>
          </table:table-cell>
          <table:table-cell table:number-columns-repeated="2"/>
        </table:table-row>
        <table:table-row table:style-name="ro1">
          <table:table-cell office:value-type="float" office:value="0.27042818069458" calcext:value-type="float">
            <text:p>0.27042818069458</text:p>
          </table:table-cell>
          <table:table-cell table:number-columns-repeated="2"/>
        </table:table-row>
        <table:table-row table:style-name="ro1">
          <table:table-cell office:value-type="float" office:value="0.700885772705078" calcext:value-type="float">
            <text:p>0.700885772705078</text:p>
          </table:table-cell>
          <table:table-cell table:number-columns-repeated="2"/>
        </table:table-row>
        <table:table-row table:style-name="ro1">
          <table:table-cell office:value-type="float" office:value="0.267134636640549" calcext:value-type="float">
            <text:p>0.267134636640549</text:p>
          </table:table-cell>
          <table:table-cell table:number-columns-repeated="2"/>
        </table:table-row>
        <table:table-row table:style-name="ro1">
          <table:table-cell office:value-type="float" office:value="0.731208384037018" calcext:value-type="float">
            <text:p>0.731208384037018</text:p>
          </table:table-cell>
          <table:table-cell table:number-columns-repeated="2"/>
        </table:table-row>
        <table:table-row table:style-name="ro1">
          <table:table-cell office:value-type="float" office:value="0.266989529132843" calcext:value-type="float">
            <text:p>0.266989529132843</text:p>
          </table:table-cell>
          <table:table-cell table:number-columns-repeated="2"/>
        </table:table-row>
        <table:table-row table:style-name="ro1">
          <table:table-cell office:value-type="float" office:value="0.7127565741539" calcext:value-type="float">
            <text:p>0.7127565741539</text:p>
          </table:table-cell>
          <table:table-cell table:number-columns-repeated="2"/>
        </table:table-row>
        <table:table-row table:style-name="ro1">
          <table:table-cell office:value-type="float" office:value="0.270285546779633" calcext:value-type="float">
            <text:p>0.270285546779633</text:p>
          </table:table-cell>
          <table:table-cell table:number-columns-repeated="2"/>
        </table:table-row>
        <table:table-row table:style-name="ro1">
          <table:table-cell office:value-type="float" office:value="0.638571739196777" calcext:value-type="float">
            <text:p>0.638571739196777</text:p>
          </table:table-cell>
          <table:table-cell table:number-columns-repeated="2"/>
        </table:table-row>
        <table:table-row table:style-name="ro1">
          <table:table-cell office:value-type="float" office:value="0.268828213214874" calcext:value-type="float">
            <text:p>0.268828213214874</text:p>
          </table:table-cell>
          <table:table-cell table:number-columns-repeated="2"/>
        </table:table-row>
        <table:table-row table:style-name="ro1">
          <table:table-cell office:value-type="float" office:value="0.707958340644836" calcext:value-type="float">
            <text:p>0.707958340644836</text:p>
          </table:table-cell>
          <table:table-cell table:number-columns-repeated="2"/>
        </table:table-row>
        <table:table-row table:style-name="ro1">
          <table:table-cell office:value-type="float" office:value="0.296882808208466" calcext:value-type="float">
            <text:p>0.296882808208466</text:p>
          </table:table-cell>
          <table:table-cell table:number-columns-repeated="2"/>
        </table:table-row>
        <table:table-row table:style-name="ro1">
          <table:table-cell office:value-type="float" office:value="0.796233832836151" calcext:value-type="float">
            <text:p>0.796233832836151</text:p>
          </table:table-cell>
          <table:table-cell table:number-columns-repeated="2"/>
        </table:table-row>
        <table:table-row table:style-name="ro1">
          <table:table-cell office:value-type="float" office:value="0.295462727546692" calcext:value-type="float">
            <text:p>0.295462727546692</text:p>
          </table:table-cell>
          <table:table-cell table:number-columns-repeated="2"/>
        </table:table-row>
        <table:table-row table:style-name="ro1">
          <table:table-cell office:value-type="float" office:value="0.726449131965637" calcext:value-type="float">
            <text:p>0.726449131965637</text:p>
          </table:table-cell>
          <table:table-cell table:number-columns-repeated="2"/>
        </table:table-row>
        <table:table-row table:style-name="ro1">
          <table:table-cell office:value-type="float" office:value="0.265597462654114" calcext:value-type="float">
            <text:p>0.265597462654114</text:p>
          </table:table-cell>
          <table:table-cell table:number-columns-repeated="2"/>
        </table:table-row>
        <table:table-row table:style-name="ro1">
          <table:table-cell office:value-type="float" office:value="0.832056641578674" calcext:value-type="float">
            <text:p>0.832056641578674</text:p>
          </table:table-cell>
          <table:table-cell table:number-columns-repeated="2"/>
        </table:table-row>
        <table:table-row table:style-name="ro1">
          <table:table-cell office:value-type="float" office:value="0.82377815246582" calcext:value-type="float">
            <text:p>0.82377815246582</text:p>
          </table:table-cell>
          <table:table-cell table:number-columns-repeated="2"/>
        </table:table-row>
        <table:table-row table:style-name="ro1">
          <table:table-cell office:value-type="float" office:value="0.371055364608765" calcext:value-type="float">
            <text:p>0.371055364608765</text:p>
          </table:table-cell>
          <table:table-cell table:number-columns-repeated="2"/>
        </table:table-row>
        <table:table-row table:style-name="ro1">
          <table:table-cell office:value-type="float" office:value="0.40431559085846" calcext:value-type="float">
            <text:p>0.40431559085846</text:p>
          </table:table-cell>
          <table:table-cell table:number-columns-repeated="2"/>
        </table:table-row>
        <table:table-row table:style-name="ro1">
          <table:table-cell office:value-type="float" office:value="0.258263409137726" calcext:value-type="float">
            <text:p>0.258263409137726</text:p>
          </table:table-cell>
          <table:table-cell table:number-columns-repeated="2"/>
        </table:table-row>
        <table:table-row table:style-name="ro1">
          <table:table-cell office:value-type="float" office:value="0.832675278186798" calcext:value-type="float">
            <text:p>0.832675278186798</text:p>
          </table:table-cell>
          <table:table-cell table:number-columns-repeated="2"/>
        </table:table-row>
        <table:table-row table:style-name="ro1">
          <table:table-cell office:value-type="float" office:value="0.834103465080261" calcext:value-type="float">
            <text:p>0.834103465080261</text:p>
          </table:table-cell>
          <table:table-cell table:number-columns-repeated="2"/>
        </table:table-row>
        <table:table-row table:style-name="ro1">
          <table:table-cell office:value-type="float" office:value="0.399512439966202" calcext:value-type="float">
            <text:p>0.399512439966202</text:p>
          </table:table-cell>
          <table:table-cell table:number-columns-repeated="2"/>
        </table:table-row>
        <table:table-row table:style-name="ro1">
          <table:table-cell office:value-type="float" office:value="0.304193526506424" calcext:value-type="float">
            <text:p>0.304193526506424</text:p>
          </table:table-cell>
          <table:table-cell table:number-columns-repeated="2"/>
        </table:table-row>
        <table:table-row table:style-name="ro1">
          <table:table-cell office:value-type="float" office:value="0.887862205505371" calcext:value-type="float">
            <text:p>0.887862205505371</text:p>
          </table:table-cell>
          <table:table-cell table:number-columns-repeated="2"/>
        </table:table-row>
        <table:table-row table:style-name="ro1">
          <table:table-cell office:value-type="float" office:value="0.922817409038544" calcext:value-type="float">
            <text:p>0.922817409038544</text:p>
          </table:table-cell>
          <table:table-cell table:number-columns-repeated="2"/>
        </table:table-row>
        <table:table-row table:style-name="ro1">
          <table:table-cell office:value-type="float" office:value="0.823312699794769" calcext:value-type="float">
            <text:p>0.823312699794769</text:p>
          </table:table-cell>
          <table:table-cell table:number-columns-repeated="2"/>
        </table:table-row>
        <table:table-row table:style-name="ro1">
          <table:table-cell office:value-type="float" office:value="0.851638078689575" calcext:value-type="float">
            <text:p>0.851638078689575</text:p>
          </table:table-cell>
          <table:table-cell table:number-columns-repeated="2"/>
        </table:table-row>
        <table:table-row table:style-name="ro1">
          <table:table-cell office:value-type="float" office:value="0.900089204311371" calcext:value-type="float">
            <text:p>0.900089204311371</text:p>
          </table:table-cell>
          <table:table-cell table:number-columns-repeated="2"/>
        </table:table-row>
        <table:table-row table:style-name="ro1">
          <table:table-cell office:value-type="float" office:value="0.923245906829834" calcext:value-type="float">
            <text:p>0.923245906829834</text:p>
          </table:table-cell>
          <table:table-cell table:number-columns-repeated="2"/>
        </table:table-row>
        <table:table-row table:style-name="ro1">
          <table:table-cell office:value-type="float" office:value="0.91910058259964" calcext:value-type="float">
            <text:p>0.91910058259964</text:p>
          </table:table-cell>
          <table:table-cell table:number-columns-repeated="2"/>
        </table:table-row>
        <table:table-row table:style-name="ro1">
          <table:table-cell office:value-type="float" office:value="0.904976546764374" calcext:value-type="float">
            <text:p>0.904976546764374</text:p>
          </table:table-cell>
          <table:table-cell table:number-columns-repeated="2"/>
        </table:table-row>
        <table:table-row table:style-name="ro1">
          <table:table-cell office:value-type="float" office:value="0.859736680984497" calcext:value-type="float">
            <text:p>0.859736680984497</text:p>
          </table:table-cell>
          <table:table-cell table:number-columns-repeated="2"/>
        </table:table-row>
        <table:table-row table:style-name="ro1">
          <table:table-cell office:value-type="float" office:value="0.821363151073456" calcext:value-type="float">
            <text:p>0.821363151073456</text:p>
          </table:table-cell>
          <table:table-cell table:number-columns-repeated="2"/>
        </table:table-row>
        <table:table-row table:style-name="ro1">
          <table:table-cell office:value-type="float" office:value="0.74045991897583" calcext:value-type="float">
            <text:p>0.74045991897583</text:p>
          </table:table-cell>
          <table:table-cell table:number-columns-repeated="2"/>
        </table:table-row>
        <table:table-row table:style-name="ro1">
          <table:table-cell office:value-type="float" office:value="0.832798659801483" calcext:value-type="float">
            <text:p>0.832798659801483</text:p>
          </table:table-cell>
          <table:table-cell table:number-columns-repeated="2"/>
        </table:table-row>
        <table:table-row table:style-name="ro1">
          <table:table-cell office:value-type="float" office:value="0.899088263511658" calcext:value-type="float">
            <text:p>0.899088263511658</text:p>
          </table:table-cell>
          <table:table-cell table:number-columns-repeated="2"/>
        </table:table-row>
        <table:table-row table:style-name="ro1">
          <table:table-cell office:value-type="float" office:value="0.672912299633026" calcext:value-type="float">
            <text:p>0.672912299633026</text:p>
          </table:table-cell>
          <table:table-cell table:number-columns-repeated="2"/>
        </table:table-row>
        <table:table-row table:style-name="ro1">
          <table:table-cell office:value-type="float" office:value="0.704446494579315" calcext:value-type="float">
            <text:p>0.704446494579315</text:p>
          </table:table-cell>
          <table:table-cell table:number-columns-repeated="2"/>
        </table:table-row>
        <table:table-row table:style-name="ro1">
          <table:table-cell office:value-type="float" office:value="0.667687833309174" calcext:value-type="float">
            <text:p>0.667687833309174</text:p>
          </table:table-cell>
          <table:table-cell table:number-columns-repeated="2"/>
        </table:table-row>
        <table:table-row table:style-name="ro1">
          <table:table-cell office:value-type="float" office:value="0.660534024238586" calcext:value-type="float">
            <text:p>0.660534024238586</text:p>
          </table:table-cell>
          <table:table-cell table:number-columns-repeated="2"/>
        </table:table-row>
        <table:table-row table:style-name="ro1">
          <table:table-cell office:value-type="float" office:value="0.774623036384583" calcext:value-type="float">
            <text:p>0.774623036384583</text:p>
          </table:table-cell>
          <table:table-cell table:number-columns-repeated="2"/>
        </table:table-row>
        <table:table-row table:style-name="ro1">
          <table:table-cell office:value-type="float" office:value="0.778324782848358" calcext:value-type="float">
            <text:p>0.778324782848358</text:p>
          </table:table-cell>
          <table:table-cell table:number-columns-repeated="2"/>
        </table:table-row>
        <table:table-row table:style-name="ro1">
          <table:table-cell office:value-type="float" office:value="0.839947640895844" calcext:value-type="float">
            <text:p>0.839947640895844</text:p>
          </table:table-cell>
          <table:table-cell table:number-columns-repeated="2"/>
        </table:table-row>
        <table:table-row table:style-name="ro1">
          <table:table-cell office:value-type="float" office:value="0.844499528408051" calcext:value-type="float">
            <text:p>0.844499528408051</text:p>
          </table:table-cell>
          <table:table-cell table:number-columns-repeated="2"/>
        </table:table-row>
        <table:table-row table:style-name="ro1">
          <table:table-cell office:value-type="float" office:value="0.837512612342835" calcext:value-type="float">
            <text:p>0.837512612342835</text:p>
          </table:table-cell>
          <table:table-cell table:number-columns-repeated="2"/>
        </table:table-row>
        <table:table-row table:style-name="ro1">
          <table:table-cell office:value-type="float" office:value="0.746106266975403" calcext:value-type="float">
            <text:p>0.746106266975403</text:p>
          </table:table-cell>
          <table:table-cell table:number-columns-repeated="2"/>
        </table:table-row>
        <table:table-row table:style-name="ro1">
          <table:table-cell office:value-type="float" office:value="0.749142348766327" calcext:value-type="float">
            <text:p>0.749142348766327</text:p>
          </table:table-cell>
          <table:table-cell table:number-columns-repeated="2"/>
        </table:table-row>
        <table:table-row table:style-name="ro1">
          <table:table-cell office:value-type="float" office:value="0.66358870267868" calcext:value-type="float">
            <text:p>0.66358870267868</text:p>
          </table:table-cell>
          <table:table-cell table:number-columns-repeated="2"/>
        </table:table-row>
        <table:table-row table:style-name="ro1">
          <table:table-cell office:value-type="float" office:value="0.337279230356216" calcext:value-type="float">
            <text:p>0.337279230356216</text:p>
          </table:table-cell>
          <table:table-cell table:number-columns-repeated="2"/>
        </table:table-row>
        <table:table-row table:style-name="ro1">
          <table:table-cell office:value-type="float" office:value="0.254500716924667" calcext:value-type="float">
            <text:p>0.254500716924667</text:p>
          </table:table-cell>
          <table:table-cell table:number-columns-repeated="2"/>
        </table:table-row>
        <table:table-row table:style-name="ro1">
          <table:table-cell office:value-type="float" office:value="0.806070983409882" calcext:value-type="float">
            <text:p>0.806070983409882</text:p>
          </table:table-cell>
          <table:table-cell table:number-columns-repeated="2"/>
        </table:table-row>
        <table:table-row table:style-name="ro1">
          <table:table-cell office:value-type="float" office:value="0.841281652450562" calcext:value-type="float">
            <text:p>0.841281652450562</text:p>
          </table:table-cell>
          <table:table-cell table:number-columns-repeated="2"/>
        </table:table-row>
        <table:table-row table:style-name="ro1">
          <table:table-cell office:value-type="float" office:value="0.901991009712219" calcext:value-type="float">
            <text:p>0.901991009712219</text:p>
          </table:table-cell>
          <table:table-cell table:number-columns-repeated="2"/>
        </table:table-row>
        <table:table-row table:style-name="ro1">
          <table:table-cell office:value-type="float" office:value="0.835669040679931" calcext:value-type="float">
            <text:p>0.835669040679931</text:p>
          </table:table-cell>
          <table:table-cell table:number-columns-repeated="2"/>
        </table:table-row>
        <table:table-row table:style-name="ro1">
          <table:table-cell office:value-type="float" office:value="0.812052726745606" calcext:value-type="float">
            <text:p>0.812052726745606</text:p>
          </table:table-cell>
          <table:table-cell table:number-columns-repeated="2"/>
        </table:table-row>
        <table:table-row table:style-name="ro1">
          <table:table-cell office:value-type="float" office:value="0.76959639787674" calcext:value-type="float">
            <text:p>0.76959639787674</text:p>
          </table:table-cell>
          <table:table-cell table:number-columns-repeated="2"/>
        </table:table-row>
        <table:table-row table:style-name="ro1">
          <table:table-cell office:value-type="float" office:value="0.625101029872894" calcext:value-type="float">
            <text:p>0.625101029872894</text:p>
          </table:table-cell>
          <table:table-cell table:number-columns-repeated="2"/>
        </table:table-row>
        <table:table-row table:style-name="ro1">
          <table:table-cell office:value-type="float" office:value="0.437225371599197" calcext:value-type="float">
            <text:p>0.437225371599197</text:p>
          </table:table-cell>
          <table:table-cell table:number-columns-repeated="2"/>
        </table:table-row>
        <table:table-row table:style-name="ro1">
          <table:table-cell office:value-type="float" office:value="0.360813051462174" calcext:value-type="float">
            <text:p>0.360813051462174</text:p>
          </table:table-cell>
          <table:table-cell table:number-columns-repeated="2"/>
        </table:table-row>
        <table:table-row table:style-name="ro1">
          <table:table-cell office:value-type="float" office:value="0.297315418720245" calcext:value-type="float">
            <text:p>0.297315418720245</text:p>
          </table:table-cell>
          <table:table-cell table:number-columns-repeated="2"/>
        </table:table-row>
        <table:table-row table:style-name="ro1">
          <table:table-cell office:value-type="float" office:value="0.298991680145264" calcext:value-type="float">
            <text:p>0.298991680145264</text:p>
          </table:table-cell>
          <table:table-cell table:number-columns-repeated="2"/>
        </table:table-row>
        <table:table-row table:style-name="ro1">
          <table:table-cell office:value-type="float" office:value="0.292169332504272" calcext:value-type="float">
            <text:p>0.292169332504272</text:p>
          </table:table-cell>
          <table:table-cell table:number-columns-repeated="2"/>
        </table:table-row>
        <table:table-row table:style-name="ro1">
          <table:table-cell office:value-type="float" office:value="0.269792348146439" calcext:value-type="float">
            <text:p>0.269792348146439</text:p>
          </table:table-cell>
          <table:table-cell table:number-columns-repeated="2"/>
        </table:table-row>
        <table:table-row table:style-name="ro1">
          <table:table-cell office:value-type="float" office:value="0.2957943379879" calcext:value-type="float">
            <text:p>0.2957943379879</text:p>
          </table:table-cell>
          <table:table-cell table:number-columns-repeated="2"/>
        </table:table-row>
        <table:table-row table:style-name="ro1">
          <table:table-cell office:value-type="float" office:value="0.295573383569717" calcext:value-type="float">
            <text:p>0.295573383569717</text:p>
          </table:table-cell>
          <table:table-cell table:number-columns-repeated="2"/>
        </table:table-row>
        <table:table-row table:style-name="ro1">
          <table:table-cell office:value-type="float" office:value="0.622608840465546" calcext:value-type="float">
            <text:p>0.622608840465546</text:p>
          </table:table-cell>
          <table:table-cell table:number-columns-repeated="2"/>
        </table:table-row>
        <table:table-row table:style-name="ro1">
          <table:table-cell office:value-type="float" office:value="0.303147494792938" calcext:value-type="float">
            <text:p>0.303147494792938</text:p>
          </table:table-cell>
          <table:table-cell table:number-columns-repeated="2"/>
        </table:table-row>
        <table:table-row table:style-name="ro1">
          <table:table-cell office:value-type="float" office:value="0.622089266777039" calcext:value-type="float">
            <text:p>0.622089266777039</text:p>
          </table:table-cell>
          <table:table-cell table:number-columns-repeated="2"/>
        </table:table-row>
        <table:table-row table:style-name="ro1">
          <table:table-cell office:value-type="float" office:value="0.288485467433929" calcext:value-type="float">
            <text:p>0.288485467433929</text:p>
          </table:table-cell>
          <table:table-cell table:number-columns-repeated="2"/>
        </table:table-row>
        <table:table-row table:style-name="ro1">
          <table:table-cell office:value-type="float" office:value="0.455008983612061" calcext:value-type="float">
            <text:p>0.455008983612061</text:p>
          </table:table-cell>
          <table:table-cell table:number-columns-repeated="2"/>
        </table:table-row>
        <table:table-row table:style-name="ro1">
          <table:table-cell office:value-type="float" office:value="0.303520798683166" calcext:value-type="float">
            <text:p>0.303520798683166</text:p>
          </table:table-cell>
          <table:table-cell table:number-columns-repeated="2"/>
        </table:table-row>
        <table:table-row table:style-name="ro1">
          <table:table-cell office:value-type="float" office:value="0.375012218952179" calcext:value-type="float">
            <text:p>0.375012218952179</text:p>
          </table:table-cell>
          <table:table-cell table:number-columns-repeated="2"/>
        </table:table-row>
        <table:table-row table:style-name="ro1">
          <table:table-cell office:value-type="float" office:value="0.308872640132904" calcext:value-type="float">
            <text:p>0.308872640132904</text:p>
          </table:table-cell>
          <table:table-cell table:number-columns-repeated="2"/>
        </table:table-row>
        <table:table-row table:style-name="ro1">
          <table:table-cell office:value-type="float" office:value="0.278573751449585" calcext:value-type="float">
            <text:p>0.278573751449585</text:p>
          </table:table-cell>
          <table:table-cell table:number-columns-repeated="2"/>
        </table:table-row>
        <table:table-row table:style-name="ro1">
          <table:table-cell office:value-type="float" office:value="0.539209008216858" calcext:value-type="float">
            <text:p>0.539209008216858</text:p>
          </table:table-cell>
          <table:table-cell table:number-columns-repeated="2"/>
        </table:table-row>
        <table:table-row table:style-name="ro1">
          <table:table-cell office:value-type="float" office:value="0.416171699762344" calcext:value-type="float">
            <text:p>0.416171699762344</text:p>
          </table:table-cell>
          <table:table-cell table:number-columns-repeated="2"/>
        </table:table-row>
        <table:table-row table:style-name="ro1">
          <table:table-cell office:value-type="float" office:value="0.631388425827026" calcext:value-type="float">
            <text:p>0.631388425827026</text:p>
          </table:table-cell>
          <table:table-cell table:number-columns-repeated="2"/>
        </table:table-row>
        <table:table-row table:style-name="ro1">
          <table:table-cell office:value-type="float" office:value="0.609589815139771" calcext:value-type="float">
            <text:p>0.609589815139771</text:p>
          </table:table-cell>
          <table:table-cell table:number-columns-repeated="2"/>
        </table:table-row>
        <table:table-row table:style-name="ro1">
          <table:table-cell office:value-type="float" office:value="0.347609490156174" calcext:value-type="float">
            <text:p>0.347609490156174</text:p>
          </table:table-cell>
          <table:table-cell table:number-columns-repeated="2"/>
        </table:table-row>
        <table:table-row table:style-name="ro1">
          <table:table-cell office:value-type="float" office:value="0.473646491765976" calcext:value-type="float">
            <text:p>0.473646491765976</text:p>
          </table:table-cell>
          <table:table-cell table:number-columns-repeated="2"/>
        </table:table-row>
        <table:table-row table:style-name="ro1">
          <table:table-cell office:value-type="float" office:value="0.510722100734711" calcext:value-type="float">
            <text:p>0.510722100734711</text:p>
          </table:table-cell>
          <table:table-cell table:number-columns-repeated="2"/>
        </table:table-row>
        <table:table-row table:style-name="ro1">
          <table:table-cell office:value-type="float" office:value="0.593961238861084" calcext:value-type="float">
            <text:p>0.593961238861084</text:p>
          </table:table-cell>
          <table:table-cell table:number-columns-repeated="2"/>
        </table:table-row>
        <table:table-row table:style-name="ro1">
          <table:table-cell office:value-type="float" office:value="0.264679133892059" calcext:value-type="float">
            <text:p>0.264679133892059</text:p>
          </table:table-cell>
          <table:table-cell table:number-columns-repeated="2"/>
        </table:table-row>
        <table:table-row table:style-name="ro1">
          <table:table-cell office:value-type="float" office:value="0.667835354804993" calcext:value-type="float">
            <text:p>0.667835354804993</text:p>
          </table:table-cell>
          <table:table-cell table:number-columns-repeated="2"/>
        </table:table-row>
        <table:table-row table:style-name="ro1">
          <table:table-cell office:value-type="float" office:value="0.273500055074692" calcext:value-type="float">
            <text:p>0.273500055074692</text:p>
          </table:table-cell>
          <table:table-cell table:number-columns-repeated="2"/>
        </table:table-row>
        <table:table-row table:style-name="ro1">
          <table:table-cell office:value-type="float" office:value="0.674212694168091" calcext:value-type="float">
            <text:p>0.674212694168091</text:p>
          </table:table-cell>
          <table:table-cell table:number-columns-repeated="2"/>
        </table:table-row>
        <table:table-row table:style-name="ro1">
          <table:table-cell office:value-type="float" office:value="0.656758308410645" calcext:value-type="float">
            <text:p>0.656758308410645</text:p>
          </table:table-cell>
          <table:table-cell table:number-columns-repeated="2"/>
        </table:table-row>
        <table:table-row table:style-name="ro1">
          <table:table-cell office:value-type="float" office:value="0.629383563995361" calcext:value-type="float">
            <text:p>0.629383563995361</text:p>
          </table:table-cell>
          <table:table-cell table:number-columns-repeated="2"/>
        </table:table-row>
        <table:table-row table:style-name="ro1">
          <table:table-cell office:value-type="float" office:value="0.607159793376923" calcext:value-type="float">
            <text:p>0.607159793376923</text:p>
          </table:table-cell>
          <table:table-cell table:number-columns-repeated="2"/>
        </table:table-row>
        <table:table-row table:style-name="ro1">
          <table:table-cell office:value-type="float" office:value="0.295123815536499" calcext:value-type="float">
            <text:p>0.295123815536499</text:p>
          </table:table-cell>
          <table:table-cell table:number-columns-repeated="2"/>
        </table:table-row>
        <table:table-row table:style-name="ro1">
          <table:table-cell office:value-type="float" office:value="0.755172371864319" calcext:value-type="float">
            <text:p>0.755172371864319</text:p>
          </table:table-cell>
          <table:table-cell table:number-columns-repeated="2"/>
        </table:table-row>
        <table:table-row table:style-name="ro1">
          <table:table-cell office:value-type="float" office:value="0.308327376842499" calcext:value-type="float">
            <text:p>0.308327376842499</text:p>
          </table:table-cell>
          <table:table-cell table:number-columns-repeated="2"/>
        </table:table-row>
        <table:table-row table:style-name="ro1">
          <table:table-cell office:value-type="float" office:value="0.750184416770935" calcext:value-type="float">
            <text:p>0.750184416770935</text:p>
          </table:table-cell>
          <table:table-cell table:number-columns-repeated="2"/>
        </table:table-row>
        <table:table-row table:style-name="ro1">
          <table:table-cell office:value-type="float" office:value="0.28916347026825" calcext:value-type="float">
            <text:p>0.28916347026825</text:p>
          </table:table-cell>
          <table:table-cell table:number-columns-repeated="2"/>
        </table:table-row>
        <table:table-row table:style-name="ro1">
          <table:table-cell office:value-type="float" office:value="0.687977433204651" calcext:value-type="float">
            <text:p>0.687977433204651</text:p>
          </table:table-cell>
          <table:table-cell table:number-columns-repeated="2"/>
        </table:table-row>
        <table:table-row table:style-name="ro1">
          <table:table-cell office:value-type="float" office:value="0.501489639282227" calcext:value-type="float">
            <text:p>0.501489639282227</text:p>
          </table:table-cell>
          <table:table-cell table:number-columns-repeated="2"/>
        </table:table-row>
        <table:table-row table:style-name="ro1">
          <table:table-cell office:value-type="float" office:value="0.272548019886017" calcext:value-type="float">
            <text:p>0.272548019886017</text:p>
          </table:table-cell>
          <table:table-cell table:number-columns-repeated="2"/>
        </table:table-row>
        <table:table-row table:style-name="ro1">
          <table:table-cell office:value-type="float" office:value="0.702760517597199" calcext:value-type="float">
            <text:p>0.702760517597199</text:p>
          </table:table-cell>
          <table:table-cell table:number-columns-repeated="2"/>
        </table:table-row>
        <table:table-row table:style-name="ro1">
          <table:table-cell office:value-type="float" office:value="0.44028902053833" calcext:value-type="float">
            <text:p>0.44028902053833</text:p>
          </table:table-cell>
          <table:table-cell table:number-columns-repeated="2"/>
        </table:table-row>
        <table:table-row table:style-name="ro1">
          <table:table-cell office:value-type="float" office:value="0.303018808364868" calcext:value-type="float">
            <text:p>0.303018808364868</text:p>
          </table:table-cell>
          <table:table-cell table:number-columns-repeated="2"/>
        </table:table-row>
        <table:table-row table:style-name="ro1">
          <table:table-cell office:value-type="float" office:value="0.792608857154846" calcext:value-type="float">
            <text:p>0.792608857154846</text:p>
          </table:table-cell>
          <table:table-cell table:number-columns-repeated="2"/>
        </table:table-row>
        <table:table-row table:style-name="ro1">
          <table:table-cell office:value-type="float" office:value="0.686128199100494" calcext:value-type="float">
            <text:p>0.686128199100494</text:p>
          </table:table-cell>
          <table:table-cell table:number-columns-repeated="2"/>
        </table:table-row>
        <table:table-row table:style-name="ro1">
          <table:table-cell office:value-type="float" office:value="0.329141288995743" calcext:value-type="float">
            <text:p>0.329141288995743</text:p>
          </table:table-cell>
          <table:table-cell table:number-columns-repeated="2"/>
        </table:table-row>
        <table:table-row table:style-name="ro1">
          <table:table-cell office:value-type="float" office:value="0.265198588371277" calcext:value-type="float">
            <text:p>0.265198588371277</text:p>
          </table:table-cell>
          <table:table-cell table:number-columns-repeated="2"/>
        </table:table-row>
        <table:table-row table:style-name="ro1">
          <table:table-cell office:value-type="float" office:value="0.835329234600067" calcext:value-type="float">
            <text:p>0.835329234600067</text:p>
          </table:table-cell>
          <table:table-cell table:number-columns-repeated="2"/>
        </table:table-row>
        <table:table-row table:style-name="ro1">
          <table:table-cell office:value-type="float" office:value="0.798482239246368" calcext:value-type="float">
            <text:p>0.798482239246368</text:p>
          </table:table-cell>
          <table:table-cell table:number-columns-repeated="2"/>
        </table:table-row>
        <table:table-row table:style-name="ro1">
          <table:table-cell office:value-type="float" office:value="0.835673093795776" calcext:value-type="float">
            <text:p>0.835673093795776</text:p>
          </table:table-cell>
          <table:table-cell table:number-columns-repeated="2"/>
        </table:table-row>
        <table:table-row table:style-name="ro1">
          <table:table-cell office:value-type="float" office:value="0.883399844169617" calcext:value-type="float">
            <text:p>0.883399844169617</text:p>
          </table:table-cell>
          <table:table-cell table:number-columns-repeated="2"/>
        </table:table-row>
        <table:table-row table:style-name="ro1">
          <table:table-cell office:value-type="float" office:value="0.875191032886505" calcext:value-type="float">
            <text:p>0.875191032886505</text:p>
          </table:table-cell>
          <table:table-cell table:number-columns-repeated="2"/>
        </table:table-row>
        <table:table-row table:style-name="ro1">
          <table:table-cell office:value-type="float" office:value="0.881516456604004" calcext:value-type="float">
            <text:p>0.881516456604004</text:p>
          </table:table-cell>
          <table:table-cell table:number-columns-repeated="2"/>
        </table:table-row>
        <table:table-row table:style-name="ro1">
          <table:table-cell office:value-type="float" office:value="0.892878115177154" calcext:value-type="float">
            <text:p>0.892878115177154</text:p>
          </table:table-cell>
          <table:table-cell table:number-columns-repeated="2"/>
        </table:table-row>
        <table:table-row table:style-name="ro1">
          <table:table-cell office:value-type="float" office:value="0.895863950252533" calcext:value-type="float">
            <text:p>0.895863950252533</text:p>
          </table:table-cell>
          <table:table-cell table:number-columns-repeated="2"/>
        </table:table-row>
        <table:table-row table:style-name="ro1">
          <table:table-cell office:value-type="float" office:value="0.915924668312073" calcext:value-type="float">
            <text:p>0.915924668312073</text:p>
          </table:table-cell>
          <table:table-cell table:number-columns-repeated="2"/>
        </table:table-row>
        <table:table-row table:style-name="ro1">
          <table:table-cell office:value-type="float" office:value="0.94041645526886" calcext:value-type="float">
            <text:p>0.94041645526886</text:p>
          </table:table-cell>
          <table:table-cell table:number-columns-repeated="2"/>
        </table:table-row>
        <table:table-row table:style-name="ro1">
          <table:table-cell office:value-type="float" office:value="0.929977476596832" calcext:value-type="float">
            <text:p>0.929977476596832</text:p>
          </table:table-cell>
          <table:table-cell table:number-columns-repeated="2"/>
        </table:table-row>
        <table:table-row table:style-name="ro1">
          <table:table-cell office:value-type="float" office:value="0.854095876216888" calcext:value-type="float">
            <text:p>0.854095876216888</text:p>
          </table:table-cell>
          <table:table-cell table:number-columns-repeated="2"/>
        </table:table-row>
        <table:table-row table:style-name="ro1">
          <table:table-cell office:value-type="float" office:value="0.864721894264221" calcext:value-type="float">
            <text:p>0.864721894264221</text:p>
          </table:table-cell>
          <table:table-cell table:number-columns-repeated="2"/>
        </table:table-row>
        <table:table-row table:style-name="ro1">
          <table:table-cell office:value-type="float" office:value="0.860170662403107" calcext:value-type="float">
            <text:p>0.860170662403107</text:p>
          </table:table-cell>
          <table:table-cell table:number-columns-repeated="2"/>
        </table:table-row>
        <table:table-row table:style-name="ro1">
          <table:table-cell office:value-type="float" office:value="0.871668457984924" calcext:value-type="float">
            <text:p>0.871668457984924</text:p>
          </table:table-cell>
          <table:table-cell table:number-columns-repeated="2"/>
        </table:table-row>
        <table:table-row table:style-name="ro1">
          <table:table-cell office:value-type="float" office:value="0.881537973880768" calcext:value-type="float">
            <text:p>0.881537973880768</text:p>
          </table:table-cell>
          <table:table-cell table:number-columns-repeated="2"/>
        </table:table-row>
        <table:table-row table:style-name="ro1">
          <table:table-cell office:value-type="float" office:value="0.900004327297211" calcext:value-type="float">
            <text:p>0.900004327297211</text:p>
          </table:table-cell>
          <table:table-cell table:number-columns-repeated="2"/>
        </table:table-row>
        <table:table-row table:style-name="ro1">
          <table:table-cell office:value-type="float" office:value="0.918467342853546" calcext:value-type="float">
            <text:p>0.918467342853546</text:p>
          </table:table-cell>
          <table:table-cell table:number-columns-repeated="2"/>
        </table:table-row>
        <table:table-row table:style-name="ro1">
          <table:table-cell office:value-type="float" office:value="0.905384242534637" calcext:value-type="float">
            <text:p>0.905384242534637</text:p>
          </table:table-cell>
          <table:table-cell table:number-columns-repeated="2"/>
        </table:table-row>
        <table:table-row table:style-name="ro1">
          <table:table-cell office:value-type="float" office:value="0.896109104156494" calcext:value-type="float">
            <text:p>0.896109104156494</text:p>
          </table:table-cell>
          <table:table-cell table:number-columns-repeated="2"/>
        </table:table-row>
        <table:table-row table:style-name="ro1">
          <table:table-cell office:value-type="float" office:value="0.905044615268707" calcext:value-type="float">
            <text:p>0.905044615268707</text:p>
          </table:table-cell>
          <table:table-cell table:number-columns-repeated="2"/>
        </table:table-row>
        <table:table-row table:style-name="ro1">
          <table:table-cell office:value-type="float" office:value="0.899444878101349" calcext:value-type="float">
            <text:p>0.899444878101349</text:p>
          </table:table-cell>
          <table:table-cell table:number-columns-repeated="2"/>
        </table:table-row>
        <table:table-row table:style-name="ro1">
          <table:table-cell office:value-type="float" office:value="0.879807829856873" calcext:value-type="float">
            <text:p>0.879807829856873</text:p>
          </table:table-cell>
          <table:table-cell table:number-columns-repeated="2"/>
        </table:table-row>
        <table:table-row table:style-name="ro1">
          <table:table-cell office:value-type="float" office:value="0.825332462787628" calcext:value-type="float">
            <text:p>0.825332462787628</text:p>
          </table:table-cell>
          <table:table-cell table:number-columns-repeated="2"/>
        </table:table-row>
        <table:table-row table:style-name="ro1">
          <table:table-cell office:value-type="float" office:value="0.698784470558167" calcext:value-type="float">
            <text:p>0.698784470558167</text:p>
          </table:table-cell>
          <table:table-cell table:number-columns-repeated="2"/>
        </table:table-row>
        <table:table-row table:style-name="ro1">
          <table:table-cell office:value-type="float" office:value="0.581231892108917" calcext:value-type="float">
            <text:p>0.581231892108917</text:p>
          </table:table-cell>
          <table:table-cell table:number-columns-repeated="2"/>
        </table:table-row>
        <table:table-row table:style-name="ro1">
          <table:table-cell office:value-type="float" office:value="0.551682531833649" calcext:value-type="float">
            <text:p>0.551682531833649</text:p>
          </table:table-cell>
          <table:table-cell table:number-columns-repeated="2"/>
        </table:table-row>
        <table:table-row table:style-name="ro1">
          <table:table-cell office:value-type="float" office:value="0.641000807285309" calcext:value-type="float">
            <text:p>0.641000807285309</text:p>
          </table:table-cell>
          <table:table-cell table:number-columns-repeated="2"/>
        </table:table-row>
        <table:table-row table:style-name="ro1">
          <table:table-cell office:value-type="float" office:value="0.84454619884491" calcext:value-type="float">
            <text:p>0.84454619884491</text:p>
          </table:table-cell>
          <table:table-cell table:number-columns-repeated="2"/>
        </table:table-row>
        <table:table-row table:style-name="ro1">
          <table:table-cell office:value-type="float" office:value="0.299915432929993" calcext:value-type="float">
            <text:p>0.299915432929993</text:p>
          </table:table-cell>
          <table:table-cell table:number-columns-repeated="2"/>
        </table:table-row>
        <table:table-row table:style-name="ro1">
          <table:table-cell office:value-type="float" office:value="0.924831926822662" calcext:value-type="float">
            <text:p>0.924831926822662</text:p>
          </table:table-cell>
          <table:table-cell table:number-columns-repeated="2"/>
        </table:table-row>
        <table:table-row table:style-name="ro1">
          <table:table-cell office:value-type="float" office:value="0.90088278055191" calcext:value-type="float">
            <text:p>0.90088278055191</text:p>
          </table:table-cell>
          <table:table-cell table:number-columns-repeated="2"/>
        </table:table-row>
        <table:table-row table:style-name="ro1">
          <table:table-cell office:value-type="float" office:value="0.859101474285126" calcext:value-type="float">
            <text:p>0.859101474285126</text:p>
          </table:table-cell>
          <table:table-cell table:number-columns-repeated="2"/>
        </table:table-row>
        <table:table-row table:style-name="ro1">
          <table:table-cell office:value-type="float" office:value="0.465159267187119" calcext:value-type="float">
            <text:p>0.465159267187119</text:p>
          </table:table-cell>
          <table:table-cell table:number-columns-repeated="2"/>
        </table:table-row>
        <table:table-row table:style-name="ro1">
          <table:table-cell office:value-type="float" office:value="0.263799101114273" calcext:value-type="float">
            <text:p>0.263799101114273</text:p>
          </table:table-cell>
          <table:table-cell table:number-columns-repeated="2"/>
        </table:table-row>
        <table:table-row table:style-name="ro1">
          <table:table-cell office:value-type="float" office:value="0.386471927165985" calcext:value-type="float">
            <text:p>0.386471927165985</text:p>
          </table:table-cell>
          <table:table-cell table:number-columns-repeated="2"/>
        </table:table-row>
        <table:table-row table:style-name="ro1">
          <table:table-cell office:value-type="float" office:value="0.379075258970261" calcext:value-type="float">
            <text:p>0.379075258970261</text:p>
          </table:table-cell>
          <table:table-cell table:number-columns-repeated="2"/>
        </table:table-row>
        <table:table-row table:style-name="ro1">
          <table:table-cell office:value-type="float" office:value="0.291720539331436" calcext:value-type="float">
            <text:p>0.291720539331436</text:p>
          </table:table-cell>
          <table:table-cell table:number-columns-repeated="2"/>
        </table:table-row>
        <table:table-row table:style-name="ro1">
          <table:table-cell office:value-type="float" office:value="0.513461053371429" calcext:value-type="float">
            <text:p>0.513461053371429</text:p>
          </table:table-cell>
          <table:table-cell table:number-columns-repeated="2"/>
        </table:table-row>
        <table:table-row table:style-name="ro1">
          <table:table-cell office:value-type="float" office:value="0.807142555713654" calcext:value-type="float">
            <text:p>0.807142555713654</text:p>
          </table:table-cell>
          <table:table-cell table:number-columns-repeated="2"/>
        </table:table-row>
        <table:table-row table:style-name="ro1">
          <table:table-cell office:value-type="float" office:value="0.883460640907288" calcext:value-type="float">
            <text:p>0.883460640907288</text:p>
          </table:table-cell>
          <table:table-cell table:number-columns-repeated="2"/>
        </table:table-row>
        <table:table-row table:style-name="ro1">
          <table:table-cell office:value-type="float" office:value="0.797851324081421" calcext:value-type="float">
            <text:p>0.797851324081421</text:p>
          </table:table-cell>
          <table:table-cell table:number-columns-repeated="2"/>
        </table:table-row>
        <table:table-row table:style-name="ro1">
          <table:table-cell office:value-type="float" office:value="0.254985302686691" calcext:value-type="float">
            <text:p>0.254985302686691</text:p>
          </table:table-cell>
          <table:table-cell table:number-columns-repeated="2"/>
        </table:table-row>
        <table:table-row table:style-name="ro1">
          <table:table-cell office:value-type="float" office:value="0.27213329076767" calcext:value-type="float">
            <text:p>0.27213329076767</text:p>
          </table:table-cell>
          <table:table-cell table:number-columns-repeated="2"/>
        </table:table-row>
        <table:table-row table:style-name="ro1">
          <table:table-cell office:value-type="float" office:value="0.343653440475464" calcext:value-type="float">
            <text:p>0.343653440475464</text:p>
          </table:table-cell>
          <table:table-cell table:number-columns-repeated="2"/>
        </table:table-row>
        <table:table-row table:style-name="ro1">
          <table:table-cell office:value-type="float" office:value="0.27324914932251" calcext:value-type="float">
            <text:p>0.27324914932251</text:p>
          </table:table-cell>
          <table:table-cell table:number-columns-repeated="2"/>
        </table:table-row>
        <table:table-row table:style-name="ro1">
          <table:table-cell office:value-type="float" office:value="0.316387176513672" calcext:value-type="float">
            <text:p>0.316387176513672</text:p>
          </table:table-cell>
          <table:table-cell table:number-columns-repeated="2"/>
        </table:table-row>
        <table:table-row table:style-name="ro1">
          <table:table-cell office:value-type="float" office:value="0.273021042346954" calcext:value-type="float">
            <text:p>0.273021042346954</text:p>
          </table:table-cell>
          <table:table-cell table:number-columns-repeated="2"/>
        </table:table-row>
        <table:table-row table:style-name="ro1">
          <table:table-cell office:value-type="float" office:value="0.278083711862564" calcext:value-type="float">
            <text:p>0.278083711862564</text:p>
          </table:table-cell>
          <table:table-cell table:number-columns-repeated="2"/>
        </table:table-row>
        <table:table-row table:style-name="ro1">
          <table:table-cell office:value-type="float" office:value="0.54249382019043" calcext:value-type="float">
            <text:p>0.54249382019043</text:p>
          </table:table-cell>
          <table:table-cell table:number-columns-repeated="2"/>
        </table:table-row>
        <table:table-row table:style-name="ro1">
          <table:table-cell office:value-type="float" office:value="0.38633668422699" calcext:value-type="float">
            <text:p>0.38633668422699</text:p>
          </table:table-cell>
          <table:table-cell table:number-columns-repeated="2"/>
        </table:table-row>
        <table:table-row table:style-name="ro1">
          <table:table-cell office:value-type="float" office:value="0.758009552955627" calcext:value-type="float">
            <text:p>0.758009552955627</text:p>
          </table:table-cell>
          <table:table-cell table:number-columns-repeated="2"/>
        </table:table-row>
        <table:table-row table:style-name="ro1">
          <table:table-cell office:value-type="float" office:value="0.373922318220139" calcext:value-type="float">
            <text:p>0.373922318220139</text:p>
          </table:table-cell>
          <table:table-cell table:number-columns-repeated="2"/>
        </table:table-row>
        <table:table-row table:style-name="ro1">
          <table:table-cell office:value-type="float" office:value="0.409776121377945" calcext:value-type="float">
            <text:p>0.409776121377945</text:p>
          </table:table-cell>
          <table:table-cell table:number-columns-repeated="2"/>
        </table:table-row>
        <table:table-row table:style-name="ro1">
          <table:table-cell office:value-type="float" office:value="0.3457390666008" calcext:value-type="float">
            <text:p>0.3457390666008</text:p>
          </table:table-cell>
          <table:table-cell table:number-columns-repeated="2"/>
        </table:table-row>
        <table:table-row table:style-name="ro1">
          <table:table-cell office:value-type="float" office:value="0.543393015861511" calcext:value-type="float">
            <text:p>0.543393015861511</text:p>
          </table:table-cell>
          <table:table-cell table:number-columns-repeated="2"/>
        </table:table-row>
        <table:table-row table:style-name="ro1">
          <table:table-cell office:value-type="float" office:value="0.372319012880325" calcext:value-type="float">
            <text:p>0.372319012880325</text:p>
          </table:table-cell>
          <table:table-cell table:number-columns-repeated="2"/>
        </table:table-row>
        <table:table-row table:style-name="ro1">
          <table:table-cell office:value-type="float" office:value="0.40691477060318" calcext:value-type="float">
            <text:p>0.40691477060318</text:p>
          </table:table-cell>
          <table:table-cell table:number-columns-repeated="2"/>
        </table:table-row>
        <table:table-row table:style-name="ro1">
          <table:table-cell office:value-type="float" office:value="0.482820957899094" calcext:value-type="float">
            <text:p>0.482820957899094</text:p>
          </table:table-cell>
          <table:table-cell table:number-columns-repeated="2"/>
        </table:table-row>
        <table:table-row table:style-name="ro1">
          <table:table-cell office:value-type="float" office:value="0.482389807701111" calcext:value-type="float">
            <text:p>0.482389807701111</text:p>
          </table:table-cell>
          <table:table-cell table:number-columns-repeated="2"/>
        </table:table-row>
        <table:table-row table:style-name="ro1">
          <table:table-cell office:value-type="float" office:value="0.478169083595276" calcext:value-type="float">
            <text:p>0.478169083595276</text:p>
          </table:table-cell>
          <table:table-cell table:number-columns-repeated="2"/>
        </table:table-row>
        <table:table-row table:style-name="ro1">
          <table:table-cell office:value-type="float" office:value="0.503212094306946" calcext:value-type="float">
            <text:p>0.503212094306946</text:p>
          </table:table-cell>
          <table:table-cell table:number-columns-repeated="2"/>
        </table:table-row>
        <table:table-row table:style-name="ro1">
          <table:table-cell office:value-type="float" office:value="0.526455163955689" calcext:value-type="float">
            <text:p>0.526455163955689</text:p>
          </table:table-cell>
          <table:table-cell table:number-columns-repeated="2"/>
        </table:table-row>
        <table:table-row table:style-name="ro1">
          <table:table-cell office:value-type="float" office:value="0.517064392566681" calcext:value-type="float">
            <text:p>0.517064392566681</text:p>
          </table:table-cell>
          <table:table-cell table:number-columns-repeated="2"/>
        </table:table-row>
        <table:table-row table:style-name="ro1">
          <table:table-cell office:value-type="float" office:value="0.489923417568207" calcext:value-type="float">
            <text:p>0.489923417568207</text:p>
          </table:table-cell>
          <table:table-cell table:number-columns-repeated="2"/>
        </table:table-row>
        <table:table-row table:style-name="ro1">
          <table:table-cell office:value-type="float" office:value="0.498535990715027" calcext:value-type="float">
            <text:p>0.498535990715027</text:p>
          </table:table-cell>
          <table:table-cell table:number-columns-repeated="2"/>
        </table:table-row>
        <table:table-row table:style-name="ro1">
          <table:table-cell office:value-type="float" office:value="0.502417206764221" calcext:value-type="float">
            <text:p>0.502417206764221</text:p>
          </table:table-cell>
          <table:table-cell table:number-columns-repeated="2"/>
        </table:table-row>
        <table:table-row table:style-name="ro1">
          <table:table-cell office:value-type="float" office:value="0.499010741710663" calcext:value-type="float">
            <text:p>0.499010741710663</text:p>
          </table:table-cell>
          <table:table-cell table:number-columns-repeated="2"/>
        </table:table-row>
        <table:table-row table:style-name="ro1">
          <table:table-cell office:value-type="float" office:value="0.261500537395477" calcext:value-type="float">
            <text:p>0.261500537395477</text:p>
          </table:table-cell>
          <table:table-cell table:number-columns-repeated="2"/>
        </table:table-row>
        <table:table-row table:style-name="ro1">
          <table:table-cell office:value-type="float" office:value="0.515000820159912" calcext:value-type="float">
            <text:p>0.515000820159912</text:p>
          </table:table-cell>
          <table:table-cell table:number-columns-repeated="2"/>
        </table:table-row>
        <table:table-row table:style-name="ro1">
          <table:table-cell office:value-type="float" office:value="0.264965891838074" calcext:value-type="float">
            <text:p>0.264965891838074</text:p>
          </table:table-cell>
          <table:table-cell table:number-columns-repeated="2"/>
        </table:table-row>
        <table:table-row table:style-name="ro1">
          <table:table-cell office:value-type="float" office:value="0.474672645330429" calcext:value-type="float">
            <text:p>0.474672645330429</text:p>
          </table:table-cell>
          <table:table-cell table:number-columns-repeated="2"/>
        </table:table-row>
        <table:table-row table:style-name="ro1">
          <table:table-cell office:value-type="float" office:value="0.266516298055649" calcext:value-type="float">
            <text:p>0.266516298055649</text:p>
          </table:table-cell>
          <table:table-cell table:number-columns-repeated="2"/>
        </table:table-row>
        <table:table-row table:style-name="ro1">
          <table:table-cell office:value-type="float" office:value="0.479209452867508" calcext:value-type="float">
            <text:p>0.479209452867508</text:p>
          </table:table-cell>
          <table:table-cell table:number-columns-repeated="2"/>
        </table:table-row>
        <table:table-row table:style-name="ro1">
          <table:table-cell office:value-type="float" office:value="0.265798717737198" calcext:value-type="float">
            <text:p>0.265798717737198</text:p>
          </table:table-cell>
          <table:table-cell table:number-columns-repeated="2"/>
        </table:table-row>
        <table:table-row table:style-name="ro1">
          <table:table-cell office:value-type="float" office:value="0.484818547964096" calcext:value-type="float">
            <text:p>0.484818547964096</text:p>
          </table:table-cell>
          <table:table-cell table:number-columns-repeated="2"/>
        </table:table-row>
        <table:table-row table:style-name="ro1">
          <table:table-cell office:value-type="float" office:value="0.266758352518082" calcext:value-type="float">
            <text:p>0.266758352518082</text:p>
          </table:table-cell>
          <table:table-cell table:number-columns-repeated="2"/>
        </table:table-row>
        <table:table-row table:style-name="ro1">
          <table:table-cell office:value-type="float" office:value="0.416730284690857" calcext:value-type="float">
            <text:p>0.416730284690857</text:p>
          </table:table-cell>
          <table:table-cell table:number-columns-repeated="2"/>
        </table:table-row>
        <table:table-row table:style-name="ro1">
          <table:table-cell office:value-type="float" office:value="0.265572756528854" calcext:value-type="float">
            <text:p>0.265572756528854</text:p>
          </table:table-cell>
          <table:table-cell table:number-columns-repeated="2"/>
        </table:table-row>
        <table:table-row table:style-name="ro1">
          <table:table-cell office:value-type="float" office:value="0.409441292285919" calcext:value-type="float">
            <text:p>0.409441292285919</text:p>
          </table:table-cell>
          <table:table-cell table:number-columns-repeated="2"/>
        </table:table-row>
        <table:table-row table:style-name="ro1">
          <table:table-cell office:value-type="float" office:value="0.265334814786911" calcext:value-type="float">
            <text:p>0.265334814786911</text:p>
          </table:table-cell>
          <table:table-cell table:number-columns-repeated="2"/>
        </table:table-row>
        <table:table-row table:style-name="ro1">
          <table:table-cell office:value-type="float" office:value="0.367327928543091" calcext:value-type="float">
            <text:p>0.367327928543091</text:p>
          </table:table-cell>
          <table:table-cell table:number-columns-repeated="2"/>
        </table:table-row>
        <table:table-row table:style-name="ro1">
          <table:table-cell office:value-type="float" office:value="0.264342159032822" calcext:value-type="float">
            <text:p>0.264342159032822</text:p>
          </table:table-cell>
          <table:table-cell table:number-columns-repeated="2"/>
        </table:table-row>
        <table:table-row table:style-name="ro1">
          <table:table-cell office:value-type="float" office:value="0.338983684778213" calcext:value-type="float">
            <text:p>0.338983684778213</text:p>
          </table:table-cell>
          <table:table-cell table:number-columns-repeated="2"/>
        </table:table-row>
        <table:table-row table:style-name="ro1">
          <table:table-cell office:value-type="float" office:value="0.822945952415466" calcext:value-type="float">
            <text:p>0.822945952415466</text:p>
          </table:table-cell>
          <table:table-cell table:number-columns-repeated="2"/>
        </table:table-row>
        <table:table-row table:style-name="ro1">
          <table:table-cell office:value-type="float" office:value="0.265664994716644" calcext:value-type="float">
            <text:p>0.265664994716644</text:p>
          </table:table-cell>
          <table:table-cell table:number-columns-repeated="2"/>
        </table:table-row>
        <table:table-row table:style-name="ro1">
          <table:table-cell office:value-type="float" office:value="0.310782819986343" calcext:value-type="float">
            <text:p>0.310782819986343</text:p>
          </table:table-cell>
          <table:table-cell table:number-columns-repeated="2"/>
        </table:table-row>
        <table:table-row table:style-name="ro1">
          <table:table-cell office:value-type="float" office:value="0.347211003303528" calcext:value-type="float">
            <text:p>0.347211003303528</text:p>
          </table:table-cell>
          <table:table-cell table:number-columns-repeated="2"/>
        </table:table-row>
        <table:table-row table:style-name="ro1">
          <table:table-cell office:value-type="float" office:value="0.25710391998291" calcext:value-type="float">
            <text:p>0.25710391998291</text:p>
          </table:table-cell>
          <table:table-cell table:number-columns-repeated="2"/>
        </table:table-row>
        <table:table-row table:style-name="ro1">
          <table:table-cell office:value-type="float" office:value="0.272089719772339" calcext:value-type="float">
            <text:p>0.272089719772339</text:p>
          </table:table-cell>
          <table:table-cell table:number-columns-repeated="2"/>
        </table:table-row>
        <table:table-row table:style-name="ro1">
          <table:table-cell office:value-type="float" office:value="0.711640357971191" calcext:value-type="float">
            <text:p>0.711640357971191</text:p>
          </table:table-cell>
          <table:table-cell table:number-columns-repeated="2"/>
        </table:table-row>
        <table:table-row table:style-name="ro1">
          <table:table-cell office:value-type="float" office:value="0.27226784825325" calcext:value-type="float">
            <text:p>0.27226784825325</text:p>
          </table:table-cell>
          <table:table-cell table:number-columns-repeated="2"/>
        </table:table-row>
        <table:table-row table:style-name="ro1">
          <table:table-cell office:value-type="float" office:value="0.57886004447937" calcext:value-type="float">
            <text:p>0.57886004447937</text:p>
          </table:table-cell>
          <table:table-cell table:number-columns-repeated="2"/>
        </table:table-row>
        <table:table-row table:style-name="ro1">
          <table:table-cell office:value-type="float" office:value="0.262832701206207" calcext:value-type="float">
            <text:p>0.262832701206207</text:p>
          </table:table-cell>
          <table:table-cell table:number-columns-repeated="2"/>
        </table:table-row>
        <table:table-row table:style-name="ro1">
          <table:table-cell office:value-type="float" office:value="0.271555960178375" calcext:value-type="float">
            <text:p>0.271555960178375</text:p>
          </table:table-cell>
          <table:table-cell table:number-columns-repeated="2"/>
        </table:table-row>
        <table:table-row table:style-name="ro1">
          <table:table-cell office:value-type="float" office:value="0.749148011207581" calcext:value-type="float">
            <text:p>0.749148011207581</text:p>
          </table:table-cell>
          <table:table-cell table:number-columns-repeated="2"/>
        </table:table-row>
        <table:table-row table:style-name="ro1">
          <table:table-cell office:value-type="float" office:value="0.267845809459686" calcext:value-type="float">
            <text:p>0.267845809459686</text:p>
          </table:table-cell>
          <table:table-cell table:number-columns-repeated="2"/>
        </table:table-row>
        <table:table-row table:style-name="ro1">
          <table:table-cell office:value-type="float" office:value="0.270997047424316" calcext:value-type="float">
            <text:p>0.270997047424316</text:p>
          </table:table-cell>
          <table:table-cell table:number-columns-repeated="2"/>
        </table:table-row>
        <table:table-row table:style-name="ro1">
          <table:table-cell office:value-type="float" office:value="0.686689555644989" calcext:value-type="float">
            <text:p>0.686689555644989</text:p>
          </table:table-cell>
          <table:table-cell table:number-columns-repeated="2"/>
        </table:table-row>
        <table:table-row table:style-name="ro1">
          <table:table-cell office:value-type="float" office:value="0.271938651800156" calcext:value-type="float">
            <text:p>0.271938651800156</text:p>
          </table:table-cell>
          <table:table-cell table:number-columns-repeated="2"/>
        </table:table-row>
        <table:table-row table:style-name="ro1">
          <table:table-cell office:value-type="float" office:value="0.28696882724762" calcext:value-type="float">
            <text:p>0.28696882724762</text:p>
          </table:table-cell>
          <table:table-cell table:number-columns-repeated="2"/>
        </table:table-row>
        <table:table-row table:style-name="ro1">
          <table:table-cell office:value-type="float" office:value="0.284441471099854" calcext:value-type="float">
            <text:p>0.284441471099854</text:p>
          </table:table-cell>
          <table:table-cell table:number-columns-repeated="2"/>
        </table:table-row>
        <table:table-row table:style-name="ro1">
          <table:table-cell office:value-type="float" office:value="0.286283522844315" calcext:value-type="float">
            <text:p>0.286283522844315</text:p>
          </table:table-cell>
          <table:table-cell table:number-columns-repeated="2"/>
        </table:table-row>
        <table:table-row table:style-name="ro1">
          <table:table-cell office:value-type="float" office:value="0.288016438484192" calcext:value-type="float">
            <text:p>0.288016438484192</text:p>
          </table:table-cell>
          <table:table-cell table:number-columns-repeated="2"/>
        </table:table-row>
        <table:table-row table:style-name="ro1">
          <table:table-cell office:value-type="float" office:value="0.289228439331055" calcext:value-type="float">
            <text:p>0.289228439331055</text:p>
          </table:table-cell>
          <table:table-cell table:number-columns-repeated="2"/>
        </table:table-row>
        <table:table-row table:style-name="ro1">
          <table:table-cell office:value-type="float" office:value="0.291804105043411" calcext:value-type="float">
            <text:p>0.291804105043411</text:p>
          </table:table-cell>
          <table:table-cell table:number-columns-repeated="2"/>
        </table:table-row>
        <table:table-row table:style-name="ro1">
          <table:table-cell office:value-type="float" office:value="0.288057416677475" calcext:value-type="float">
            <text:p>0.288057416677475</text:p>
          </table:table-cell>
          <table:table-cell table:number-columns-repeated="2"/>
        </table:table-row>
        <table:table-row table:style-name="ro1">
          <table:table-cell office:value-type="float" office:value="0.287453889846802" calcext:value-type="float">
            <text:p>0.287453889846802</text:p>
          </table:table-cell>
          <table:table-cell table:number-columns-repeated="2"/>
        </table:table-row>
        <table:table-row table:style-name="ro1">
          <table:table-cell office:value-type="float" office:value="0.289332687854767" calcext:value-type="float">
            <text:p>0.289332687854767</text:p>
          </table:table-cell>
          <table:table-cell table:number-columns-repeated="2"/>
        </table:table-row>
        <table:table-row table:style-name="ro1">
          <table:table-cell office:value-type="float" office:value="0.290880769491196" calcext:value-type="float">
            <text:p>0.290880769491196</text:p>
          </table:table-cell>
          <table:table-cell table:number-columns-repeated="2"/>
        </table:table-row>
        <table:table-row table:style-name="ro1">
          <table:table-cell office:value-type="float" office:value="0.289465218782425" calcext:value-type="float">
            <text:p>0.289465218782425</text:p>
          </table:table-cell>
          <table:table-cell table:number-columns-repeated="2"/>
        </table:table-row>
        <table:table-row table:style-name="ro1">
          <table:table-cell office:value-type="float" office:value="0.285324543714523" calcext:value-type="float">
            <text:p>0.285324543714523</text:p>
          </table:table-cell>
          <table:table-cell table:number-columns-repeated="2"/>
        </table:table-row>
        <table:table-row table:style-name="ro1">
          <table:table-cell office:value-type="float" office:value="0.298105180263519" calcext:value-type="float">
            <text:p>0.298105180263519</text:p>
          </table:table-cell>
          <table:table-cell table:number-columns-repeated="2"/>
        </table:table-row>
        <table:table-row table:style-name="ro1">
          <table:table-cell office:value-type="float" office:value="0.295971035957336" calcext:value-type="float">
            <text:p>0.295971035957336</text:p>
          </table:table-cell>
          <table:table-cell table:number-columns-repeated="2"/>
        </table:table-row>
        <table:table-row table:style-name="ro1">
          <table:table-cell office:value-type="float" office:value="0.298337191343307" calcext:value-type="float">
            <text:p>0.298337191343307</text:p>
          </table:table-cell>
          <table:table-cell table:number-columns-repeated="2"/>
        </table:table-row>
        <table:table-row table:style-name="ro1">
          <table:table-cell office:value-type="float" office:value="0.310543745756149" calcext:value-type="float">
            <text:p>0.310543745756149</text:p>
          </table:table-cell>
          <table:table-cell table:number-columns-repeated="2"/>
        </table:table-row>
        <table:table-row table:style-name="ro1">
          <table:table-cell office:value-type="float" office:value="0.301064789295197" calcext:value-type="float">
            <text:p>0.301064789295197</text:p>
          </table:table-cell>
          <table:table-cell table:number-columns-repeated="2"/>
        </table:table-row>
        <table:table-row table:style-name="ro1">
          <table:table-cell office:value-type="float" office:value="0.308031022548676" calcext:value-type="float">
            <text:p>0.308031022548676</text:p>
          </table:table-cell>
          <table:table-cell table:number-columns-repeated="2"/>
        </table:table-row>
        <table:table-row table:style-name="ro1">
          <table:table-cell office:value-type="float" office:value="0.307216674089432" calcext:value-type="float">
            <text:p>0.307216674089432</text:p>
          </table:table-cell>
          <table:table-cell table:number-columns-repeated="2"/>
        </table:table-row>
        <table:table-row table:style-name="ro1">
          <table:table-cell office:value-type="float" office:value="0.306423127651215" calcext:value-type="float">
            <text:p>0.306423127651215</text:p>
          </table:table-cell>
          <table:table-cell table:number-columns-repeated="2"/>
        </table:table-row>
        <table:table-row table:style-name="ro1">
          <table:table-cell office:value-type="float" office:value="0.280150383710861" calcext:value-type="float">
            <text:p>0.280150383710861</text:p>
          </table:table-cell>
          <table:table-cell table:number-columns-repeated="2"/>
        </table:table-row>
        <table:table-row table:style-name="ro1">
          <table:table-cell office:value-type="float" office:value="0.281554192304611" calcext:value-type="float">
            <text:p>0.281554192304611</text:p>
          </table:table-cell>
          <table:table-cell table:number-columns-repeated="2"/>
        </table:table-row>
        <table:table-row table:style-name="ro1">
          <table:table-cell office:value-type="float" office:value="0.672410607337952" calcext:value-type="float">
            <text:p>0.672410607337952</text:p>
          </table:table-cell>
          <table:table-cell table:number-columns-repeated="2"/>
        </table:table-row>
        <table:table-row table:style-name="ro1">
          <table:table-cell office:value-type="float" office:value="0.280035555362701" calcext:value-type="float">
            <text:p>0.280035555362701</text:p>
          </table:table-cell>
          <table:table-cell table:number-columns-repeated="2"/>
        </table:table-row>
        <table:table-row table:style-name="ro1">
          <table:table-cell office:value-type="float" office:value="0.888274967670441" calcext:value-type="float">
            <text:p>0.888274967670441</text:p>
          </table:table-cell>
          <table:table-cell table:number-columns-repeated="2"/>
        </table:table-row>
        <table:table-row table:style-name="ro1">
          <table:table-cell office:value-type="float" office:value="0.291338086128235" calcext:value-type="float">
            <text:p>0.291338086128235</text:p>
          </table:table-cell>
          <table:table-cell table:number-columns-repeated="2"/>
        </table:table-row>
        <table:table-row table:style-name="ro1">
          <table:table-cell office:value-type="float" office:value="0.893363058567047" calcext:value-type="float">
            <text:p>0.893363058567047</text:p>
          </table:table-cell>
          <table:table-cell table:number-columns-repeated="2"/>
        </table:table-row>
        <table:table-row table:style-name="ro1">
          <table:table-cell office:value-type="float" office:value="0.290013283491135" calcext:value-type="float">
            <text:p>0.290013283491135</text:p>
          </table:table-cell>
          <table:table-cell table:number-columns-repeated="2"/>
        </table:table-row>
        <table:table-row table:style-name="ro1">
          <table:table-cell office:value-type="float" office:value="0.916361808776856" calcext:value-type="float">
            <text:p>0.916361808776856</text:p>
          </table:table-cell>
          <table:table-cell table:number-columns-repeated="2"/>
        </table:table-row>
        <table:table-row table:style-name="ro1">
          <table:table-cell office:value-type="float" office:value="0.289478063583374" calcext:value-type="float">
            <text:p>0.289478063583374</text:p>
          </table:table-cell>
          <table:table-cell table:number-columns-repeated="2"/>
        </table:table-row>
        <table:table-row table:style-name="ro1">
          <table:table-cell office:value-type="float" office:value="0.916844844818115" calcext:value-type="float">
            <text:p>0.916844844818115</text:p>
          </table:table-cell>
          <table:table-cell table:number-columns-repeated="2"/>
        </table:table-row>
        <table:table-row table:style-name="ro1">
          <table:table-cell office:value-type="float" office:value="0.290398299694061" calcext:value-type="float">
            <text:p>0.290398299694061</text:p>
          </table:table-cell>
          <table:table-cell table:number-columns-repeated="2"/>
        </table:table-row>
        <table:table-row table:style-name="ro1">
          <table:table-cell office:value-type="float" office:value="0.907952010631561" calcext:value-type="float">
            <text:p>0.907952010631561</text:p>
          </table:table-cell>
          <table:table-cell table:number-columns-repeated="2"/>
        </table:table-row>
        <table:table-row table:style-name="ro1">
          <table:table-cell office:value-type="float" office:value="0.287537395954132" calcext:value-type="float">
            <text:p>0.287537395954132</text:p>
          </table:table-cell>
          <table:table-cell table:number-columns-repeated="2"/>
        </table:table-row>
        <table:table-row table:style-name="ro1">
          <table:table-cell office:value-type="float" office:value="0.901340067386627" calcext:value-type="float">
            <text:p>0.901340067386627</text:p>
          </table:table-cell>
          <table:table-cell table:number-columns-repeated="2"/>
        </table:table-row>
        <table:table-row table:style-name="ro1">
          <table:table-cell office:value-type="float" office:value="0.288255482912064" calcext:value-type="float">
            <text:p>0.288255482912064</text:p>
          </table:table-cell>
          <table:table-cell table:number-columns-repeated="2"/>
        </table:table-row>
        <table:table-row table:style-name="ro1">
          <table:table-cell office:value-type="float" office:value="0.891867399215698" calcext:value-type="float">
            <text:p>0.891867399215698</text:p>
          </table:table-cell>
          <table:table-cell table:number-columns-repeated="2"/>
        </table:table-row>
        <table:table-row table:style-name="ro1">
          <table:table-cell office:value-type="float" office:value="0.287643313407898" calcext:value-type="float">
            <text:p>0.287643313407898</text:p>
          </table:table-cell>
          <table:table-cell table:number-columns-repeated="2"/>
        </table:table-row>
        <table:table-row table:style-name="ro1">
          <table:table-cell office:value-type="float" office:value="0.896873474121094" calcext:value-type="float">
            <text:p>0.896873474121094</text:p>
          </table:table-cell>
          <table:table-cell table:number-columns-repeated="2"/>
        </table:table-row>
        <table:table-row table:style-name="ro1">
          <table:table-cell office:value-type="float" office:value="0.288579881191254" calcext:value-type="float">
            <text:p>0.288579881191254</text:p>
          </table:table-cell>
          <table:table-cell table:number-columns-repeated="2"/>
        </table:table-row>
        <table:table-row table:style-name="ro1">
          <table:table-cell office:value-type="float" office:value="0.901270151138306" calcext:value-type="float">
            <text:p>0.901270151138306</text:p>
          </table:table-cell>
          <table:table-cell table:number-columns-repeated="2"/>
        </table:table-row>
        <table:table-row table:style-name="ro1">
          <table:table-cell office:value-type="float" office:value="0.28195595741272" calcext:value-type="float">
            <text:p>0.28195595741272</text:p>
          </table:table-cell>
          <table:table-cell table:number-columns-repeated="2"/>
        </table:table-row>
        <table:table-row table:style-name="ro1">
          <table:table-cell office:value-type="float" office:value="0.898726403713226" calcext:value-type="float">
            <text:p>0.898726403713226</text:p>
          </table:table-cell>
          <table:table-cell table:number-columns-repeated="2"/>
        </table:table-row>
        <table:table-row table:style-name="ro1">
          <table:table-cell office:value-type="float" office:value="0.272431164979935" calcext:value-type="float">
            <text:p>0.272431164979935</text:p>
          </table:table-cell>
          <table:table-cell table:number-columns-repeated="2"/>
        </table:table-row>
        <table:table-row table:style-name="ro1">
          <table:table-cell office:value-type="float" office:value="0.898293077945709" calcext:value-type="float">
            <text:p>0.898293077945709</text:p>
          </table:table-cell>
          <table:table-cell table:number-columns-repeated="2"/>
        </table:table-row>
        <table:table-row table:style-name="ro1">
          <table:table-cell office:value-type="float" office:value="0.889191627502441" calcext:value-type="float">
            <text:p>0.889191627502441</text:p>
          </table:table-cell>
          <table:table-cell table:number-columns-repeated="2"/>
        </table:table-row>
        <table:table-row table:style-name="ro1">
          <table:table-cell office:value-type="float" office:value="0.894763290882111" calcext:value-type="float">
            <text:p>0.894763290882111</text:p>
          </table:table-cell>
          <table:table-cell table:number-columns-repeated="2"/>
        </table:table-row>
        <table:table-row table:style-name="ro1">
          <table:table-cell office:value-type="float" office:value="0.873004019260407" calcext:value-type="float">
            <text:p>0.873004019260407</text:p>
          </table:table-cell>
          <table:table-cell table:number-columns-repeated="2"/>
        </table:table-row>
        <table:table-row table:style-name="ro1">
          <table:table-cell office:value-type="float" office:value="0.796009957790375" calcext:value-type="float">
            <text:p>0.796009957790375</text:p>
          </table:table-cell>
          <table:table-cell table:number-columns-repeated="2"/>
        </table:table-row>
        <table:table-row table:style-name="ro1">
          <table:table-cell office:value-type="float" office:value="0.483960419893265" calcext:value-type="float">
            <text:p>0.483960419893265</text:p>
          </table:table-cell>
          <table:table-cell table:number-columns-repeated="2"/>
        </table:table-row>
        <table:table-row table:style-name="ro1">
          <table:table-cell office:value-type="float" office:value="0.53583961725235" calcext:value-type="float">
            <text:p>0.53583961725235</text:p>
          </table:table-cell>
          <table:table-cell table:number-columns-repeated="2"/>
        </table:table-row>
        <table:table-row table:style-name="ro1">
          <table:table-cell office:value-type="float" office:value="0.315146207809448" calcext:value-type="float">
            <text:p>0.315146207809448</text:p>
          </table:table-cell>
          <table:table-cell table:number-columns-repeated="2"/>
        </table:table-row>
        <table:table-row table:style-name="ro1">
          <table:table-cell office:value-type="float" office:value="0.263609528541565" calcext:value-type="float">
            <text:p>0.263609528541565</text:p>
          </table:table-cell>
          <table:table-cell table:number-columns-repeated="2"/>
        </table:table-row>
        <table:table-row table:style-name="ro1">
          <table:table-cell office:value-type="float" office:value="0.429906159639358" calcext:value-type="float">
            <text:p>0.429906159639358</text:p>
          </table:table-cell>
          <table:table-cell table:number-columns-repeated="2"/>
        </table:table-row>
        <table:table-row table:style-name="ro1">
          <table:table-cell office:value-type="float" office:value="0.26064595580101" calcext:value-type="float">
            <text:p>0.26064595580101</text:p>
          </table:table-cell>
          <table:table-cell table:number-columns-repeated="2"/>
        </table:table-row>
        <table:table-row table:style-name="ro1">
          <table:table-cell office:value-type="float" office:value="0.581108927726746" calcext:value-type="float">
            <text:p>0.581108927726746</text:p>
          </table:table-cell>
          <table:table-cell table:number-columns-repeated="2"/>
        </table:table-row>
        <table:table-row table:style-name="ro1">
          <table:table-cell office:value-type="float" office:value="0.257770568132401" calcext:value-type="float">
            <text:p>0.257770568132401</text:p>
          </table:table-cell>
          <table:table-cell table:number-columns-repeated="2"/>
        </table:table-row>
        <table:table-row table:style-name="ro1">
          <table:table-cell office:value-type="float" office:value="0.611537218093872" calcext:value-type="float">
            <text:p>0.611537218093872</text:p>
          </table:table-cell>
          <table:table-cell table:number-columns-repeated="2"/>
        </table:table-row>
        <table:table-row table:style-name="ro1">
          <table:table-cell office:value-type="float" office:value="0.325205802917481" calcext:value-type="float">
            <text:p>0.325205802917481</text:p>
          </table:table-cell>
          <table:table-cell table:number-columns-repeated="2"/>
        </table:table-row>
        <table:table-row table:style-name="ro1">
          <table:table-cell office:value-type="float" office:value="0.32399970293045" calcext:value-type="float">
            <text:p>0.32399970293045</text:p>
          </table:table-cell>
          <table:table-cell table:number-columns-repeated="2"/>
        </table:table-row>
        <table:table-row table:style-name="ro1">
          <table:table-cell office:value-type="float" office:value="0.34250807762146" calcext:value-type="float">
            <text:p>0.34250807762146</text:p>
          </table:table-cell>
          <table:table-cell table:number-columns-repeated="2"/>
        </table:table-row>
        <table:table-row table:style-name="ro1">
          <table:table-cell office:value-type="float" office:value="0.277573585510254" calcext:value-type="float">
            <text:p>0.277573585510254</text:p>
          </table:table-cell>
          <table:table-cell table:number-columns-repeated="2"/>
        </table:table-row>
        <table:table-row table:style-name="ro1">
          <table:table-cell office:value-type="float" office:value="0.297229439020157" calcext:value-type="float">
            <text:p>0.297229439020157</text:p>
          </table:table-cell>
          <table:table-cell table:number-columns-repeated="2"/>
        </table:table-row>
        <table:table-row table:style-name="ro1">
          <table:table-cell office:value-type="float" office:value="0.29547968506813" calcext:value-type="float">
            <text:p>0.29547968506813</text:p>
          </table:table-cell>
          <table:table-cell table:number-columns-repeated="2"/>
        </table:table-row>
        <table:table-row table:style-name="ro1">
          <table:table-cell office:value-type="float" office:value="0.305630892515182" calcext:value-type="float">
            <text:p>0.305630892515182</text:p>
          </table:table-cell>
          <table:table-cell table:number-columns-repeated="2"/>
        </table:table-row>
        <table:table-row table:style-name="ro1">
          <table:table-cell office:value-type="float" office:value="0.310917168855667" calcext:value-type="float">
            <text:p>0.310917168855667</text:p>
          </table:table-cell>
          <table:table-cell table:number-columns-repeated="2"/>
        </table:table-row>
        <table:table-row table:style-name="ro1">
          <table:table-cell office:value-type="float" office:value="0.319630652666092" calcext:value-type="float">
            <text:p>0.319630652666092</text:p>
          </table:table-cell>
          <table:table-cell table:number-columns-repeated="2"/>
        </table:table-row>
        <table:table-row table:style-name="ro1">
          <table:table-cell office:value-type="float" office:value="0.330713480710983" calcext:value-type="float">
            <text:p>0.330713480710983</text:p>
          </table:table-cell>
          <table:table-cell table:number-columns-repeated="2"/>
        </table:table-row>
        <table:table-row table:style-name="ro1">
          <table:table-cell office:value-type="float" office:value="0.324424475431442" calcext:value-type="float">
            <text:p>0.324424475431442</text:p>
          </table:table-cell>
          <table:table-cell table:number-columns-repeated="2"/>
        </table:table-row>
        <table:table-row table:style-name="ro1">
          <table:table-cell office:value-type="float" office:value="0.32676687836647" calcext:value-type="float">
            <text:p>0.32676687836647</text:p>
          </table:table-cell>
          <table:table-cell table:number-columns-repeated="2"/>
        </table:table-row>
        <table:table-row table:style-name="ro1">
          <table:table-cell office:value-type="float" office:value="0.32674452662468" calcext:value-type="float">
            <text:p>0.32674452662468</text:p>
          </table:table-cell>
          <table:table-cell table:number-columns-repeated="2"/>
        </table:table-row>
        <table:table-row table:style-name="ro1">
          <table:table-cell office:value-type="float" office:value="0.364022731781006" calcext:value-type="float">
            <text:p>0.364022731781006</text:p>
          </table:table-cell>
          <table:table-cell table:number-columns-repeated="2"/>
        </table:table-row>
        <table:table-row table:style-name="ro1">
          <table:table-cell office:value-type="float" office:value="0.375365048646927" calcext:value-type="float">
            <text:p>0.375365048646927</text:p>
          </table:table-cell>
          <table:table-cell table:number-columns-repeated="2"/>
        </table:table-row>
        <table:table-row table:style-name="ro1">
          <table:table-cell office:value-type="float" office:value="0.368545413017273" calcext:value-type="float">
            <text:p>0.368545413017273</text:p>
          </table:table-cell>
          <table:table-cell table:number-columns-repeated="2"/>
        </table:table-row>
        <table:table-row table:style-name="ro1">
          <table:table-cell office:value-type="float" office:value="0.371353536844254" calcext:value-type="float">
            <text:p>0.371353536844254</text:p>
          </table:table-cell>
          <table:table-cell table:number-columns-repeated="2"/>
        </table:table-row>
        <table:table-row table:style-name="ro1">
          <table:table-cell office:value-type="float" office:value="0.404769718647003" calcext:value-type="float">
            <text:p>0.404769718647003</text:p>
          </table:table-cell>
          <table:table-cell table:number-columns-repeated="2"/>
        </table:table-row>
        <table:table-row table:style-name="ro1">
          <table:table-cell office:value-type="float" office:value="0.371766000986099" calcext:value-type="float">
            <text:p>0.371766000986099</text:p>
          </table:table-cell>
          <table:table-cell table:number-columns-repeated="2"/>
        </table:table-row>
        <table:table-row table:style-name="ro1">
          <table:table-cell office:value-type="float" office:value="0.371423751115799" calcext:value-type="float">
            <text:p>0.371423751115799</text:p>
          </table:table-cell>
          <table:table-cell table:number-columns-repeated="2"/>
        </table:table-row>
        <table:table-row table:style-name="ro1">
          <table:table-cell office:value-type="float" office:value="0.371595829725265" calcext:value-type="float">
            <text:p>0.371595829725265</text:p>
          </table:table-cell>
          <table:table-cell table:number-columns-repeated="2"/>
        </table:table-row>
        <table:table-row table:style-name="ro1">
          <table:table-cell office:value-type="float" office:value="0.36902379989624" calcext:value-type="float">
            <text:p>0.36902379989624</text:p>
          </table:table-cell>
          <table:table-cell table:number-columns-repeated="2"/>
        </table:table-row>
        <table:table-row table:style-name="ro1">
          <table:table-cell office:value-type="float" office:value="0.393692135810852" calcext:value-type="float">
            <text:p>0.393692135810852</text:p>
          </table:table-cell>
          <table:table-cell table:number-columns-repeated="2"/>
        </table:table-row>
        <table:table-row table:style-name="ro1">
          <table:table-cell office:value-type="float" office:value="0.389072924852371" calcext:value-type="float">
            <text:p>0.389072924852371</text:p>
          </table:table-cell>
          <table:table-cell table:number-columns-repeated="2"/>
        </table:table-row>
        <table:table-row table:style-name="ro1">
          <table:table-cell office:value-type="float" office:value="0.388459175825119" calcext:value-type="float">
            <text:p>0.388459175825119</text:p>
          </table:table-cell>
          <table:table-cell table:number-columns-repeated="2"/>
        </table:table-row>
        <table:table-row table:style-name="ro1">
          <table:table-cell office:value-type="float" office:value="0.351878434419632" calcext:value-type="float">
            <text:p>0.351878434419632</text:p>
          </table:table-cell>
          <table:table-cell table:number-columns-repeated="2"/>
        </table:table-row>
        <table:table-row table:style-name="ro1">
          <table:table-cell office:value-type="float" office:value="0.357288300991058" calcext:value-type="float">
            <text:p>0.357288300991058</text:p>
          </table:table-cell>
          <table:table-cell table:number-columns-repeated="2"/>
        </table:table-row>
        <table:table-row table:style-name="ro1">
          <table:table-cell office:value-type="float" office:value="0.353615492582321" calcext:value-type="float">
            <text:p>0.353615492582321</text:p>
          </table:table-cell>
          <table:table-cell table:number-columns-repeated="2"/>
        </table:table-row>
        <table:table-row table:style-name="ro1">
          <table:table-cell office:value-type="float" office:value="0.348020911216736" calcext:value-type="float">
            <text:p>0.348020911216736</text:p>
          </table:table-cell>
          <table:table-cell table:number-columns-repeated="2"/>
        </table:table-row>
        <table:table-row table:style-name="ro1">
          <table:table-cell office:value-type="float" office:value="0.348078697919846" calcext:value-type="float">
            <text:p>0.348078697919846</text:p>
          </table:table-cell>
          <table:table-cell table:number-columns-repeated="2"/>
        </table:table-row>
        <table:table-row table:style-name="ro1">
          <table:table-cell office:value-type="float" office:value="0.285847425460815" calcext:value-type="float">
            <text:p>0.285847425460815</text:p>
          </table:table-cell>
          <table:table-cell table:number-columns-repeated="2"/>
        </table:table-row>
        <table:table-row table:style-name="ro1">
          <table:table-cell office:value-type="float" office:value="0.288604497909546" calcext:value-type="float">
            <text:p>0.288604497909546</text:p>
          </table:table-cell>
          <table:table-cell table:number-columns-repeated="2"/>
        </table:table-row>
        <table:table-row table:style-name="ro1">
          <table:table-cell office:value-type="float" office:value="0.289298176765442" calcext:value-type="float">
            <text:p>0.289298176765442</text:p>
          </table:table-cell>
          <table:table-cell table:number-columns-repeated="2"/>
        </table:table-row>
        <table:table-row table:style-name="ro1">
          <table:table-cell office:value-type="float" office:value="0.290179699659348" calcext:value-type="float">
            <text:p>0.290179699659348</text:p>
          </table:table-cell>
          <table:table-cell table:number-columns-repeated="2"/>
        </table:table-row>
        <table:table-row table:style-name="ro1">
          <table:table-cell office:value-type="float" office:value="0.279803425073624" calcext:value-type="float">
            <text:p>0.279803425073624</text:p>
          </table:table-cell>
          <table:table-cell table:number-columns-repeated="2"/>
        </table:table-row>
        <table:table-row table:style-name="ro1">
          <table:table-cell office:value-type="float" office:value="0.281290322542191" calcext:value-type="float">
            <text:p>0.281290322542191</text:p>
          </table:table-cell>
          <table:table-cell table:number-columns-repeated="2"/>
        </table:table-row>
        <table:table-row table:style-name="ro1">
          <table:table-cell office:value-type="float" office:value="0.278244286775589" calcext:value-type="float">
            <text:p>0.278244286775589</text:p>
          </table:table-cell>
          <table:table-cell table:number-columns-repeated="2"/>
        </table:table-row>
        <table:table-row table:style-name="ro1">
          <table:table-cell office:value-type="float" office:value="0.261371701955795" calcext:value-type="float">
            <text:p>0.261371701955795</text:p>
          </table:table-cell>
          <table:table-cell table:number-columns-repeated="2"/>
        </table:table-row>
        <table:table-row table:style-name="ro1">
          <table:table-cell office:value-type="float" office:value="0.258748888969421" calcext:value-type="float">
            <text:p>0.258748888969421</text:p>
          </table:table-cell>
          <table:table-cell table:number-columns-repeated="2"/>
        </table:table-row>
        <table:table-row table:style-name="ro1">
          <table:table-cell office:value-type="float" office:value="0.272830814123154" calcext:value-type="float">
            <text:p>0.272830814123154</text:p>
          </table:table-cell>
          <table:table-cell table:number-columns-repeated="2"/>
        </table:table-row>
        <table:table-row table:style-name="ro1">
          <table:table-cell office:value-type="float" office:value="0.274422526359558" calcext:value-type="float">
            <text:p>0.274422526359558</text:p>
          </table:table-cell>
          <table:table-cell table:number-columns-repeated="2"/>
        </table:table-row>
        <table:table-row table:style-name="ro1">
          <table:table-cell office:value-type="float" office:value="0.25346913933754" calcext:value-type="float">
            <text:p>0.25346913933754</text:p>
          </table:table-cell>
          <table:table-cell table:number-columns-repeated="2"/>
        </table:table-row>
        <table:table-row table:style-name="ro1">
          <table:table-cell office:value-type="float" office:value="0.250360131263733" calcext:value-type="float">
            <text:p>0.250360131263733</text:p>
          </table:table-cell>
          <table:table-cell table:number-columns-repeated="2"/>
        </table:table-row>
        <table:table-row table:style-name="ro1">
          <table:table-cell office:value-type="float" office:value="0.25296226143837" calcext:value-type="float">
            <text:p>0.25296226143837</text:p>
          </table:table-cell>
          <table:table-cell table:number-columns-repeated="2"/>
        </table:table-row>
        <table:table-row table:style-name="ro1">
          <table:table-cell office:value-type="float" office:value="0.250337153673172" calcext:value-type="float">
            <text:p>0.250337153673172</text:p>
          </table:table-cell>
          <table:table-cell table:number-columns-repeated="2"/>
        </table:table-row>
        <table:table-row table:style-name="ro1">
          <table:table-cell office:value-type="float" office:value="0.250220447778702" calcext:value-type="float">
            <text:p>0.250220447778702</text:p>
          </table:table-cell>
          <table:table-cell table:number-columns-repeated="2"/>
        </table:table-row>
        <table:table-row table:style-name="ro1">
          <table:table-cell office:value-type="float" office:value="0.251430869102478" calcext:value-type="float">
            <text:p>0.251430869102478</text:p>
          </table:table-cell>
          <table:table-cell table:number-columns-repeated="2"/>
        </table:table-row>
        <table:table-row table:style-name="ro1">
          <table:table-cell office:value-type="float" office:value="0.250404834747314" calcext:value-type="float">
            <text:p>0.250404834747314</text:p>
          </table:table-cell>
          <table:table-cell table:number-columns-repeated="2"/>
        </table:table-row>
        <table:table-row table:style-name="ro1">
          <table:table-cell office:value-type="float" office:value="0.253502726554871" calcext:value-type="float">
            <text:p>0.253502726554871</text:p>
          </table:table-cell>
          <table:table-cell table:number-columns-repeated="2"/>
        </table:table-row>
        <table:table-row table:style-name="ro1">
          <table:table-cell office:value-type="float" office:value="0.251111835241318" calcext:value-type="float">
            <text:p>0.251111835241318</text:p>
          </table:table-cell>
          <table:table-cell table:number-columns-repeated="2"/>
        </table:table-row>
        <table:table-row table:style-name="ro1">
          <table:table-cell office:value-type="float" office:value="0.25280636548996" calcext:value-type="float">
            <text:p>0.25280636548996</text:p>
          </table:table-cell>
          <table:table-cell table:number-columns-repeated="2"/>
        </table:table-row>
        <table:table-row table:style-name="ro1">
          <table:table-cell office:value-type="float" office:value="0.255362898111343" calcext:value-type="float">
            <text:p>0.255362898111343</text:p>
          </table:table-cell>
          <table:table-cell table:number-columns-repeated="2"/>
        </table:table-row>
        <table:table-row table:style-name="ro1">
          <table:table-cell office:value-type="float" office:value="0.252995640039444" calcext:value-type="float">
            <text:p>0.252995640039444</text:p>
          </table:table-cell>
          <table:table-cell table:number-columns-repeated="2"/>
        </table:table-row>
        <table:table-row table:style-name="ro1">
          <table:table-cell office:value-type="float" office:value="0.251835733652115" calcext:value-type="float">
            <text:p>0.251835733652115</text:p>
          </table:table-cell>
          <table:table-cell table:number-columns-repeated="2"/>
        </table:table-row>
        <table:table-row table:style-name="ro1">
          <table:table-cell office:value-type="float" office:value="0.262968391180038" calcext:value-type="float">
            <text:p>0.262968391180038</text:p>
          </table:table-cell>
          <table:table-cell table:number-columns-repeated="2"/>
        </table:table-row>
        <table:table-row table:style-name="ro1">
          <table:table-cell office:value-type="float" office:value="0.269548684358597" calcext:value-type="float">
            <text:p>0.269548684358597</text:p>
          </table:table-cell>
          <table:table-cell table:number-columns-repeated="2"/>
        </table:table-row>
        <table:table-row table:style-name="ro1">
          <table:table-cell office:value-type="float" office:value="0.267886966466904" calcext:value-type="float">
            <text:p>0.267886966466904</text:p>
          </table:table-cell>
          <table:table-cell table:number-columns-repeated="2"/>
        </table:table-row>
        <table:table-row table:style-name="ro1">
          <table:table-cell office:value-type="float" office:value="0.269782334566116" calcext:value-type="float">
            <text:p>0.269782334566116</text:p>
          </table:table-cell>
          <table:table-cell table:number-columns-repeated="2"/>
        </table:table-row>
        <table:table-row table:style-name="ro1">
          <table:table-cell office:value-type="float" office:value="0.263406455516815" calcext:value-type="float">
            <text:p>0.263406455516815</text:p>
          </table:table-cell>
          <table:table-cell table:number-columns-repeated="2"/>
        </table:table-row>
        <table:table-row table:style-name="ro1">
          <table:table-cell office:value-type="float" office:value="0.269124269485474" calcext:value-type="float">
            <text:p>0.269124269485474</text:p>
          </table:table-cell>
          <table:table-cell table:number-columns-repeated="2"/>
        </table:table-row>
        <table:table-row table:style-name="ro1">
          <table:table-cell office:value-type="float" office:value="0.263291746377945" calcext:value-type="float">
            <text:p>0.263291746377945</text:p>
          </table:table-cell>
          <table:table-cell table:number-columns-repeated="2"/>
        </table:table-row>
        <table:table-row table:style-name="ro1">
          <table:table-cell office:value-type="float" office:value="0.276787728071213" calcext:value-type="float">
            <text:p>0.276787728071213</text:p>
          </table:table-cell>
          <table:table-cell table:number-columns-repeated="2"/>
        </table:table-row>
        <table:table-row table:style-name="ro1">
          <table:table-cell office:value-type="float" office:value="0.270898103713989" calcext:value-type="float">
            <text:p>0.270898103713989</text:p>
          </table:table-cell>
          <table:table-cell table:number-columns-repeated="2"/>
        </table:table-row>
        <table:table-row table:style-name="ro1">
          <table:table-cell office:value-type="float" office:value="0.273276597261429" calcext:value-type="float">
            <text:p>0.273276597261429</text:p>
          </table:table-cell>
          <table:table-cell table:number-columns-repeated="2"/>
        </table:table-row>
        <table:table-row table:style-name="ro1">
          <table:table-cell office:value-type="float" office:value="0.268204092979431" calcext:value-type="float">
            <text:p>0.268204092979431</text:p>
          </table:table-cell>
          <table:table-cell table:number-columns-repeated="2"/>
        </table:table-row>
        <table:table-row table:style-name="ro1">
          <table:table-cell office:value-type="float" office:value="0.27543032169342" calcext:value-type="float">
            <text:p>0.27543032169342</text:p>
          </table:table-cell>
          <table:table-cell table:number-columns-repeated="2"/>
        </table:table-row>
        <table:table-row table:style-name="ro1">
          <table:table-cell office:value-type="float" office:value="0.278209745883942" calcext:value-type="float">
            <text:p>0.278209745883942</text:p>
          </table:table-cell>
          <table:table-cell table:number-columns-repeated="2"/>
        </table:table-row>
        <table:table-row table:style-name="ro1">
          <table:table-cell office:value-type="float" office:value="0.281506597995758" calcext:value-type="float">
            <text:p>0.281506597995758</text:p>
          </table:table-cell>
          <table:table-cell table:number-columns-repeated="2"/>
        </table:table-row>
        <table:table-row table:style-name="ro1">
          <table:table-cell office:value-type="float" office:value="0.279480010271072" calcext:value-type="float">
            <text:p>0.279480010271072</text:p>
          </table:table-cell>
          <table:table-cell table:number-columns-repeated="2"/>
        </table:table-row>
        <table:table-row table:style-name="ro1">
          <table:table-cell office:value-type="float" office:value="0.277770519256592" calcext:value-type="float">
            <text:p>0.277770519256592</text:p>
          </table:table-cell>
          <table:table-cell table:number-columns-repeated="2"/>
        </table:table-row>
        <table:table-row table:style-name="ro1">
          <table:table-cell office:value-type="float" office:value="0.279594719409943" calcext:value-type="float">
            <text:p>0.279594719409943</text:p>
          </table:table-cell>
          <table:table-cell table:number-columns-repeated="2"/>
        </table:table-row>
        <table:table-row table:style-name="ro1">
          <table:table-cell office:value-type="float" office:value="0.27518892288208" calcext:value-type="float">
            <text:p>0.27518892288208</text:p>
          </table:table-cell>
          <table:table-cell table:number-columns-repeated="2"/>
        </table:table-row>
        <table:table-row table:style-name="ro1">
          <table:table-cell office:value-type="float" office:value="0.273307085037231" calcext:value-type="float">
            <text:p>0.273307085037231</text:p>
          </table:table-cell>
          <table:table-cell table:number-columns-repeated="2"/>
        </table:table-row>
        <table:table-row table:style-name="ro1">
          <table:table-cell office:value-type="float" office:value="0.260196059942245" calcext:value-type="float">
            <text:p>0.260196059942245</text:p>
          </table:table-cell>
          <table:table-cell table:number-columns-repeated="2"/>
        </table:table-row>
        <table:table-row table:style-name="ro1">
          <table:table-cell office:value-type="float" office:value="0.250330477952957" calcext:value-type="float">
            <text:p>0.250330477952957</text:p>
          </table:table-cell>
          <table:table-cell table:number-columns-repeated="2"/>
        </table:table-row>
        <table:table-row table:style-name="ro1">
          <table:table-cell office:value-type="float" office:value="0.250866383314133" calcext:value-type="float">
            <text:p>0.250866383314133</text:p>
          </table:table-cell>
          <table:table-cell table:number-columns-repeated="2"/>
        </table:table-row>
        <table:table-row table:style-name="ro1">
          <table:table-cell office:value-type="float" office:value="0.279247760772705" calcext:value-type="float">
            <text:p>0.279247760772705</text:p>
          </table:table-cell>
          <table:table-cell table:number-columns-repeated="2"/>
        </table:table-row>
        <table:table-row table:style-name="ro1">
          <table:table-cell office:value-type="float" office:value="0.285250633955002" calcext:value-type="float">
            <text:p>0.285250633955002</text:p>
          </table:table-cell>
          <table:table-cell table:number-columns-repeated="2"/>
        </table:table-row>
        <table:table-row table:style-name="ro1">
          <table:table-cell office:value-type="float" office:value="0.27953115105629" calcext:value-type="float">
            <text:p>0.27953115105629</text:p>
          </table:table-cell>
          <table:table-cell table:number-columns-repeated="2"/>
        </table:table-row>
        <table:table-row table:style-name="ro1">
          <table:table-cell office:value-type="float" office:value="0.26686355471611" calcext:value-type="float">
            <text:p>0.26686355471611</text:p>
          </table:table-cell>
          <table:table-cell table:number-columns-repeated="2"/>
        </table:table-row>
        <table:table-row table:style-name="ro1">
          <table:table-cell office:value-type="float" office:value="0.265423357486725" calcext:value-type="float">
            <text:p>0.265423357486725</text:p>
          </table:table-cell>
          <table:table-cell table:number-columns-repeated="2"/>
        </table:table-row>
        <table:table-row table:style-name="ro1">
          <table:table-cell office:value-type="float" office:value="0.267816632986069" calcext:value-type="float">
            <text:p>0.267816632986069</text:p>
          </table:table-cell>
          <table:table-cell table:number-columns-repeated="2"/>
        </table:table-row>
        <table:table-row table:style-name="ro1">
          <table:table-cell office:value-type="float" office:value="0.269338041543961" calcext:value-type="float">
            <text:p>0.269338041543961</text:p>
          </table:table-cell>
          <table:table-cell table:number-columns-repeated="2"/>
        </table:table-row>
        <table:table-row table:style-name="ro1">
          <table:table-cell office:value-type="float" office:value="0.25815024971962" calcext:value-type="float">
            <text:p>0.25815024971962</text:p>
          </table:table-cell>
          <table:table-cell table:number-columns-repeated="2"/>
        </table:table-row>
        <table:table-row table:style-name="ro1">
          <table:table-cell office:value-type="float" office:value="0.259532481431961" calcext:value-type="float">
            <text:p>0.259532481431961</text:p>
          </table:table-cell>
          <table:table-cell table:number-columns-repeated="2"/>
        </table:table-row>
        <table:table-row table:style-name="ro1">
          <table:table-cell office:value-type="float" office:value="0.260000377893448" calcext:value-type="float">
            <text:p>0.260000377893448</text:p>
          </table:table-cell>
          <table:table-cell table:number-columns-repeated="2"/>
        </table:table-row>
        <table:table-row table:style-name="ro1">
          <table:table-cell office:value-type="float" office:value="0.261280953884125" calcext:value-type="float">
            <text:p>0.261280953884125</text:p>
          </table:table-cell>
          <table:table-cell table:number-columns-repeated="2"/>
        </table:table-row>
        <table:table-row table:style-name="ro1">
          <table:table-cell office:value-type="float" office:value="0.262758761644363" calcext:value-type="float">
            <text:p>0.262758761644363</text:p>
          </table:table-cell>
          <table:table-cell table:number-columns-repeated="2"/>
        </table:table-row>
        <table:table-row table:style-name="ro1">
          <table:table-cell office:value-type="float" office:value="0.266052484512329" calcext:value-type="float">
            <text:p>0.266052484512329</text:p>
          </table:table-cell>
          <table:table-cell table:number-columns-repeated="2"/>
        </table:table-row>
        <table:table-row table:style-name="ro1">
          <table:table-cell office:value-type="float" office:value="0.265681862831116" calcext:value-type="float">
            <text:p>0.265681862831116</text:p>
          </table:table-cell>
          <table:table-cell table:number-columns-repeated="2"/>
        </table:table-row>
        <table:table-row table:style-name="ro1">
          <table:table-cell office:value-type="float" office:value="0.26666197180748" calcext:value-type="float">
            <text:p>0.26666197180748</text:p>
          </table:table-cell>
          <table:table-cell table:number-columns-repeated="2"/>
        </table:table-row>
        <table:table-row table:style-name="ro1">
          <table:table-cell office:value-type="float" office:value="0.266345173120499" calcext:value-type="float">
            <text:p>0.266345173120499</text:p>
          </table:table-cell>
          <table:table-cell table:number-columns-repeated="2"/>
        </table:table-row>
        <table:table-row table:style-name="ro1">
          <table:table-cell office:value-type="float" office:value="0.265656530857086" calcext:value-type="float">
            <text:p>0.265656530857086</text:p>
          </table:table-cell>
          <table:table-cell table:number-columns-repeated="2"/>
        </table:table-row>
        <table:table-row table:style-name="ro1">
          <table:table-cell office:value-type="float" office:value="0.265544652938843" calcext:value-type="float">
            <text:p>0.265544652938843</text:p>
          </table:table-cell>
          <table:table-cell table:number-columns-repeated="2"/>
        </table:table-row>
        <table:table-row table:style-name="ro1">
          <table:table-cell office:value-type="float" office:value="0.264431357383728" calcext:value-type="float">
            <text:p>0.264431357383728</text:p>
          </table:table-cell>
          <table:table-cell table:number-columns-repeated="2"/>
        </table:table-row>
        <table:table-row table:style-name="ro1">
          <table:table-cell office:value-type="float" office:value="0.262465864419937" calcext:value-type="float">
            <text:p>0.262465864419937</text:p>
          </table:table-cell>
          <table:table-cell table:number-columns-repeated="2"/>
        </table:table-row>
        <table:table-row table:style-name="ro1">
          <table:table-cell office:value-type="float" office:value="0.263727784156799" calcext:value-type="float">
            <text:p>0.263727784156799</text:p>
          </table:table-cell>
          <table:table-cell table:number-columns-repeated="2"/>
        </table:table-row>
        <table:table-row table:style-name="ro1">
          <table:table-cell office:value-type="float" office:value="0.263767808675766" calcext:value-type="float">
            <text:p>0.263767808675766</text:p>
          </table:table-cell>
          <table:table-cell table:number-columns-repeated="2"/>
        </table:table-row>
        <table:table-row table:style-name="ro1">
          <table:table-cell office:value-type="float" office:value="0.261646091938019" calcext:value-type="float">
            <text:p>0.261646091938019</text:p>
          </table:table-cell>
          <table:table-cell table:number-columns-repeated="2"/>
        </table:table-row>
        <table:table-row table:style-name="ro1">
          <table:table-cell office:value-type="float" office:value="0.266504108905792" calcext:value-type="float">
            <text:p>0.266504108905792</text:p>
          </table:table-cell>
          <table:table-cell table:number-columns-repeated="2"/>
        </table:table-row>
        <table:table-row table:style-name="ro1">
          <table:table-cell office:value-type="float" office:value="0.275355994701385" calcext:value-type="float">
            <text:p>0.275355994701385</text:p>
          </table:table-cell>
          <table:table-cell table:number-columns-repeated="2"/>
        </table:table-row>
        <table:table-row table:style-name="ro1">
          <table:table-cell office:value-type="float" office:value="0.263503313064575" calcext:value-type="float">
            <text:p>0.263503313064575</text:p>
          </table:table-cell>
          <table:table-cell table:number-columns-repeated="2"/>
        </table:table-row>
        <table:table-row table:style-name="ro1">
          <table:table-cell office:value-type="float" office:value="0.273458957672119" calcext:value-type="float">
            <text:p>0.273458957672119</text:p>
          </table:table-cell>
          <table:table-cell table:number-columns-repeated="2"/>
        </table:table-row>
        <table:table-row table:style-name="ro1">
          <table:table-cell office:value-type="float" office:value="0.269367933273315" calcext:value-type="float">
            <text:p>0.269367933273315</text:p>
          </table:table-cell>
          <table:table-cell table:number-columns-repeated="2"/>
        </table:table-row>
        <table:table-row table:style-name="ro1">
          <table:table-cell office:value-type="float" office:value="0.271970957517624" calcext:value-type="float">
            <text:p>0.271970957517624</text:p>
          </table:table-cell>
          <table:table-cell table:number-columns-repeated="2"/>
        </table:table-row>
        <table:table-row table:style-name="ro1">
          <table:table-cell office:value-type="float" office:value="0.266199111938477" calcext:value-type="float">
            <text:p>0.266199111938477</text:p>
          </table:table-cell>
          <table:table-cell table:number-columns-repeated="2"/>
        </table:table-row>
        <table:table-row table:style-name="ro1">
          <table:table-cell office:value-type="float" office:value="0.274543076753616" calcext:value-type="float">
            <text:p>0.274543076753616</text:p>
          </table:table-cell>
          <table:table-cell table:number-columns-repeated="2"/>
        </table:table-row>
        <table:table-row table:style-name="ro1">
          <table:table-cell office:value-type="float" office:value="0.268004477024078" calcext:value-type="float">
            <text:p>0.268004477024078</text:p>
          </table:table-cell>
          <table:table-cell table:number-columns-repeated="2"/>
        </table:table-row>
        <table:table-row table:style-name="ro1">
          <table:table-cell office:value-type="float" office:value="0.269266247749329" calcext:value-type="float">
            <text:p>0.269266247749329</text:p>
          </table:table-cell>
          <table:table-cell table:number-columns-repeated="2"/>
        </table:table-row>
        <table:table-row table:style-name="ro1">
          <table:table-cell office:value-type="float" office:value="0.269588738679886" calcext:value-type="float">
            <text:p>0.269588738679886</text:p>
          </table:table-cell>
          <table:table-cell table:number-columns-repeated="2"/>
        </table:table-row>
        <table:table-row table:style-name="ro1">
          <table:table-cell office:value-type="float" office:value="0.272487193346024" calcext:value-type="float">
            <text:p>0.272487193346024</text:p>
          </table:table-cell>
          <table:table-cell table:number-columns-repeated="2"/>
        </table:table-row>
        <table:table-row table:style-name="ro1">
          <table:table-cell office:value-type="float" office:value="0.269124627113342" calcext:value-type="float">
            <text:p>0.269124627113342</text:p>
          </table:table-cell>
          <table:table-cell table:number-columns-repeated="2"/>
        </table:table-row>
        <table:table-row table:style-name="ro1">
          <table:table-cell office:value-type="float" office:value="0.274231970310211" calcext:value-type="float">
            <text:p>0.274231970310211</text:p>
          </table:table-cell>
          <table:table-cell table:number-columns-repeated="2"/>
        </table:table-row>
        <table:table-row table:style-name="ro1">
          <table:table-cell office:value-type="float" office:value="0.266919076442718" calcext:value-type="float">
            <text:p>0.266919076442718</text:p>
          </table:table-cell>
          <table:table-cell table:number-columns-repeated="2"/>
        </table:table-row>
        <table:table-row table:style-name="ro1">
          <table:table-cell office:value-type="float" office:value="0.270150184631348" calcext:value-type="float">
            <text:p>0.270150184631348</text:p>
          </table:table-cell>
          <table:table-cell table:number-columns-repeated="2"/>
        </table:table-row>
        <table:table-row table:style-name="ro1">
          <table:table-cell office:value-type="float" office:value="0.267429262399673" calcext:value-type="float">
            <text:p>0.267429262399673</text:p>
          </table:table-cell>
          <table:table-cell table:number-columns-repeated="2"/>
        </table:table-row>
        <table:table-row table:style-name="ro1">
          <table:table-cell office:value-type="float" office:value="0.26942840218544" calcext:value-type="float">
            <text:p>0.26942840218544</text:p>
          </table:table-cell>
          <table:table-cell table:number-columns-repeated="2"/>
        </table:table-row>
        <table:table-row table:style-name="ro1">
          <table:table-cell office:value-type="float" office:value="0.266883492469788" calcext:value-type="float">
            <text:p>0.266883492469788</text:p>
          </table:table-cell>
          <table:table-cell table:number-columns-repeated="2"/>
        </table:table-row>
        <table:table-row table:style-name="ro1">
          <table:table-cell office:value-type="float" office:value="0.272802591323853" calcext:value-type="float">
            <text:p>0.272802591323853</text:p>
          </table:table-cell>
          <table:table-cell table:number-columns-repeated="2"/>
        </table:table-row>
        <table:table-row table:style-name="ro1">
          <table:table-cell office:value-type="float" office:value="0.268675655126572" calcext:value-type="float">
            <text:p>0.268675655126572</text:p>
          </table:table-cell>
          <table:table-cell table:number-columns-repeated="2"/>
        </table:table-row>
        <table:table-row table:style-name="ro1">
          <table:table-cell office:value-type="float" office:value="0.273465484380722" calcext:value-type="float">
            <text:p>0.273465484380722</text:p>
          </table:table-cell>
          <table:table-cell table:number-columns-repeated="2"/>
        </table:table-row>
        <table:table-row table:style-name="ro1">
          <table:table-cell office:value-type="float" office:value="0.268481880426407" calcext:value-type="float">
            <text:p>0.268481880426407</text:p>
          </table:table-cell>
          <table:table-cell table:number-columns-repeated="2"/>
        </table:table-row>
        <table:table-row table:style-name="ro1">
          <table:table-cell office:value-type="float" office:value="0.269942104816437" calcext:value-type="float">
            <text:p>0.269942104816437</text:p>
          </table:table-cell>
          <table:table-cell table:number-columns-repeated="2"/>
        </table:table-row>
        <table:table-row table:style-name="ro1">
          <table:table-cell office:value-type="float" office:value="0.270488321781158" calcext:value-type="float">
            <text:p>0.270488321781158</text:p>
          </table:table-cell>
          <table:table-cell table:number-columns-repeated="2"/>
        </table:table-row>
        <table:table-row table:style-name="ro1">
          <table:table-cell office:value-type="float" office:value="0.286233156919479" calcext:value-type="float">
            <text:p>0.286233156919479</text:p>
          </table:table-cell>
          <table:table-cell table:number-columns-repeated="2"/>
        </table:table-row>
        <table:table-row table:style-name="ro1">
          <table:table-cell office:value-type="float" office:value="0.290492475032806" calcext:value-type="float">
            <text:p>0.290492475032806</text:p>
          </table:table-cell>
          <table:table-cell table:number-columns-repeated="2"/>
        </table:table-row>
        <table:table-row table:style-name="ro1">
          <table:table-cell office:value-type="float" office:value="0.295694231987" calcext:value-type="float">
            <text:p>0.295694231987</text:p>
          </table:table-cell>
          <table:table-cell table:number-columns-repeated="2"/>
        </table:table-row>
        <table:table-row table:style-name="ro1">
          <table:table-cell office:value-type="float" office:value="0.305923879146576" calcext:value-type="float">
            <text:p>0.305923879146576</text:p>
          </table:table-cell>
          <table:table-cell table:number-columns-repeated="2"/>
        </table:table-row>
        <table:table-row table:style-name="ro1">
          <table:table-cell office:value-type="float" office:value="0.305926352739334" calcext:value-type="float">
            <text:p>0.305926352739334</text:p>
          </table:table-cell>
          <table:table-cell table:number-columns-repeated="2"/>
        </table:table-row>
        <table:table-row table:style-name="ro1">
          <table:table-cell office:value-type="float" office:value="0.31210258603096" calcext:value-type="float">
            <text:p>0.31210258603096</text:p>
          </table:table-cell>
          <table:table-cell table:number-columns-repeated="2"/>
        </table:table-row>
        <table:table-row table:style-name="ro1">
          <table:table-cell office:value-type="float" office:value="0.314464211463928" calcext:value-type="float">
            <text:p>0.314464211463928</text:p>
          </table:table-cell>
          <table:table-cell table:number-columns-repeated="2"/>
        </table:table-row>
        <table:table-row table:style-name="ro1">
          <table:table-cell office:value-type="float" office:value="0.306110292673111" calcext:value-type="float">
            <text:p>0.306110292673111</text:p>
          </table:table-cell>
          <table:table-cell table:number-columns-repeated="2"/>
        </table:table-row>
        <table:table-row table:style-name="ro1">
          <table:table-cell office:value-type="float" office:value="0.329074829816818" calcext:value-type="float">
            <text:p>0.329074829816818</text:p>
          </table:table-cell>
          <table:table-cell table:number-columns-repeated="2"/>
        </table:table-row>
        <table:table-row table:style-name="ro1">
          <table:table-cell office:value-type="float" office:value="0.328422516584396" calcext:value-type="float">
            <text:p>0.328422516584396</text:p>
          </table:table-cell>
          <table:table-cell table:number-columns-repeated="2"/>
        </table:table-row>
        <table:table-row table:style-name="ro1">
          <table:table-cell office:value-type="float" office:value="0.28240755200386" calcext:value-type="float">
            <text:p>0.28240755200386</text:p>
          </table:table-cell>
          <table:table-cell table:number-columns-repeated="2"/>
        </table:table-row>
        <table:table-row table:style-name="ro1">
          <table:table-cell office:value-type="float" office:value="0.268257051706314" calcext:value-type="float">
            <text:p>0.268257051706314</text:p>
          </table:table-cell>
          <table:table-cell table:number-columns-repeated="2"/>
        </table:table-row>
        <table:table-row table:style-name="ro1">
          <table:table-cell office:value-type="float" office:value="0.268472582101822" calcext:value-type="float">
            <text:p>0.268472582101822</text:p>
          </table:table-cell>
          <table:table-cell table:number-columns-repeated="2"/>
        </table:table-row>
        <table:table-row table:style-name="ro1">
          <table:table-cell office:value-type="float" office:value="0.26595276594162" calcext:value-type="float">
            <text:p>0.26595276594162</text:p>
          </table:table-cell>
          <table:table-cell table:number-columns-repeated="2"/>
        </table:table-row>
        <table:table-row table:style-name="ro1">
          <table:table-cell office:value-type="float" office:value="0.266699135303497" calcext:value-type="float">
            <text:p>0.266699135303497</text:p>
          </table:table-cell>
          <table:table-cell table:number-columns-repeated="2"/>
        </table:table-row>
        <table:table-row table:style-name="ro1">
          <table:table-cell office:value-type="float" office:value="0.428715020418167" calcext:value-type="float">
            <text:p>0.428715020418167</text:p>
          </table:table-cell>
          <table:table-cell table:number-columns-repeated="2"/>
        </table:table-row>
        <table:table-row table:style-name="ro1">
          <table:table-cell office:value-type="float" office:value="0.413575440645218" calcext:value-type="float">
            <text:p>0.413575440645218</text:p>
          </table:table-cell>
          <table:table-cell table:number-columns-repeated="2"/>
        </table:table-row>
        <table:table-row table:style-name="ro1">
          <table:table-cell office:value-type="float" office:value="0.413127094507217" calcext:value-type="float">
            <text:p>0.413127094507217</text:p>
          </table:table-cell>
          <table:table-cell table:number-columns-repeated="2"/>
        </table:table-row>
        <table:table-row table:style-name="ro1">
          <table:table-cell office:value-type="float" office:value="0.353429019451141" calcext:value-type="float">
            <text:p>0.353429019451141</text:p>
          </table:table-cell>
          <table:table-cell table:number-columns-repeated="2"/>
        </table:table-row>
        <table:table-row table:style-name="ro1">
          <table:table-cell office:value-type="float" office:value="0.330338954925537" calcext:value-type="float">
            <text:p>0.330338954925537</text:p>
          </table:table-cell>
          <table:table-cell table:number-columns-repeated="2"/>
        </table:table-row>
        <table:table-row table:style-name="ro1">
          <table:table-cell office:value-type="float" office:value="0.316004008054733" calcext:value-type="float">
            <text:p>0.316004008054733</text:p>
          </table:table-cell>
          <table:table-cell table:number-columns-repeated="2"/>
        </table:table-row>
        <table:table-row table:style-name="ro1">
          <table:table-cell office:value-type="float" office:value="0.329230040311813" calcext:value-type="float">
            <text:p>0.329230040311813</text:p>
          </table:table-cell>
          <table:table-cell table:number-columns-repeated="2"/>
        </table:table-row>
        <table:table-row table:style-name="ro1">
          <table:table-cell office:value-type="float" office:value="0.281408101320267" calcext:value-type="float">
            <text:p>0.281408101320267</text:p>
          </table:table-cell>
          <table:table-cell table:number-columns-repeated="2"/>
        </table:table-row>
        <table:table-row table:style-name="ro1">
          <table:table-cell office:value-type="float" office:value="0.280369937419891" calcext:value-type="float">
            <text:p>0.280369937419891</text:p>
          </table:table-cell>
          <table:table-cell table:number-columns-repeated="2"/>
        </table:table-row>
        <table:table-row table:style-name="ro1">
          <table:table-cell office:value-type="float" office:value="0.278526097536087" calcext:value-type="float">
            <text:p>0.278526097536087</text:p>
          </table:table-cell>
          <table:table-cell table:number-columns-repeated="2"/>
        </table:table-row>
        <table:table-row table:style-name="ro1">
          <table:table-cell office:value-type="float" office:value="0.278726696968079" calcext:value-type="float">
            <text:p>0.278726696968079</text:p>
          </table:table-cell>
          <table:table-cell table:number-columns-repeated="2"/>
        </table:table-row>
        <table:table-row table:style-name="ro1">
          <table:table-cell office:value-type="float" office:value="0.279914677143097" calcext:value-type="float">
            <text:p>0.279914677143097</text:p>
          </table:table-cell>
          <table:table-cell table:number-columns-repeated="2"/>
        </table:table-row>
        <table:table-row table:style-name="ro1">
          <table:table-cell office:value-type="float" office:value="0.281055182218552" calcext:value-type="float">
            <text:p>0.281055182218552</text:p>
          </table:table-cell>
          <table:table-cell table:number-columns-repeated="2"/>
        </table:table-row>
        <table:table-row table:style-name="ro1">
          <table:table-cell office:value-type="float" office:value="0.281214207410812" calcext:value-type="float">
            <text:p>0.281214207410812</text:p>
          </table:table-cell>
          <table:table-cell table:number-columns-repeated="2"/>
        </table:table-row>
        <table:table-row table:style-name="ro1">
          <table:table-cell office:value-type="float" office:value="0.253228008747101" calcext:value-type="float">
            <text:p>0.253228008747101</text:p>
          </table:table-cell>
          <table:table-cell table:number-columns-repeated="2"/>
        </table:table-row>
        <table:table-row table:style-name="ro1">
          <table:table-cell office:value-type="float" office:value="0.25438392162323" calcext:value-type="float">
            <text:p>0.25438392162323</text:p>
          </table:table-cell>
          <table:table-cell table:number-columns-repeated="2"/>
        </table:table-row>
        <table:table-row table:style-name="ro1">
          <table:table-cell office:value-type="float" office:value="0.257125437259674" calcext:value-type="float">
            <text:p>0.257125437259674</text:p>
          </table:table-cell>
          <table:table-cell table:number-columns-repeated="2"/>
        </table:table-row>
        <table:table-row table:style-name="ro1">
          <table:table-cell office:value-type="float" office:value="0.253766983747482" calcext:value-type="float">
            <text:p>0.253766983747482</text:p>
          </table:table-cell>
          <table:table-cell table:number-columns-repeated="2"/>
        </table:table-row>
        <table:table-row table:style-name="ro1">
          <table:table-cell office:value-type="float" office:value="0.258220046758652" calcext:value-type="float">
            <text:p>0.258220046758652</text:p>
          </table:table-cell>
          <table:table-cell table:number-columns-repeated="2"/>
        </table:table-row>
        <table:table-row table:style-name="ro1">
          <table:table-cell office:value-type="float" office:value="0.297275722026825" calcext:value-type="float">
            <text:p>0.297275722026825</text:p>
          </table:table-cell>
          <table:table-cell table:number-columns-repeated="2"/>
        </table:table-row>
        <table:table-row table:style-name="ro1">
          <table:table-cell office:value-type="float" office:value="0.298251181840897" calcext:value-type="float">
            <text:p>0.298251181840897</text:p>
          </table:table-cell>
          <table:table-cell table:number-columns-repeated="2"/>
        </table:table-row>
        <table:table-row table:style-name="ro1">
          <table:table-cell office:value-type="float" office:value="0.296879827976227" calcext:value-type="float">
            <text:p>0.296879827976227</text:p>
          </table:table-cell>
          <table:table-cell table:number-columns-repeated="2"/>
        </table:table-row>
        <table:table-row table:style-name="ro1">
          <table:table-cell office:value-type="float" office:value="0.292882531881332" calcext:value-type="float">
            <text:p>0.292882531881332</text:p>
          </table:table-cell>
          <table:table-cell table:number-columns-repeated="2"/>
        </table:table-row>
        <table:table-row table:style-name="ro1">
          <table:table-cell office:value-type="float" office:value="0.296592146158218" calcext:value-type="float">
            <text:p>0.296592146158218</text:p>
          </table:table-cell>
          <table:table-cell table:number-columns-repeated="2"/>
        </table:table-row>
        <table:table-row table:style-name="ro1">
          <table:table-cell office:value-type="float" office:value="0.322615683078766" calcext:value-type="float">
            <text:p>0.322615683078766</text:p>
          </table:table-cell>
          <table:table-cell table:number-columns-repeated="2"/>
        </table:table-row>
        <table:table-row table:style-name="ro1">
          <table:table-cell office:value-type="float" office:value="0.307666659355164" calcext:value-type="float">
            <text:p>0.307666659355164</text:p>
          </table:table-cell>
          <table:table-cell table:number-columns-repeated="2"/>
        </table:table-row>
        <table:table-row table:style-name="ro1">
          <table:table-cell office:value-type="float" office:value="0.299112886190414" calcext:value-type="float">
            <text:p>0.299112886190414</text:p>
          </table:table-cell>
          <table:table-cell table:number-columns-repeated="2"/>
        </table:table-row>
        <table:table-row table:style-name="ro1">
          <table:table-cell office:value-type="float" office:value="0.297226697206497" calcext:value-type="float">
            <text:p>0.297226697206497</text:p>
          </table:table-cell>
          <table:table-cell table:number-columns-repeated="2"/>
        </table:table-row>
        <table:table-row table:style-name="ro1">
          <table:table-cell office:value-type="float" office:value="0.294063061475754" calcext:value-type="float">
            <text:p>0.294063061475754</text:p>
          </table:table-cell>
          <table:table-cell table:number-columns-repeated="2"/>
        </table:table-row>
        <table:table-row table:style-name="ro1">
          <table:table-cell office:value-type="float" office:value="0.297008812427521" calcext:value-type="float">
            <text:p>0.297008812427521</text:p>
          </table:table-cell>
          <table:table-cell table:number-columns-repeated="2"/>
        </table:table-row>
        <table:table-row table:style-name="ro1">
          <table:table-cell office:value-type="float" office:value="0.30002623796463" calcext:value-type="float">
            <text:p>0.30002623796463</text:p>
          </table:table-cell>
          <table:table-cell table:number-columns-repeated="2"/>
        </table:table-row>
        <table:table-row table:style-name="ro1">
          <table:table-cell office:value-type="float" office:value="0.29583665728569" calcext:value-type="float">
            <text:p>0.29583665728569</text:p>
          </table:table-cell>
          <table:table-cell table:number-columns-repeated="2"/>
        </table:table-row>
        <table:table-row table:style-name="ro1">
          <table:table-cell office:value-type="float" office:value="0.298227518796921" calcext:value-type="float">
            <text:p>0.298227518796921</text:p>
          </table:table-cell>
          <table:table-cell table:number-columns-repeated="2"/>
        </table:table-row>
        <table:table-row table:style-name="ro1">
          <table:table-cell office:value-type="float" office:value="0.299140959978104" calcext:value-type="float">
            <text:p>0.299140959978104</text:p>
          </table:table-cell>
          <table:table-cell table:number-columns-repeated="2"/>
        </table:table-row>
        <table:table-row table:style-name="ro1">
          <table:table-cell office:value-type="float" office:value="0.302125334739685" calcext:value-type="float">
            <text:p>0.302125334739685</text:p>
          </table:table-cell>
          <table:table-cell table:number-columns-repeated="2"/>
        </table:table-row>
        <table:table-row table:style-name="ro1">
          <table:table-cell office:value-type="float" office:value="0.300476551055908" calcext:value-type="float">
            <text:p>0.300476551055908</text:p>
          </table:table-cell>
          <table:table-cell table:number-columns-repeated="2"/>
        </table:table-row>
        <table:table-row table:style-name="ro1">
          <table:table-cell office:value-type="float" office:value="0.299382537603378" calcext:value-type="float">
            <text:p>0.299382537603378</text:p>
          </table:table-cell>
          <table:table-cell table:number-columns-repeated="2"/>
        </table:table-row>
        <table:table-row table:style-name="ro1">
          <table:table-cell office:value-type="float" office:value="0.299514621496201" calcext:value-type="float">
            <text:p>0.299514621496201</text:p>
          </table:table-cell>
          <table:table-cell table:number-columns-repeated="2"/>
        </table:table-row>
        <table:table-row table:style-name="ro1">
          <table:table-cell office:value-type="float" office:value="0.294875741004944" calcext:value-type="float">
            <text:p>0.294875741004944</text:p>
          </table:table-cell>
          <table:table-cell table:number-columns-repeated="2"/>
        </table:table-row>
        <table:table-row table:style-name="ro1">
          <table:table-cell office:value-type="float" office:value="0.295446217060089" calcext:value-type="float">
            <text:p>0.295446217060089</text:p>
          </table:table-cell>
          <table:table-cell table:number-columns-repeated="2"/>
        </table:table-row>
        <table:table-row table:style-name="ro1">
          <table:table-cell office:value-type="float" office:value="0.297804236412048" calcext:value-type="float">
            <text:p>0.297804236412048</text:p>
          </table:table-cell>
          <table:table-cell table:number-columns-repeated="2"/>
        </table:table-row>
        <table:table-row table:style-name="ro1">
          <table:table-cell office:value-type="float" office:value="0.298495888710022" calcext:value-type="float">
            <text:p>0.298495888710022</text:p>
          </table:table-cell>
          <table:table-cell table:number-columns-repeated="2"/>
        </table:table-row>
        <table:table-row table:style-name="ro1">
          <table:table-cell office:value-type="float" office:value="0.303029447793961" calcext:value-type="float">
            <text:p>0.303029447793961</text:p>
          </table:table-cell>
          <table:table-cell table:number-columns-repeated="2"/>
        </table:table-row>
        <table:table-row table:style-name="ro1">
          <table:table-cell office:value-type="float" office:value="0.299451410770416" calcext:value-type="float">
            <text:p>0.299451410770416</text:p>
          </table:table-cell>
          <table:table-cell table:number-columns-repeated="2"/>
        </table:table-row>
        <table:table-row table:style-name="ro1">
          <table:table-cell office:value-type="float" office:value="0.300970256328583" calcext:value-type="float">
            <text:p>0.300970256328583</text:p>
          </table:table-cell>
          <table:table-cell table:number-columns-repeated="2"/>
        </table:table-row>
        <table:table-row table:style-name="ro1">
          <table:table-cell office:value-type="float" office:value="0.298971176147461" calcext:value-type="float">
            <text:p>0.298971176147461</text:p>
          </table:table-cell>
          <table:table-cell table:number-columns-repeated="2"/>
        </table:table-row>
        <table:table-row table:style-name="ro1">
          <table:table-cell office:value-type="float" office:value="0.296487748622894" calcext:value-type="float">
            <text:p>0.296487748622894</text:p>
          </table:table-cell>
          <table:table-cell table:number-columns-repeated="2"/>
        </table:table-row>
        <table:table-row table:style-name="ro1">
          <table:table-cell office:value-type="float" office:value="0.297411203384399" calcext:value-type="float">
            <text:p>0.297411203384399</text:p>
          </table:table-cell>
          <table:table-cell table:number-columns-repeated="2"/>
        </table:table-row>
        <table:table-row table:style-name="ro1">
          <table:table-cell office:value-type="float" office:value="0.29770228266716" calcext:value-type="float">
            <text:p>0.29770228266716</text:p>
          </table:table-cell>
          <table:table-cell table:number-columns-repeated="2"/>
        </table:table-row>
        <table:table-row table:style-name="ro1">
          <table:table-cell office:value-type="float" office:value="0.298221349716186" calcext:value-type="float">
            <text:p>0.298221349716186</text:p>
          </table:table-cell>
          <table:table-cell table:number-columns-repeated="2"/>
        </table:table-row>
        <table:table-row table:style-name="ro1">
          <table:table-cell office:value-type="float" office:value="0.297109991312027" calcext:value-type="float">
            <text:p>0.297109991312027</text:p>
          </table:table-cell>
          <table:table-cell table:number-columns-repeated="2"/>
        </table:table-row>
        <table:table-row table:style-name="ro1">
          <table:table-cell office:value-type="float" office:value="0.362465709447861" calcext:value-type="float">
            <text:p>0.362465709447861</text:p>
          </table:table-cell>
          <table:table-cell table:number-columns-repeated="2"/>
        </table:table-row>
        <table:table-row table:style-name="ro1">
          <table:table-cell office:value-type="float" office:value="0.356325179338455" calcext:value-type="float">
            <text:p>0.356325179338455</text:p>
          </table:table-cell>
          <table:table-cell table:number-columns-repeated="2"/>
        </table:table-row>
        <table:table-row table:style-name="ro1">
          <table:table-cell office:value-type="float" office:value="0.356073141098022" calcext:value-type="float">
            <text:p>0.356073141098022</text:p>
          </table:table-cell>
          <table:table-cell table:number-columns-repeated="2"/>
        </table:table-row>
        <table:table-row table:style-name="ro1">
          <table:table-cell office:value-type="float" office:value="0.295579433441162" calcext:value-type="float">
            <text:p>0.295579433441162</text:p>
          </table:table-cell>
          <table:table-cell table:number-columns-repeated="2"/>
        </table:table-row>
        <table:table-row table:style-name="ro1">
          <table:table-cell office:value-type="float" office:value="0.293155819177628" calcext:value-type="float">
            <text:p>0.293155819177628</text:p>
          </table:table-cell>
          <table:table-cell table:number-columns-repeated="2"/>
        </table:table-row>
        <table:table-row table:style-name="ro1">
          <table:table-cell office:value-type="float" office:value="0.289585053920746" calcext:value-type="float">
            <text:p>0.289585053920746</text:p>
          </table:table-cell>
          <table:table-cell table:number-columns-repeated="2"/>
        </table:table-row>
        <table:table-row table:style-name="ro1">
          <table:table-cell office:value-type="float" office:value="0.291662901639938" calcext:value-type="float">
            <text:p>0.291662901639938</text:p>
          </table:table-cell>
          <table:table-cell table:number-columns-repeated="2"/>
        </table:table-row>
        <table:table-row table:style-name="ro1">
          <table:table-cell office:value-type="float" office:value="0.291501015424728" calcext:value-type="float">
            <text:p>0.291501015424728</text:p>
          </table:table-cell>
          <table:table-cell table:number-columns-repeated="2"/>
        </table:table-row>
        <table:table-row table:style-name="ro1">
          <table:table-cell office:value-type="float" office:value="0.290186882019043" calcext:value-type="float">
            <text:p>0.290186882019043</text:p>
          </table:table-cell>
          <table:table-cell table:number-columns-repeated="2"/>
        </table:table-row>
        <table:table-row table:style-name="ro1">
          <table:table-cell office:value-type="float" office:value="0.290791749954224" calcext:value-type="float">
            <text:p>0.290791749954224</text:p>
          </table:table-cell>
          <table:table-cell table:number-columns-repeated="2"/>
        </table:table-row>
        <table:table-row table:style-name="ro1">
          <table:table-cell office:value-type="float" office:value="0.289860844612122" calcext:value-type="float">
            <text:p>0.289860844612122</text:p>
          </table:table-cell>
          <table:table-cell table:number-columns-repeated="2"/>
        </table:table-row>
        <table:table-row table:style-name="ro1">
          <table:table-cell office:value-type="float" office:value="0.291086912155151" calcext:value-type="float">
            <text:p>0.291086912155151</text:p>
          </table:table-cell>
          <table:table-cell table:number-columns-repeated="2"/>
        </table:table-row>
        <table:table-row table:style-name="ro1">
          <table:table-cell office:value-type="float" office:value="0.290516436100006" calcext:value-type="float">
            <text:p>0.290516436100006</text:p>
          </table:table-cell>
          <table:table-cell table:number-columns-repeated="2"/>
        </table:table-row>
        <table:table-row table:style-name="ro1">
          <table:table-cell office:value-type="float" office:value="0.28671345114708" calcext:value-type="float">
            <text:p>0.28671345114708</text:p>
          </table:table-cell>
          <table:table-cell table:number-columns-repeated="2"/>
        </table:table-row>
        <table:table-row table:style-name="ro1">
          <table:table-cell office:value-type="float" office:value="0.287885129451752" calcext:value-type="float">
            <text:p>0.287885129451752</text:p>
          </table:table-cell>
          <table:table-cell table:number-columns-repeated="2"/>
        </table:table-row>
        <table:table-row table:style-name="ro1">
          <table:table-cell office:value-type="float" office:value="0.283879101276398" calcext:value-type="float">
            <text:p>0.283879101276398</text:p>
          </table:table-cell>
          <table:table-cell table:number-columns-repeated="2"/>
        </table:table-row>
        <table:table-row table:style-name="ro1">
          <table:table-cell office:value-type="float" office:value="0.283655524253845" calcext:value-type="float">
            <text:p>0.283655524253845</text:p>
          </table:table-cell>
          <table:table-cell table:number-columns-repeated="2"/>
        </table:table-row>
        <table:table-row table:style-name="ro1">
          <table:table-cell office:value-type="float" office:value="0.283935189247131" calcext:value-type="float">
            <text:p>0.283935189247131</text:p>
          </table:table-cell>
          <table:table-cell table:number-columns-repeated="2"/>
        </table:table-row>
        <table:table-row table:style-name="ro1">
          <table:table-cell office:value-type="float" office:value="0.284828215837479" calcext:value-type="float">
            <text:p>0.284828215837479</text:p>
          </table:table-cell>
          <table:table-cell table:number-columns-repeated="2"/>
        </table:table-row>
        <table:table-row table:style-name="ro1">
          <table:table-cell office:value-type="float" office:value="0.285192310810089" calcext:value-type="float">
            <text:p>0.285192310810089</text:p>
          </table:table-cell>
          <table:table-cell table:number-columns-repeated="2"/>
        </table:table-row>
        <table:table-row table:style-name="ro1">
          <table:table-cell office:value-type="float" office:value="0.283676952123642" calcext:value-type="float">
            <text:p>0.283676952123642</text:p>
          </table:table-cell>
          <table:table-cell table:number-columns-repeated="2"/>
        </table:table-row>
        <table:table-row table:style-name="ro1">
          <table:table-cell office:value-type="float" office:value="0.282810866832733" calcext:value-type="float">
            <text:p>0.282810866832733</text:p>
          </table:table-cell>
          <table:table-cell table:number-columns-repeated="2"/>
        </table:table-row>
        <table:table-row table:style-name="ro1">
          <table:table-cell office:value-type="float" office:value="0.28200575709343" calcext:value-type="float">
            <text:p>0.28200575709343</text:p>
          </table:table-cell>
          <table:table-cell table:number-columns-repeated="2"/>
        </table:table-row>
        <table:table-row table:style-name="ro1">
          <table:table-cell office:value-type="float" office:value="0.282505661249161" calcext:value-type="float">
            <text:p>0.282505661249161</text:p>
          </table:table-cell>
          <table:table-cell table:number-columns-repeated="2"/>
        </table:table-row>
        <table:table-row table:style-name="ro1">
          <table:table-cell office:value-type="float" office:value="0.282731860876083" calcext:value-type="float">
            <text:p>0.282731860876083</text:p>
          </table:table-cell>
          <table:table-cell table:number-columns-repeated="2"/>
        </table:table-row>
        <table:table-row table:style-name="ro1">
          <table:table-cell office:value-type="float" office:value="0.282188177108765" calcext:value-type="float">
            <text:p>0.282188177108765</text:p>
          </table:table-cell>
          <table:table-cell table:number-columns-repeated="2"/>
        </table:table-row>
        <table:table-row table:style-name="ro1">
          <table:table-cell office:value-type="float" office:value="0.278479218482971" calcext:value-type="float">
            <text:p>0.278479218482971</text:p>
          </table:table-cell>
          <table:table-cell table:number-columns-repeated="2"/>
        </table:table-row>
        <table:table-row table:style-name="ro1">
          <table:table-cell office:value-type="float" office:value="0.261911898851395" calcext:value-type="float">
            <text:p>0.261911898851395</text:p>
          </table:table-cell>
          <table:table-cell table:number-columns-repeated="2"/>
        </table:table-row>
        <table:table-row table:style-name="ro1">
          <table:table-cell office:value-type="float" office:value="0.263434827327728" calcext:value-type="float">
            <text:p>0.263434827327728</text:p>
          </table:table-cell>
          <table:table-cell table:number-columns-repeated="2"/>
        </table:table-row>
        <table:table-row table:style-name="ro1">
          <table:table-cell office:value-type="float" office:value="0.261734664440155" calcext:value-type="float">
            <text:p>0.261734664440155</text:p>
          </table:table-cell>
          <table:table-cell table:number-columns-repeated="2"/>
        </table:table-row>
        <table:table-row table:style-name="ro1">
          <table:table-cell office:value-type="float" office:value="0.262257546186447" calcext:value-type="float">
            <text:p>0.262257546186447</text:p>
          </table:table-cell>
          <table:table-cell table:number-columns-repeated="2"/>
        </table:table-row>
        <table:table-row table:style-name="ro1">
          <table:table-cell office:value-type="float" office:value="0.260311752557755" calcext:value-type="float">
            <text:p>0.260311752557755</text:p>
          </table:table-cell>
          <table:table-cell table:number-columns-repeated="2"/>
        </table:table-row>
        <table:table-row table:style-name="ro1">
          <table:table-cell office:value-type="float" office:value="0.284498006105423" calcext:value-type="float">
            <text:p>0.284498006105423</text:p>
          </table:table-cell>
          <table:table-cell table:number-columns-repeated="2"/>
        </table:table-row>
        <table:table-row table:style-name="ro1">
          <table:table-cell office:value-type="float" office:value="0.284050345420837" calcext:value-type="float">
            <text:p>0.284050345420837</text:p>
          </table:table-cell>
          <table:table-cell table:number-columns-repeated="2"/>
        </table:table-row>
        <table:table-row table:style-name="ro1">
          <table:table-cell office:value-type="float" office:value="0.287137597799301" calcext:value-type="float">
            <text:p>0.287137597799301</text:p>
          </table:table-cell>
          <table:table-cell table:number-columns-repeated="2"/>
        </table:table-row>
        <table:table-row table:style-name="ro1">
          <table:table-cell office:value-type="float" office:value="0.267442941665649" calcext:value-type="float">
            <text:p>0.267442941665649</text:p>
          </table:table-cell>
          <table:table-cell table:number-columns-repeated="2"/>
        </table:table-row>
        <table:table-row table:style-name="ro1">
          <table:table-cell office:value-type="float" office:value="0.270321905612946" calcext:value-type="float">
            <text:p>0.270321905612946</text:p>
          </table:table-cell>
          <table:table-cell table:number-columns-repeated="2"/>
        </table:table-row>
        <table:table-row table:style-name="ro1">
          <table:table-cell office:value-type="float" office:value="0.268780201673508" calcext:value-type="float">
            <text:p>0.268780201673508</text:p>
          </table:table-cell>
          <table:table-cell table:number-columns-repeated="2"/>
        </table:table-row>
        <table:table-row table:style-name="ro1">
          <table:table-cell office:value-type="float" office:value="0.283515065908432" calcext:value-type="float">
            <text:p>0.283515065908432</text:p>
          </table:table-cell>
          <table:table-cell table:number-columns-repeated="2"/>
        </table:table-row>
        <table:table-row table:style-name="ro1">
          <table:table-cell office:value-type="float" office:value="0.251228451728821" calcext:value-type="float">
            <text:p>0.251228451728821</text:p>
          </table:table-cell>
          <table:table-cell table:number-columns-repeated="2"/>
        </table:table-row>
        <table:table-row table:style-name="ro1">
          <table:table-cell office:value-type="float" office:value="0.276784777641296" calcext:value-type="float">
            <text:p>0.276784777641296</text:p>
          </table:table-cell>
          <table:table-cell table:number-columns-repeated="2"/>
        </table:table-row>
        <table:table-row table:style-name="ro1">
          <table:table-cell office:value-type="float" office:value="0.383374720811844" calcext:value-type="float">
            <text:p>0.383374720811844</text:p>
          </table:table-cell>
          <table:table-cell table:number-columns-repeated="2"/>
        </table:table-row>
        <table:table-row table:style-name="ro1">
          <table:table-cell office:value-type="float" office:value="0.378300458192825" calcext:value-type="float">
            <text:p>0.378300458192825</text:p>
          </table:table-cell>
          <table:table-cell table:number-columns-repeated="2"/>
        </table:table-row>
        <table:table-row table:style-name="ro1">
          <table:table-cell office:value-type="float" office:value="0.334074288606644" calcext:value-type="float">
            <text:p>0.334074288606644</text:p>
          </table:table-cell>
          <table:table-cell table:number-columns-repeated="2"/>
        </table:table-row>
        <table:table-row table:style-name="ro1">
          <table:table-cell office:value-type="float" office:value="0.259781807661057" calcext:value-type="float">
            <text:p>0.259781807661057</text:p>
          </table:table-cell>
          <table:table-cell table:number-columns-repeated="2"/>
        </table:table-row>
        <table:table-row table:style-name="ro1">
          <table:table-cell office:value-type="float" office:value="0.315329909324646" calcext:value-type="float">
            <text:p>0.315329909324646</text:p>
          </table:table-cell>
          <table:table-cell table:number-columns-repeated="2"/>
        </table:table-row>
        <table:table-row table:style-name="ro1">
          <table:table-cell office:value-type="float" office:value="0.319322317838669" calcext:value-type="float">
            <text:p>0.319322317838669</text:p>
          </table:table-cell>
          <table:table-cell table:number-columns-repeated="2"/>
        </table:table-row>
        <table:table-row table:style-name="ro1">
          <table:table-cell office:value-type="float" office:value="0.317629873752594" calcext:value-type="float">
            <text:p>0.317629873752594</text:p>
          </table:table-cell>
          <table:table-cell table:number-columns-repeated="2"/>
        </table:table-row>
        <table:table-row table:style-name="ro1">
          <table:table-cell office:value-type="float" office:value="0.405755639076233" calcext:value-type="float">
            <text:p>0.405755639076233</text:p>
          </table:table-cell>
          <table:table-cell table:number-columns-repeated="2"/>
        </table:table-row>
        <table:table-row table:style-name="ro1">
          <table:table-cell office:value-type="float" office:value="0.391903549432755" calcext:value-type="float">
            <text:p>0.391903549432755</text:p>
          </table:table-cell>
          <table:table-cell table:number-columns-repeated="2"/>
        </table:table-row>
        <table:table-row table:style-name="ro1">
          <table:table-cell office:value-type="float" office:value="0.366138070821762" calcext:value-type="float">
            <text:p>0.366138070821762</text:p>
          </table:table-cell>
          <table:table-cell table:number-columns-repeated="2"/>
        </table:table-row>
        <table:table-row table:style-name="ro1">
          <table:table-cell office:value-type="float" office:value="0.364895671606064" calcext:value-type="float">
            <text:p>0.364895671606064</text:p>
          </table:table-cell>
          <table:table-cell table:number-columns-repeated="2"/>
        </table:table-row>
        <table:table-row table:style-name="ro1">
          <table:table-cell office:value-type="float" office:value="0.326847702264786" calcext:value-type="float">
            <text:p>0.326847702264786</text:p>
          </table:table-cell>
          <table:table-cell table:number-columns-repeated="2"/>
        </table:table-row>
        <table:table-row table:style-name="ro1">
          <table:table-cell office:value-type="float" office:value="0.321575462818146" calcext:value-type="float">
            <text:p>0.321575462818146</text:p>
          </table:table-cell>
          <table:table-cell table:number-columns-repeated="2"/>
        </table:table-row>
        <table:table-row table:style-name="ro1">
          <table:table-cell office:value-type="float" office:value="0.327711462974548" calcext:value-type="float">
            <text:p>0.327711462974548</text:p>
          </table:table-cell>
          <table:table-cell table:number-columns-repeated="2"/>
        </table:table-row>
        <table:table-row table:style-name="ro1">
          <table:table-cell office:value-type="float" office:value="0.330363184213638" calcext:value-type="float">
            <text:p>0.330363184213638</text:p>
          </table:table-cell>
          <table:table-cell table:number-columns-repeated="2"/>
        </table:table-row>
        <table:table-row table:style-name="ro1">
          <table:table-cell office:value-type="float" office:value="0.333725064992905" calcext:value-type="float">
            <text:p>0.333725064992905</text:p>
          </table:table-cell>
          <table:table-cell table:number-columns-repeated="2"/>
        </table:table-row>
        <table:table-row table:style-name="ro1">
          <table:table-cell office:value-type="float" office:value="0.369239389896393" calcext:value-type="float">
            <text:p>0.369239389896393</text:p>
          </table:table-cell>
          <table:table-cell table:number-columns-repeated="2"/>
        </table:table-row>
        <table:table-row table:style-name="ro1">
          <table:table-cell office:value-type="float" office:value="0.356415659189224" calcext:value-type="float">
            <text:p>0.356415659189224</text:p>
          </table:table-cell>
          <table:table-cell table:number-columns-repeated="2"/>
        </table:table-row>
        <table:table-row table:style-name="ro1">
          <table:table-cell office:value-type="float" office:value="0.35446110367775" calcext:value-type="float">
            <text:p>0.35446110367775</text:p>
          </table:table-cell>
          <table:table-cell table:number-columns-repeated="2"/>
        </table:table-row>
        <table:table-row table:style-name="ro1">
          <table:table-cell office:value-type="float" office:value="0.339729338884354" calcext:value-type="float">
            <text:p>0.339729338884354</text:p>
          </table:table-cell>
          <table:table-cell table:number-columns-repeated="2"/>
        </table:table-row>
        <table:table-row table:style-name="ro1">
          <table:table-cell office:value-type="float" office:value="0.342013567686081" calcext:value-type="float">
            <text:p>0.342013567686081</text:p>
          </table:table-cell>
          <table:table-cell table:number-columns-repeated="2"/>
        </table:table-row>
        <table:table-row table:style-name="ro1">
          <table:table-cell office:value-type="float" office:value="0.271004140377045" calcext:value-type="float">
            <text:p>0.271004140377045</text:p>
          </table:table-cell>
          <table:table-cell table:number-columns-repeated="2"/>
        </table:table-row>
        <table:table-row table:style-name="ro1">
          <table:table-cell office:value-type="float" office:value="0.264418631792068" calcext:value-type="float">
            <text:p>0.264418631792068</text:p>
          </table:table-cell>
          <table:table-cell table:number-columns-repeated="2"/>
        </table:table-row>
        <table:table-row table:style-name="ro1">
          <table:table-cell office:value-type="float" office:value="0.261344730854034" calcext:value-type="float">
            <text:p>0.261344730854034</text:p>
          </table:table-cell>
          <table:table-cell table:number-columns-repeated="2"/>
        </table:table-row>
        <table:table-row table:style-name="ro1">
          <table:table-cell office:value-type="float" office:value="0.255369305610657" calcext:value-type="float">
            <text:p>0.255369305610657</text:p>
          </table:table-cell>
          <table:table-cell table:number-columns-repeated="2"/>
        </table:table-row>
        <table:table-row table:style-name="ro1">
          <table:table-cell office:value-type="float" office:value="0.253843188285828" calcext:value-type="float">
            <text:p>0.253843188285828</text:p>
          </table:table-cell>
          <table:table-cell table:number-columns-repeated="2"/>
        </table:table-row>
        <table:table-row table:style-name="ro1">
          <table:table-cell office:value-type="float" office:value="0.251321226358414" calcext:value-type="float">
            <text:p>0.251321226358414</text:p>
          </table:table-cell>
          <table:table-cell table:number-columns-repeated="2"/>
        </table:table-row>
        <table:table-row table:style-name="ro1">
          <table:table-cell office:value-type="float" office:value="0.263082206249237" calcext:value-type="float">
            <text:p>0.263082206249237</text:p>
          </table:table-cell>
          <table:table-cell table:number-columns-repeated="2"/>
        </table:table-row>
        <table:table-row table:style-name="ro1">
          <table:table-cell office:value-type="float" office:value="0.260447978973389" calcext:value-type="float">
            <text:p>0.260447978973389</text:p>
          </table:table-cell>
          <table:table-cell table:number-columns-repeated="2"/>
        </table:table-row>
        <table:table-row table:style-name="ro1">
          <table:table-cell office:value-type="float" office:value="0.260787576436996" calcext:value-type="float">
            <text:p>0.260787576436996</text:p>
          </table:table-cell>
          <table:table-cell table:number-columns-repeated="2"/>
        </table:table-row>
        <table:table-row table:style-name="ro1">
          <table:table-cell office:value-type="float" office:value="0.256326586008072" calcext:value-type="float">
            <text:p>0.256326586008072</text:p>
          </table:table-cell>
          <table:table-cell table:number-columns-repeated="2"/>
        </table:table-row>
        <table:table-row table:style-name="ro1">
          <table:table-cell office:value-type="float" office:value="0.260078370571136" calcext:value-type="float">
            <text:p>0.260078370571136</text:p>
          </table:table-cell>
          <table:table-cell table:number-columns-repeated="2"/>
        </table:table-row>
        <table:table-row table:style-name="ro1">
          <table:table-cell office:value-type="float" office:value="0.259622067213058" calcext:value-type="float">
            <text:p>0.259622067213058</text:p>
          </table:table-cell>
          <table:table-cell table:number-columns-repeated="2"/>
        </table:table-row>
        <table:table-row table:style-name="ro1">
          <table:table-cell office:value-type="float" office:value="0.263626247644424" calcext:value-type="float">
            <text:p>0.263626247644424</text:p>
          </table:table-cell>
          <table:table-cell table:number-columns-repeated="2"/>
        </table:table-row>
        <table:table-row table:style-name="ro1">
          <table:table-cell office:value-type="float" office:value="0.261336207389832" calcext:value-type="float">
            <text:p>0.261336207389832</text:p>
          </table:table-cell>
          <table:table-cell table:number-columns-repeated="2"/>
        </table:table-row>
        <table:table-row table:style-name="ro1">
          <table:table-cell office:value-type="float" office:value="0.257666409015656" calcext:value-type="float">
            <text:p>0.257666409015656</text:p>
          </table:table-cell>
          <table:table-cell table:number-columns-repeated="2"/>
        </table:table-row>
        <table:table-row table:style-name="ro1">
          <table:table-cell office:value-type="float" office:value="0.260136693716049" calcext:value-type="float">
            <text:p>0.260136693716049</text:p>
          </table:table-cell>
          <table:table-cell table:number-columns-repeated="2"/>
        </table:table-row>
        <table:table-row table:style-name="ro1">
          <table:table-cell office:value-type="float" office:value="0.261154919862747" calcext:value-type="float">
            <text:p>0.261154919862747</text:p>
          </table:table-cell>
          <table:table-cell table:number-columns-repeated="2"/>
        </table:table-row>
        <table:table-row table:style-name="ro1">
          <table:table-cell office:value-type="float" office:value="0.263179361820221" calcext:value-type="float">
            <text:p>0.263179361820221</text:p>
          </table:table-cell>
          <table:table-cell table:number-columns-repeated="2"/>
        </table:table-row>
        <table:table-row table:style-name="ro1">
          <table:table-cell office:value-type="float" office:value="0.258726477622986" calcext:value-type="float">
            <text:p>0.258726477622986</text:p>
          </table:table-cell>
          <table:table-cell table:number-columns-repeated="2"/>
        </table:table-row>
        <table:table-row table:style-name="ro1">
          <table:table-cell office:value-type="float" office:value="0.260000616312027" calcext:value-type="float">
            <text:p>0.260000616312027</text:p>
          </table:table-cell>
          <table:table-cell table:number-columns-repeated="2"/>
        </table:table-row>
        <table:table-row table:style-name="ro1">
          <table:table-cell office:value-type="float" office:value="0.25519073009491" calcext:value-type="float">
            <text:p>0.25519073009491</text:p>
          </table:table-cell>
          <table:table-cell table:number-columns-repeated="2"/>
        </table:table-row>
        <table:table-row table:style-name="ro1">
          <table:table-cell office:value-type="float" office:value="0.258713036775589" calcext:value-type="float">
            <text:p>0.258713036775589</text:p>
          </table:table-cell>
          <table:table-cell table:number-columns-repeated="2"/>
        </table:table-row>
        <table:table-row table:style-name="ro1">
          <table:table-cell office:value-type="float" office:value="0.370314359664917" calcext:value-type="float">
            <text:p>0.370314359664917</text:p>
          </table:table-cell>
          <table:table-cell table:number-columns-repeated="2"/>
        </table:table-row>
        <table:table-row table:style-name="ro1">
          <table:table-cell office:value-type="float" office:value="0.366855651140213" calcext:value-type="float">
            <text:p>0.366855651140213</text:p>
          </table:table-cell>
          <table:table-cell table:number-columns-repeated="2"/>
        </table:table-row>
        <table:table-row table:style-name="ro1">
          <table:table-cell office:value-type="float" office:value="0.38110813498497" calcext:value-type="float">
            <text:p>0.38110813498497</text:p>
          </table:table-cell>
          <table:table-cell table:number-columns-repeated="2"/>
        </table:table-row>
        <table:table-row table:style-name="ro1">
          <table:table-cell office:value-type="float" office:value="0.333538562059402" calcext:value-type="float">
            <text:p>0.333538562059402</text:p>
          </table:table-cell>
          <table:table-cell table:number-columns-repeated="2"/>
        </table:table-row>
        <table:table-row table:style-name="ro1">
          <table:table-cell office:value-type="float" office:value="0.332716792821884" calcext:value-type="float">
            <text:p>0.332716792821884</text:p>
          </table:table-cell>
          <table:table-cell table:number-columns-repeated="2"/>
        </table:table-row>
        <table:table-row table:style-name="ro1">
          <table:table-cell office:value-type="float" office:value="0.325697600841522" calcext:value-type="float">
            <text:p>0.325697600841522</text:p>
          </table:table-cell>
          <table:table-cell table:number-columns-repeated="2"/>
        </table:table-row>
        <table:table-row table:style-name="ro1">
          <table:table-cell office:value-type="float" office:value="0.32222643494606" calcext:value-type="float">
            <text:p>0.32222643494606</text:p>
          </table:table-cell>
          <table:table-cell table:number-columns-repeated="2"/>
        </table:table-row>
        <table:table-row table:style-name="ro1">
          <table:table-cell office:value-type="float" office:value="0.326980501413345" calcext:value-type="float">
            <text:p>0.326980501413345</text:p>
          </table:table-cell>
          <table:table-cell table:number-columns-repeated="2"/>
        </table:table-row>
        <table:table-row table:style-name="ro1">
          <table:table-cell office:value-type="float" office:value="0.318371444940567" calcext:value-type="float">
            <text:p>0.318371444940567</text:p>
          </table:table-cell>
          <table:table-cell table:number-columns-repeated="2"/>
        </table:table-row>
        <table:table-row table:style-name="ro1">
          <table:table-cell office:value-type="float" office:value="0.320680469274521" calcext:value-type="float">
            <text:p>0.320680469274521</text:p>
          </table:table-cell>
          <table:table-cell table:number-columns-repeated="2"/>
        </table:table-row>
        <table:table-row table:style-name="ro1">
          <table:table-cell office:value-type="float" office:value="0.319246172904968" calcext:value-type="float">
            <text:p>0.319246172904968</text:p>
          </table:table-cell>
          <table:table-cell table:number-columns-repeated="2"/>
        </table:table-row>
        <table:table-row table:style-name="ro1">
          <table:table-cell office:value-type="float" office:value="0.32177260518074" calcext:value-type="float">
            <text:p>0.32177260518074</text:p>
          </table:table-cell>
          <table:table-cell table:number-columns-repeated="2"/>
        </table:table-row>
        <table:table-row table:style-name="ro1">
          <table:table-cell office:value-type="float" office:value="0.313280582427979" calcext:value-type="float">
            <text:p>0.313280582427979</text:p>
          </table:table-cell>
          <table:table-cell table:number-columns-repeated="2"/>
        </table:table-row>
        <table:table-row table:style-name="ro1">
          <table:table-cell office:value-type="float" office:value="0.316120058298111" calcext:value-type="float">
            <text:p>0.316120058298111</text:p>
          </table:table-cell>
          <table:table-cell table:number-columns-repeated="2"/>
        </table:table-row>
        <table:table-row table:style-name="ro1">
          <table:table-cell office:value-type="float" office:value="0.331904321908951" calcext:value-type="float">
            <text:p>0.331904321908951</text:p>
          </table:table-cell>
          <table:table-cell table:number-columns-repeated="2"/>
        </table:table-row>
        <table:table-row table:style-name="ro1">
          <table:table-cell office:value-type="float" office:value="0.284521222114563" calcext:value-type="float">
            <text:p>0.284521222114563</text:p>
          </table:table-cell>
          <table:table-cell table:number-columns-repeated="2"/>
        </table:table-row>
        <table:table-row table:style-name="ro1">
          <table:table-cell office:value-type="float" office:value="0.290237128734589" calcext:value-type="float">
            <text:p>0.290237128734589</text:p>
          </table:table-cell>
          <table:table-cell table:number-columns-repeated="2"/>
        </table:table-row>
        <table:table-row table:style-name="ro1">
          <table:table-cell office:value-type="float" office:value="0.299157321453094" calcext:value-type="float">
            <text:p>0.299157321453094</text:p>
          </table:table-cell>
          <table:table-cell table:number-columns-repeated="2"/>
        </table:table-row>
        <table:table-row table:style-name="ro1">
          <table:table-cell office:value-type="float" office:value="0.293608218431473" calcext:value-type="float">
            <text:p>0.293608218431473</text:p>
          </table:table-cell>
          <table:table-cell table:number-columns-repeated="2"/>
        </table:table-row>
        <table:table-row table:style-name="ro1">
          <table:table-cell office:value-type="float" office:value="0.283162474632263" calcext:value-type="float">
            <text:p>0.283162474632263</text:p>
          </table:table-cell>
          <table:table-cell table:number-columns-repeated="2"/>
        </table:table-row>
        <table:table-row table:style-name="ro1">
          <table:table-cell office:value-type="float" office:value="0.277957201004028" calcext:value-type="float">
            <text:p>0.277957201004028</text:p>
          </table:table-cell>
          <table:table-cell table:number-columns-repeated="2"/>
        </table:table-row>
        <table:table-row table:style-name="ro1">
          <table:table-cell office:value-type="float" office:value="0.281707853078842" calcext:value-type="float">
            <text:p>0.281707853078842</text:p>
          </table:table-cell>
          <table:table-cell table:number-columns-repeated="2"/>
        </table:table-row>
        <table:table-row table:style-name="ro1">
          <table:table-cell office:value-type="float" office:value="0.287611454725266" calcext:value-type="float">
            <text:p>0.287611454725266</text:p>
          </table:table-cell>
          <table:table-cell table:number-columns-repeated="2"/>
        </table:table-row>
        <table:table-row table:style-name="ro1">
          <table:table-cell office:value-type="float" office:value="0.285121619701385" calcext:value-type="float">
            <text:p>0.285121619701385</text:p>
          </table:table-cell>
          <table:table-cell table:number-columns-repeated="2"/>
        </table:table-row>
        <table:table-row table:style-name="ro1">
          <table:table-cell office:value-type="float" office:value="0.286092400550842" calcext:value-type="float">
            <text:p>0.286092400550842</text:p>
          </table:table-cell>
          <table:table-cell table:number-columns-repeated="2"/>
        </table:table-row>
        <table:table-row table:style-name="ro1">
          <table:table-cell office:value-type="float" office:value="0.281663298606873" calcext:value-type="float">
            <text:p>0.281663298606873</text:p>
          </table:table-cell>
          <table:table-cell table:number-columns-repeated="2"/>
        </table:table-row>
        <table:table-row table:style-name="ro1">
          <table:table-cell office:value-type="float" office:value="0.28152722120285" calcext:value-type="float">
            <text:p>0.28152722120285</text:p>
          </table:table-cell>
          <table:table-cell table:number-columns-repeated="2"/>
        </table:table-row>
        <table:table-row table:style-name="ro1">
          <table:table-cell office:value-type="float" office:value="0.294767946004868" calcext:value-type="float">
            <text:p>0.294767946004868</text:p>
          </table:table-cell>
          <table:table-cell table:number-columns-repeated="2"/>
        </table:table-row>
        <table:table-row table:style-name="ro1">
          <table:table-cell office:value-type="float" office:value="0.289051651954651" calcext:value-type="float">
            <text:p>0.289051651954651</text:p>
          </table:table-cell>
          <table:table-cell table:number-columns-repeated="2"/>
        </table:table-row>
        <table:table-row table:style-name="ro1">
          <table:table-cell office:value-type="float" office:value="0.283297538757324" calcext:value-type="float">
            <text:p>0.283297538757324</text:p>
          </table:table-cell>
          <table:table-cell table:number-columns-repeated="2"/>
        </table:table-row>
        <table:table-row table:style-name="ro1">
          <table:table-cell office:value-type="float" office:value="0.293159544467926" calcext:value-type="float">
            <text:p>0.293159544467926</text:p>
          </table:table-cell>
          <table:table-cell table:number-columns-repeated="2"/>
        </table:table-row>
        <table:table-row table:style-name="ro1">
          <table:table-cell office:value-type="float" office:value="0.284367859363556" calcext:value-type="float">
            <text:p>0.284367859363556</text:p>
          </table:table-cell>
          <table:table-cell table:number-columns-repeated="2"/>
        </table:table-row>
        <table:table-row table:style-name="ro1">
          <table:table-cell office:value-type="float" office:value="0.293402224779129" calcext:value-type="float">
            <text:p>0.293402224779129</text:p>
          </table:table-cell>
          <table:table-cell table:number-columns-repeated="2"/>
        </table:table-row>
        <table:table-row table:style-name="ro1">
          <table:table-cell office:value-type="float" office:value="0.291192203760147" calcext:value-type="float">
            <text:p>0.291192203760147</text:p>
          </table:table-cell>
          <table:table-cell table:number-columns-repeated="2"/>
        </table:table-row>
        <table:table-row table:style-name="ro1">
          <table:table-cell office:value-type="float" office:value="0.297176539897919" calcext:value-type="float">
            <text:p>0.297176539897919</text:p>
          </table:table-cell>
          <table:table-cell table:number-columns-repeated="2"/>
        </table:table-row>
        <table:table-row table:style-name="ro1">
          <table:table-cell office:value-type="float" office:value="0.29102036356926" calcext:value-type="float">
            <text:p>0.29102036356926</text:p>
          </table:table-cell>
          <table:table-cell table:number-columns-repeated="2"/>
        </table:table-row>
        <table:table-row table:style-name="ro1">
          <table:table-cell office:value-type="float" office:value="0.290404230356216" calcext:value-type="float">
            <text:p>0.290404230356216</text:p>
          </table:table-cell>
          <table:table-cell table:number-columns-repeated="2"/>
        </table:table-row>
        <table:table-row table:style-name="ro1">
          <table:table-cell office:value-type="float" office:value="0.301872164011002" calcext:value-type="float">
            <text:p>0.301872164011002</text:p>
          </table:table-cell>
          <table:table-cell table:number-columns-repeated="2"/>
        </table:table-row>
        <table:table-row table:style-name="ro1">
          <table:table-cell office:value-type="float" office:value="0.303363978862762" calcext:value-type="float">
            <text:p>0.303363978862762</text:p>
          </table:table-cell>
          <table:table-cell table:number-columns-repeated="2"/>
        </table:table-row>
        <table:table-row table:style-name="ro1">
          <table:table-cell office:value-type="float" office:value="0.352149456739426" calcext:value-type="float">
            <text:p>0.352149456739426</text:p>
          </table:table-cell>
          <table:table-cell table:number-columns-repeated="2"/>
        </table:table-row>
        <table:table-row table:style-name="ro1">
          <table:table-cell office:value-type="float" office:value="0.350056529045105" calcext:value-type="float">
            <text:p>0.350056529045105</text:p>
          </table:table-cell>
          <table:table-cell table:number-columns-repeated="2"/>
        </table:table-row>
        <table:table-row table:style-name="ro1">
          <table:table-cell office:value-type="float" office:value="0.348275303840637" calcext:value-type="float">
            <text:p>0.348275303840637</text:p>
          </table:table-cell>
          <table:table-cell table:number-columns-repeated="2"/>
        </table:table-row>
        <table:table-row table:style-name="ro1">
          <table:table-cell office:value-type="float" office:value="0.353591769933701" calcext:value-type="float">
            <text:p>0.353591769933701</text:p>
          </table:table-cell>
          <table:table-cell table:number-columns-repeated="2"/>
        </table:table-row>
        <table:table-row table:style-name="ro1">
          <table:table-cell office:value-type="float" office:value="0.353652656078339" calcext:value-type="float">
            <text:p>0.353652656078339</text:p>
          </table:table-cell>
          <table:table-cell table:number-columns-repeated="2"/>
        </table:table-row>
        <table:table-row table:style-name="ro1">
          <table:table-cell office:value-type="float" office:value="0.353426665067673" calcext:value-type="float">
            <text:p>0.353426665067673</text:p>
          </table:table-cell>
          <table:table-cell table:number-columns-repeated="2"/>
        </table:table-row>
        <table:table-row table:style-name="ro1">
          <table:table-cell office:value-type="float" office:value="0.353415250778198" calcext:value-type="float">
            <text:p>0.353415250778198</text:p>
          </table:table-cell>
          <table:table-cell table:number-columns-repeated="2"/>
        </table:table-row>
        <table:table-row table:style-name="ro1">
          <table:table-cell office:value-type="float" office:value="0.34633857011795" calcext:value-type="float">
            <text:p>0.34633857011795</text:p>
          </table:table-cell>
          <table:table-cell table:number-columns-repeated="2"/>
        </table:table-row>
        <table:table-row table:style-name="ro1">
          <table:table-cell office:value-type="float" office:value="0.346737682819366" calcext:value-type="float">
            <text:p>0.346737682819366</text:p>
          </table:table-cell>
          <table:table-cell table:number-columns-repeated="2"/>
        </table:table-row>
        <table:table-row table:style-name="ro1">
          <table:table-cell office:value-type="float" office:value="0.349205315113068" calcext:value-type="float">
            <text:p>0.349205315113068</text:p>
          </table:table-cell>
          <table:table-cell table:number-columns-repeated="2"/>
        </table:table-row>
        <table:table-row table:style-name="ro1">
          <table:table-cell office:value-type="float" office:value="0.349097162485123" calcext:value-type="float">
            <text:p>0.349097162485123</text:p>
          </table:table-cell>
          <table:table-cell table:number-columns-repeated="2"/>
        </table:table-row>
        <table:table-row table:style-name="ro1">
          <table:table-cell office:value-type="float" office:value="0.356773316860199" calcext:value-type="float">
            <text:p>0.356773316860199</text:p>
          </table:table-cell>
          <table:table-cell table:number-columns-repeated="2"/>
        </table:table-row>
        <table:table-row table:style-name="ro1">
          <table:table-cell office:value-type="float" office:value="0.349370956420898" calcext:value-type="float">
            <text:p>0.349370956420898</text:p>
          </table:table-cell>
          <table:table-cell table:number-columns-repeated="2"/>
        </table:table-row>
        <table:table-row table:style-name="ro1">
          <table:table-cell office:value-type="float" office:value="0.351840198040009" calcext:value-type="float">
            <text:p>0.351840198040009</text:p>
          </table:table-cell>
          <table:table-cell table:number-columns-repeated="2"/>
        </table:table-row>
        <table:table-row table:style-name="ro1">
          <table:table-cell office:value-type="float" office:value="0.350199371576309" calcext:value-type="float">
            <text:p>0.350199371576309</text:p>
          </table:table-cell>
          <table:table-cell table:number-columns-repeated="2"/>
        </table:table-row>
        <table:table-row table:style-name="ro1">
          <table:table-cell office:value-type="float" office:value="0.356441408395767" calcext:value-type="float">
            <text:p>0.356441408395767</text:p>
          </table:table-cell>
          <table:table-cell table:number-columns-repeated="2"/>
        </table:table-row>
        <table:table-row table:style-name="ro1">
          <table:table-cell office:value-type="float" office:value="0.353914111852646" calcext:value-type="float">
            <text:p>0.353914111852646</text:p>
          </table:table-cell>
          <table:table-cell table:number-columns-repeated="2"/>
        </table:table-row>
        <table:table-row table:style-name="ro1">
          <table:table-cell office:value-type="float" office:value="0.354516476392746" calcext:value-type="float">
            <text:p>0.354516476392746</text:p>
          </table:table-cell>
          <table:table-cell table:number-columns-repeated="2"/>
        </table:table-row>
        <table:table-row table:style-name="ro1">
          <table:table-cell office:value-type="float" office:value="0.354577600955963" calcext:value-type="float">
            <text:p>0.354577600955963</text:p>
          </table:table-cell>
          <table:table-cell table:number-columns-repeated="2"/>
        </table:table-row>
        <table:table-row table:style-name="ro1">
          <table:table-cell office:value-type="float" office:value="0.35980898141861" calcext:value-type="float">
            <text:p>0.35980898141861</text:p>
          </table:table-cell>
          <table:table-cell table:number-columns-repeated="2"/>
        </table:table-row>
        <table:table-row table:style-name="ro1">
          <table:table-cell office:value-type="float" office:value="0.356742471456528" calcext:value-type="float">
            <text:p>0.356742471456528</text:p>
          </table:table-cell>
          <table:table-cell table:number-columns-repeated="2"/>
        </table:table-row>
        <table:table-row table:style-name="ro1">
          <table:table-cell office:value-type="float" office:value="0.35848081111908" calcext:value-type="float">
            <text:p>0.35848081111908</text:p>
          </table:table-cell>
          <table:table-cell table:number-columns-repeated="2"/>
        </table:table-row>
        <table:table-row table:style-name="ro1">
          <table:table-cell office:value-type="float" office:value="0.356586158275604" calcext:value-type="float">
            <text:p>0.356586158275604</text:p>
          </table:table-cell>
          <table:table-cell table:number-columns-repeated="2"/>
        </table:table-row>
        <table:table-row table:style-name="ro1">
          <table:table-cell office:value-type="float" office:value="0.364933997392654" calcext:value-type="float">
            <text:p>0.364933997392654</text:p>
          </table:table-cell>
          <table:table-cell table:number-columns-repeated="2"/>
        </table:table-row>
        <table:table-row table:style-name="ro1">
          <table:table-cell office:value-type="float" office:value="0.365835934877396" calcext:value-type="float">
            <text:p>0.365835934877396</text:p>
          </table:table-cell>
          <table:table-cell table:number-columns-repeated="2"/>
        </table:table-row>
        <table:table-row table:style-name="ro1">
          <table:table-cell office:value-type="float" office:value="0.3024882376194" calcext:value-type="float">
            <text:p>0.3024882376194</text:p>
          </table:table-cell>
          <table:table-cell table:number-columns-repeated="2"/>
        </table:table-row>
        <table:table-row table:style-name="ro1">
          <table:table-cell office:value-type="float" office:value="0.304139047861099" calcext:value-type="float">
            <text:p>0.304139047861099</text:p>
          </table:table-cell>
          <table:table-cell table:number-columns-repeated="2"/>
        </table:table-row>
        <table:table-row table:style-name="ro1">
          <table:table-cell office:value-type="float" office:value="0.305617690086365" calcext:value-type="float">
            <text:p>0.305617690086365</text:p>
          </table:table-cell>
          <table:table-cell table:number-columns-repeated="2"/>
        </table:table-row>
        <table:table-row table:style-name="ro1">
          <table:table-cell office:value-type="float" office:value="0.283197283744812" calcext:value-type="float">
            <text:p>0.283197283744812</text:p>
          </table:table-cell>
          <table:table-cell table:number-columns-repeated="2"/>
        </table:table-row>
        <table:table-row table:style-name="ro1">
          <table:table-cell office:value-type="float" office:value="0.258763641119003" calcext:value-type="float">
            <text:p>0.258763641119003</text:p>
          </table:table-cell>
          <table:table-cell table:number-columns-repeated="2"/>
        </table:table-row>
        <table:table-row table:style-name="ro1">
          <table:table-cell office:value-type="float" office:value="0.257529050111771" calcext:value-type="float">
            <text:p>0.257529050111771</text:p>
          </table:table-cell>
          <table:table-cell table:number-columns-repeated="2"/>
        </table:table-row>
        <table:table-row table:style-name="ro1">
          <table:table-cell office:value-type="float" office:value="0.256668508052826" calcext:value-type="float">
            <text:p>0.256668508052826</text:p>
          </table:table-cell>
          <table:table-cell table:number-columns-repeated="2"/>
        </table:table-row>
        <table:table-row table:style-name="ro1">
          <table:table-cell office:value-type="float" office:value="0.260674238204956" calcext:value-type="float">
            <text:p>0.260674238204956</text:p>
          </table:table-cell>
          <table:table-cell table:number-columns-repeated="2"/>
        </table:table-row>
        <table:table-row table:style-name="ro1">
          <table:table-cell office:value-type="float" office:value="0.263002514839172" calcext:value-type="float">
            <text:p>0.263002514839172</text:p>
          </table:table-cell>
          <table:table-cell table:number-columns-repeated="2"/>
        </table:table-row>
        <table:table-row table:style-name="ro1">
          <table:table-cell office:value-type="float" office:value="0.263217777013779" calcext:value-type="float">
            <text:p>0.263217777013779</text:p>
          </table:table-cell>
          <table:table-cell table:number-columns-repeated="2"/>
        </table:table-row>
        <table:table-row table:style-name="ro1">
          <table:table-cell office:value-type="float" office:value="0.263478338718414" calcext:value-type="float">
            <text:p>0.263478338718414</text:p>
          </table:table-cell>
          <table:table-cell table:number-columns-repeated="2"/>
        </table:table-row>
        <table:table-row table:style-name="ro1">
          <table:table-cell office:value-type="float" office:value="0.262872874736786" calcext:value-type="float">
            <text:p>0.262872874736786</text:p>
          </table:table-cell>
          <table:table-cell table:number-columns-repeated="2"/>
        </table:table-row>
        <table:table-row table:style-name="ro1">
          <table:table-cell office:value-type="float" office:value="0.261898696422577" calcext:value-type="float">
            <text:p>0.261898696422577</text:p>
          </table:table-cell>
          <table:table-cell table:number-columns-repeated="2"/>
        </table:table-row>
        <table:table-row table:style-name="ro1">
          <table:table-cell office:value-type="float" office:value="0.261470645666122" calcext:value-type="float">
            <text:p>0.261470645666122</text:p>
          </table:table-cell>
          <table:table-cell table:number-columns-repeated="2"/>
        </table:table-row>
        <table:table-row table:style-name="ro1">
          <table:table-cell office:value-type="float" office:value="0.261057436466217" calcext:value-type="float">
            <text:p>0.261057436466217</text:p>
          </table:table-cell>
          <table:table-cell table:number-columns-repeated="2"/>
        </table:table-row>
        <table:table-row table:style-name="ro1">
          <table:table-cell office:value-type="float" office:value="0.260517001152039" calcext:value-type="float">
            <text:p>0.260517001152039</text:p>
          </table:table-cell>
          <table:table-cell table:number-columns-repeated="2"/>
        </table:table-row>
        <table:table-row table:style-name="ro1">
          <table:table-cell office:value-type="float" office:value="0.26066866517067" calcext:value-type="float">
            <text:p>0.26066866517067</text:p>
          </table:table-cell>
          <table:table-cell table:number-columns-repeated="2"/>
        </table:table-row>
        <table:table-row table:style-name="ro1">
          <table:table-cell office:value-type="float" office:value="0.267048537731171" calcext:value-type="float">
            <text:p>0.267048537731171</text:p>
          </table:table-cell>
          <table:table-cell table:number-columns-repeated="2"/>
        </table:table-row>
        <table:table-row table:style-name="ro1">
          <table:table-cell office:value-type="float" office:value="0.258576720952988" calcext:value-type="float">
            <text:p>0.258576720952988</text:p>
          </table:table-cell>
          <table:table-cell table:number-columns-repeated="2"/>
        </table:table-row>
        <table:table-row table:style-name="ro1">
          <table:table-cell office:value-type="float" office:value="0.255747348070145" calcext:value-type="float">
            <text:p>0.255747348070145</text:p>
          </table:table-cell>
          <table:table-cell table:number-columns-repeated="2"/>
        </table:table-row>
        <table:table-row table:style-name="ro1">
          <table:table-cell office:value-type="float" office:value="0.252839714288712" calcext:value-type="float">
            <text:p>0.252839714288712</text:p>
          </table:table-cell>
          <table:table-cell table:number-columns-repeated="2"/>
        </table:table-row>
        <table:table-row table:style-name="ro1">
          <table:table-cell office:value-type="float" office:value="0.257080137729645" calcext:value-type="float">
            <text:p>0.257080137729645</text:p>
          </table:table-cell>
          <table:table-cell table:number-columns-repeated="2"/>
        </table:table-row>
        <table:table-row table:style-name="ro1">
          <table:table-cell office:value-type="float" office:value="0.268684327602386" calcext:value-type="float">
            <text:p>0.268684327602386</text:p>
          </table:table-cell>
          <table:table-cell table:number-columns-repeated="2"/>
        </table:table-row>
        <table:table-row table:style-name="ro1">
          <table:table-cell office:value-type="float" office:value="0.269029885530472" calcext:value-type="float">
            <text:p>0.269029885530472</text:p>
          </table:table-cell>
          <table:table-cell table:number-columns-repeated="2"/>
        </table:table-row>
        <table:table-row table:style-name="ro1">
          <table:table-cell office:value-type="float" office:value="0.265628755092621" calcext:value-type="float">
            <text:p>0.265628755092621</text:p>
          </table:table-cell>
          <table:table-cell table:number-columns-repeated="2"/>
        </table:table-row>
        <table:table-row table:style-name="ro1">
          <table:table-cell office:value-type="float" office:value="0.266055762767792" calcext:value-type="float">
            <text:p>0.266055762767792</text:p>
          </table:table-cell>
          <table:table-cell table:number-columns-repeated="2"/>
        </table:table-row>
        <table:table-row table:style-name="ro1">
          <table:table-cell office:value-type="float" office:value="0.265285968780518" calcext:value-type="float">
            <text:p>0.265285968780518</text:p>
          </table:table-cell>
          <table:table-cell table:number-columns-repeated="2"/>
        </table:table-row>
        <table:table-row table:style-name="ro1">
          <table:table-cell office:value-type="float" office:value="0.266256541013718" calcext:value-type="float">
            <text:p>0.266256541013718</text:p>
          </table:table-cell>
          <table:table-cell table:number-columns-repeated="2"/>
        </table:table-row>
        <table:table-row table:style-name="ro1">
          <table:table-cell office:value-type="float" office:value="0.257628083229065" calcext:value-type="float">
            <text:p>0.257628083229065</text:p>
          </table:table-cell>
          <table:table-cell table:number-columns-repeated="2"/>
        </table:table-row>
        <table:table-row table:style-name="ro1">
          <table:table-cell office:value-type="float" office:value="0.258676171302795" calcext:value-type="float">
            <text:p>0.258676171302795</text:p>
          </table:table-cell>
          <table:table-cell table:number-columns-repeated="2"/>
        </table:table-row>
        <table:table-row table:style-name="ro1">
          <table:table-cell office:value-type="float" office:value="0.255047500133514" calcext:value-type="float">
            <text:p>0.255047500133514</text:p>
          </table:table-cell>
          <table:table-cell table:number-columns-repeated="2"/>
        </table:table-row>
        <table:table-row table:style-name="ro1">
          <table:table-cell office:value-type="float" office:value="0.265032410621643" calcext:value-type="float">
            <text:p>0.265032410621643</text:p>
          </table:table-cell>
          <table:table-cell table:number-columns-repeated="2"/>
        </table:table-row>
        <table:table-row table:style-name="ro1">
          <table:table-cell office:value-type="float" office:value="0.266002625226974" calcext:value-type="float">
            <text:p>0.266002625226974</text:p>
          </table:table-cell>
          <table:table-cell table:number-columns-repeated="2"/>
        </table:table-row>
        <table:table-row table:style-name="ro1">
          <table:table-cell office:value-type="float" office:value="0.263997405767441" calcext:value-type="float">
            <text:p>0.263997405767441</text:p>
          </table:table-cell>
          <table:table-cell table:number-columns-repeated="2"/>
        </table:table-row>
        <table:table-row table:style-name="ro1">
          <table:table-cell office:value-type="float" office:value="0.284025907516479" calcext:value-type="float">
            <text:p>0.284025907516479</text:p>
          </table:table-cell>
          <table:table-cell table:number-columns-repeated="2"/>
        </table:table-row>
        <table:table-row table:style-name="ro1">
          <table:table-cell office:value-type="float" office:value="0.262110471725464" calcext:value-type="float">
            <text:p>0.262110471725464</text:p>
          </table:table-cell>
          <table:table-cell table:number-columns-repeated="2"/>
        </table:table-row>
        <table:table-row table:style-name="ro1">
          <table:table-cell office:value-type="float" office:value="0.266045749187469" calcext:value-type="float">
            <text:p>0.266045749187469</text:p>
          </table:table-cell>
          <table:table-cell table:number-columns-repeated="2"/>
        </table:table-row>
        <table:table-row table:style-name="ro1">
          <table:table-cell office:value-type="float" office:value="0.271737366914749" calcext:value-type="float">
            <text:p>0.271737366914749</text:p>
          </table:table-cell>
          <table:table-cell table:number-columns-repeated="2"/>
        </table:table-row>
        <table:table-row table:style-name="ro1">
          <table:table-cell office:value-type="float" office:value="0.265886515378952" calcext:value-type="float">
            <text:p>0.265886515378952</text:p>
          </table:table-cell>
          <table:table-cell table:number-columns-repeated="2"/>
        </table:table-row>
        <table:table-row table:style-name="ro1">
          <table:table-cell office:value-type="float" office:value="0.267547130584717" calcext:value-type="float">
            <text:p>0.267547130584717</text:p>
          </table:table-cell>
          <table:table-cell table:number-columns-repeated="2"/>
        </table:table-row>
        <table:table-row table:style-name="ro1">
          <table:table-cell office:value-type="float" office:value="0.266164660453796" calcext:value-type="float">
            <text:p>0.266164660453796</text:p>
          </table:table-cell>
          <table:table-cell table:number-columns-repeated="2"/>
        </table:table-row>
        <table:table-row table:style-name="ro1">
          <table:table-cell office:value-type="float" office:value="0.266785860061645" calcext:value-type="float">
            <text:p>0.266785860061645</text:p>
          </table:table-cell>
          <table:table-cell table:number-columns-repeated="2"/>
        </table:table-row>
        <table:table-row table:style-name="ro1">
          <table:table-cell office:value-type="float" office:value="0.267266601324081" calcext:value-type="float">
            <text:p>0.267266601324081</text:p>
          </table:table-cell>
          <table:table-cell table:number-columns-repeated="2"/>
        </table:table-row>
        <table:table-row table:style-name="ro1">
          <table:table-cell office:value-type="float" office:value="0.260556578636169" calcext:value-type="float">
            <text:p>0.260556578636169</text:p>
          </table:table-cell>
          <table:table-cell table:number-columns-repeated="2"/>
        </table:table-row>
        <table:table-row table:style-name="ro1">
          <table:table-cell office:value-type="float" office:value="0.262508690357208" calcext:value-type="float">
            <text:p>0.262508690357208</text:p>
          </table:table-cell>
          <table:table-cell table:number-columns-repeated="2"/>
        </table:table-row>
        <table:table-row table:style-name="ro1">
          <table:table-cell office:value-type="float" office:value="0.263699501752853" calcext:value-type="float">
            <text:p>0.263699501752853</text:p>
          </table:table-cell>
          <table:table-cell table:number-columns-repeated="2"/>
        </table:table-row>
        <table:table-row table:style-name="ro1">
          <table:table-cell office:value-type="float" office:value="0.261650413274765" calcext:value-type="float">
            <text:p>0.261650413274765</text:p>
          </table:table-cell>
          <table:table-cell table:number-columns-repeated="2"/>
        </table:table-row>
        <table:table-row table:style-name="ro1">
          <table:table-cell office:value-type="float" office:value="0.262560665607452" calcext:value-type="float">
            <text:p>0.262560665607452</text:p>
          </table:table-cell>
          <table:table-cell table:number-columns-repeated="2"/>
        </table:table-row>
        <table:table-row table:style-name="ro1">
          <table:table-cell office:value-type="float" office:value="0.258588790893555" calcext:value-type="float">
            <text:p>0.258588790893555</text:p>
          </table:table-cell>
          <table:table-cell table:number-columns-repeated="2"/>
        </table:table-row>
        <table:table-row table:style-name="ro1">
          <table:table-cell office:value-type="float" office:value="0.25398525595665" calcext:value-type="float">
            <text:p>0.25398525595665</text:p>
          </table:table-cell>
          <table:table-cell table:number-columns-repeated="2"/>
        </table:table-row>
        <table:table-row table:style-name="ro1">
          <table:table-cell office:value-type="float" office:value="0.277927160263061" calcext:value-type="float">
            <text:p>0.277927160263061</text:p>
          </table:table-cell>
          <table:table-cell table:number-columns-repeated="2"/>
        </table:table-row>
        <table:table-row table:style-name="ro1">
          <table:table-cell office:value-type="float" office:value="0.278067588806152" calcext:value-type="float">
            <text:p>0.278067588806152</text:p>
          </table:table-cell>
          <table:table-cell table:number-columns-repeated="2"/>
        </table:table-row>
        <table:table-row table:style-name="ro1">
          <table:table-cell office:value-type="float" office:value="0.310879111289978" calcext:value-type="float">
            <text:p>0.310879111289978</text:p>
          </table:table-cell>
          <table:table-cell table:number-columns-repeated="2"/>
        </table:table-row>
        <table:table-row table:style-name="ro1">
          <table:table-cell office:value-type="float" office:value="0.286207765340805" calcext:value-type="float">
            <text:p>0.286207765340805</text:p>
          </table:table-cell>
          <table:table-cell table:number-columns-repeated="2"/>
        </table:table-row>
        <table:table-row table:style-name="ro1">
          <table:table-cell office:value-type="float" office:value="0.291554927825928" calcext:value-type="float">
            <text:p>0.291554927825928</text:p>
          </table:table-cell>
          <table:table-cell table:number-columns-repeated="2"/>
        </table:table-row>
        <table:table-row table:style-name="ro1">
          <table:table-cell office:value-type="float" office:value="0.306928664445877" calcext:value-type="float">
            <text:p>0.306928664445877</text:p>
          </table:table-cell>
          <table:table-cell table:number-columns-repeated="2"/>
        </table:table-row>
        <table:table-row table:style-name="ro1">
          <table:table-cell office:value-type="float" office:value="0.310988366603851" calcext:value-type="float">
            <text:p>0.310988366603851</text:p>
          </table:table-cell>
          <table:table-cell table:number-columns-repeated="2"/>
        </table:table-row>
        <table:table-row table:style-name="ro1">
          <table:table-cell office:value-type="float" office:value="0.289737433195114" calcext:value-type="float">
            <text:p>0.289737433195114</text:p>
          </table:table-cell>
          <table:table-cell table:number-columns-repeated="2"/>
        </table:table-row>
        <table:table-row table:style-name="ro1">
          <table:table-cell office:value-type="float" office:value="0.301488280296326" calcext:value-type="float">
            <text:p>0.301488280296326</text:p>
          </table:table-cell>
          <table:table-cell table:number-columns-repeated="2"/>
        </table:table-row>
        <table:table-row table:style-name="ro1">
          <table:table-cell office:value-type="float" office:value="0.298876971006393" calcext:value-type="float">
            <text:p>0.298876971006393</text:p>
          </table:table-cell>
          <table:table-cell table:number-columns-repeated="2"/>
        </table:table-row>
        <table:table-row table:style-name="ro1">
          <table:table-cell office:value-type="float" office:value="0.288781434297562" calcext:value-type="float">
            <text:p>0.288781434297562</text:p>
          </table:table-cell>
          <table:table-cell table:number-columns-repeated="2"/>
        </table:table-row>
        <table:table-row table:style-name="ro1">
          <table:table-cell office:value-type="float" office:value="0.294857740402222" calcext:value-type="float">
            <text:p>0.294857740402222</text:p>
          </table:table-cell>
          <table:table-cell table:number-columns-repeated="2"/>
        </table:table-row>
        <table:table-row table:style-name="ro1">
          <table:table-cell office:value-type="float" office:value="0.301256835460663" calcext:value-type="float">
            <text:p>0.301256835460663</text:p>
          </table:table-cell>
          <table:table-cell table:number-columns-repeated="2"/>
        </table:table-row>
        <table:table-row table:style-name="ro1">
          <table:table-cell office:value-type="float" office:value="0.316146522760391" calcext:value-type="float">
            <text:p>0.316146522760391</text:p>
          </table:table-cell>
          <table:table-cell table:number-columns-repeated="2"/>
        </table:table-row>
        <table:table-row table:style-name="ro1">
          <table:table-cell office:value-type="float" office:value="0.305963784456253" calcext:value-type="float">
            <text:p>0.305963784456253</text:p>
          </table:table-cell>
          <table:table-cell table:number-columns-repeated="2"/>
        </table:table-row>
        <table:table-row table:style-name="ro1">
          <table:table-cell office:value-type="float" office:value="0.306292563676834" calcext:value-type="float">
            <text:p>0.306292563676834</text:p>
          </table:table-cell>
          <table:table-cell table:number-columns-repeated="2"/>
        </table:table-row>
        <table:table-row table:style-name="ro1">
          <table:table-cell office:value-type="float" office:value="0.257098436355591" calcext:value-type="float">
            <text:p>0.257098436355591</text:p>
          </table:table-cell>
          <table:table-cell table:number-columns-repeated="2"/>
        </table:table-row>
        <table:table-row table:style-name="ro1">
          <table:table-cell office:value-type="float" office:value="0.304210782051086" calcext:value-type="float">
            <text:p>0.304210782051086</text:p>
          </table:table-cell>
          <table:table-cell table:number-columns-repeated="2"/>
        </table:table-row>
        <table:table-row table:style-name="ro1">
          <table:table-cell office:value-type="float" office:value="0.259051859378815" calcext:value-type="float">
            <text:p>0.259051859378815</text:p>
          </table:table-cell>
          <table:table-cell table:number-columns-repeated="2"/>
        </table:table-row>
        <table:table-row table:style-name="ro1">
          <table:table-cell office:value-type="float" office:value="0.305528700351715" calcext:value-type="float">
            <text:p>0.305528700351715</text:p>
          </table:table-cell>
          <table:table-cell table:number-columns-repeated="2"/>
        </table:table-row>
        <table:table-row table:style-name="ro1">
          <table:table-cell office:value-type="float" office:value="0.303742438554764" calcext:value-type="float">
            <text:p>0.303742438554764</text:p>
          </table:table-cell>
          <table:table-cell table:number-columns-repeated="2"/>
        </table:table-row>
        <table:table-row table:style-name="ro1">
          <table:table-cell office:value-type="float" office:value="0.307850033044815" calcext:value-type="float">
            <text:p>0.307850033044815</text:p>
          </table:table-cell>
          <table:table-cell table:number-columns-repeated="2"/>
        </table:table-row>
        <table:table-row table:style-name="ro1">
          <table:table-cell office:value-type="float" office:value="0.306931376457214" calcext:value-type="float">
            <text:p>0.306931376457214</text:p>
          </table:table-cell>
          <table:table-cell table:number-columns-repeated="2"/>
        </table:table-row>
        <table:table-row table:style-name="ro1">
          <table:table-cell office:value-type="float" office:value="0.309128820896149" calcext:value-type="float">
            <text:p>0.309128820896149</text:p>
          </table:table-cell>
          <table:table-cell table:number-columns-repeated="2"/>
        </table:table-row>
        <table:table-row table:style-name="ro1">
          <table:table-cell office:value-type="float" office:value="0.305515617132187" calcext:value-type="float">
            <text:p>0.305515617132187</text:p>
          </table:table-cell>
          <table:table-cell table:number-columns-repeated="2"/>
        </table:table-row>
        <table:table-row table:style-name="ro1">
          <table:table-cell office:value-type="float" office:value="0.302398204803467" calcext:value-type="float">
            <text:p>0.302398204803467</text:p>
          </table:table-cell>
          <table:table-cell table:number-columns-repeated="2"/>
        </table:table-row>
        <table:table-row table:style-name="ro1">
          <table:table-cell office:value-type="float" office:value="0.304005831480026" calcext:value-type="float">
            <text:p>0.304005831480026</text:p>
          </table:table-cell>
          <table:table-cell table:number-columns-repeated="2"/>
        </table:table-row>
        <table:table-row table:style-name="ro1">
          <table:table-cell office:value-type="float" office:value="0.303305387496948" calcext:value-type="float">
            <text:p>0.303305387496948</text:p>
          </table:table-cell>
          <table:table-cell table:number-columns-repeated="2"/>
        </table:table-row>
        <table:table-row table:style-name="ro1">
          <table:table-cell office:value-type="float" office:value="0.302967488765717" calcext:value-type="float">
            <text:p>0.302967488765717</text:p>
          </table:table-cell>
          <table:table-cell table:number-columns-repeated="2"/>
        </table:table-row>
        <table:table-row table:style-name="ro1">
          <table:table-cell office:value-type="float" office:value="0.316998958587646" calcext:value-type="float">
            <text:p>0.316998958587646</text:p>
          </table:table-cell>
          <table:table-cell table:number-columns-repeated="2"/>
        </table:table-row>
        <table:table-row table:style-name="ro1">
          <table:table-cell office:value-type="float" office:value="0.338096350431442" calcext:value-type="float">
            <text:p>0.338096350431442</text:p>
          </table:table-cell>
          <table:table-cell table:number-columns-repeated="2"/>
        </table:table-row>
        <table:table-row table:style-name="ro1">
          <table:table-cell office:value-type="float" office:value="0.34062072634697" calcext:value-type="float">
            <text:p>0.34062072634697</text:p>
          </table:table-cell>
          <table:table-cell table:number-columns-repeated="2"/>
        </table:table-row>
        <table:table-row table:style-name="ro1">
          <table:table-cell office:value-type="float" office:value="0.339650571346283" calcext:value-type="float">
            <text:p>0.339650571346283</text:p>
          </table:table-cell>
          <table:table-cell table:number-columns-repeated="2"/>
        </table:table-row>
        <table:table-row table:style-name="ro1">
          <table:table-cell office:value-type="float" office:value="0.334163099527359" calcext:value-type="float">
            <text:p>0.334163099527359</text:p>
          </table:table-cell>
          <table:table-cell table:number-columns-repeated="2"/>
        </table:table-row>
        <table:table-row table:style-name="ro1">
          <table:table-cell office:value-type="float" office:value="0.331352710723877" calcext:value-type="float">
            <text:p>0.331352710723877</text:p>
          </table:table-cell>
          <table:table-cell table:number-columns-repeated="2"/>
        </table:table-row>
        <table:table-row table:style-name="ro1">
          <table:table-cell office:value-type="float" office:value="0.30500802397728" calcext:value-type="float">
            <text:p>0.30500802397728</text:p>
          </table:table-cell>
          <table:table-cell table:number-columns-repeated="2"/>
        </table:table-row>
        <table:table-row table:style-name="ro1">
          <table:table-cell office:value-type="float" office:value="0.30320531129837" calcext:value-type="float">
            <text:p>0.30320531129837</text:p>
          </table:table-cell>
          <table:table-cell table:number-columns-repeated="2"/>
        </table:table-row>
        <table:table-row table:style-name="ro1">
          <table:table-cell office:value-type="float" office:value="0.304418623447418" calcext:value-type="float">
            <text:p>0.304418623447418</text:p>
          </table:table-cell>
          <table:table-cell table:number-columns-repeated="2"/>
        </table:table-row>
        <table:table-row table:style-name="ro1">
          <table:table-cell office:value-type="float" office:value="0.322642266750336" calcext:value-type="float">
            <text:p>0.322642266750336</text:p>
          </table:table-cell>
          <table:table-cell table:number-columns-repeated="2"/>
        </table:table-row>
        <table:table-row table:style-name="ro1">
          <table:table-cell office:value-type="float" office:value="0.322467744350433" calcext:value-type="float">
            <text:p>0.322467744350433</text:p>
          </table:table-cell>
          <table:table-cell table:number-columns-repeated="2"/>
        </table:table-row>
        <table:table-row table:style-name="ro1">
          <table:table-cell office:value-type="float" office:value="0.321309089660645" calcext:value-type="float">
            <text:p>0.321309089660645</text:p>
          </table:table-cell>
          <table:table-cell table:number-columns-repeated="2"/>
        </table:table-row>
        <table:table-row table:style-name="ro1">
          <table:table-cell office:value-type="float" office:value="0.322599679231644" calcext:value-type="float">
            <text:p>0.322599679231644</text:p>
          </table:table-cell>
          <table:table-cell table:number-columns-repeated="2"/>
        </table:table-row>
        <table:table-row table:style-name="ro1">
          <table:table-cell office:value-type="float" office:value="0.320861995220184" calcext:value-type="float">
            <text:p>0.320861995220184</text:p>
          </table:table-cell>
          <table:table-cell table:number-columns-repeated="2"/>
        </table:table-row>
        <table:table-row table:style-name="ro1">
          <table:table-cell office:value-type="float" office:value="0.345262080430984" calcext:value-type="float">
            <text:p>0.345262080430984</text:p>
          </table:table-cell>
          <table:table-cell table:number-columns-repeated="2"/>
        </table:table-row>
        <table:table-row table:style-name="ro1">
          <table:table-cell office:value-type="float" office:value="0.349478840827942" calcext:value-type="float">
            <text:p>0.349478840827942</text:p>
          </table:table-cell>
          <table:table-cell table:number-columns-repeated="2"/>
        </table:table-row>
        <table:table-row table:style-name="ro1">
          <table:table-cell office:value-type="float" office:value="0.350671917200088" calcext:value-type="float">
            <text:p>0.350671917200088</text:p>
          </table:table-cell>
          <table:table-cell table:number-columns-repeated="2"/>
        </table:table-row>
        <table:table-row table:style-name="ro1">
          <table:table-cell office:value-type="float" office:value="0.352372735738754" calcext:value-type="float">
            <text:p>0.352372735738754</text:p>
          </table:table-cell>
          <table:table-cell table:number-columns-repeated="2"/>
        </table:table-row>
        <table:table-row table:style-name="ro1">
          <table:table-cell office:value-type="float" office:value="0.351092249155045" calcext:value-type="float">
            <text:p>0.351092249155045</text:p>
          </table:table-cell>
          <table:table-cell table:number-columns-repeated="2"/>
        </table:table-row>
        <table:table-row table:style-name="ro1">
          <table:table-cell office:value-type="float" office:value="0.350011199712753" calcext:value-type="float">
            <text:p>0.350011199712753</text:p>
          </table:table-cell>
          <table:table-cell table:number-columns-repeated="2"/>
        </table:table-row>
        <table:table-row table:style-name="ro1">
          <table:table-cell office:value-type="float" office:value="0.352843016386032" calcext:value-type="float">
            <text:p>0.352843016386032</text:p>
          </table:table-cell>
          <table:table-cell table:number-columns-repeated="2"/>
        </table:table-row>
        <table:table-row table:style-name="ro1">
          <table:table-cell office:value-type="float" office:value="0.360193163156509" calcext:value-type="float">
            <text:p>0.360193163156509</text:p>
          </table:table-cell>
          <table:table-cell table:number-columns-repeated="2"/>
        </table:table-row>
        <table:table-row table:style-name="ro1">
          <table:table-cell office:value-type="float" office:value="0.359004467725754" calcext:value-type="float">
            <text:p>0.359004467725754</text:p>
          </table:table-cell>
          <table:table-cell table:number-columns-repeated="2"/>
        </table:table-row>
        <table:table-row table:style-name="ro1">
          <table:table-cell office:value-type="float" office:value="0.356138169765472" calcext:value-type="float">
            <text:p>0.356138169765472</text:p>
          </table:table-cell>
          <table:table-cell table:number-columns-repeated="2"/>
        </table:table-row>
        <table:table-row table:style-name="ro1">
          <table:table-cell office:value-type="float" office:value="0.355595201253891" calcext:value-type="float">
            <text:p>0.355595201253891</text:p>
          </table:table-cell>
          <table:table-cell table:number-columns-repeated="2"/>
        </table:table-row>
        <table:table-row table:style-name="ro1">
          <table:table-cell office:value-type="float" office:value="0.355938643217087" calcext:value-type="float">
            <text:p>0.355938643217087</text:p>
          </table:table-cell>
          <table:table-cell table:number-columns-repeated="2"/>
        </table:table-row>
        <table:table-row table:style-name="ro1">
          <table:table-cell office:value-type="float" office:value="0.349396139383316" calcext:value-type="float">
            <text:p>0.349396139383316</text:p>
          </table:table-cell>
          <table:table-cell table:number-columns-repeated="2"/>
        </table:table-row>
        <table:table-row table:style-name="ro1">
          <table:table-cell office:value-type="float" office:value="0.350858420133591" calcext:value-type="float">
            <text:p>0.350858420133591</text:p>
          </table:table-cell>
          <table:table-cell table:number-columns-repeated="2"/>
        </table:table-row>
        <table:table-row table:style-name="ro1">
          <table:table-cell office:value-type="float" office:value="0.351934969425201" calcext:value-type="float">
            <text:p>0.351934969425201</text:p>
          </table:table-cell>
          <table:table-cell table:number-columns-repeated="2"/>
        </table:table-row>
        <table:table-row table:style-name="ro1">
          <table:table-cell office:value-type="float" office:value="0.350739628076553" calcext:value-type="float">
            <text:p>0.350739628076553</text:p>
          </table:table-cell>
          <table:table-cell table:number-columns-repeated="2"/>
        </table:table-row>
        <table:table-row table:style-name="ro1">
          <table:table-cell office:value-type="float" office:value="0.35124084353447" calcext:value-type="float">
            <text:p>0.35124084353447</text:p>
          </table:table-cell>
          <table:table-cell table:number-columns-repeated="2"/>
        </table:table-row>
        <table:table-row table:style-name="ro1">
          <table:table-cell office:value-type="float" office:value="0.347947239875793" calcext:value-type="float">
            <text:p>0.347947239875793</text:p>
          </table:table-cell>
          <table:table-cell table:number-columns-repeated="2"/>
        </table:table-row>
        <table:table-row table:style-name="ro1">
          <table:table-cell office:value-type="float" office:value="0.349597126245499" calcext:value-type="float">
            <text:p>0.349597126245499</text:p>
          </table:table-cell>
          <table:table-cell table:number-columns-repeated="2"/>
        </table:table-row>
        <table:table-row table:style-name="ro1">
          <table:table-cell office:value-type="float" office:value="0.337191879749298" calcext:value-type="float">
            <text:p>0.337191879749298</text:p>
          </table:table-cell>
          <table:table-cell table:number-columns-repeated="2"/>
        </table:table-row>
        <table:table-row table:style-name="ro1">
          <table:table-cell office:value-type="float" office:value="0.340112239122391" calcext:value-type="float">
            <text:p>0.340112239122391</text:p>
          </table:table-cell>
          <table:table-cell table:number-columns-repeated="2"/>
        </table:table-row>
        <table:table-row table:style-name="ro1">
          <table:table-cell office:value-type="float" office:value="0.336589455604553" calcext:value-type="float">
            <text:p>0.336589455604553</text:p>
          </table:table-cell>
          <table:table-cell table:number-columns-repeated="2"/>
        </table:table-row>
        <table:table-row table:style-name="ro1">
          <table:table-cell office:value-type="float" office:value="0.337660491466522" calcext:value-type="float">
            <text:p>0.337660491466522</text:p>
          </table:table-cell>
          <table:table-cell table:number-columns-repeated="2"/>
        </table:table-row>
        <table:table-row table:style-name="ro1">
          <table:table-cell office:value-type="float" office:value="0.33707782626152" calcext:value-type="float">
            <text:p>0.33707782626152</text:p>
          </table:table-cell>
          <table:table-cell table:number-columns-repeated="2"/>
        </table:table-row>
        <table:table-row table:style-name="ro1">
          <table:table-cell office:value-type="float" office:value="0.255132853984833" calcext:value-type="float">
            <text:p>0.255132853984833</text:p>
          </table:table-cell>
          <table:table-cell table:number-columns-repeated="2"/>
        </table:table-row>
        <table:table-row table:style-name="ro1">
          <table:table-cell office:value-type="float" office:value="0.262230962514877" calcext:value-type="float">
            <text:p>0.262230962514877</text:p>
          </table:table-cell>
          <table:table-cell table:number-columns-repeated="2"/>
        </table:table-row>
        <table:table-row table:style-name="ro1">
          <table:table-cell office:value-type="float" office:value="0.261319309473038" calcext:value-type="float">
            <text:p>0.261319309473038</text:p>
          </table:table-cell>
          <table:table-cell table:number-columns-repeated="2"/>
        </table:table-row>
        <table:table-row table:style-name="ro1">
          <table:table-cell office:value-type="float" office:value="0.255930960178375" calcext:value-type="float">
            <text:p>0.255930960178375</text:p>
          </table:table-cell>
          <table:table-cell table:number-columns-repeated="2"/>
        </table:table-row>
        <table:table-row table:style-name="ro1">
          <table:table-cell office:value-type="float" office:value="0.266317963600159" calcext:value-type="float">
            <text:p>0.266317963600159</text:p>
          </table:table-cell>
          <table:table-cell table:number-columns-repeated="2"/>
        </table:table-row>
        <table:table-row table:style-name="ro1">
          <table:table-cell office:value-type="float" office:value="0.272618860006332" calcext:value-type="float">
            <text:p>0.272618860006332</text:p>
          </table:table-cell>
          <table:table-cell table:number-columns-repeated="2"/>
        </table:table-row>
        <table:table-row table:style-name="ro1">
          <table:table-cell office:value-type="float" office:value="0.263411730527878" calcext:value-type="float">
            <text:p>0.263411730527878</text:p>
          </table:table-cell>
          <table:table-cell table:number-columns-repeated="2"/>
        </table:table-row>
        <table:table-row table:style-name="ro1">
          <table:table-cell office:value-type="float" office:value="0.276041239500046" calcext:value-type="float">
            <text:p>0.276041239500046</text:p>
          </table:table-cell>
          <table:table-cell table:number-columns-repeated="2"/>
        </table:table-row>
        <table:table-row table:style-name="ro1">
          <table:table-cell office:value-type="float" office:value="0.26255863904953" calcext:value-type="float">
            <text:p>0.26255863904953</text:p>
          </table:table-cell>
          <table:table-cell table:number-columns-repeated="2"/>
        </table:table-row>
        <table:table-row table:style-name="ro1">
          <table:table-cell office:value-type="float" office:value="0.268407791852951" calcext:value-type="float">
            <text:p>0.268407791852951</text:p>
          </table:table-cell>
          <table:table-cell table:number-columns-repeated="2"/>
        </table:table-row>
        <table:table-row table:style-name="ro1">
          <table:table-cell office:value-type="float" office:value="0.271024376153946" calcext:value-type="float">
            <text:p>0.271024376153946</text:p>
          </table:table-cell>
          <table:table-cell table:number-columns-repeated="2"/>
        </table:table-row>
        <table:table-row table:style-name="ro1">
          <table:table-cell office:value-type="float" office:value="0.261530786752701" calcext:value-type="float">
            <text:p>0.261530786752701</text:p>
          </table:table-cell>
          <table:table-cell table:number-columns-repeated="2"/>
        </table:table-row>
        <table:table-row table:style-name="ro1">
          <table:table-cell office:value-type="float" office:value="0.276004046201706" calcext:value-type="float">
            <text:p>0.276004046201706</text:p>
          </table:table-cell>
          <table:table-cell table:number-columns-repeated="2"/>
        </table:table-row>
        <table:table-row table:style-name="ro1">
          <table:table-cell office:value-type="float" office:value="0.255170196294785" calcext:value-type="float">
            <text:p>0.255170196294785</text:p>
          </table:table-cell>
          <table:table-cell table:number-columns-repeated="2"/>
        </table:table-row>
        <table:table-row table:style-name="ro1">
          <table:table-cell office:value-type="float" office:value="0.29231983423233" calcext:value-type="float">
            <text:p>0.29231983423233</text:p>
          </table:table-cell>
          <table:table-cell table:number-columns-repeated="2"/>
        </table:table-row>
        <table:table-row table:style-name="ro1">
          <table:table-cell office:value-type="float" office:value="0.378760010004044" calcext:value-type="float">
            <text:p>0.378760010004044</text:p>
          </table:table-cell>
          <table:table-cell table:number-columns-repeated="2"/>
        </table:table-row>
        <table:table-row table:style-name="ro1">
          <table:table-cell office:value-type="float" office:value="0.276652455329895" calcext:value-type="float">
            <text:p>0.276652455329895</text:p>
          </table:table-cell>
          <table:table-cell table:number-columns-repeated="2"/>
        </table:table-row>
        <table:table-row table:style-name="ro1">
          <table:table-cell office:value-type="float" office:value="0.409445881843567" calcext:value-type="float">
            <text:p>0.409445881843567</text:p>
          </table:table-cell>
          <table:table-cell table:number-columns-repeated="2"/>
        </table:table-row>
        <table:table-row table:style-name="ro1">
          <table:table-cell office:value-type="float" office:value="0.449212700128555" calcext:value-type="float">
            <text:p>0.449212700128555</text:p>
          </table:table-cell>
          <table:table-cell table:number-columns-repeated="2"/>
        </table:table-row>
        <table:table-row table:style-name="ro1">
          <table:table-cell office:value-type="float" office:value="0.252208858728409" calcext:value-type="float">
            <text:p>0.252208858728409</text:p>
          </table:table-cell>
          <table:table-cell table:number-columns-repeated="2"/>
        </table:table-row>
        <table:table-row table:style-name="ro1">
          <table:table-cell office:value-type="float" office:value="0.46616193652153" calcext:value-type="float">
            <text:p>0.46616193652153</text:p>
          </table:table-cell>
          <table:table-cell table:number-columns-repeated="2"/>
        </table:table-row>
        <table:table-row table:style-name="ro1">
          <table:table-cell office:value-type="float" office:value="0.6311115026474" calcext:value-type="float">
            <text:p>0.6311115026474</text:p>
          </table:table-cell>
          <table:table-cell table:number-columns-repeated="2"/>
        </table:table-row>
        <table:table-row table:style-name="ro1">
          <table:table-cell office:value-type="float" office:value="0.717211663722992" calcext:value-type="float">
            <text:p>0.717211663722992</text:p>
          </table:table-cell>
          <table:table-cell table:number-columns-repeated="2"/>
        </table:table-row>
        <table:table-row table:style-name="ro1">
          <table:table-cell office:value-type="float" office:value="0.691539108753204" calcext:value-type="float">
            <text:p>0.691539108753204</text:p>
          </table:table-cell>
          <table:table-cell table:number-columns-repeated="2"/>
        </table:table-row>
        <table:table-row table:style-name="ro1">
          <table:table-cell office:value-type="float" office:value="0.497326612472534" calcext:value-type="float">
            <text:p>0.497326612472534</text:p>
          </table:table-cell>
          <table:table-cell table:number-columns-repeated="2"/>
        </table:table-row>
        <table:table-row table:style-name="ro1">
          <table:table-cell office:value-type="float" office:value="0.26681113243103" calcext:value-type="float">
            <text:p>0.26681113243103</text:p>
          </table:table-cell>
          <table:table-cell table:number-columns-repeated="2"/>
        </table:table-row>
        <table:table-row table:style-name="ro1">
          <table:table-cell office:value-type="float" office:value="0.262697845697403" calcext:value-type="float">
            <text:p>0.262697845697403</text:p>
          </table:table-cell>
          <table:table-cell table:number-columns-repeated="2"/>
        </table:table-row>
        <table:table-row table:style-name="ro1">
          <table:table-cell office:value-type="float" office:value="0.25563183426857" calcext:value-type="float">
            <text:p>0.25563183426857</text:p>
          </table:table-cell>
          <table:table-cell table:number-columns-repeated="2"/>
        </table:table-row>
        <table:table-row table:style-name="ro1">
          <table:table-cell office:value-type="float" office:value="0.25818207859993" calcext:value-type="float">
            <text:p>0.25818207859993</text:p>
          </table:table-cell>
          <table:table-cell table:number-columns-repeated="2"/>
        </table:table-row>
        <table:table-row table:style-name="ro1">
          <table:table-cell office:value-type="float" office:value="0.256593078374863" calcext:value-type="float">
            <text:p>0.256593078374863</text:p>
          </table:table-cell>
          <table:table-cell table:number-columns-repeated="2"/>
        </table:table-row>
        <table:table-row table:style-name="ro1">
          <table:table-cell office:value-type="float" office:value="0.262287974357605" calcext:value-type="float">
            <text:p>0.262287974357605</text:p>
          </table:table-cell>
          <table:table-cell table:number-columns-repeated="2"/>
        </table:table-row>
        <table:table-row table:style-name="ro1">
          <table:table-cell office:value-type="float" office:value="0.286938190460205" calcext:value-type="float">
            <text:p>0.286938190460205</text:p>
          </table:table-cell>
          <table:table-cell table:number-columns-repeated="2"/>
        </table:table-row>
        <table:table-row table:style-name="ro1">
          <table:table-cell office:value-type="float" office:value="0.284721910953522" calcext:value-type="float">
            <text:p>0.284721910953522</text:p>
          </table:table-cell>
          <table:table-cell table:number-columns-repeated="2"/>
        </table:table-row>
        <table:table-row table:style-name="ro1">
          <table:table-cell office:value-type="float" office:value="0.285246461629868" calcext:value-type="float">
            <text:p>0.285246461629868</text:p>
          </table:table-cell>
          <table:table-cell table:number-columns-repeated="2"/>
        </table:table-row>
        <table:table-row table:style-name="ro1">
          <table:table-cell office:value-type="float" office:value="0.28155854344368" calcext:value-type="float">
            <text:p>0.28155854344368</text:p>
          </table:table-cell>
          <table:table-cell table:number-columns-repeated="2"/>
        </table:table-row>
        <table:table-row table:style-name="ro1">
          <table:table-cell office:value-type="float" office:value="0.285806328058243" calcext:value-type="float">
            <text:p>0.285806328058243</text:p>
          </table:table-cell>
          <table:table-cell table:number-columns-repeated="2"/>
        </table:table-row>
        <table:table-row table:style-name="ro1">
          <table:table-cell office:value-type="float" office:value="0.283103793859482" calcext:value-type="float">
            <text:p>0.283103793859482</text:p>
          </table:table-cell>
          <table:table-cell table:number-columns-repeated="2"/>
        </table:table-row>
        <table:table-row table:style-name="ro1">
          <table:table-cell office:value-type="float" office:value="0.281681150197983" calcext:value-type="float">
            <text:p>0.281681150197983</text:p>
          </table:table-cell>
          <table:table-cell table:number-columns-repeated="2"/>
        </table:table-row>
        <table:table-row table:style-name="ro1">
          <table:table-cell office:value-type="float" office:value="0.281135886907578" calcext:value-type="float">
            <text:p>0.281135886907578</text:p>
          </table:table-cell>
          <table:table-cell table:number-columns-repeated="2"/>
        </table:table-row>
        <table:table-row table:style-name="ro1">
          <table:table-cell office:value-type="float" office:value="0.281770974397659" calcext:value-type="float">
            <text:p>0.281770974397659</text:p>
          </table:table-cell>
          <table:table-cell table:number-columns-repeated="2"/>
        </table:table-row>
        <table:table-row table:style-name="ro1">
          <table:table-cell office:value-type="float" office:value="0.279014736413956" calcext:value-type="float">
            <text:p>0.279014736413956</text:p>
          </table:table-cell>
          <table:table-cell table:number-columns-repeated="2"/>
        </table:table-row>
        <table:table-row table:style-name="ro1">
          <table:table-cell office:value-type="float" office:value="0.278794050216675" calcext:value-type="float">
            <text:p>0.278794050216675</text:p>
          </table:table-cell>
          <table:table-cell table:number-columns-repeated="2"/>
        </table:table-row>
        <table:table-row table:style-name="ro1">
          <table:table-cell office:value-type="float" office:value="0.275153666734695" calcext:value-type="float">
            <text:p>0.275153666734695</text:p>
          </table:table-cell>
          <table:table-cell table:number-columns-repeated="2"/>
        </table:table-row>
        <table:table-row table:style-name="ro1">
          <table:table-cell office:value-type="float" office:value="0.276605635881424" calcext:value-type="float">
            <text:p>0.276605635881424</text:p>
          </table:table-cell>
          <table:table-cell table:number-columns-repeated="2"/>
        </table:table-row>
        <table:table-row table:style-name="ro1">
          <table:table-cell office:value-type="float" office:value="0.280636638402939" calcext:value-type="float">
            <text:p>0.280636638402939</text:p>
          </table:table-cell>
          <table:table-cell table:number-columns-repeated="2"/>
        </table:table-row>
        <table:table-row table:style-name="ro1">
          <table:table-cell office:value-type="float" office:value="0.280480414628983" calcext:value-type="float">
            <text:p>0.280480414628983</text:p>
          </table:table-cell>
          <table:table-cell table:number-columns-repeated="2"/>
        </table:table-row>
        <table:table-row table:style-name="ro1">
          <table:table-cell office:value-type="float" office:value="0.282541900873184" calcext:value-type="float">
            <text:p>0.282541900873184</text:p>
          </table:table-cell>
          <table:table-cell table:number-columns-repeated="2"/>
        </table:table-row>
        <table:table-row table:style-name="ro1">
          <table:table-cell office:value-type="float" office:value="0.282490193843842" calcext:value-type="float">
            <text:p>0.282490193843842</text:p>
          </table:table-cell>
          <table:table-cell table:number-columns-repeated="2"/>
        </table:table-row>
        <table:table-row table:style-name="ro1">
          <table:table-cell office:value-type="float" office:value="0.281988203525543" calcext:value-type="float">
            <text:p>0.281988203525543</text:p>
          </table:table-cell>
          <table:table-cell table:number-columns-repeated="2"/>
        </table:table-row>
        <table:table-row table:style-name="ro1">
          <table:table-cell office:value-type="float" office:value="0.280624717473984" calcext:value-type="float">
            <text:p>0.280624717473984</text:p>
          </table:table-cell>
          <table:table-cell table:number-columns-repeated="2"/>
        </table:table-row>
        <table:table-row table:style-name="ro1">
          <table:table-cell office:value-type="float" office:value="0.281178742647171" calcext:value-type="float">
            <text:p>0.281178742647171</text:p>
          </table:table-cell>
          <table:table-cell table:number-columns-repeated="2"/>
        </table:table-row>
        <table:table-row table:style-name="ro1">
          <table:table-cell office:value-type="float" office:value="0.281437218189239" calcext:value-type="float">
            <text:p>0.281437218189239</text:p>
          </table:table-cell>
          <table:table-cell table:number-columns-repeated="2"/>
        </table:table-row>
        <table:table-row table:style-name="ro1">
          <table:table-cell office:value-type="float" office:value="0.284993380308151" calcext:value-type="float">
            <text:p>0.284993380308151</text:p>
          </table:table-cell>
          <table:table-cell table:number-columns-repeated="2"/>
        </table:table-row>
        <table:table-row table:style-name="ro1">
          <table:table-cell office:value-type="float" office:value="0.286889612674713" calcext:value-type="float">
            <text:p>0.286889612674713</text:p>
          </table:table-cell>
          <table:table-cell table:number-columns-repeated="2"/>
        </table:table-row>
        <table:table-row table:style-name="ro1">
          <table:table-cell office:value-type="float" office:value="0.286933273077011" calcext:value-type="float">
            <text:p>0.286933273077011</text:p>
          </table:table-cell>
          <table:table-cell table:number-columns-repeated="2"/>
        </table:table-row>
        <table:table-row table:style-name="ro1">
          <table:table-cell office:value-type="float" office:value="0.286773234605789" calcext:value-type="float">
            <text:p>0.286773234605789</text:p>
          </table:table-cell>
          <table:table-cell table:number-columns-repeated="2"/>
        </table:table-row>
        <table:table-row table:style-name="ro1">
          <table:table-cell office:value-type="float" office:value="0.286583483219147" calcext:value-type="float">
            <text:p>0.286583483219147</text:p>
          </table:table-cell>
          <table:table-cell table:number-columns-repeated="2"/>
        </table:table-row>
        <table:table-row table:style-name="ro1">
          <table:table-cell office:value-type="float" office:value="0.259059131145477" calcext:value-type="float">
            <text:p>0.259059131145477</text:p>
          </table:table-cell>
          <table:table-cell table:number-columns-repeated="2"/>
        </table:table-row>
        <table:table-row table:style-name="ro1">
          <table:table-cell office:value-type="float" office:value="0.256081372499466" calcext:value-type="float">
            <text:p>0.256081372499466</text:p>
          </table:table-cell>
          <table:table-cell table:number-columns-repeated="2"/>
        </table:table-row>
        <table:table-row table:style-name="ro1">
          <table:table-cell office:value-type="float" office:value="0.258252084255218" calcext:value-type="float">
            <text:p>0.258252084255218</text:p>
          </table:table-cell>
          <table:table-cell table:number-columns-repeated="2"/>
        </table:table-row>
        <table:table-row table:style-name="ro1">
          <table:table-cell office:value-type="float" office:value="0.263367474079132" calcext:value-type="float">
            <text:p>0.263367474079132</text:p>
          </table:table-cell>
          <table:table-cell table:number-columns-repeated="2"/>
        </table:table-row>
        <table:table-row table:style-name="ro1">
          <table:table-cell office:value-type="float" office:value="0.266659259796143" calcext:value-type="float">
            <text:p>0.266659259796143</text:p>
          </table:table-cell>
          <table:table-cell table:number-columns-repeated="2"/>
        </table:table-row>
        <table:table-row table:style-name="ro1">
          <table:table-cell office:value-type="float" office:value="0.258544892072678" calcext:value-type="float">
            <text:p>0.258544892072678</text:p>
          </table:table-cell>
          <table:table-cell table:number-columns-repeated="2"/>
        </table:table-row>
        <table:table-row table:style-name="ro1">
          <table:table-cell office:value-type="float" office:value="0.265593111515045" calcext:value-type="float">
            <text:p>0.265593111515045</text:p>
          </table:table-cell>
          <table:table-cell table:number-columns-repeated="2"/>
        </table:table-row>
        <table:table-row table:style-name="ro1">
          <table:table-cell office:value-type="float" office:value="0.251820534467697" calcext:value-type="float">
            <text:p>0.251820534467697</text:p>
          </table:table-cell>
          <table:table-cell table:number-columns-repeated="2"/>
        </table:table-row>
        <table:table-row table:style-name="ro1">
          <table:table-cell office:value-type="float" office:value="0.250358879566193" calcext:value-type="float">
            <text:p>0.250358879566193</text:p>
          </table:table-cell>
          <table:table-cell table:number-columns-repeated="2"/>
        </table:table-row>
        <table:table-row table:style-name="ro1">
          <table:table-cell office:value-type="float" office:value="0.270090609788895" calcext:value-type="float">
            <text:p>0.270090609788895</text:p>
          </table:table-cell>
          <table:table-cell table:number-columns-repeated="2"/>
        </table:table-row>
        <table:table-row table:style-name="ro1">
          <table:table-cell office:value-type="float" office:value="0.498456597328186" calcext:value-type="float">
            <text:p>0.498456597328186</text:p>
          </table:table-cell>
          <table:table-cell table:number-columns-repeated="2"/>
        </table:table-row>
        <table:table-row table:style-name="ro1">
          <table:table-cell office:value-type="float" office:value="0.258253335952759" calcext:value-type="float">
            <text:p>0.258253335952759</text:p>
          </table:table-cell>
          <table:table-cell table:number-columns-repeated="2"/>
        </table:table-row>
        <table:table-row table:style-name="ro1">
          <table:table-cell office:value-type="float" office:value="0.263465136289597" calcext:value-type="float">
            <text:p>0.263465136289597</text:p>
          </table:table-cell>
          <table:table-cell table:number-columns-repeated="2"/>
        </table:table-row>
        <table:table-row table:style-name="ro1">
          <table:table-cell office:value-type="float" office:value="0.263998061418533" calcext:value-type="float">
            <text:p>0.263998061418533</text:p>
          </table:table-cell>
          <table:table-cell table:number-columns-repeated="2"/>
        </table:table-row>
        <table:table-row table:style-name="ro1">
          <table:table-cell office:value-type="float" office:value="0.270098865032196" calcext:value-type="float">
            <text:p>0.270098865032196</text:p>
          </table:table-cell>
          <table:table-cell table:number-columns-repeated="2"/>
        </table:table-row>
        <table:table-row table:style-name="ro1">
          <table:table-cell office:value-type="float" office:value="0.270294934511185" calcext:value-type="float">
            <text:p>0.270294934511185</text:p>
          </table:table-cell>
          <table:table-cell table:number-columns-repeated="2"/>
        </table:table-row>
        <table:table-row table:style-name="ro1">
          <table:table-cell office:value-type="float" office:value="0.268700152635574" calcext:value-type="float">
            <text:p>0.268700152635574</text:p>
          </table:table-cell>
          <table:table-cell table:number-columns-repeated="2"/>
        </table:table-row>
        <table:table-row table:style-name="ro1">
          <table:table-cell office:value-type="float" office:value="0.269650310277939" calcext:value-type="float">
            <text:p>0.269650310277939</text:p>
          </table:table-cell>
          <table:table-cell table:number-columns-repeated="2"/>
        </table:table-row>
        <table:table-row table:style-name="ro1">
          <table:table-cell office:value-type="float" office:value="0.268805831670761" calcext:value-type="float">
            <text:p>0.268805831670761</text:p>
          </table:table-cell>
          <table:table-cell table:number-columns-repeated="2"/>
        </table:table-row>
        <table:table-row table:style-name="ro1">
          <table:table-cell office:value-type="float" office:value="0.27046263217926" calcext:value-type="float">
            <text:p>0.27046263217926</text:p>
          </table:table-cell>
          <table:table-cell table:number-columns-repeated="2"/>
        </table:table-row>
        <table:table-row table:style-name="ro1">
          <table:table-cell office:value-type="float" office:value="0.277519077062607" calcext:value-type="float">
            <text:p>0.277519077062607</text:p>
          </table:table-cell>
          <table:table-cell table:number-columns-repeated="2"/>
        </table:table-row>
        <table:table-row table:style-name="ro1">
          <table:table-cell office:value-type="float" office:value="0.276134967803955" calcext:value-type="float">
            <text:p>0.276134967803955</text:p>
          </table:table-cell>
          <table:table-cell table:number-columns-repeated="2"/>
        </table:table-row>
        <table:table-row table:style-name="ro1">
          <table:table-cell office:value-type="float" office:value="0.260667651891708" calcext:value-type="float">
            <text:p>0.260667651891708</text:p>
          </table:table-cell>
          <table:table-cell table:number-columns-repeated="2"/>
        </table:table-row>
        <table:table-row table:style-name="ro1">
          <table:table-cell office:value-type="float" office:value="0.262912839651108" calcext:value-type="float">
            <text:p>0.262912839651108</text:p>
          </table:table-cell>
          <table:table-cell table:number-columns-repeated="2"/>
        </table:table-row>
        <table:table-row table:style-name="ro1">
          <table:table-cell office:value-type="float" office:value="0.259976595640182" calcext:value-type="float">
            <text:p>0.259976595640182</text:p>
          </table:table-cell>
          <table:table-cell table:number-columns-repeated="2"/>
        </table:table-row>
        <table:table-row table:style-name="ro1">
          <table:table-cell office:value-type="float" office:value="0.274480640888214" calcext:value-type="float">
            <text:p>0.274480640888214</text:p>
          </table:table-cell>
          <table:table-cell table:number-columns-repeated="2"/>
        </table:table-row>
        <table:table-row table:style-name="ro1">
          <table:table-cell office:value-type="float" office:value="0.262966334819794" calcext:value-type="float">
            <text:p>0.262966334819794</text:p>
          </table:table-cell>
          <table:table-cell table:number-columns-repeated="2"/>
        </table:table-row>
        <table:table-row table:style-name="ro1">
          <table:table-cell office:value-type="float" office:value="0.263801008462906" calcext:value-type="float">
            <text:p>0.263801008462906</text:p>
          </table:table-cell>
          <table:table-cell table:number-columns-repeated="2"/>
        </table:table-row>
        <table:table-row table:style-name="ro1">
          <table:table-cell office:value-type="float" office:value="0.264329582452774" calcext:value-type="float">
            <text:p>0.264329582452774</text:p>
          </table:table-cell>
          <table:table-cell table:number-columns-repeated="2"/>
        </table:table-row>
        <table:table-row table:style-name="ro1">
          <table:table-cell office:value-type="float" office:value="0.264197289943695" calcext:value-type="float">
            <text:p>0.264197289943695</text:p>
          </table:table-cell>
          <table:table-cell table:number-columns-repeated="2"/>
        </table:table-row>
        <table:table-row table:style-name="ro1">
          <table:table-cell office:value-type="float" office:value="0.264333456754684" calcext:value-type="float">
            <text:p>0.264333456754684</text:p>
          </table:table-cell>
          <table:table-cell table:number-columns-repeated="2"/>
        </table:table-row>
        <table:table-row table:style-name="ro1">
          <table:table-cell office:value-type="float" office:value="0.270272105932236" calcext:value-type="float">
            <text:p>0.270272105932236</text:p>
          </table:table-cell>
          <table:table-cell table:number-columns-repeated="2"/>
        </table:table-row>
        <table:table-row table:style-name="ro1">
          <table:table-cell office:value-type="float" office:value="0.270415961742401" calcext:value-type="float">
            <text:p>0.270415961742401</text:p>
          </table:table-cell>
          <table:table-cell table:number-columns-repeated="2"/>
        </table:table-row>
        <table:table-row table:style-name="ro1">
          <table:table-cell office:value-type="float" office:value="0.286984533071518" calcext:value-type="float">
            <text:p>0.286984533071518</text:p>
          </table:table-cell>
          <table:table-cell table:number-columns-repeated="2"/>
        </table:table-row>
        <table:table-row table:style-name="ro1">
          <table:table-cell office:value-type="float" office:value="0.271479189395905" calcext:value-type="float">
            <text:p>0.271479189395905</text:p>
          </table:table-cell>
          <table:table-cell table:number-columns-repeated="2"/>
        </table:table-row>
        <table:table-row table:style-name="ro1">
          <table:table-cell office:value-type="float" office:value="0.272443413734436" calcext:value-type="float">
            <text:p>0.272443413734436</text:p>
          </table:table-cell>
          <table:table-cell table:number-columns-repeated="2"/>
        </table:table-row>
        <table:table-row table:style-name="ro1">
          <table:table-cell office:value-type="float" office:value="0.273399502038956" calcext:value-type="float">
            <text:p>0.273399502038956</text:p>
          </table:table-cell>
          <table:table-cell table:number-columns-repeated="2"/>
        </table:table-row>
        <table:table-row table:style-name="ro1">
          <table:table-cell office:value-type="float" office:value="0.277158319950104" calcext:value-type="float">
            <text:p>0.277158319950104</text:p>
          </table:table-cell>
          <table:table-cell table:number-columns-repeated="2"/>
        </table:table-row>
        <table:table-row table:style-name="ro1">
          <table:table-cell office:value-type="float" office:value="0.276888638734817" calcext:value-type="float">
            <text:p>0.276888638734817</text:p>
          </table:table-cell>
          <table:table-cell table:number-columns-repeated="2"/>
        </table:table-row>
        <table:table-row table:style-name="ro1">
          <table:table-cell office:value-type="float" office:value="0.276642113924026" calcext:value-type="float">
            <text:p>0.276642113924026</text:p>
          </table:table-cell>
          <table:table-cell table:number-columns-repeated="2"/>
        </table:table-row>
        <table:table-row table:style-name="ro1">
          <table:table-cell office:value-type="float" office:value="0.279291331768036" calcext:value-type="float">
            <text:p>0.279291331768036</text:p>
          </table:table-cell>
          <table:table-cell table:number-columns-repeated="2"/>
        </table:table-row>
        <table:table-row table:style-name="ro1">
          <table:table-cell office:value-type="float" office:value="0.280489802360535" calcext:value-type="float">
            <text:p>0.280489802360535</text:p>
          </table:table-cell>
          <table:table-cell table:number-columns-repeated="2"/>
        </table:table-row>
        <table:table-row table:style-name="ro1">
          <table:table-cell office:value-type="float" office:value="0.281722754240036" calcext:value-type="float">
            <text:p>0.281722754240036</text:p>
          </table:table-cell>
          <table:table-cell table:number-columns-repeated="2"/>
        </table:table-row>
        <table:table-row table:style-name="ro1">
          <table:table-cell office:value-type="float" office:value="0.281287640333176" calcext:value-type="float">
            <text:p>0.281287640333176</text:p>
          </table:table-cell>
          <table:table-cell table:number-columns-repeated="2"/>
        </table:table-row>
        <table:table-row table:style-name="ro1">
          <table:table-cell office:value-type="float" office:value="0.265108376741409" calcext:value-type="float">
            <text:p>0.265108376741409</text:p>
          </table:table-cell>
          <table:table-cell table:number-columns-repeated="2"/>
        </table:table-row>
        <table:table-row table:style-name="ro1">
          <table:table-cell office:value-type="float" office:value="0.268446773290634" calcext:value-type="float">
            <text:p>0.268446773290634</text:p>
          </table:table-cell>
          <table:table-cell table:number-columns-repeated="2"/>
        </table:table-row>
        <table:table-row table:style-name="ro1">
          <table:table-cell office:value-type="float" office:value="0.274601072072983" calcext:value-type="float">
            <text:p>0.274601072072983</text:p>
          </table:table-cell>
          <table:table-cell table:number-columns-repeated="2"/>
        </table:table-row>
        <table:table-row table:style-name="ro1">
          <table:table-cell office:value-type="float" office:value="0.267317712306976" calcext:value-type="float">
            <text:p>0.267317712306976</text:p>
          </table:table-cell>
          <table:table-cell table:number-columns-repeated="2"/>
        </table:table-row>
        <table:table-row table:style-name="ro1">
          <table:table-cell office:value-type="float" office:value="0.313348352909088" calcext:value-type="float">
            <text:p>0.313348352909088</text:p>
          </table:table-cell>
          <table:table-cell table:number-columns-repeated="2"/>
        </table:table-row>
        <table:table-row table:style-name="ro1">
          <table:table-cell office:value-type="float" office:value="0.260239124298096" calcext:value-type="float">
            <text:p>0.260239124298096</text:p>
          </table:table-cell>
          <table:table-cell table:number-columns-repeated="2"/>
        </table:table-row>
        <table:table-row table:style-name="ro1">
          <table:table-cell office:value-type="float" office:value="0.377186924219131" calcext:value-type="float">
            <text:p>0.377186924219131</text:p>
          </table:table-cell>
          <table:table-cell table:number-columns-repeated="2"/>
        </table:table-row>
        <table:table-row table:style-name="ro1">
          <table:table-cell office:value-type="float" office:value="0.262827157974243" calcext:value-type="float">
            <text:p>0.262827157974243</text:p>
          </table:table-cell>
          <table:table-cell table:number-columns-repeated="2"/>
        </table:table-row>
        <table:table-row table:style-name="ro1">
          <table:table-cell office:value-type="float" office:value="0.623539328575134" calcext:value-type="float">
            <text:p>0.623539328575134</text:p>
          </table:table-cell>
          <table:table-cell table:number-columns-repeated="2"/>
        </table:table-row>
        <table:table-row table:style-name="ro1">
          <table:table-cell office:value-type="float" office:value="0.280627131462097" calcext:value-type="float">
            <text:p>0.280627131462097</text:p>
          </table:table-cell>
          <table:table-cell table:number-columns-repeated="2"/>
        </table:table-row>
        <table:table-row table:style-name="ro1">
          <table:table-cell office:value-type="float" office:value="0.677616596221924" calcext:value-type="float">
            <text:p>0.677616596221924</text:p>
          </table:table-cell>
          <table:table-cell table:number-columns-repeated="2"/>
        </table:table-row>
        <table:table-row table:style-name="ro1">
          <table:table-cell office:value-type="float" office:value="0.284581303596497" calcext:value-type="float">
            <text:p>0.284581303596497</text:p>
          </table:table-cell>
          <table:table-cell table:number-columns-repeated="2"/>
        </table:table-row>
        <table:table-row table:style-name="ro1">
          <table:table-cell office:value-type="float" office:value="0.719290614128113" calcext:value-type="float">
            <text:p>0.719290614128113</text:p>
          </table:table-cell>
          <table:table-cell table:number-columns-repeated="2"/>
        </table:table-row>
        <table:table-row table:style-name="ro1">
          <table:table-cell office:value-type="float" office:value="0.293475210666656" calcext:value-type="float">
            <text:p>0.293475210666656</text:p>
          </table:table-cell>
          <table:table-cell table:number-columns-repeated="2"/>
        </table:table-row>
        <table:table-row table:style-name="ro1">
          <table:table-cell office:value-type="float" office:value="0.759335935115814" calcext:value-type="float">
            <text:p>0.759335935115814</text:p>
          </table:table-cell>
          <table:table-cell table:number-columns-repeated="2"/>
        </table:table-row>
        <table:table-row table:style-name="ro1">
          <table:table-cell office:value-type="float" office:value="0.282455265522003" calcext:value-type="float">
            <text:p>0.282455265522003</text:p>
          </table:table-cell>
          <table:table-cell table:number-columns-repeated="2"/>
        </table:table-row>
        <table:table-row table:style-name="ro1">
          <table:table-cell office:value-type="float" office:value="0.762864351272583" calcext:value-type="float">
            <text:p>0.762864351272583</text:p>
          </table:table-cell>
          <table:table-cell table:number-columns-repeated="2"/>
        </table:table-row>
        <table:table-row table:style-name="ro1">
          <table:table-cell office:value-type="float" office:value="0.252276301383972" calcext:value-type="float">
            <text:p>0.252276301383972</text:p>
          </table:table-cell>
          <table:table-cell table:number-columns-repeated="2"/>
        </table:table-row>
        <table:table-row table:style-name="ro1">
          <table:table-cell office:value-type="float" office:value="0.748504936695099" calcext:value-type="float">
            <text:p>0.748504936695099</text:p>
          </table:table-cell>
          <table:table-cell table:number-columns-repeated="2"/>
        </table:table-row>
        <table:table-row table:style-name="ro1">
          <table:table-cell office:value-type="float" office:value="0.267859488725662" calcext:value-type="float">
            <text:p>0.267859488725662</text:p>
          </table:table-cell>
          <table:table-cell table:number-columns-repeated="2"/>
        </table:table-row>
        <table:table-row table:style-name="ro1">
          <table:table-cell office:value-type="float" office:value="0.745793998241425" calcext:value-type="float">
            <text:p>0.745793998241425</text:p>
          </table:table-cell>
          <table:table-cell table:number-columns-repeated="2"/>
        </table:table-row>
        <table:table-row table:style-name="ro1">
          <table:table-cell office:value-type="float" office:value="0.271308064460754" calcext:value-type="float">
            <text:p>0.271308064460754</text:p>
          </table:table-cell>
          <table:table-cell table:number-columns-repeated="2"/>
        </table:table-row>
        <table:table-row table:style-name="ro1">
          <table:table-cell office:value-type="float" office:value="0.742885112762451" calcext:value-type="float">
            <text:p>0.742885112762451</text:p>
          </table:table-cell>
          <table:table-cell table:number-columns-repeated="2"/>
        </table:table-row>
        <table:table-row table:style-name="ro1">
          <table:table-cell office:value-type="float" office:value="0.261859536170959" calcext:value-type="float">
            <text:p>0.261859536170959</text:p>
          </table:table-cell>
          <table:table-cell table:number-columns-repeated="2"/>
        </table:table-row>
        <table:table-row table:style-name="ro1">
          <table:table-cell office:value-type="float" office:value="0.750560343265533" calcext:value-type="float">
            <text:p>0.750560343265533</text:p>
          </table:table-cell>
          <table:table-cell table:number-columns-repeated="2"/>
        </table:table-row>
        <table:table-row table:style-name="ro1">
          <table:table-cell office:value-type="float" office:value="0.268275529146194" calcext:value-type="float">
            <text:p>0.268275529146194</text:p>
          </table:table-cell>
          <table:table-cell table:number-columns-repeated="2"/>
        </table:table-row>
        <table:table-row table:style-name="ro1">
          <table:table-cell office:value-type="float" office:value="0.747425019741058" calcext:value-type="float">
            <text:p>0.747425019741058</text:p>
          </table:table-cell>
          <table:table-cell table:number-columns-repeated="2"/>
        </table:table-row>
        <table:table-row table:style-name="ro1">
          <table:table-cell office:value-type="float" office:value="0.267872303724289" calcext:value-type="float">
            <text:p>0.267872303724289</text:p>
          </table:table-cell>
          <table:table-cell table:number-columns-repeated="2"/>
        </table:table-row>
        <table:table-row table:style-name="ro1">
          <table:table-cell office:value-type="float" office:value="0.749226868152618" calcext:value-type="float">
            <text:p>0.749226868152618</text:p>
          </table:table-cell>
          <table:table-cell table:number-columns-repeated="2"/>
        </table:table-row>
        <table:table-row table:style-name="ro1">
          <table:table-cell office:value-type="float" office:value="0.262651234865189" calcext:value-type="float">
            <text:p>0.262651234865189</text:p>
          </table:table-cell>
          <table:table-cell table:number-columns-repeated="2"/>
        </table:table-row>
        <table:table-row table:style-name="ro1">
          <table:table-cell office:value-type="float" office:value="0.746812045574188" calcext:value-type="float">
            <text:p>0.746812045574188</text:p>
          </table:table-cell>
          <table:table-cell table:number-columns-repeated="2"/>
        </table:table-row>
        <table:table-row table:style-name="ro1">
          <table:table-cell office:value-type="float" office:value="0.263281345367432" calcext:value-type="float">
            <text:p>0.263281345367432</text:p>
          </table:table-cell>
          <table:table-cell table:number-columns-repeated="2"/>
        </table:table-row>
        <table:table-row table:style-name="ro1">
          <table:table-cell office:value-type="float" office:value="0.740200996398926" calcext:value-type="float">
            <text:p>0.740200996398926</text:p>
          </table:table-cell>
          <table:table-cell table:number-columns-repeated="2"/>
        </table:table-row>
        <table:table-row table:style-name="ro1">
          <table:table-cell office:value-type="float" office:value="0.271369844675064" calcext:value-type="float">
            <text:p>0.271369844675064</text:p>
          </table:table-cell>
          <table:table-cell table:number-columns-repeated="2"/>
        </table:table-row>
        <table:table-row table:style-name="ro1">
          <table:table-cell office:value-type="float" office:value="0.742610216140747" calcext:value-type="float">
            <text:p>0.742610216140747</text:p>
          </table:table-cell>
          <table:table-cell table:number-columns-repeated="2"/>
        </table:table-row>
        <table:table-row table:style-name="ro1">
          <table:table-cell office:value-type="float" office:value="0.27294597029686" calcext:value-type="float">
            <text:p>0.27294597029686</text:p>
          </table:table-cell>
          <table:table-cell table:number-columns-repeated="2"/>
        </table:table-row>
        <table:table-row table:style-name="ro1">
          <table:table-cell office:value-type="float" office:value="0.744969069957733" calcext:value-type="float">
            <text:p>0.744969069957733</text:p>
          </table:table-cell>
          <table:table-cell table:number-columns-repeated="2"/>
        </table:table-row>
        <table:table-row table:style-name="ro1">
          <table:table-cell office:value-type="float" office:value="0.274875402450561" calcext:value-type="float">
            <text:p>0.274875402450561</text:p>
          </table:table-cell>
          <table:table-cell table:number-columns-repeated="2"/>
        </table:table-row>
        <table:table-row table:style-name="ro1">
          <table:table-cell office:value-type="float" office:value="0.745353043079376" calcext:value-type="float">
            <text:p>0.745353043079376</text:p>
          </table:table-cell>
          <table:table-cell table:number-columns-repeated="2"/>
        </table:table-row>
        <table:table-row table:style-name="ro1">
          <table:table-cell office:value-type="float" office:value="0.272907286882401" calcext:value-type="float">
            <text:p>0.272907286882401</text:p>
          </table:table-cell>
          <table:table-cell table:number-columns-repeated="2"/>
        </table:table-row>
        <table:table-row table:style-name="ro1">
          <table:table-cell office:value-type="float" office:value="0.734992027282715" calcext:value-type="float">
            <text:p>0.734992027282715</text:p>
          </table:table-cell>
          <table:table-cell table:number-columns-repeated="2"/>
        </table:table-row>
        <table:table-row table:style-name="ro1">
          <table:table-cell office:value-type="float" office:value="0.268191158771515" calcext:value-type="float">
            <text:p>0.268191158771515</text:p>
          </table:table-cell>
          <table:table-cell table:number-columns-repeated="2"/>
        </table:table-row>
        <table:table-row table:style-name="ro1">
          <table:table-cell office:value-type="float" office:value="0.740332007408142" calcext:value-type="float">
            <text:p>0.740332007408142</text:p>
          </table:table-cell>
          <table:table-cell table:number-columns-repeated="2"/>
        </table:table-row>
        <table:table-row table:style-name="ro1">
          <table:table-cell office:value-type="float" office:value="0.285041064023972" calcext:value-type="float">
            <text:p>0.285041064023972</text:p>
          </table:table-cell>
          <table:table-cell table:number-columns-repeated="2"/>
        </table:table-row>
        <table:table-row table:style-name="ro1">
          <table:table-cell office:value-type="float" office:value="0.74105966091156" calcext:value-type="float">
            <text:p>0.74105966091156</text:p>
          </table:table-cell>
          <table:table-cell table:number-columns-repeated="2"/>
        </table:table-row>
        <table:table-row table:style-name="ro1">
          <table:table-cell office:value-type="float" office:value="0.296880006790161" calcext:value-type="float">
            <text:p>0.296880006790161</text:p>
          </table:table-cell>
          <table:table-cell table:number-columns-repeated="2"/>
        </table:table-row>
        <table:table-row table:style-name="ro1">
          <table:table-cell office:value-type="float" office:value="0.742368817329407" calcext:value-type="float">
            <text:p>0.742368817329407</text:p>
          </table:table-cell>
          <table:table-cell table:number-columns-repeated="2"/>
        </table:table-row>
        <table:table-row table:style-name="ro1">
          <table:table-cell office:value-type="float" office:value="0.300970464944839" calcext:value-type="float">
            <text:p>0.300970464944839</text:p>
          </table:table-cell>
          <table:table-cell table:number-columns-repeated="2"/>
        </table:table-row>
        <table:table-row table:style-name="ro1">
          <table:table-cell office:value-type="float" office:value="0.740808010101318" calcext:value-type="float">
            <text:p>0.740808010101318</text:p>
          </table:table-cell>
          <table:table-cell table:number-columns-repeated="2"/>
        </table:table-row>
        <table:table-row table:style-name="ro1">
          <table:table-cell office:value-type="float" office:value="0.284076631069183" calcext:value-type="float">
            <text:p>0.284076631069183</text:p>
          </table:table-cell>
          <table:table-cell table:number-columns-repeated="2"/>
        </table:table-row>
        <table:table-row table:style-name="ro1">
          <table:table-cell office:value-type="float" office:value="0.733083665370941" calcext:value-type="float">
            <text:p>0.733083665370941</text:p>
          </table:table-cell>
          <table:table-cell table:number-columns-repeated="2"/>
        </table:table-row>
        <table:table-row table:style-name="ro1">
          <table:table-cell office:value-type="float" office:value="0.271086812019348" calcext:value-type="float">
            <text:p>0.271086812019348</text:p>
          </table:table-cell>
          <table:table-cell table:number-columns-repeated="2"/>
        </table:table-row>
        <table:table-row table:style-name="ro1">
          <table:table-cell office:value-type="float" office:value="0.731863379478455" calcext:value-type="float">
            <text:p>0.731863379478455</text:p>
          </table:table-cell>
          <table:table-cell table:number-columns-repeated="2"/>
        </table:table-row>
        <table:table-row table:style-name="ro1">
          <table:table-cell office:value-type="float" office:value="0.269052147865295" calcext:value-type="float">
            <text:p>0.269052147865295</text:p>
          </table:table-cell>
          <table:table-cell table:number-columns-repeated="2"/>
        </table:table-row>
        <table:table-row table:style-name="ro1">
          <table:table-cell office:value-type="float" office:value="0.740855813026428" calcext:value-type="float">
            <text:p>0.740855813026428</text:p>
          </table:table-cell>
          <table:table-cell table:number-columns-repeated="2"/>
        </table:table-row>
        <table:table-row table:style-name="ro1">
          <table:table-cell office:value-type="float" office:value="0.271286576986313" calcext:value-type="float">
            <text:p>0.271286576986313</text:p>
          </table:table-cell>
          <table:table-cell table:number-columns-repeated="2"/>
        </table:table-row>
        <table:table-row table:style-name="ro1">
          <table:table-cell office:value-type="float" office:value="0.740604519844055" calcext:value-type="float">
            <text:p>0.740604519844055</text:p>
          </table:table-cell>
          <table:table-cell table:number-columns-repeated="2"/>
        </table:table-row>
        <table:table-row table:style-name="ro1">
          <table:table-cell office:value-type="float" office:value="0.263430416584015" calcext:value-type="float">
            <text:p>0.263430416584015</text:p>
          </table:table-cell>
          <table:table-cell table:number-columns-repeated="2"/>
        </table:table-row>
        <table:table-row table:style-name="ro1">
          <table:table-cell office:value-type="float" office:value="0.743284106254578" calcext:value-type="float">
            <text:p>0.743284106254578</text:p>
          </table:table-cell>
          <table:table-cell table:number-columns-repeated="2"/>
        </table:table-row>
        <table:table-row table:style-name="ro1">
          <table:table-cell office:value-type="float" office:value="0.265140324831009" calcext:value-type="float">
            <text:p>0.265140324831009</text:p>
          </table:table-cell>
          <table:table-cell table:number-columns-repeated="2"/>
        </table:table-row>
        <table:table-row table:style-name="ro1">
          <table:table-cell office:value-type="float" office:value="0.744916915893555" calcext:value-type="float">
            <text:p>0.744916915893555</text:p>
          </table:table-cell>
          <table:table-cell table:number-columns-repeated="2"/>
        </table:table-row>
        <table:table-row table:style-name="ro1">
          <table:table-cell office:value-type="float" office:value="0.263909041881561" calcext:value-type="float">
            <text:p>0.263909041881561</text:p>
          </table:table-cell>
          <table:table-cell table:number-columns-repeated="2"/>
        </table:table-row>
        <table:table-row table:style-name="ro1">
          <table:table-cell office:value-type="float" office:value="0.742322981357574" calcext:value-type="float">
            <text:p>0.742322981357574</text:p>
          </table:table-cell>
          <table:table-cell table:number-columns-repeated="2"/>
        </table:table-row>
        <table:table-row table:style-name="ro1">
          <table:table-cell office:value-type="float" office:value="0.253620326519012" calcext:value-type="float">
            <text:p>0.253620326519012</text:p>
          </table:table-cell>
          <table:table-cell table:number-columns-repeated="2"/>
        </table:table-row>
        <table:table-row table:style-name="ro1">
          <table:table-cell office:value-type="float" office:value="0.741076231002808" calcext:value-type="float">
            <text:p>0.741076231002808</text:p>
          </table:table-cell>
          <table:table-cell table:number-columns-repeated="2"/>
        </table:table-row>
        <table:table-row table:style-name="ro1">
          <table:table-cell office:value-type="float" office:value="0.76037073135376" calcext:value-type="float">
            <text:p>0.76037073135376</text:p>
          </table:table-cell>
          <table:table-cell table:number-columns-repeated="2"/>
        </table:table-row>
        <table:table-row table:style-name="ro1">
          <table:table-cell office:value-type="float" office:value="0.76105672121048" calcext:value-type="float">
            <text:p>0.76105672121048</text:p>
          </table:table-cell>
          <table:table-cell table:number-columns-repeated="2"/>
        </table:table-row>
        <table:table-row table:style-name="ro1">
          <table:table-cell office:value-type="float" office:value="0.761330127716064" calcext:value-type="float">
            <text:p>0.761330127716064</text:p>
          </table:table-cell>
          <table:table-cell table:number-columns-repeated="2"/>
        </table:table-row>
        <table:table-row table:style-name="ro1">
          <table:table-cell office:value-type="float" office:value="0.757518947124481" calcext:value-type="float">
            <text:p>0.757518947124481</text:p>
          </table:table-cell>
          <table:table-cell table:number-columns-repeated="2"/>
        </table:table-row>
        <table:table-row table:style-name="ro1">
          <table:table-cell office:value-type="float" office:value="0.756121456623077" calcext:value-type="float">
            <text:p>0.756121456623077</text:p>
          </table:table-cell>
          <table:table-cell table:number-columns-repeated="2"/>
        </table:table-row>
        <table:table-row table:style-name="ro1">
          <table:table-cell office:value-type="float" office:value="0.754350602626801" calcext:value-type="float">
            <text:p>0.754350602626801</text:p>
          </table:table-cell>
          <table:table-cell table:number-columns-repeated="2"/>
        </table:table-row>
        <table:table-row table:style-name="ro1">
          <table:table-cell office:value-type="float" office:value="0.721952855587006" calcext:value-type="float">
            <text:p>0.721952855587006</text:p>
          </table:table-cell>
          <table:table-cell table:number-columns-repeated="2"/>
        </table:table-row>
        <table:table-row table:style-name="ro1">
          <table:table-cell office:value-type="float" office:value="0.700510501861572" calcext:value-type="float">
            <text:p>0.700510501861572</text:p>
          </table:table-cell>
          <table:table-cell table:number-columns-repeated="2"/>
        </table:table-row>
        <table:table-row table:style-name="ro1">
          <table:table-cell office:value-type="float" office:value="0.741101026535034" calcext:value-type="float">
            <text:p>0.741101026535034</text:p>
          </table:table-cell>
          <table:table-cell table:number-columns-repeated="2"/>
        </table:table-row>
        <table:table-row table:style-name="ro1">
          <table:table-cell office:value-type="float" office:value="0.594306111335754" calcext:value-type="float">
            <text:p>0.594306111335754</text:p>
          </table:table-cell>
          <table:table-cell table:number-columns-repeated="2"/>
        </table:table-row>
        <table:table-row table:style-name="ro1">
          <table:table-cell office:value-type="float" office:value="0.654163122177124" calcext:value-type="float">
            <text:p>0.654163122177124</text:p>
          </table:table-cell>
          <table:table-cell table:number-columns-repeated="2"/>
        </table:table-row>
        <table:table-row table:style-name="ro1">
          <table:table-cell office:value-type="float" office:value="0.766024649143219" calcext:value-type="float">
            <text:p>0.766024649143219</text:p>
          </table:table-cell>
          <table:table-cell table:number-columns-repeated="2"/>
        </table:table-row>
        <table:table-row table:style-name="ro1">
          <table:table-cell office:value-type="float" office:value="0.62101423740387" calcext:value-type="float">
            <text:p>0.62101423740387</text:p>
          </table:table-cell>
          <table:table-cell table:number-columns-repeated="2"/>
        </table:table-row>
        <table:table-row table:style-name="ro1">
          <table:table-cell office:value-type="float" office:value="0.481399655342102" calcext:value-type="float">
            <text:p>0.481399655342102</text:p>
          </table:table-cell>
          <table:table-cell table:number-columns-repeated="2"/>
        </table:table-row>
        <table:table-row table:style-name="ro1">
          <table:table-cell office:value-type="float" office:value="0.458872109651566" calcext:value-type="float">
            <text:p>0.458872109651566</text:p>
          </table:table-cell>
          <table:table-cell table:number-columns-repeated="2"/>
        </table:table-row>
        <table:table-row table:style-name="ro1">
          <table:table-cell office:value-type="float" office:value="0.284913569688797" calcext:value-type="float">
            <text:p>0.284913569688797</text:p>
          </table:table-cell>
          <table:table-cell table:number-columns-repeated="2"/>
        </table:table-row>
        <table:table-row table:style-name="ro1">
          <table:table-cell office:value-type="float" office:value="0.251157283782959" calcext:value-type="float">
            <text:p>0.251157283782959</text:p>
          </table:table-cell>
          <table:table-cell table:number-columns-repeated="2"/>
        </table:table-row>
        <table:table-row table:style-name="ro1">
          <table:table-cell office:value-type="float" office:value="0.254259586334229" calcext:value-type="float">
            <text:p>0.254259586334229</text:p>
          </table:table-cell>
          <table:table-cell table:number-columns-repeated="2"/>
        </table:table-row>
        <table:table-row table:style-name="ro1">
          <table:table-cell office:value-type="float" office:value="0.254402041435242" calcext:value-type="float">
            <text:p>0.254402041435242</text:p>
          </table:table-cell>
          <table:table-cell table:number-columns-repeated="2"/>
        </table:table-row>
        <table:table-row table:style-name="ro1">
          <table:table-cell office:value-type="float" office:value="0.269803643226624" calcext:value-type="float">
            <text:p>0.269803643226624</text:p>
          </table:table-cell>
          <table:table-cell table:number-columns-repeated="2"/>
        </table:table-row>
        <table:table-row table:style-name="ro1">
          <table:table-cell office:value-type="float" office:value="0.254975020885468" calcext:value-type="float">
            <text:p>0.254975020885468</text:p>
          </table:table-cell>
          <table:table-cell table:number-columns-repeated="2"/>
        </table:table-row>
        <table:table-row table:style-name="ro1">
          <table:table-cell office:value-type="float" office:value="0.274377822875977" calcext:value-type="float">
            <text:p>0.274377822875977</text:p>
          </table:table-cell>
          <table:table-cell table:number-columns-repeated="2"/>
        </table:table-row>
        <table:table-row table:style-name="ro1">
          <table:table-cell office:value-type="float" office:value="0.251360595226288" calcext:value-type="float">
            <text:p>0.251360595226288</text:p>
          </table:table-cell>
          <table:table-cell table:number-columns-repeated="2"/>
        </table:table-row>
        <table:table-row table:style-name="ro1">
          <table:table-cell office:value-type="float" office:value="0.271328389644623" calcext:value-type="float">
            <text:p>0.271328389644623</text:p>
          </table:table-cell>
          <table:table-cell table:number-columns-repeated="2"/>
        </table:table-row>
        <table:table-row table:style-name="ro1">
          <table:table-cell office:value-type="float" office:value="0.261739999055862" calcext:value-type="float">
            <text:p>0.261739999055862</text:p>
          </table:table-cell>
          <table:table-cell table:number-columns-repeated="2"/>
        </table:table-row>
        <table:table-row table:style-name="ro1">
          <table:table-cell office:value-type="float" office:value="0.277104765176773" calcext:value-type="float">
            <text:p>0.277104765176773</text:p>
          </table:table-cell>
          <table:table-cell table:number-columns-repeated="2"/>
        </table:table-row>
        <table:table-row table:style-name="ro1">
          <table:table-cell office:value-type="float" office:value="0.279345870018005" calcext:value-type="float">
            <text:p>0.279345870018005</text:p>
          </table:table-cell>
          <table:table-cell table:number-columns-repeated="2"/>
        </table:table-row>
        <table:table-row table:style-name="ro1">
          <table:table-cell office:value-type="float" office:value="0.278377622365952" calcext:value-type="float">
            <text:p>0.278377622365952</text:p>
          </table:table-cell>
          <table:table-cell table:number-columns-repeated="2"/>
        </table:table-row>
        <table:table-row table:style-name="ro1">
          <table:table-cell office:value-type="float" office:value="0.267008721828461" calcext:value-type="float">
            <text:p>0.267008721828461</text:p>
          </table:table-cell>
          <table:table-cell table:number-columns-repeated="2"/>
        </table:table-row>
        <table:table-row table:style-name="ro1">
          <table:table-cell office:value-type="float" office:value="0.267896562814712" calcext:value-type="float">
            <text:p>0.267896562814712</text:p>
          </table:table-cell>
          <table:table-cell table:number-columns-repeated="2"/>
        </table:table-row>
        <table:table-row table:style-name="ro1">
          <table:table-cell office:value-type="float" office:value="0.26678666472435" calcext:value-type="float">
            <text:p>0.26678666472435</text:p>
          </table:table-cell>
          <table:table-cell table:number-columns-repeated="2"/>
        </table:table-row>
        <table:table-row table:style-name="ro1">
          <table:table-cell office:value-type="float" office:value="0.281911432743073" calcext:value-type="float">
            <text:p>0.281911432743073</text:p>
          </table:table-cell>
          <table:table-cell table:number-columns-repeated="2"/>
        </table:table-row>
        <table:table-row table:style-name="ro1">
          <table:table-cell office:value-type="float" office:value="0.278977572917938" calcext:value-type="float">
            <text:p>0.278977572917938</text:p>
          </table:table-cell>
          <table:table-cell table:number-columns-repeated="2"/>
        </table:table-row>
        <table:table-row table:style-name="ro1">
          <table:table-cell office:value-type="float" office:value="0.281196475028992" calcext:value-type="float">
            <text:p>0.281196475028992</text:p>
          </table:table-cell>
          <table:table-cell table:number-columns-repeated="2"/>
        </table:table-row>
        <table:table-row table:style-name="ro1">
          <table:table-cell office:value-type="float" office:value="0.279131829738617" calcext:value-type="float">
            <text:p>0.279131829738617</text:p>
          </table:table-cell>
          <table:table-cell table:number-columns-repeated="2"/>
        </table:table-row>
        <table:table-row table:style-name="ro1">
          <table:table-cell office:value-type="float" office:value="0.26748526096344" calcext:value-type="float">
            <text:p>0.26748526096344</text:p>
          </table:table-cell>
          <table:table-cell table:number-columns-repeated="2"/>
        </table:table-row>
        <table:table-row table:style-name="ro1">
          <table:table-cell office:value-type="float" office:value="0.266872942447662" calcext:value-type="float">
            <text:p>0.266872942447662</text:p>
          </table:table-cell>
          <table:table-cell table:number-columns-repeated="2"/>
        </table:table-row>
        <table:table-row table:style-name="ro1">
          <table:table-cell office:value-type="float" office:value="0.252458572387695" calcext:value-type="float">
            <text:p>0.252458572387695</text:p>
          </table:table-cell>
          <table:table-cell table:number-columns-repeated="2"/>
        </table:table-row>
        <table:table-row table:style-name="ro1">
          <table:table-cell office:value-type="float" office:value="0.273441284894943" calcext:value-type="float">
            <text:p>0.273441284894943</text:p>
          </table:table-cell>
          <table:table-cell table:number-columns-repeated="2"/>
        </table:table-row>
        <table:table-row table:style-name="ro1">
          <table:table-cell office:value-type="float" office:value="0.257944881916046" calcext:value-type="float">
            <text:p>0.257944881916046</text:p>
          </table:table-cell>
          <table:table-cell table:number-columns-repeated="2"/>
        </table:table-row>
        <table:table-row table:style-name="ro1">
          <table:table-cell office:value-type="float" office:value="0.258962750434875" calcext:value-type="float">
            <text:p>0.258962750434875</text:p>
          </table:table-cell>
          <table:table-cell table:number-columns-repeated="2"/>
        </table:table-row>
        <table:table-row table:style-name="ro1">
          <table:table-cell office:value-type="float" office:value="0.25769054889679" calcext:value-type="float">
            <text:p>0.25769054889679</text:p>
          </table:table-cell>
          <table:table-cell table:number-columns-repeated="2"/>
        </table:table-row>
        <table:table-row table:style-name="ro1">
          <table:table-cell office:value-type="float" office:value="0.259122043848038" calcext:value-type="float">
            <text:p>0.259122043848038</text:p>
          </table:table-cell>
          <table:table-cell table:number-columns-repeated="2"/>
        </table:table-row>
        <table:table-row table:style-name="ro1">
          <table:table-cell office:value-type="float" office:value="0.261506974697113" calcext:value-type="float">
            <text:p>0.261506974697113</text:p>
          </table:table-cell>
          <table:table-cell table:number-columns-repeated="2"/>
        </table:table-row>
        <table:table-row table:style-name="ro1">
          <table:table-cell office:value-type="float" office:value="0.266848236322403" calcext:value-type="float">
            <text:p>0.266848236322403</text:p>
          </table:table-cell>
          <table:table-cell table:number-columns-repeated="2"/>
        </table:table-row>
        <table:table-row table:style-name="ro1">
          <table:table-cell office:value-type="float" office:value="0.264365762472153" calcext:value-type="float">
            <text:p>0.264365762472153</text:p>
          </table:table-cell>
          <table:table-cell table:number-columns-repeated="2"/>
        </table:table-row>
        <table:table-row table:style-name="ro1">
          <table:table-cell office:value-type="float" office:value="0.255643010139465" calcext:value-type="float">
            <text:p>0.255643010139465</text:p>
          </table:table-cell>
          <table:table-cell table:number-columns-repeated="2"/>
        </table:table-row>
        <table:table-row table:style-name="ro1">
          <table:table-cell office:value-type="float" office:value="0.259999692440033" calcext:value-type="float">
            <text:p>0.259999692440033</text:p>
          </table:table-cell>
          <table:table-cell table:number-columns-repeated="2"/>
        </table:table-row>
        <table:table-row table:style-name="ro1">
          <table:table-cell office:value-type="float" office:value="0.26196563243866" calcext:value-type="float">
            <text:p>0.26196563243866</text:p>
          </table:table-cell>
          <table:table-cell table:number-columns-repeated="2"/>
        </table:table-row>
        <table:table-row table:style-name="ro1">
          <table:table-cell office:value-type="float" office:value="0.264333307743072" calcext:value-type="float">
            <text:p>0.264333307743072</text:p>
          </table:table-cell>
          <table:table-cell table:number-columns-repeated="2"/>
        </table:table-row>
        <table:table-row table:style-name="ro1">
          <table:table-cell office:value-type="float" office:value="0.416286736726761" calcext:value-type="float">
            <text:p>0.416286736726761</text:p>
          </table:table-cell>
          <table:table-cell table:number-columns-repeated="2"/>
        </table:table-row>
        <table:table-row table:style-name="ro1">
          <table:table-cell office:value-type="float" office:value="0.425657123327255" calcext:value-type="float">
            <text:p>0.425657123327255</text:p>
          </table:table-cell>
          <table:table-cell table:number-columns-repeated="2"/>
        </table:table-row>
        <table:table-row table:style-name="ro1">
          <table:table-cell office:value-type="float" office:value="0.432527124881744" calcext:value-type="float">
            <text:p>0.432527124881744</text:p>
          </table:table-cell>
          <table:table-cell table:number-columns-repeated="2"/>
        </table:table-row>
        <table:table-row table:style-name="ro1">
          <table:table-cell office:value-type="float" office:value="0.429625183343887" calcext:value-type="float">
            <text:p>0.429625183343887</text:p>
          </table:table-cell>
          <table:table-cell table:number-columns-repeated="2"/>
        </table:table-row>
        <table:table-row table:style-name="ro1">
          <table:table-cell office:value-type="float" office:value="0.432711243629456" calcext:value-type="float">
            <text:p>0.432711243629456</text:p>
          </table:table-cell>
          <table:table-cell table:number-columns-repeated="2"/>
        </table:table-row>
        <table:table-row table:style-name="ro1">
          <table:table-cell office:value-type="float" office:value="0.429789483547211" calcext:value-type="float">
            <text:p>0.429789483547211</text:p>
          </table:table-cell>
          <table:table-cell table:number-columns-repeated="2"/>
        </table:table-row>
        <table:table-row table:style-name="ro1">
          <table:table-cell office:value-type="float" office:value="0.444763153791428" calcext:value-type="float">
            <text:p>0.444763153791428</text:p>
          </table:table-cell>
          <table:table-cell table:number-columns-repeated="2"/>
        </table:table-row>
        <table:table-row table:style-name="ro1">
          <table:table-cell office:value-type="float" office:value="0.43750810623169" calcext:value-type="float">
            <text:p>0.43750810623169</text:p>
          </table:table-cell>
          <table:table-cell table:number-columns-repeated="2"/>
        </table:table-row>
        <table:table-row table:style-name="ro1">
          <table:table-cell office:value-type="float" office:value="0.439471960067749" calcext:value-type="float">
            <text:p>0.439471960067749</text:p>
          </table:table-cell>
          <table:table-cell table:number-columns-repeated="2"/>
        </table:table-row>
        <table:table-row table:style-name="ro1">
          <table:table-cell office:value-type="float" office:value="0.433064371347427" calcext:value-type="float">
            <text:p>0.433064371347427</text:p>
          </table:table-cell>
          <table:table-cell table:number-columns-repeated="2"/>
        </table:table-row>
        <table:table-row table:style-name="ro1">
          <table:table-cell office:value-type="float" office:value="0.42530170083046" calcext:value-type="float">
            <text:p>0.42530170083046</text:p>
          </table:table-cell>
          <table:table-cell table:number-columns-repeated="2"/>
        </table:table-row>
        <table:table-row table:style-name="ro1">
          <table:table-cell office:value-type="float" office:value="0.441646873950958" calcext:value-type="float">
            <text:p>0.441646873950958</text:p>
          </table:table-cell>
          <table:table-cell table:number-columns-repeated="2"/>
        </table:table-row>
        <table:table-row table:style-name="ro1">
          <table:table-cell office:value-type="float" office:value="0.44111031293869" calcext:value-type="float">
            <text:p>0.44111031293869</text:p>
          </table:table-cell>
          <table:table-cell table:number-columns-repeated="2"/>
        </table:table-row>
        <table:table-row table:style-name="ro1">
          <table:table-cell office:value-type="float" office:value="0.449390053749085" calcext:value-type="float">
            <text:p>0.449390053749085</text:p>
          </table:table-cell>
          <table:table-cell table:number-columns-repeated="2"/>
        </table:table-row>
        <table:table-row table:style-name="ro1">
          <table:table-cell office:value-type="float" office:value="0.442228317260742" calcext:value-type="float">
            <text:p>0.442228317260742</text:p>
          </table:table-cell>
          <table:table-cell table:number-columns-repeated="2"/>
        </table:table-row>
        <table:table-row table:style-name="ro1">
          <table:table-cell office:value-type="float" office:value="0.448642045259476" calcext:value-type="float">
            <text:p>0.448642045259476</text:p>
          </table:table-cell>
          <table:table-cell table:number-columns-repeated="2"/>
        </table:table-row>
        <table:table-row table:style-name="ro1">
          <table:table-cell office:value-type="float" office:value="0.460739374160767" calcext:value-type="float">
            <text:p>0.460739374160767</text:p>
          </table:table-cell>
          <table:table-cell table:number-columns-repeated="2"/>
        </table:table-row>
        <table:table-row table:style-name="ro1">
          <table:table-cell office:value-type="float" office:value="0.450791746377945" calcext:value-type="float">
            <text:p>0.450791746377945</text:p>
          </table:table-cell>
          <table:table-cell table:number-columns-repeated="2"/>
        </table:table-row>
        <table:table-row table:style-name="ro1">
          <table:table-cell office:value-type="float" office:value="0.460777997970581" calcext:value-type="float">
            <text:p>0.460777997970581</text:p>
          </table:table-cell>
          <table:table-cell table:number-columns-repeated="2"/>
        </table:table-row>
        <table:table-row table:style-name="ro1">
          <table:table-cell office:value-type="float" office:value="0.45314958691597" calcext:value-type="float">
            <text:p>0.45314958691597</text:p>
          </table:table-cell>
          <table:table-cell table:number-columns-repeated="2"/>
        </table:table-row>
        <table:table-row table:style-name="ro1">
          <table:table-cell office:value-type="float" office:value="0.446037352085113" calcext:value-type="float">
            <text:p>0.446037352085113</text:p>
          </table:table-cell>
          <table:table-cell table:number-columns-repeated="2"/>
        </table:table-row>
        <table:table-row table:style-name="ro1">
          <table:table-cell office:value-type="float" office:value="0.439015567302704" calcext:value-type="float">
            <text:p>0.439015567302704</text:p>
          </table:table-cell>
          <table:table-cell table:number-columns-repeated="2"/>
        </table:table-row>
        <table:table-row table:style-name="ro1">
          <table:table-cell office:value-type="float" office:value="0.451837688684464" calcext:value-type="float">
            <text:p>0.451837688684464</text:p>
          </table:table-cell>
          <table:table-cell table:number-columns-repeated="2"/>
        </table:table-row>
        <table:table-row table:style-name="ro1">
          <table:table-cell office:value-type="float" office:value="0.506039798259735" calcext:value-type="float">
            <text:p>0.506039798259735</text:p>
          </table:table-cell>
          <table:table-cell table:number-columns-repeated="2"/>
        </table:table-row>
        <table:table-row table:style-name="ro1">
          <table:table-cell office:value-type="float" office:value="0.507117986679077" calcext:value-type="float">
            <text:p>0.507117986679077</text:p>
          </table:table-cell>
          <table:table-cell table:number-columns-repeated="2"/>
        </table:table-row>
        <table:table-row table:style-name="ro1">
          <table:table-cell office:value-type="float" office:value="0.519040822982788" calcext:value-type="float">
            <text:p>0.519040822982788</text:p>
          </table:table-cell>
          <table:table-cell table:number-columns-repeated="2"/>
        </table:table-row>
        <table:table-row table:style-name="ro1">
          <table:table-cell office:value-type="float" office:value="0.519242107868195" calcext:value-type="float">
            <text:p>0.519242107868195</text:p>
          </table:table-cell>
          <table:table-cell table:number-columns-repeated="2"/>
        </table:table-row>
        <table:table-row table:style-name="ro1">
          <table:table-cell office:value-type="float" office:value="0.510623633861542" calcext:value-type="float">
            <text:p>0.510623633861542</text:p>
          </table:table-cell>
          <table:table-cell table:number-columns-repeated="2"/>
        </table:table-row>
        <table:table-row table:style-name="ro1">
          <table:table-cell office:value-type="float" office:value="0.510011315345764" calcext:value-type="float">
            <text:p>0.510011315345764</text:p>
          </table:table-cell>
          <table:table-cell table:number-columns-repeated="2"/>
        </table:table-row>
        <table:table-row table:style-name="ro1">
          <table:table-cell office:value-type="float" office:value="0.513786911964417" calcext:value-type="float">
            <text:p>0.513786911964417</text:p>
          </table:table-cell>
          <table:table-cell table:number-columns-repeated="2"/>
        </table:table-row>
        <table:table-row table:style-name="ro1">
          <table:table-cell office:value-type="float" office:value="0.509124457836151" calcext:value-type="float">
            <text:p>0.509124457836151</text:p>
          </table:table-cell>
          <table:table-cell table:number-columns-repeated="2"/>
        </table:table-row>
        <table:table-row table:style-name="ro1">
          <table:table-cell office:value-type="float" office:value="0.493546366691589" calcext:value-type="float">
            <text:p>0.493546366691589</text:p>
          </table:table-cell>
          <table:table-cell table:number-columns-repeated="2"/>
        </table:table-row>
        <table:table-row table:style-name="ro1">
          <table:table-cell office:value-type="float" office:value="0.287180662155151" calcext:value-type="float">
            <text:p>0.287180662155151</text:p>
          </table:table-cell>
          <table:table-cell table:number-columns-repeated="2"/>
        </table:table-row>
        <table:table-row table:style-name="ro1">
          <table:table-cell office:value-type="float" office:value="0.46286016702652" calcext:value-type="float">
            <text:p>0.46286016702652</text:p>
          </table:table-cell>
          <table:table-cell table:number-columns-repeated="2"/>
        </table:table-row>
        <table:table-row table:style-name="ro1">
          <table:table-cell office:value-type="float" office:value="0.286420822143555" calcext:value-type="float">
            <text:p>0.286420822143555</text:p>
          </table:table-cell>
          <table:table-cell table:number-columns-repeated="2"/>
        </table:table-row>
        <table:table-row table:style-name="ro1">
          <table:table-cell office:value-type="float" office:value="0.472337394952774" calcext:value-type="float">
            <text:p>0.472337394952774</text:p>
          </table:table-cell>
          <table:table-cell table:number-columns-repeated="2"/>
        </table:table-row>
        <table:table-row table:style-name="ro1">
          <table:table-cell office:value-type="float" office:value="0.286697834730148" calcext:value-type="float">
            <text:p>0.286697834730148</text:p>
          </table:table-cell>
          <table:table-cell table:number-columns-repeated="2"/>
        </table:table-row>
        <table:table-row table:style-name="ro1">
          <table:table-cell office:value-type="float" office:value="0.475730925798416" calcext:value-type="float">
            <text:p>0.475730925798416</text:p>
          </table:table-cell>
          <table:table-cell table:number-columns-repeated="2"/>
        </table:table-row>
        <table:table-row table:style-name="ro1">
          <table:table-cell office:value-type="float" office:value="0.269100069999695" calcext:value-type="float">
            <text:p>0.269100069999695</text:p>
          </table:table-cell>
          <table:table-cell table:number-columns-repeated="2"/>
        </table:table-row>
        <table:table-row table:style-name="ro1">
          <table:table-cell office:value-type="float" office:value="0.291124135255814" calcext:value-type="float">
            <text:p>0.291124135255814</text:p>
          </table:table-cell>
          <table:table-cell table:number-columns-repeated="2"/>
        </table:table-row>
        <table:table-row table:style-name="ro1">
          <table:table-cell office:value-type="float" office:value="0.273068815469742" calcext:value-type="float">
            <text:p>0.273068815469742</text:p>
          </table:table-cell>
          <table:table-cell table:number-columns-repeated="2"/>
        </table:table-row>
        <table:table-row table:style-name="ro1">
          <table:table-cell office:value-type="float" office:value="0.277279019355774" calcext:value-type="float">
            <text:p>0.277279019355774</text:p>
          </table:table-cell>
          <table:table-cell table:number-columns-repeated="2"/>
        </table:table-row>
        <table:table-row table:style-name="ro1">
          <table:table-cell office:value-type="float" office:value="0.268832355737686" calcext:value-type="float">
            <text:p>0.268832355737686</text:p>
          </table:table-cell>
          <table:table-cell table:number-columns-repeated="2"/>
        </table:table-row>
        <table:table-row table:style-name="ro1">
          <table:table-cell office:value-type="float" office:value="0.284498631954193" calcext:value-type="float">
            <text:p>0.284498631954193</text:p>
          </table:table-cell>
          <table:table-cell table:number-columns-repeated="2"/>
        </table:table-row>
        <table:table-row table:style-name="ro1">
          <table:table-cell office:value-type="float" office:value="0.273129403591156" calcext:value-type="float">
            <text:p>0.273129403591156</text:p>
          </table:table-cell>
          <table:table-cell table:number-columns-repeated="2"/>
        </table:table-row>
        <table:table-row table:style-name="ro1">
          <table:table-cell office:value-type="float" office:value="0.284019231796265" calcext:value-type="float">
            <text:p>0.284019231796265</text:p>
          </table:table-cell>
          <table:table-cell table:number-columns-repeated="2"/>
        </table:table-row>
        <table:table-row table:style-name="ro1">
          <table:table-cell office:value-type="float" office:value="0.274668157100677" calcext:value-type="float">
            <text:p>0.274668157100677</text:p>
          </table:table-cell>
          <table:table-cell table:number-columns-repeated="2"/>
        </table:table-row>
        <table:table-row table:style-name="ro1">
          <table:table-cell office:value-type="float" office:value="0.287266731262207" calcext:value-type="float">
            <text:p>0.287266731262207</text:p>
          </table:table-cell>
          <table:table-cell table:number-columns-repeated="2"/>
        </table:table-row>
        <table:table-row table:style-name="ro1">
          <table:table-cell office:value-type="float" office:value="0.276967227458954" calcext:value-type="float">
            <text:p>0.276967227458954</text:p>
          </table:table-cell>
          <table:table-cell table:number-columns-repeated="2"/>
        </table:table-row>
        <table:table-row table:style-name="ro1">
          <table:table-cell office:value-type="float" office:value="0.280972987413406" calcext:value-type="float">
            <text:p>0.280972987413406</text:p>
          </table:table-cell>
          <table:table-cell table:number-columns-repeated="2"/>
        </table:table-row>
        <table:table-row table:style-name="ro1">
          <table:table-cell office:value-type="float" office:value="0.270398408174515" calcext:value-type="float">
            <text:p>0.270398408174515</text:p>
          </table:table-cell>
          <table:table-cell table:number-columns-repeated="2"/>
        </table:table-row>
        <table:table-row table:style-name="ro1">
          <table:table-cell office:value-type="float" office:value="0.282719165086746" calcext:value-type="float">
            <text:p>0.282719165086746</text:p>
          </table:table-cell>
          <table:table-cell table:number-columns-repeated="2"/>
        </table:table-row>
        <table:table-row table:style-name="ro1">
          <table:table-cell office:value-type="float" office:value="0.270293921232223" calcext:value-type="float">
            <text:p>0.270293921232223</text:p>
          </table:table-cell>
          <table:table-cell table:number-columns-repeated="2"/>
        </table:table-row>
        <table:table-row table:style-name="ro1">
          <table:table-cell office:value-type="float" office:value="0.283925384283066" calcext:value-type="float">
            <text:p>0.283925384283066</text:p>
          </table:table-cell>
          <table:table-cell table:number-columns-repeated="2"/>
        </table:table-row>
        <table:table-row table:style-name="ro1">
          <table:table-cell office:value-type="float" office:value="0.268064349889755" calcext:value-type="float">
            <text:p>0.268064349889755</text:p>
          </table:table-cell>
          <table:table-cell table:number-columns-repeated="2"/>
        </table:table-row>
        <table:table-row table:style-name="ro1">
          <table:table-cell office:value-type="float" office:value="0.280805349349976" calcext:value-type="float">
            <text:p>0.280805349349976</text:p>
          </table:table-cell>
          <table:table-cell table:number-columns-repeated="2"/>
        </table:table-row>
        <table:table-row table:style-name="ro1">
          <table:table-cell office:value-type="float" office:value="0.272920787334442" calcext:value-type="float">
            <text:p>0.272920787334442</text:p>
          </table:table-cell>
          <table:table-cell table:number-columns-repeated="2"/>
        </table:table-row>
        <table:table-row table:style-name="ro1">
          <table:table-cell office:value-type="float" office:value="0.287121474742889" calcext:value-type="float">
            <text:p>0.287121474742889</text:p>
          </table:table-cell>
          <table:table-cell table:number-columns-repeated="2"/>
        </table:table-row>
        <table:table-row table:style-name="ro1">
          <table:table-cell office:value-type="float" office:value="0.271088033914566" calcext:value-type="float">
            <text:p>0.271088033914566</text:p>
          </table:table-cell>
          <table:table-cell table:number-columns-repeated="2"/>
        </table:table-row>
        <table:table-row table:style-name="ro1">
          <table:table-cell office:value-type="float" office:value="0.284491062164307" calcext:value-type="float">
            <text:p>0.284491062164307</text:p>
          </table:table-cell>
          <table:table-cell table:number-columns-repeated="2"/>
        </table:table-row>
        <table:table-row table:style-name="ro1">
          <table:table-cell office:value-type="float" office:value="0.272091627120972" calcext:value-type="float">
            <text:p>0.272091627120972</text:p>
          </table:table-cell>
          <table:table-cell table:number-columns-repeated="2"/>
        </table:table-row>
        <table:table-row table:style-name="ro1">
          <table:table-cell office:value-type="float" office:value="0.288784980773926" calcext:value-type="float">
            <text:p>0.288784980773926</text:p>
          </table:table-cell>
          <table:table-cell table:number-columns-repeated="2"/>
        </table:table-row>
        <table:table-row table:style-name="ro1">
          <table:table-cell office:value-type="float" office:value="0.344491481781006" calcext:value-type="float">
            <text:p>0.344491481781006</text:p>
          </table:table-cell>
          <table:table-cell table:number-columns-repeated="2"/>
        </table:table-row>
        <table:table-row table:style-name="ro1">
          <table:table-cell office:value-type="float" office:value="0.341627180576324" calcext:value-type="float">
            <text:p>0.341627180576324</text:p>
          </table:table-cell>
          <table:table-cell table:number-columns-repeated="2"/>
        </table:table-row>
        <table:table-row table:style-name="ro1">
          <table:table-cell office:value-type="float" office:value="0.329801231622696" calcext:value-type="float">
            <text:p>0.329801231622696</text:p>
          </table:table-cell>
          <table:table-cell table:number-columns-repeated="2"/>
        </table:table-row>
        <table:table-row table:style-name="ro1">
          <table:table-cell office:value-type="float" office:value="0.251867294311523" calcext:value-type="float">
            <text:p>0.251867294311523</text:p>
          </table:table-cell>
          <table:table-cell table:number-columns-repeated="2"/>
        </table:table-row>
        <table:table-row table:style-name="ro1">
          <table:table-cell office:value-type="float" office:value="0.332094252109528" calcext:value-type="float">
            <text:p>0.332094252109528</text:p>
          </table:table-cell>
          <table:table-cell table:number-columns-repeated="2"/>
        </table:table-row>
        <table:table-row table:style-name="ro1">
          <table:table-cell office:value-type="float" office:value="0.251619905233383" calcext:value-type="float">
            <text:p>0.251619905233383</text:p>
          </table:table-cell>
          <table:table-cell table:number-columns-repeated="2"/>
        </table:table-row>
        <table:table-row table:style-name="ro1">
          <table:table-cell office:value-type="float" office:value="0.334037065505981" calcext:value-type="float">
            <text:p>0.334037065505981</text:p>
          </table:table-cell>
          <table:table-cell table:number-columns-repeated="2"/>
        </table:table-row>
        <table:table-row table:style-name="ro1">
          <table:table-cell office:value-type="float" office:value="0.330725610256195" calcext:value-type="float">
            <text:p>0.330725610256195</text:p>
          </table:table-cell>
          <table:table-cell table:number-columns-repeated="2"/>
        </table:table-row>
        <table:table-row table:style-name="ro1">
          <table:table-cell office:value-type="float" office:value="0.252057254314423" calcext:value-type="float">
            <text:p>0.252057254314423</text:p>
          </table:table-cell>
          <table:table-cell table:number-columns-repeated="2"/>
        </table:table-row>
        <table:table-row table:style-name="ro1">
          <table:table-cell office:value-type="float" office:value="0.328917533159256" calcext:value-type="float">
            <text:p>0.328917533159256</text:p>
          </table:table-cell>
          <table:table-cell table:number-columns-repeated="2"/>
        </table:table-row>
        <table:table-row table:style-name="ro1">
          <table:table-cell office:value-type="float" office:value="0.25499239563942" calcext:value-type="float">
            <text:p>0.25499239563942</text:p>
          </table:table-cell>
          <table:table-cell table:number-columns-repeated="2"/>
        </table:table-row>
        <table:table-row table:style-name="ro1">
          <table:table-cell office:value-type="float" office:value="0.316156804561615" calcext:value-type="float">
            <text:p>0.316156804561615</text:p>
          </table:table-cell>
          <table:table-cell table:number-columns-repeated="2"/>
        </table:table-row>
        <table:table-row table:style-name="ro1">
          <table:table-cell office:value-type="float" office:value="0.254587382078171" calcext:value-type="float">
            <text:p>0.254587382078171</text:p>
          </table:table-cell>
          <table:table-cell table:number-columns-repeated="2"/>
        </table:table-row>
        <table:table-row table:style-name="ro1">
          <table:table-cell office:value-type="float" office:value="0.316044569015503" calcext:value-type="float">
            <text:p>0.316044569015503</text:p>
          </table:table-cell>
          <table:table-cell table:number-columns-repeated="2"/>
        </table:table-row>
        <table:table-row table:style-name="ro1">
          <table:table-cell office:value-type="float" office:value="0.253477394580841" calcext:value-type="float">
            <text:p>0.253477394580841</text:p>
          </table:table-cell>
          <table:table-cell table:number-columns-repeated="2"/>
        </table:table-row>
        <table:table-row table:style-name="ro1">
          <table:table-cell office:value-type="float" office:value="0.31297555565834" calcext:value-type="float">
            <text:p>0.31297555565834</text:p>
          </table:table-cell>
          <table:table-cell table:number-columns-repeated="2"/>
        </table:table-row>
        <table:table-row table:style-name="ro1">
          <table:table-cell office:value-type="float" office:value="0.312518626451492" calcext:value-type="float">
            <text:p>0.312518626451492</text:p>
          </table:table-cell>
          <table:table-cell table:number-columns-repeated="2"/>
        </table:table-row>
        <table:table-row table:style-name="ro1">
          <table:table-cell office:value-type="float" office:value="0.324275732040405" calcext:value-type="float">
            <text:p>0.324275732040405</text:p>
          </table:table-cell>
          <table:table-cell table:number-columns-repeated="2"/>
        </table:table-row>
        <table:table-row table:style-name="ro1">
          <table:table-cell office:value-type="float" office:value="0.345012307167053" calcext:value-type="float">
            <text:p>0.345012307167053</text:p>
          </table:table-cell>
          <table:table-cell table:number-columns-repeated="2"/>
        </table:table-row>
        <table:table-row table:style-name="ro1">
          <table:table-cell office:value-type="float" office:value="0.348779857158661" calcext:value-type="float">
            <text:p>0.348779857158661</text:p>
          </table:table-cell>
          <table:table-cell table:number-columns-repeated="2"/>
        </table:table-row>
        <table:table-row table:style-name="ro1">
          <table:table-cell office:value-type="float" office:value="0.353566288948059" calcext:value-type="float">
            <text:p>0.353566288948059</text:p>
          </table:table-cell>
          <table:table-cell table:number-columns-repeated="2"/>
        </table:table-row>
        <table:table-row table:style-name="ro1">
          <table:table-cell office:value-type="float" office:value="0.35726723074913" calcext:value-type="float">
            <text:p>0.35726723074913</text:p>
          </table:table-cell>
          <table:table-cell table:number-columns-repeated="2"/>
        </table:table-row>
        <table:table-row table:style-name="ro1">
          <table:table-cell office:value-type="float" office:value="0.353887379169464" calcext:value-type="float">
            <text:p>0.353887379169464</text:p>
          </table:table-cell>
          <table:table-cell table:number-columns-repeated="2"/>
        </table:table-row>
        <table:table-row table:style-name="ro1">
          <table:table-cell office:value-type="float" office:value="0.254836350679398" calcext:value-type="float">
            <text:p>0.254836350679398</text:p>
          </table:table-cell>
          <table:table-cell table:number-columns-repeated="2"/>
        </table:table-row>
        <table:table-row table:style-name="ro1">
          <table:table-cell office:value-type="float" office:value="0.277278691530228" calcext:value-type="float">
            <text:p>0.277278691530228</text:p>
          </table:table-cell>
          <table:table-cell table:number-columns-repeated="2"/>
        </table:table-row>
        <table:table-row table:style-name="ro1">
          <table:table-cell office:value-type="float" office:value="0.250232338905334" calcext:value-type="float">
            <text:p>0.250232338905334</text:p>
          </table:table-cell>
          <table:table-cell table:number-columns-repeated="2"/>
        </table:table-row>
        <table:table-row table:style-name="ro1">
          <table:table-cell office:value-type="float" office:value="0.277188122272491" calcext:value-type="float">
            <text:p>0.277188122272491</text:p>
          </table:table-cell>
          <table:table-cell table:number-columns-repeated="2"/>
        </table:table-row>
        <table:table-row table:style-name="ro1">
          <table:table-cell office:value-type="float" office:value="0.255232751369476" calcext:value-type="float">
            <text:p>0.255232751369476</text:p>
          </table:table-cell>
          <table:table-cell table:number-columns-repeated="2"/>
        </table:table-row>
        <table:table-row table:style-name="ro1">
          <table:table-cell office:value-type="float" office:value="0.276018619537354" calcext:value-type="float">
            <text:p>0.276018619537354</text:p>
          </table:table-cell>
          <table:table-cell table:number-columns-repeated="2"/>
        </table:table-row>
        <table:table-row table:style-name="ro1">
          <table:table-cell office:value-type="float" office:value="0.251524895429611" calcext:value-type="float">
            <text:p>0.251524895429611</text:p>
          </table:table-cell>
          <table:table-cell table:number-columns-repeated="2"/>
        </table:table-row>
        <table:table-row table:style-name="ro1">
          <table:table-cell office:value-type="float" office:value="0.276669800281525" calcext:value-type="float">
            <text:p>0.276669800281525</text:p>
          </table:table-cell>
          <table:table-cell table:number-columns-repeated="2"/>
        </table:table-row>
        <table:table-row table:style-name="ro1">
          <table:table-cell office:value-type="float" office:value="0.256124347448349" calcext:value-type="float">
            <text:p>0.256124347448349</text:p>
          </table:table-cell>
          <table:table-cell table:number-columns-repeated="2"/>
        </table:table-row>
        <table:table-row table:style-name="ro1">
          <table:table-cell office:value-type="float" office:value="0.275871425867081" calcext:value-type="float">
            <text:p>0.275871425867081</text:p>
          </table:table-cell>
          <table:table-cell table:number-columns-repeated="2"/>
        </table:table-row>
        <table:table-row table:style-name="ro1">
          <table:table-cell office:value-type="float" office:value="0.279058784246445" calcext:value-type="float">
            <text:p>0.279058784246445</text:p>
          </table:table-cell>
          <table:table-cell table:number-columns-repeated="2"/>
        </table:table-row>
        <table:table-row table:style-name="ro1">
          <table:table-cell office:value-type="float" office:value="0.279851764440536" calcext:value-type="float">
            <text:p>0.279851764440536</text:p>
          </table:table-cell>
          <table:table-cell table:number-columns-repeated="2"/>
        </table:table-row>
        <table:table-row table:style-name="ro1">
          <table:table-cell office:value-type="float" office:value="0.256358355283737" calcext:value-type="float">
            <text:p>0.256358355283737</text:p>
          </table:table-cell>
          <table:table-cell table:number-columns-repeated="2"/>
        </table:table-row>
        <table:table-row table:style-name="ro1">
          <table:table-cell office:value-type="float" office:value="0.277136415243149" calcext:value-type="float">
            <text:p>0.277136415243149</text:p>
          </table:table-cell>
          <table:table-cell table:number-columns-repeated="2"/>
        </table:table-row>
        <table:table-row table:style-name="ro1">
          <table:table-cell office:value-type="float" office:value="0.262782901525497" calcext:value-type="float">
            <text:p>0.262782901525497</text:p>
          </table:table-cell>
          <table:table-cell table:number-columns-repeated="2"/>
        </table:table-row>
        <table:table-row table:style-name="ro1">
          <table:table-cell office:value-type="float" office:value="0.274957329034805" calcext:value-type="float">
            <text:p>0.274957329034805</text:p>
          </table:table-cell>
          <table:table-cell table:number-columns-repeated="2"/>
        </table:table-row>
        <table:table-row table:style-name="ro1">
          <table:table-cell office:value-type="float" office:value="0.260900348424911" calcext:value-type="float">
            <text:p>0.260900348424911</text:p>
          </table:table-cell>
          <table:table-cell table:number-columns-repeated="2"/>
        </table:table-row>
        <table:table-row table:style-name="ro1">
          <table:table-cell office:value-type="float" office:value="0.273921728134155" calcext:value-type="float">
            <text:p>0.273921728134155</text:p>
          </table:table-cell>
          <table:table-cell table:number-columns-repeated="2"/>
        </table:table-row>
        <table:table-row table:style-name="ro1">
          <table:table-cell office:value-type="float" office:value="0.260397523641586" calcext:value-type="float">
            <text:p>0.260397523641586</text:p>
          </table:table-cell>
          <table:table-cell table:number-columns-repeated="2"/>
        </table:table-row>
        <table:table-row table:style-name="ro1">
          <table:table-cell office:value-type="float" office:value="0.273399174213409" calcext:value-type="float">
            <text:p>0.273399174213409</text:p>
          </table:table-cell>
          <table:table-cell table:number-columns-repeated="2"/>
        </table:table-row>
        <table:table-row table:style-name="ro1">
          <table:table-cell office:value-type="float" office:value="0.26333948969841" calcext:value-type="float">
            <text:p>0.26333948969841</text:p>
          </table:table-cell>
          <table:table-cell table:number-columns-repeated="2"/>
        </table:table-row>
        <table:table-row table:style-name="ro1">
          <table:table-cell office:value-type="float" office:value="0.27366641163826" calcext:value-type="float">
            <text:p>0.27366641163826</text:p>
          </table:table-cell>
          <table:table-cell table:number-columns-repeated="2"/>
        </table:table-row>
        <table:table-row table:style-name="ro1">
          <table:table-cell office:value-type="float" office:value="0.278420567512512" calcext:value-type="float">
            <text:p>0.278420567512512</text:p>
          </table:table-cell>
          <table:table-cell table:number-columns-repeated="2"/>
        </table:table-row>
        <table:table-row table:style-name="ro1">
          <table:table-cell office:value-type="float" office:value="0.281520247459412" calcext:value-type="float">
            <text:p>0.281520247459412</text:p>
          </table:table-cell>
          <table:table-cell table:number-columns-repeated="2"/>
        </table:table-row>
        <table:table-row table:style-name="ro1">
          <table:table-cell office:value-type="float" office:value="0.272289872169495" calcext:value-type="float">
            <text:p>0.272289872169495</text:p>
          </table:table-cell>
          <table:table-cell table:number-columns-repeated="2"/>
        </table:table-row>
        <table:table-row table:style-name="ro1">
          <table:table-cell office:value-type="float" office:value="0.281335651874542" calcext:value-type="float">
            <text:p>0.281335651874542</text:p>
          </table:table-cell>
          <table:table-cell table:number-columns-repeated="2"/>
        </table:table-row>
        <table:table-row table:style-name="ro1">
          <table:table-cell office:value-type="float" office:value="0.274935901165009" calcext:value-type="float">
            <text:p>0.274935901165009</text:p>
          </table:table-cell>
          <table:table-cell table:number-columns-repeated="2"/>
        </table:table-row>
        <table:table-row table:style-name="ro1">
          <table:table-cell office:value-type="float" office:value="0.274179428815842" calcext:value-type="float">
            <text:p>0.274179428815842</text:p>
          </table:table-cell>
          <table:table-cell table:number-columns-repeated="2"/>
        </table:table-row>
        <table:table-row table:style-name="ro1">
          <table:table-cell office:value-type="float" office:value="0.276070058345795" calcext:value-type="float">
            <text:p>0.276070058345795</text:p>
          </table:table-cell>
          <table:table-cell table:number-columns-repeated="2"/>
        </table:table-row>
        <table:table-row table:style-name="ro1">
          <table:table-cell office:value-type="float" office:value="0.274524301290512" calcext:value-type="float">
            <text:p>0.274524301290512</text:p>
          </table:table-cell>
          <table:table-cell table:number-columns-repeated="2"/>
        </table:table-row>
        <table:table-row table:style-name="ro1">
          <table:table-cell office:value-type="float" office:value="0.277447015047073" calcext:value-type="float">
            <text:p>0.277447015047073</text:p>
          </table:table-cell>
          <table:table-cell table:number-columns-repeated="2"/>
        </table:table-row>
        <table:table-row table:style-name="ro1">
          <table:table-cell office:value-type="float" office:value="0.2782963514328" calcext:value-type="float">
            <text:p>0.2782963514328</text:p>
          </table:table-cell>
          <table:table-cell table:number-columns-repeated="2"/>
        </table:table-row>
        <table:table-row table:style-name="ro1">
          <table:table-cell office:value-type="float" office:value="0.278683036565781" calcext:value-type="float">
            <text:p>0.278683036565781</text:p>
          </table:table-cell>
          <table:table-cell table:number-columns-repeated="2"/>
        </table:table-row>
        <table:table-row table:style-name="ro1">
          <table:table-cell office:value-type="float" office:value="0.278347849845886" calcext:value-type="float">
            <text:p>0.278347849845886</text:p>
          </table:table-cell>
          <table:table-cell table:number-columns-repeated="2"/>
        </table:table-row>
        <table:table-row table:style-name="ro1">
          <table:table-cell office:value-type="float" office:value="0.280414342880249" calcext:value-type="float">
            <text:p>0.280414342880249</text:p>
          </table:table-cell>
          <table:table-cell table:number-columns-repeated="2"/>
        </table:table-row>
        <table:table-row table:style-name="ro1">
          <table:table-cell office:value-type="float" office:value="0.278632938861847" calcext:value-type="float">
            <text:p>0.278632938861847</text:p>
          </table:table-cell>
          <table:table-cell table:number-columns-repeated="2"/>
        </table:table-row>
        <table:table-row table:style-name="ro1">
          <table:table-cell office:value-type="float" office:value="0.273123353719711" calcext:value-type="float">
            <text:p>0.273123353719711</text:p>
          </table:table-cell>
          <table:table-cell table:number-columns-repeated="2"/>
        </table:table-row>
        <table:table-row table:style-name="ro1">
          <table:table-cell office:value-type="float" office:value="0.263004124164581" calcext:value-type="float">
            <text:p>0.263004124164581</text:p>
          </table:table-cell>
          <table:table-cell table:number-columns-repeated="2"/>
        </table:table-row>
        <table:table-row table:style-name="ro1">
          <table:table-cell office:value-type="float" office:value="0.274362504482269" calcext:value-type="float">
            <text:p>0.274362504482269</text:p>
          </table:table-cell>
          <table:table-cell table:number-columns-repeated="2"/>
        </table:table-row>
        <table:table-row table:style-name="ro1">
          <table:table-cell office:value-type="float" office:value="0.266824960708618" calcext:value-type="float">
            <text:p>0.266824960708618</text:p>
          </table:table-cell>
          <table:table-cell table:number-columns-repeated="2"/>
        </table:table-row>
        <table:table-row table:style-name="ro1">
          <table:table-cell office:value-type="float" office:value="0.264601916074753" calcext:value-type="float">
            <text:p>0.264601916074753</text:p>
          </table:table-cell>
          <table:table-cell table:number-columns-repeated="2"/>
        </table:table-row>
        <table:table-row table:style-name="ro1">
          <table:table-cell office:value-type="float" office:value="0.2547827064991" calcext:value-type="float">
            <text:p>0.2547827064991</text:p>
          </table:table-cell>
          <table:table-cell table:number-columns-repeated="2"/>
        </table:table-row>
        <table:table-row table:style-name="ro1">
          <table:table-cell office:value-type="float" office:value="0.257419735193253" calcext:value-type="float">
            <text:p>0.257419735193253</text:p>
          </table:table-cell>
          <table:table-cell table:number-columns-repeated="2"/>
        </table:table-row>
        <table:table-row table:style-name="ro1">
          <table:table-cell office:value-type="float" office:value="0.250021398067474" calcext:value-type="float">
            <text:p>0.250021398067474</text:p>
          </table:table-cell>
          <table:table-cell table:number-columns-repeated="2"/>
        </table:table-row>
        <table:table-row table:style-name="ro1">
          <table:table-cell office:value-type="float" office:value="0.251678764820099" calcext:value-type="float">
            <text:p>0.251678764820099</text:p>
          </table:table-cell>
          <table:table-cell table:number-columns-repeated="2"/>
        </table:table-row>
        <table:table-row table:style-name="ro1">
          <table:table-cell office:value-type="float" office:value="0.259809106588364" calcext:value-type="float">
            <text:p>0.259809106588364</text:p>
          </table:table-cell>
          <table:table-cell table:number-columns-repeated="2"/>
        </table:table-row>
        <table:table-row table:style-name="ro1">
          <table:table-cell office:value-type="float" office:value="0.255573838949203" calcext:value-type="float">
            <text:p>0.255573838949203</text:p>
          </table:table-cell>
          <table:table-cell table:number-columns-repeated="2"/>
        </table:table-row>
        <table:table-row table:style-name="ro1">
          <table:table-cell office:value-type="float" office:value="0.252663671970367" calcext:value-type="float">
            <text:p>0.252663671970367</text:p>
          </table:table-cell>
          <table:table-cell table:number-columns-repeated="2"/>
        </table:table-row>
        <table:table-row table:style-name="ro1">
          <table:table-cell office:value-type="float" office:value="0.255576401948929" calcext:value-type="float">
            <text:p>0.255576401948929</text:p>
          </table:table-cell>
          <table:table-cell table:number-columns-repeated="2"/>
        </table:table-row>
        <table:table-row table:style-name="ro1">
          <table:table-cell office:value-type="float" office:value="0.253547221422195" calcext:value-type="float">
            <text:p>0.253547221422195</text:p>
          </table:table-cell>
          <table:table-cell table:number-columns-repeated="2"/>
        </table:table-row>
        <table:table-row table:style-name="ro1">
          <table:table-cell office:value-type="float" office:value="0.255704134702682" calcext:value-type="float">
            <text:p>0.255704134702682</text:p>
          </table:table-cell>
          <table:table-cell table:number-columns-repeated="2"/>
        </table:table-row>
        <table:table-row table:style-name="ro1">
          <table:table-cell office:value-type="float" office:value="0.263016790151596" calcext:value-type="float">
            <text:p>0.263016790151596</text:p>
          </table:table-cell>
          <table:table-cell table:number-columns-repeated="2"/>
        </table:table-row>
        <table:table-row table:style-name="ro1">
          <table:table-cell office:value-type="float" office:value="0.263535022735596" calcext:value-type="float">
            <text:p>0.263535022735596</text:p>
          </table:table-cell>
          <table:table-cell table:number-columns-repeated="2"/>
        </table:table-row>
        <table:table-row table:style-name="ro1">
          <table:table-cell office:value-type="float" office:value="0.254062682390213" calcext:value-type="float">
            <text:p>0.254062682390213</text:p>
          </table:table-cell>
          <table:table-cell table:number-columns-repeated="2"/>
        </table:table-row>
        <table:table-row table:style-name="ro1">
          <table:table-cell office:value-type="float" office:value="0.269946813583374" calcext:value-type="float">
            <text:p>0.269946813583374</text:p>
          </table:table-cell>
          <table:table-cell table:number-columns-repeated="2"/>
        </table:table-row>
        <table:table-row table:style-name="ro1">
          <table:table-cell office:value-type="float" office:value="0.256085216999054" calcext:value-type="float">
            <text:p>0.256085216999054</text:p>
          </table:table-cell>
          <table:table-cell table:number-columns-repeated="2"/>
        </table:table-row>
        <table:table-row table:style-name="ro1">
          <table:table-cell office:value-type="float" office:value="0.269244700670242" calcext:value-type="float">
            <text:p>0.269244700670242</text:p>
          </table:table-cell>
          <table:table-cell table:number-columns-repeated="2"/>
        </table:table-row>
        <table:table-row table:style-name="ro1">
          <table:table-cell office:value-type="float" office:value="0.254298359155655" calcext:value-type="float">
            <text:p>0.254298359155655</text:p>
          </table:table-cell>
          <table:table-cell table:number-columns-repeated="2"/>
        </table:table-row>
        <table:table-row table:style-name="ro1">
          <table:table-cell office:value-type="float" office:value="0.27119842171669" calcext:value-type="float">
            <text:p>0.27119842171669</text:p>
          </table:table-cell>
          <table:table-cell table:number-columns-repeated="2"/>
        </table:table-row>
        <table:table-row table:style-name="ro1">
          <table:table-cell office:value-type="float" office:value="0.250291049480438" calcext:value-type="float">
            <text:p>0.250291049480438</text:p>
          </table:table-cell>
          <table:table-cell table:number-columns-repeated="2"/>
        </table:table-row>
        <table:table-row table:style-name="ro1">
          <table:table-cell office:value-type="float" office:value="0.259475916624069" calcext:value-type="float">
            <text:p>0.259475916624069</text:p>
          </table:table-cell>
          <table:table-cell table:number-columns-repeated="2"/>
        </table:table-row>
        <table:table-row table:style-name="ro1">
          <table:table-cell office:value-type="float" office:value="0.252595722675323" calcext:value-type="float">
            <text:p>0.252595722675323</text:p>
          </table:table-cell>
          <table:table-cell table:number-columns-repeated="2"/>
        </table:table-row>
        <table:table-row table:style-name="ro1">
          <table:table-cell office:value-type="float" office:value="0.264926314353943" calcext:value-type="float">
            <text:p>0.264926314353943</text:p>
          </table:table-cell>
          <table:table-cell table:number-columns-repeated="2"/>
        </table:table-row>
        <table:table-row table:style-name="ro1">
          <table:table-cell office:value-type="float" office:value="0.251640647649765" calcext:value-type="float">
            <text:p>0.251640647649765</text:p>
          </table:table-cell>
          <table:table-cell table:number-columns-repeated="2"/>
        </table:table-row>
        <table:table-row table:style-name="ro1">
          <table:table-cell office:value-type="float" office:value="0.266501814126968" calcext:value-type="float">
            <text:p>0.266501814126968</text:p>
          </table:table-cell>
          <table:table-cell table:number-columns-repeated="2"/>
        </table:table-row>
        <table:table-row table:style-name="ro1">
          <table:table-cell office:value-type="float" office:value="0.250005751848221" calcext:value-type="float">
            <text:p>0.250005751848221</text:p>
          </table:table-cell>
          <table:table-cell table:number-columns-repeated="2"/>
        </table:table-row>
        <table:table-row table:style-name="ro1">
          <table:table-cell office:value-type="float" office:value="0.258369445800781" calcext:value-type="float">
            <text:p>0.258369445800781</text:p>
          </table:table-cell>
          <table:table-cell table:number-columns-repeated="2"/>
        </table:table-row>
        <table:table-row table:style-name="ro1">
          <table:table-cell office:value-type="float" office:value="0.263056367635727" calcext:value-type="float">
            <text:p>0.263056367635727</text:p>
          </table:table-cell>
          <table:table-cell table:number-columns-repeated="2"/>
        </table:table-row>
        <table:table-row table:style-name="ro1">
          <table:table-cell office:value-type="float" office:value="0.261585414409637" calcext:value-type="float">
            <text:p>0.261585414409637</text:p>
          </table:table-cell>
          <table:table-cell table:number-columns-repeated="2"/>
        </table:table-row>
        <table:table-row table:style-name="ro1">
          <table:table-cell office:value-type="float" office:value="0.259215444326401" calcext:value-type="float">
            <text:p>0.259215444326401</text:p>
          </table:table-cell>
          <table:table-cell table:number-columns-repeated="2"/>
        </table:table-row>
        <table:table-row table:style-name="ro1">
          <table:table-cell office:value-type="float" office:value="0.262653023004532" calcext:value-type="float">
            <text:p>0.262653023004532</text:p>
          </table:table-cell>
          <table:table-cell table:number-columns-repeated="2"/>
        </table:table-row>
        <table:table-row table:style-name="ro1">
          <table:table-cell office:value-type="float" office:value="0.272590607404709" calcext:value-type="float">
            <text:p>0.272590607404709</text:p>
          </table:table-cell>
          <table:table-cell table:number-columns-repeated="2"/>
        </table:table-row>
        <table:table-row table:style-name="ro1">
          <table:table-cell office:value-type="float" office:value="0.277884006500244" calcext:value-type="float">
            <text:p>0.277884006500244</text:p>
          </table:table-cell>
          <table:table-cell table:number-columns-repeated="2"/>
        </table:table-row>
        <table:table-row table:style-name="ro1">
          <table:table-cell office:value-type="float" office:value="0.277000188827515" calcext:value-type="float">
            <text:p>0.277000188827515</text:p>
          </table:table-cell>
          <table:table-cell table:number-columns-repeated="2"/>
        </table:table-row>
        <table:table-row table:style-name="ro1">
          <table:table-cell office:value-type="float" office:value="0.274799972772598" calcext:value-type="float">
            <text:p>0.274799972772598</text:p>
          </table:table-cell>
          <table:table-cell table:number-columns-repeated="2"/>
        </table:table-row>
        <table:table-row table:style-name="ro1">
          <table:table-cell office:value-type="float" office:value="0.252059757709503" calcext:value-type="float">
            <text:p>0.252059757709503</text:p>
          </table:table-cell>
          <table:table-cell table:number-columns-repeated="2"/>
        </table:table-row>
        <table:table-row table:style-name="ro1">
          <table:table-cell office:value-type="float" office:value="0.253664195537567" calcext:value-type="float">
            <text:p>0.253664195537567</text:p>
          </table:table-cell>
          <table:table-cell table:number-columns-repeated="2"/>
        </table:table-row>
        <table:table-row table:style-name="ro1">
          <table:table-cell office:value-type="float" office:value="0.251979619264603" calcext:value-type="float">
            <text:p>0.251979619264603</text:p>
          </table:table-cell>
          <table:table-cell table:number-columns-repeated="2"/>
        </table:table-row>
        <table:table-row table:style-name="ro1">
          <table:table-cell office:value-type="float" office:value="0.252480775117874" calcext:value-type="float">
            <text:p>0.252480775117874</text:p>
          </table:table-cell>
          <table:table-cell table:number-columns-repeated="2"/>
        </table:table-row>
        <table:table-row table:style-name="ro1">
          <table:table-cell office:value-type="float" office:value="0.257932662963867" calcext:value-type="float">
            <text:p>0.257932662963867</text:p>
          </table:table-cell>
          <table:table-cell table:number-columns-repeated="2"/>
        </table:table-row>
        <table:table-row table:style-name="ro1">
          <table:table-cell office:value-type="float" office:value="0.258402973413467" calcext:value-type="float">
            <text:p>0.258402973413467</text:p>
          </table:table-cell>
          <table:table-cell table:number-columns-repeated="2"/>
        </table:table-row>
        <table:table-row table:style-name="ro1">
          <table:table-cell office:value-type="float" office:value="0.25938293337822" calcext:value-type="float">
            <text:p>0.25938293337822</text:p>
          </table:table-cell>
          <table:table-cell table:number-columns-repeated="2"/>
        </table:table-row>
        <table:table-row table:style-name="ro1">
          <table:table-cell office:value-type="float" office:value="0.260396212339401" calcext:value-type="float">
            <text:p>0.260396212339401</text:p>
          </table:table-cell>
          <table:table-cell table:number-columns-repeated="2"/>
        </table:table-row>
        <table:table-row table:style-name="ro1">
          <table:table-cell office:value-type="float" office:value="0.258820205926895" calcext:value-type="float">
            <text:p>0.258820205926895</text:p>
          </table:table-cell>
          <table:table-cell table:number-columns-repeated="2"/>
        </table:table-row>
        <table:table-row table:style-name="ro1">
          <table:table-cell office:value-type="float" office:value="0.259097963571548" calcext:value-type="float">
            <text:p>0.259097963571548</text:p>
          </table:table-cell>
          <table:table-cell table:number-columns-repeated="2"/>
        </table:table-row>
        <table:table-row table:style-name="ro1">
          <table:table-cell office:value-type="float" office:value="0.260536283254623" calcext:value-type="float">
            <text:p>0.260536283254623</text:p>
          </table:table-cell>
          <table:table-cell table:number-columns-repeated="2"/>
        </table:table-row>
        <table:table-row table:style-name="ro1">
          <table:table-cell office:value-type="float" office:value="0.259812414646149" calcext:value-type="float">
            <text:p>0.259812414646149</text:p>
          </table:table-cell>
          <table:table-cell table:number-columns-repeated="2"/>
        </table:table-row>
        <table:table-row table:style-name="ro1">
          <table:table-cell office:value-type="float" office:value="0.260621219873428" calcext:value-type="float">
            <text:p>0.260621219873428</text:p>
          </table:table-cell>
          <table:table-cell table:number-columns-repeated="2"/>
        </table:table-row>
        <table:table-row table:style-name="ro1">
          <table:table-cell office:value-type="float" office:value="0.260424137115479" calcext:value-type="float">
            <text:p>0.260424137115479</text:p>
          </table:table-cell>
          <table:table-cell table:number-columns-repeated="2"/>
        </table:table-row>
        <table:table-row table:style-name="ro1">
          <table:table-cell office:value-type="float" office:value="0.260166168212891" calcext:value-type="float">
            <text:p>0.260166168212891</text:p>
          </table:table-cell>
          <table:table-cell table:number-columns-repeated="2"/>
        </table:table-row>
        <table:table-row table:style-name="ro1">
          <table:table-cell office:value-type="float" office:value="0.258419960737228" calcext:value-type="float">
            <text:p>0.258419960737228</text:p>
          </table:table-cell>
          <table:table-cell table:number-columns-repeated="2"/>
        </table:table-row>
        <table:table-row table:style-name="ro1">
          <table:table-cell office:value-type="float" office:value="0.271803706884384" calcext:value-type="float">
            <text:p>0.271803706884384</text:p>
          </table:table-cell>
          <table:table-cell table:number-columns-repeated="2"/>
        </table:table-row>
        <table:table-row table:style-name="ro1">
          <table:table-cell office:value-type="float" office:value="0.271719038486481" calcext:value-type="float">
            <text:p>0.271719038486481</text:p>
          </table:table-cell>
          <table:table-cell table:number-columns-repeated="2"/>
        </table:table-row>
        <table:table-row table:style-name="ro1">
          <table:table-cell office:value-type="float" office:value="0.287437170743942" calcext:value-type="float">
            <text:p>0.287437170743942</text:p>
          </table:table-cell>
          <table:table-cell table:number-columns-repeated="2"/>
        </table:table-row>
        <table:table-row table:style-name="ro1">
          <table:table-cell office:value-type="float" office:value="0.281645894050598" calcext:value-type="float">
            <text:p>0.281645894050598</text:p>
          </table:table-cell>
          <table:table-cell table:number-columns-repeated="2"/>
        </table:table-row>
        <table:table-row table:style-name="ro1">
          <table:table-cell office:value-type="float" office:value="0.286024123430252" calcext:value-type="float">
            <text:p>0.286024123430252</text:p>
          </table:table-cell>
          <table:table-cell table:number-columns-repeated="2"/>
        </table:table-row>
        <table:table-row table:style-name="ro1">
          <table:table-cell office:value-type="float" office:value="0.285020589828491" calcext:value-type="float">
            <text:p>0.285020589828491</text:p>
          </table:table-cell>
          <table:table-cell table:number-columns-repeated="2"/>
        </table:table-row>
        <table:table-row table:style-name="ro1">
          <table:table-cell office:value-type="float" office:value="0.291641026735306" calcext:value-type="float">
            <text:p>0.291641026735306</text:p>
          </table:table-cell>
          <table:table-cell table:number-columns-repeated="2"/>
        </table:table-row>
        <table:table-row table:style-name="ro1">
          <table:table-cell office:value-type="float" office:value="0.318764865398407" calcext:value-type="float">
            <text:p>0.318764865398407</text:p>
          </table:table-cell>
          <table:table-cell table:number-columns-repeated="2"/>
        </table:table-row>
        <table:table-row table:style-name="ro1">
          <table:table-cell office:value-type="float" office:value="0.320928573608398" calcext:value-type="float">
            <text:p>0.320928573608398</text:p>
          </table:table-cell>
          <table:table-cell table:number-columns-repeated="2"/>
        </table:table-row>
        <table:table-row table:style-name="ro1">
          <table:table-cell office:value-type="float" office:value="0.318942725658417" calcext:value-type="float">
            <text:p>0.318942725658417</text:p>
          </table:table-cell>
          <table:table-cell table:number-columns-repeated="2"/>
        </table:table-row>
        <table:table-row table:style-name="ro1">
          <table:table-cell office:value-type="float" office:value="0.314826011657715" calcext:value-type="float">
            <text:p>0.314826011657715</text:p>
          </table:table-cell>
          <table:table-cell table:number-columns-repeated="2"/>
        </table:table-row>
        <table:table-row table:style-name="ro1">
          <table:table-cell office:value-type="float" office:value="0.310814470052719" calcext:value-type="float">
            <text:p>0.310814470052719</text:p>
          </table:table-cell>
          <table:table-cell table:number-columns-repeated="2"/>
        </table:table-row>
        <table:table-row table:style-name="ro1">
          <table:table-cell office:value-type="float" office:value="0.309266567230225" calcext:value-type="float">
            <text:p>0.309266567230225</text:p>
          </table:table-cell>
          <table:table-cell table:number-columns-repeated="2"/>
        </table:table-row>
        <table:table-row table:style-name="ro1">
          <table:table-cell office:value-type="float" office:value="0.311202377080917" calcext:value-type="float">
            <text:p>0.311202377080917</text:p>
          </table:table-cell>
          <table:table-cell table:number-columns-repeated="2"/>
        </table:table-row>
        <table:table-row table:style-name="ro1">
          <table:table-cell office:value-type="float" office:value="0.308168560266495" calcext:value-type="float">
            <text:p>0.308168560266495</text:p>
          </table:table-cell>
          <table:table-cell table:number-columns-repeated="2"/>
        </table:table-row>
        <table:table-row table:style-name="ro1">
          <table:table-cell office:value-type="float" office:value="0.307145416736603" calcext:value-type="float">
            <text:p>0.307145416736603</text:p>
          </table:table-cell>
          <table:table-cell table:number-columns-repeated="2"/>
        </table:table-row>
        <table:table-row table:style-name="ro1">
          <table:table-cell office:value-type="float" office:value="0.307317107915878" calcext:value-type="float">
            <text:p>0.307317107915878</text:p>
          </table:table-cell>
          <table:table-cell table:number-columns-repeated="2"/>
        </table:table-row>
        <table:table-row table:style-name="ro1">
          <table:table-cell office:value-type="float" office:value="0.306359171867371" calcext:value-type="float">
            <text:p>0.306359171867371</text:p>
          </table:table-cell>
          <table:table-cell table:number-columns-repeated="2"/>
        </table:table-row>
        <table:table-row table:style-name="ro1">
          <table:table-cell office:value-type="float" office:value="0.308192074298859" calcext:value-type="float">
            <text:p>0.308192074298859</text:p>
          </table:table-cell>
          <table:table-cell table:number-columns-repeated="2"/>
        </table:table-row>
        <table:table-row table:style-name="ro1">
          <table:table-cell office:value-type="float" office:value="0.309721499681473" calcext:value-type="float">
            <text:p>0.309721499681473</text:p>
          </table:table-cell>
          <table:table-cell table:number-columns-repeated="2"/>
        </table:table-row>
        <table:table-row table:style-name="ro1">
          <table:table-cell office:value-type="float" office:value="0.309707760810852" calcext:value-type="float">
            <text:p>0.309707760810852</text:p>
          </table:table-cell>
          <table:table-cell table:number-columns-repeated="2"/>
        </table:table-row>
        <table:table-row table:style-name="ro1">
          <table:table-cell office:value-type="float" office:value="0.313765913248062" calcext:value-type="float">
            <text:p>0.313765913248062</text:p>
          </table:table-cell>
          <table:table-cell table:number-columns-repeated="2"/>
        </table:table-row>
        <table:table-row table:style-name="ro1">
          <table:table-cell office:value-type="float" office:value="0.309993922710419" calcext:value-type="float">
            <text:p>0.309993922710419</text:p>
          </table:table-cell>
          <table:table-cell table:number-columns-repeated="2"/>
        </table:table-row>
        <table:table-row table:style-name="ro1">
          <table:table-cell office:value-type="float" office:value="0.30908265709877" calcext:value-type="float">
            <text:p>0.30908265709877</text:p>
          </table:table-cell>
          <table:table-cell table:number-columns-repeated="2"/>
        </table:table-row>
        <table:table-row table:style-name="ro1">
          <table:table-cell office:value-type="float" office:value="0.310777246952057" calcext:value-type="float">
            <text:p>0.310777246952057</text:p>
          </table:table-cell>
          <table:table-cell table:number-columns-repeated="2"/>
        </table:table-row>
        <table:table-row table:style-name="ro1">
          <table:table-cell office:value-type="float" office:value="0.309533029794693" calcext:value-type="float">
            <text:p>0.309533029794693</text:p>
          </table:table-cell>
          <table:table-cell table:number-columns-repeated="2"/>
        </table:table-row>
        <table:table-row table:style-name="ro1">
          <table:table-cell office:value-type="float" office:value="0.312007695436478" calcext:value-type="float">
            <text:p>0.312007695436478</text:p>
          </table:table-cell>
          <table:table-cell table:number-columns-repeated="2"/>
        </table:table-row>
        <table:table-row table:style-name="ro1">
          <table:table-cell office:value-type="float" office:value="0.311542809009552" calcext:value-type="float">
            <text:p>0.311542809009552</text:p>
          </table:table-cell>
          <table:table-cell table:number-columns-repeated="2"/>
        </table:table-row>
        <table:table-row table:style-name="ro1">
          <table:table-cell office:value-type="float" office:value="0.257524728775024" calcext:value-type="float">
            <text:p>0.257524728775024</text:p>
          </table:table-cell>
          <table:table-cell table:number-columns-repeated="2"/>
        </table:table-row>
        <table:table-row table:style-name="ro1">
          <table:table-cell office:value-type="float" office:value="0.260263711214066" calcext:value-type="float">
            <text:p>0.260263711214066</text:p>
          </table:table-cell>
          <table:table-cell table:number-columns-repeated="2"/>
        </table:table-row>
        <table:table-row table:style-name="ro1">
          <table:table-cell office:value-type="float" office:value="0.257017850875854" calcext:value-type="float">
            <text:p>0.257017850875854</text:p>
          </table:table-cell>
          <table:table-cell table:number-columns-repeated="2"/>
        </table:table-row>
        <table:table-row table:style-name="ro1">
          <table:table-cell office:value-type="float" office:value="0.255076855421066" calcext:value-type="float">
            <text:p>0.255076855421066</text:p>
          </table:table-cell>
          <table:table-cell table:number-columns-repeated="2"/>
        </table:table-row>
        <table:table-row table:style-name="ro1">
          <table:table-cell office:value-type="float" office:value="0.351316452026367" calcext:value-type="float">
            <text:p>0.351316452026367</text:p>
          </table:table-cell>
          <table:table-cell table:number-columns-repeated="2"/>
        </table:table-row>
        <table:table-row table:style-name="ro1">
          <table:table-cell office:value-type="float" office:value="0.341095894575119" calcext:value-type="float">
            <text:p>0.341095894575119</text:p>
          </table:table-cell>
          <table:table-cell table:number-columns-repeated="2"/>
        </table:table-row>
        <table:table-row table:style-name="ro1">
          <table:table-cell office:value-type="float" office:value="0.377905398607254" calcext:value-type="float">
            <text:p>0.377905398607254</text:p>
          </table:table-cell>
          <table:table-cell table:number-columns-repeated="2"/>
        </table:table-row>
        <table:table-row table:style-name="ro1">
          <table:table-cell office:value-type="float" office:value="0.392036467790604" calcext:value-type="float">
            <text:p>0.392036467790604</text:p>
          </table:table-cell>
          <table:table-cell table:number-columns-repeated="2"/>
        </table:table-row>
        <table:table-row table:style-name="ro1">
          <table:table-cell office:value-type="float" office:value="0.371849954128265" calcext:value-type="float">
            <text:p>0.371849954128265</text:p>
          </table:table-cell>
          <table:table-cell table:number-columns-repeated="2"/>
        </table:table-row>
        <table:table-row table:style-name="ro1">
          <table:table-cell office:value-type="float" office:value="0.373061895370483" calcext:value-type="float">
            <text:p>0.373061895370483</text:p>
          </table:table-cell>
          <table:table-cell table:number-columns-repeated="2"/>
        </table:table-row>
        <table:table-row table:style-name="ro1">
          <table:table-cell office:value-type="float" office:value="0.370486557483673" calcext:value-type="float">
            <text:p>0.370486557483673</text:p>
          </table:table-cell>
          <table:table-cell table:number-columns-repeated="2"/>
        </table:table-row>
        <table:table-row table:style-name="ro1">
          <table:table-cell office:value-type="float" office:value="0.370568662881851" calcext:value-type="float">
            <text:p>0.370568662881851</text:p>
          </table:table-cell>
          <table:table-cell table:number-columns-repeated="2"/>
        </table:table-row>
        <table:table-row table:style-name="ro1">
          <table:table-cell office:value-type="float" office:value="0.356587767601013" calcext:value-type="float">
            <text:p>0.356587767601013</text:p>
          </table:table-cell>
          <table:table-cell table:number-columns-repeated="2"/>
        </table:table-row>
        <table:table-row table:style-name="ro1">
          <table:table-cell office:value-type="float" office:value="0.386079907417297" calcext:value-type="float">
            <text:p>0.386079907417297</text:p>
          </table:table-cell>
          <table:table-cell table:number-columns-repeated="2"/>
        </table:table-row>
        <table:table-row table:style-name="ro1">
          <table:table-cell office:value-type="float" office:value="0.388187766075134" calcext:value-type="float">
            <text:p>0.388187766075134</text:p>
          </table:table-cell>
          <table:table-cell table:number-columns-repeated="2"/>
        </table:table-row>
        <table:table-row table:style-name="ro1">
          <table:table-cell office:value-type="float" office:value="0.35599684715271" calcext:value-type="float">
            <text:p>0.35599684715271</text:p>
          </table:table-cell>
          <table:table-cell table:number-columns-repeated="2"/>
        </table:table-row>
        <table:table-row table:style-name="ro1">
          <table:table-cell office:value-type="float" office:value="0.351217299699783" calcext:value-type="float">
            <text:p>0.351217299699783</text:p>
          </table:table-cell>
          <table:table-cell table:number-columns-repeated="2"/>
        </table:table-row>
        <table:table-row table:style-name="ro1">
          <table:table-cell office:value-type="float" office:value="0.345368355512619" calcext:value-type="float">
            <text:p>0.345368355512619</text:p>
          </table:table-cell>
          <table:table-cell table:number-columns-repeated="2"/>
        </table:table-row>
        <table:table-row table:style-name="ro1">
          <table:table-cell office:value-type="float" office:value="0.347394853830337" calcext:value-type="float">
            <text:p>0.347394853830337</text:p>
          </table:table-cell>
          <table:table-cell table:number-columns-repeated="2"/>
        </table:table-row>
        <table:table-row table:style-name="ro1">
          <table:table-cell office:value-type="float" office:value="0.347203075885773" calcext:value-type="float">
            <text:p>0.347203075885773</text:p>
          </table:table-cell>
          <table:table-cell table:number-columns-repeated="2"/>
        </table:table-row>
        <table:table-row table:style-name="ro1">
          <table:table-cell office:value-type="float" office:value="0.349257469177246" calcext:value-type="float">
            <text:p>0.349257469177246</text:p>
          </table:table-cell>
          <table:table-cell table:number-columns-repeated="2"/>
        </table:table-row>
        <table:table-row table:style-name="ro1">
          <table:table-cell office:value-type="float" office:value="0.352807283401489" calcext:value-type="float">
            <text:p>0.352807283401489</text:p>
          </table:table-cell>
          <table:table-cell table:number-columns-repeated="2"/>
        </table:table-row>
        <table:table-row table:style-name="ro1">
          <table:table-cell office:value-type="float" office:value="0.350571036338806" calcext:value-type="float">
            <text:p>0.350571036338806</text:p>
          </table:table-cell>
          <table:table-cell table:number-columns-repeated="2"/>
        </table:table-row>
        <table:table-row table:style-name="ro1">
          <table:table-cell office:value-type="float" office:value="0.352229684591293" calcext:value-type="float">
            <text:p>0.352229684591293</text:p>
          </table:table-cell>
          <table:table-cell table:number-columns-repeated="2"/>
        </table:table-row>
        <table:table-row table:style-name="ro1">
          <table:table-cell office:value-type="float" office:value="0.352338850498199" calcext:value-type="float">
            <text:p>0.352338850498199</text:p>
          </table:table-cell>
          <table:table-cell table:number-columns-repeated="2"/>
        </table:table-row>
        <table:table-row table:style-name="ro1">
          <table:table-cell office:value-type="float" office:value="0.355646371841431" calcext:value-type="float">
            <text:p>0.355646371841431</text:p>
          </table:table-cell>
          <table:table-cell table:number-columns-repeated="2"/>
        </table:table-row>
        <table:table-row table:style-name="ro1">
          <table:table-cell office:value-type="float" office:value="0.356181591749191" calcext:value-type="float">
            <text:p>0.356181591749191</text:p>
          </table:table-cell>
          <table:table-cell table:number-columns-repeated="2"/>
        </table:table-row>
        <table:table-row table:style-name="ro1">
          <table:table-cell office:value-type="float" office:value="0.372329443693161" calcext:value-type="float">
            <text:p>0.372329443693161</text:p>
          </table:table-cell>
          <table:table-cell table:number-columns-repeated="2"/>
        </table:table-row>
        <table:table-row table:style-name="ro1">
          <table:table-cell office:value-type="float" office:value="0.311199635267258" calcext:value-type="float">
            <text:p>0.311199635267258</text:p>
          </table:table-cell>
          <table:table-cell table:number-columns-repeated="2"/>
        </table:table-row>
        <table:table-row table:style-name="ro1">
          <table:table-cell office:value-type="float" office:value="0.255326360464096" calcext:value-type="float">
            <text:p>0.255326360464096</text:p>
          </table:table-cell>
          <table:table-cell table:number-columns-repeated="2"/>
        </table:table-row>
        <table:table-row table:style-name="ro1">
          <table:table-cell office:value-type="float" office:value="0.309411823749542" calcext:value-type="float">
            <text:p>0.309411823749542</text:p>
          </table:table-cell>
          <table:table-cell table:number-columns-repeated="2"/>
        </table:table-row>
        <table:table-row table:style-name="ro1">
          <table:table-cell office:value-type="float" office:value="0.253022193908691" calcext:value-type="float">
            <text:p>0.253022193908691</text:p>
          </table:table-cell>
          <table:table-cell table:number-columns-repeated="2"/>
        </table:table-row>
        <table:table-row table:style-name="ro1">
          <table:table-cell office:value-type="float" office:value="0.311720997095108" calcext:value-type="float">
            <text:p>0.311720997095108</text:p>
          </table:table-cell>
          <table:table-cell table:number-columns-repeated="2"/>
        </table:table-row>
        <table:table-row table:style-name="ro1">
          <table:table-cell office:value-type="float" office:value="0.302489995956421" calcext:value-type="float">
            <text:p>0.302489995956421</text:p>
          </table:table-cell>
          <table:table-cell table:number-columns-repeated="2"/>
        </table:table-row>
        <table:table-row table:style-name="ro1">
          <table:table-cell office:value-type="float" office:value="0.302328050136566" calcext:value-type="float">
            <text:p>0.302328050136566</text:p>
          </table:table-cell>
          <table:table-cell table:number-columns-repeated="2"/>
        </table:table-row>
        <table:table-row table:style-name="ro1">
          <table:table-cell office:value-type="float" office:value="0.297594517469406" calcext:value-type="float">
            <text:p>0.297594517469406</text:p>
          </table:table-cell>
          <table:table-cell table:number-columns-repeated="2"/>
        </table:table-row>
        <table:table-row table:style-name="ro1">
          <table:table-cell office:value-type="float" office:value="0.296835362911224" calcext:value-type="float">
            <text:p>0.296835362911224</text:p>
          </table:table-cell>
          <table:table-cell table:number-columns-repeated="2"/>
        </table:table-row>
        <table:table-row table:style-name="ro1">
          <table:table-cell office:value-type="float" office:value="0.2786465883255" calcext:value-type="float">
            <text:p>0.2786465883255</text:p>
          </table:table-cell>
          <table:table-cell table:number-columns-repeated="2"/>
        </table:table-row>
        <table:table-row table:style-name="ro1">
          <table:table-cell office:value-type="float" office:value="0.284597277641296" calcext:value-type="float">
            <text:p>0.284597277641296</text:p>
          </table:table-cell>
          <table:table-cell table:number-columns-repeated="2"/>
        </table:table-row>
        <table:table-row table:style-name="ro1">
          <table:table-cell office:value-type="float" office:value="0.281803011894226" calcext:value-type="float">
            <text:p>0.281803011894226</text:p>
          </table:table-cell>
          <table:table-cell table:number-columns-repeated="2"/>
        </table:table-row>
        <table:table-row table:style-name="ro1">
          <table:table-cell office:value-type="float" office:value="0.28220596909523" calcext:value-type="float">
            <text:p>0.28220596909523</text:p>
          </table:table-cell>
          <table:table-cell table:number-columns-repeated="2"/>
        </table:table-row>
        <table:table-row table:style-name="ro1">
          <table:table-cell office:value-type="float" office:value="0.253145307302475" calcext:value-type="float">
            <text:p>0.253145307302475</text:p>
          </table:table-cell>
          <table:table-cell table:number-columns-repeated="2"/>
        </table:table-row>
        <table:table-row table:style-name="ro1">
          <table:table-cell office:value-type="float" office:value="0.253232568502426" calcext:value-type="float">
            <text:p>0.253232568502426</text:p>
          </table:table-cell>
          <table:table-cell table:number-columns-repeated="2"/>
        </table:table-row>
        <table:table-row table:style-name="ro1">
          <table:table-cell office:value-type="float" office:value="0.251040458679199" calcext:value-type="float">
            <text:p>0.251040458679199</text:p>
          </table:table-cell>
          <table:table-cell table:number-columns-repeated="2"/>
        </table:table-row>
        <table:table-row table:style-name="ro1">
          <table:table-cell office:value-type="float" office:value="0.251487553119659" calcext:value-type="float">
            <text:p>0.251487553119659</text:p>
          </table:table-cell>
          <table:table-cell table:number-columns-repeated="2"/>
        </table:table-row>
        <table:table-row table:style-name="ro1">
          <table:table-cell office:value-type="float" office:value="0.280047535896301" calcext:value-type="float">
            <text:p>0.280047535896301</text:p>
          </table:table-cell>
          <table:table-cell table:number-columns-repeated="2"/>
        </table:table-row>
        <table:table-row table:style-name="ro1">
          <table:table-cell office:value-type="float" office:value="0.36063489317894" calcext:value-type="float">
            <text:p>0.36063489317894</text:p>
          </table:table-cell>
          <table:table-cell table:number-columns-repeated="2"/>
        </table:table-row>
        <table:table-row table:style-name="ro1">
          <table:table-cell office:value-type="float" office:value="0.282568395137787" calcext:value-type="float">
            <text:p>0.282568395137787</text:p>
          </table:table-cell>
          <table:table-cell table:number-columns-repeated="2"/>
        </table:table-row>
        <table:table-row table:style-name="ro1">
          <table:table-cell office:value-type="float" office:value="0.355107307434082" calcext:value-type="float">
            <text:p>0.355107307434082</text:p>
          </table:table-cell>
          <table:table-cell table:number-columns-repeated="2"/>
        </table:table-row>
        <table:table-row table:style-name="ro1">
          <table:table-cell office:value-type="float" office:value="0.284642964601517" calcext:value-type="float">
            <text:p>0.284642964601517</text:p>
          </table:table-cell>
          <table:table-cell table:number-columns-repeated="2"/>
        </table:table-row>
        <table:table-row table:style-name="ro1">
          <table:table-cell office:value-type="float" office:value="0.346879184246063" calcext:value-type="float">
            <text:p>0.346879184246063</text:p>
          </table:table-cell>
          <table:table-cell table:number-columns-repeated="2"/>
        </table:table-row>
        <table:table-row table:style-name="ro1">
          <table:table-cell office:value-type="float" office:value="0.273034393787384" calcext:value-type="float">
            <text:p>0.273034393787384</text:p>
          </table:table-cell>
          <table:table-cell table:number-columns-repeated="2"/>
        </table:table-row>
        <table:table-row table:style-name="ro1">
          <table:table-cell office:value-type="float" office:value="0.331838071346283" calcext:value-type="float">
            <text:p>0.331838071346283</text:p>
          </table:table-cell>
          <table:table-cell table:number-columns-repeated="2"/>
        </table:table-row>
        <table:table-row table:style-name="ro1">
          <table:table-cell office:value-type="float" office:value="0.276125162839889" calcext:value-type="float">
            <text:p>0.276125162839889</text:p>
          </table:table-cell>
          <table:table-cell table:number-columns-repeated="2"/>
        </table:table-row>
        <table:table-row table:style-name="ro1">
          <table:table-cell office:value-type="float" office:value="0.304651886224747" calcext:value-type="float">
            <text:p>0.304651886224747</text:p>
          </table:table-cell>
          <table:table-cell table:number-columns-repeated="2"/>
        </table:table-row>
        <table:table-row table:style-name="ro1">
          <table:table-cell office:value-type="float" office:value="0.297238677740097" calcext:value-type="float">
            <text:p>0.297238677740097</text:p>
          </table:table-cell>
          <table:table-cell table:number-columns-repeated="2"/>
        </table:table-row>
        <table:table-row table:style-name="ro1">
          <table:table-cell office:value-type="float" office:value="0.28938215970993" calcext:value-type="float">
            <text:p>0.28938215970993</text:p>
          </table:table-cell>
          <table:table-cell table:number-columns-repeated="2"/>
        </table:table-row>
        <table:table-row table:style-name="ro1">
          <table:table-cell office:value-type="float" office:value="0.299081116914749" calcext:value-type="float">
            <text:p>0.299081116914749</text:p>
          </table:table-cell>
          <table:table-cell table:number-columns-repeated="2"/>
        </table:table-row>
        <table:table-row table:style-name="ro1">
          <table:table-cell office:value-type="float" office:value="0.311986833810806" calcext:value-type="float">
            <text:p>0.311986833810806</text:p>
          </table:table-cell>
          <table:table-cell table:number-columns-repeated="2"/>
        </table:table-row>
        <table:table-row table:style-name="ro1">
          <table:table-cell office:value-type="float" office:value="0.30883851647377" calcext:value-type="float">
            <text:p>0.30883851647377</text:p>
          </table:table-cell>
          <table:table-cell table:number-columns-repeated="2"/>
        </table:table-row>
        <table:table-row table:style-name="ro1">
          <table:table-cell office:value-type="float" office:value="0.29987907409668" calcext:value-type="float">
            <text:p>0.29987907409668</text:p>
          </table:table-cell>
          <table:table-cell table:number-columns-repeated="2"/>
        </table:table-row>
        <table:table-row table:style-name="ro1">
          <table:table-cell office:value-type="float" office:value="0.305187791585922" calcext:value-type="float">
            <text:p>0.305187791585922</text:p>
          </table:table-cell>
          <table:table-cell table:number-columns-repeated="2"/>
        </table:table-row>
        <table:table-row table:style-name="ro1">
          <table:table-cell office:value-type="float" office:value="0.298481315374374" calcext:value-type="float">
            <text:p>0.298481315374374</text:p>
          </table:table-cell>
          <table:table-cell table:number-columns-repeated="2"/>
        </table:table-row>
        <table:table-row table:style-name="ro1">
          <table:table-cell office:value-type="float" office:value="0.290185540914535" calcext:value-type="float">
            <text:p>0.290185540914535</text:p>
          </table:table-cell>
          <table:table-cell table:number-columns-repeated="2"/>
        </table:table-row>
        <table:table-row table:style-name="ro1">
          <table:table-cell office:value-type="float" office:value="0.250676453113556" calcext:value-type="float">
            <text:p>0.250676453113556</text:p>
          </table:table-cell>
          <table:table-cell table:number-columns-repeated="2"/>
        </table:table-row>
        <table:table-row table:style-name="ro1">
          <table:table-cell office:value-type="float" office:value="0.27443540096283" calcext:value-type="float">
            <text:p>0.27443540096283</text:p>
          </table:table-cell>
          <table:table-cell table:number-columns-repeated="2"/>
        </table:table-row>
        <table:table-row table:style-name="ro1">
          <table:table-cell office:value-type="float" office:value="0.286981731653213" calcext:value-type="float">
            <text:p>0.286981731653213</text:p>
          </table:table-cell>
          <table:table-cell table:number-columns-repeated="2"/>
        </table:table-row>
        <table:table-row table:style-name="ro1">
          <table:table-cell office:value-type="float" office:value="0.293830007314682" calcext:value-type="float">
            <text:p>0.293830007314682</text:p>
          </table:table-cell>
          <table:table-cell table:number-columns-repeated="2"/>
        </table:table-row>
        <table:table-row table:style-name="ro1">
          <table:table-cell office:value-type="float" office:value="0.279959678649902" calcext:value-type="float">
            <text:p>0.279959678649902</text:p>
          </table:table-cell>
          <table:table-cell table:number-columns-repeated="2"/>
        </table:table-row>
        <table:table-row table:style-name="ro1">
          <table:table-cell office:value-type="float" office:value="0.290041863918304" calcext:value-type="float">
            <text:p>0.290041863918304</text:p>
          </table:table-cell>
          <table:table-cell table:number-columns-repeated="2"/>
        </table:table-row>
        <table:table-row table:style-name="ro1">
          <table:table-cell office:value-type="float" office:value="0.287038058042526" calcext:value-type="float">
            <text:p>0.287038058042526</text:p>
          </table:table-cell>
          <table:table-cell table:number-columns-repeated="2"/>
        </table:table-row>
        <table:table-row table:style-name="ro1">
          <table:table-cell office:value-type="float" office:value="0.292396128177643" calcext:value-type="float">
            <text:p>0.292396128177643</text:p>
          </table:table-cell>
          <table:table-cell table:number-columns-repeated="2"/>
        </table:table-row>
        <table:table-row table:style-name="ro1">
          <table:table-cell office:value-type="float" office:value="0.289467483758926" calcext:value-type="float">
            <text:p>0.289467483758926</text:p>
          </table:table-cell>
          <table:table-cell table:number-columns-repeated="2"/>
        </table:table-row>
        <table:table-row table:style-name="ro1">
          <table:table-cell office:value-type="float" office:value="0.311473906040192" calcext:value-type="float">
            <text:p>0.311473906040192</text:p>
          </table:table-cell>
          <table:table-cell table:number-columns-repeated="2"/>
        </table:table-row>
        <table:table-row table:style-name="ro1">
          <table:table-cell office:value-type="float" office:value="0.312120795249939" calcext:value-type="float">
            <text:p>0.312120795249939</text:p>
          </table:table-cell>
          <table:table-cell table:number-columns-repeated="2"/>
        </table:table-row>
        <table:table-row table:style-name="ro1">
          <table:table-cell office:value-type="float" office:value="0.316798329353333" calcext:value-type="float">
            <text:p>0.316798329353333</text:p>
          </table:table-cell>
          <table:table-cell table:number-columns-repeated="2"/>
        </table:table-row>
        <table:table-row table:style-name="ro1">
          <table:table-cell office:value-type="float" office:value="0.302548438310623" calcext:value-type="float">
            <text:p>0.302548438310623</text:p>
          </table:table-cell>
          <table:table-cell table:number-columns-repeated="2"/>
        </table:table-row>
        <table:table-row table:style-name="ro1">
          <table:table-cell office:value-type="float" office:value="0.305508524179459" calcext:value-type="float">
            <text:p>0.305508524179459</text:p>
          </table:table-cell>
          <table:table-cell table:number-columns-repeated="2"/>
        </table:table-row>
        <table:table-row table:style-name="ro1">
          <table:table-cell office:value-type="float" office:value="0.279063761234283" calcext:value-type="float">
            <text:p>0.279063761234283</text:p>
          </table:table-cell>
          <table:table-cell table:number-columns-repeated="2"/>
        </table:table-row>
        <table:table-row table:style-name="ro1">
          <table:table-cell office:value-type="float" office:value="0.300232648849487" calcext:value-type="float">
            <text:p>0.300232648849487</text:p>
          </table:table-cell>
          <table:table-cell table:number-columns-repeated="2"/>
        </table:table-row>
        <table:table-row table:style-name="ro1">
          <table:table-cell office:value-type="float" office:value="0.293084174394608" calcext:value-type="float">
            <text:p>0.293084174394608</text:p>
          </table:table-cell>
          <table:table-cell table:number-columns-repeated="2"/>
        </table:table-row>
        <table:table-row table:style-name="ro1">
          <table:table-cell office:value-type="float" office:value="0.300205528736114" calcext:value-type="float">
            <text:p>0.300205528736114</text:p>
          </table:table-cell>
          <table:table-cell table:number-columns-repeated="2"/>
        </table:table-row>
        <table:table-row table:style-name="ro1">
          <table:table-cell office:value-type="float" office:value="0.286429733037949" calcext:value-type="float">
            <text:p>0.286429733037949</text:p>
          </table:table-cell>
          <table:table-cell table:number-columns-repeated="2"/>
        </table:table-row>
        <table:table-row table:style-name="ro1">
          <table:table-cell office:value-type="float" office:value="0.300660490989685" calcext:value-type="float">
            <text:p>0.300660490989685</text:p>
          </table:table-cell>
          <table:table-cell table:number-columns-repeated="2"/>
        </table:table-row>
        <table:table-row table:style-name="ro1">
          <table:table-cell office:value-type="float" office:value="0.27169343829155" calcext:value-type="float">
            <text:p>0.27169343829155</text:p>
          </table:table-cell>
          <table:table-cell table:number-columns-repeated="2"/>
        </table:table-row>
        <table:table-row table:style-name="ro1">
          <table:table-cell office:value-type="float" office:value="0.296875327825546" calcext:value-type="float">
            <text:p>0.296875327825546</text:p>
          </table:table-cell>
          <table:table-cell table:number-columns-repeated="2"/>
        </table:table-row>
        <table:table-row table:style-name="ro1">
          <table:table-cell office:value-type="float" office:value="0.271115303039551" calcext:value-type="float">
            <text:p>0.271115303039551</text:p>
          </table:table-cell>
          <table:table-cell table:number-columns-repeated="2"/>
        </table:table-row>
        <table:table-row table:style-name="ro1">
          <table:table-cell office:value-type="float" office:value="0.29578423500061" calcext:value-type="float">
            <text:p>0.29578423500061</text:p>
          </table:table-cell>
          <table:table-cell table:number-columns-repeated="2"/>
        </table:table-row>
        <table:table-row table:style-name="ro1">
          <table:table-cell office:value-type="float" office:value="0.290904760360718" calcext:value-type="float">
            <text:p>0.290904760360718</text:p>
          </table:table-cell>
          <table:table-cell table:number-columns-repeated="2"/>
        </table:table-row>
        <table:table-row table:style-name="ro1">
          <table:table-cell office:value-type="float" office:value="0.307676076889038" calcext:value-type="float">
            <text:p>0.307676076889038</text:p>
          </table:table-cell>
          <table:table-cell table:number-columns-repeated="2"/>
        </table:table-row>
        <table:table-row table:style-name="ro1">
          <table:table-cell office:value-type="float" office:value="0.301127225160599" calcext:value-type="float">
            <text:p>0.301127225160599</text:p>
          </table:table-cell>
          <table:table-cell table:number-columns-repeated="2"/>
        </table:table-row>
        <table:table-row table:style-name="ro1">
          <table:table-cell office:value-type="float" office:value="0.311039865016937" calcext:value-type="float">
            <text:p>0.311039865016937</text:p>
          </table:table-cell>
          <table:table-cell table:number-columns-repeated="2"/>
        </table:table-row>
        <table:table-row table:style-name="ro1">
          <table:table-cell office:value-type="float" office:value="0.300028562545776" calcext:value-type="float">
            <text:p>0.300028562545776</text:p>
          </table:table-cell>
          <table:table-cell table:number-columns-repeated="2"/>
        </table:table-row>
        <table:table-row table:style-name="ro1">
          <table:table-cell office:value-type="float" office:value="0.301177471876144" calcext:value-type="float">
            <text:p>0.301177471876144</text:p>
          </table:table-cell>
          <table:table-cell table:number-columns-repeated="2"/>
        </table:table-row>
        <table:table-row table:style-name="ro1">
          <table:table-cell office:value-type="float" office:value="0.30083954334259" calcext:value-type="float">
            <text:p>0.30083954334259</text:p>
          </table:table-cell>
          <table:table-cell table:number-columns-repeated="2"/>
        </table:table-row>
        <table:table-row table:style-name="ro1">
          <table:table-cell office:value-type="float" office:value="0.304435342550278" calcext:value-type="float">
            <text:p>0.304435342550278</text:p>
          </table:table-cell>
          <table:table-cell table:number-columns-repeated="2"/>
        </table:table-row>
        <table:table-row table:style-name="ro1">
          <table:table-cell office:value-type="float" office:value="0.304640203714371" calcext:value-type="float">
            <text:p>0.304640203714371</text:p>
          </table:table-cell>
          <table:table-cell table:number-columns-repeated="2"/>
        </table:table-row>
        <table:table-row table:style-name="ro1">
          <table:table-cell office:value-type="float" office:value="0.303778558969498" calcext:value-type="float">
            <text:p>0.303778558969498</text:p>
          </table:table-cell>
          <table:table-cell table:number-columns-repeated="2"/>
        </table:table-row>
        <table:table-row table:style-name="ro1">
          <table:table-cell office:value-type="float" office:value="0.303202629089356" calcext:value-type="float">
            <text:p>0.303202629089356</text:p>
          </table:table-cell>
          <table:table-cell table:number-columns-repeated="2"/>
        </table:table-row>
        <table:table-row table:style-name="ro1">
          <table:table-cell office:value-type="float" office:value="0.310935080051422" calcext:value-type="float">
            <text:p>0.310935080051422</text:p>
          </table:table-cell>
          <table:table-cell table:number-columns-repeated="2"/>
        </table:table-row>
        <table:table-row table:style-name="ro1">
          <table:table-cell office:value-type="float" office:value="0.310960680246353" calcext:value-type="float">
            <text:p>0.310960680246353</text:p>
          </table:table-cell>
          <table:table-cell table:number-columns-repeated="2"/>
        </table:table-row>
        <table:table-row table:style-name="ro1">
          <table:table-cell office:value-type="float" office:value="0.326913058757782" calcext:value-type="float">
            <text:p>0.326913058757782</text:p>
          </table:table-cell>
          <table:table-cell table:number-columns-repeated="2"/>
        </table:table-row>
        <table:table-row table:style-name="ro1">
          <table:table-cell office:value-type="float" office:value="0.331420391798019" calcext:value-type="float">
            <text:p>0.331420391798019</text:p>
          </table:table-cell>
          <table:table-cell table:number-columns-repeated="2"/>
        </table:table-row>
        <table:table-row table:style-name="ro1">
          <table:table-cell office:value-type="float" office:value="0.32986131310463" calcext:value-type="float">
            <text:p>0.32986131310463</text:p>
          </table:table-cell>
          <table:table-cell table:number-columns-repeated="2"/>
        </table:table-row>
        <table:table-row table:style-name="ro1">
          <table:table-cell office:value-type="float" office:value="0.321206033229828" calcext:value-type="float">
            <text:p>0.321206033229828</text:p>
          </table:table-cell>
          <table:table-cell table:number-columns-repeated="2"/>
        </table:table-row>
        <table:table-row table:style-name="ro1">
          <table:table-cell office:value-type="float" office:value="0.324344784021378" calcext:value-type="float">
            <text:p>0.324344784021378</text:p>
          </table:table-cell>
          <table:table-cell table:number-columns-repeated="2"/>
        </table:table-row>
        <table:table-row table:style-name="ro1">
          <table:table-cell office:value-type="float" office:value="0.322683930397034" calcext:value-type="float">
            <text:p>0.322683930397034</text:p>
          </table:table-cell>
          <table:table-cell table:number-columns-repeated="2"/>
        </table:table-row>
        <table:table-row table:style-name="ro1">
          <table:table-cell office:value-type="float" office:value="0.32350754737854" calcext:value-type="float">
            <text:p>0.32350754737854</text:p>
          </table:table-cell>
          <table:table-cell table:number-columns-repeated="2"/>
        </table:table-row>
        <table:table-row table:style-name="ro1">
          <table:table-cell office:value-type="float" office:value="0.322410464286804" calcext:value-type="float">
            <text:p>0.322410464286804</text:p>
          </table:table-cell>
          <table:table-cell table:number-columns-repeated="2"/>
        </table:table-row>
        <table:table-row table:style-name="ro1">
          <table:table-cell office:value-type="float" office:value="0.321085005998611" calcext:value-type="float">
            <text:p>0.321085005998611</text:p>
          </table:table-cell>
          <table:table-cell table:number-columns-repeated="2"/>
        </table:table-row>
        <table:table-row table:style-name="ro1">
          <table:table-cell office:value-type="float" office:value="0.323345571756363" calcext:value-type="float">
            <text:p>0.323345571756363</text:p>
          </table:table-cell>
          <table:table-cell table:number-columns-repeated="2"/>
        </table:table-row>
        <table:table-row table:style-name="ro1">
          <table:table-cell office:value-type="float" office:value="0.322096943855286" calcext:value-type="float">
            <text:p>0.322096943855286</text:p>
          </table:table-cell>
          <table:table-cell table:number-columns-repeated="2"/>
        </table:table-row>
        <table:table-row table:style-name="ro1">
          <table:table-cell office:value-type="float" office:value="0.322486728429794" calcext:value-type="float">
            <text:p>0.322486728429794</text:p>
          </table:table-cell>
          <table:table-cell table:number-columns-repeated="2"/>
        </table:table-row>
        <table:table-row table:style-name="ro1">
          <table:table-cell office:value-type="float" office:value="0.322646945714951" calcext:value-type="float">
            <text:p>0.322646945714951</text:p>
          </table:table-cell>
          <table:table-cell table:number-columns-repeated="2"/>
        </table:table-row>
        <table:table-row table:style-name="ro1">
          <table:table-cell office:value-type="float" office:value="0.321341753005981" calcext:value-type="float">
            <text:p>0.321341753005981</text:p>
          </table:table-cell>
          <table:table-cell table:number-columns-repeated="2"/>
        </table:table-row>
        <table:table-row table:style-name="ro1">
          <table:table-cell office:value-type="float" office:value="0.322812885046005" calcext:value-type="float">
            <text:p>0.322812885046005</text:p>
          </table:table-cell>
          <table:table-cell table:number-columns-repeated="2"/>
        </table:table-row>
        <table:table-row table:style-name="ro1">
          <table:table-cell office:value-type="float" office:value="0.316119819879532" calcext:value-type="float">
            <text:p>0.316119819879532</text:p>
          </table:table-cell>
          <table:table-cell table:number-columns-repeated="2"/>
        </table:table-row>
        <table:table-row table:style-name="ro1">
          <table:table-cell office:value-type="float" office:value="0.250177949666977" calcext:value-type="float">
            <text:p>0.250177949666977</text:p>
          </table:table-cell>
          <table:table-cell table:number-columns-repeated="2"/>
        </table:table-row>
        <table:table-row table:style-name="ro1">
          <table:table-cell office:value-type="float" office:value="0.257347136735916" calcext:value-type="float">
            <text:p>0.257347136735916</text:p>
          </table:table-cell>
          <table:table-cell table:number-columns-repeated="2"/>
        </table:table-row>
        <table:table-row table:style-name="ro1">
          <table:table-cell office:value-type="float" office:value="0.290808290243149" calcext:value-type="float">
            <text:p>0.290808290243149</text:p>
          </table:table-cell>
          <table:table-cell table:number-columns-repeated="2"/>
        </table:table-row>
        <table:table-row table:style-name="ro1">
          <table:table-cell office:value-type="float" office:value="0.263223916292191" calcext:value-type="float">
            <text:p>0.263223916292191</text:p>
          </table:table-cell>
          <table:table-cell table:number-columns-repeated="2"/>
        </table:table-row>
        <table:table-row table:style-name="ro1">
          <table:table-cell office:value-type="float" office:value="0.283373385667801" calcext:value-type="float">
            <text:p>0.283373385667801</text:p>
          </table:table-cell>
          <table:table-cell table:number-columns-repeated="2"/>
        </table:table-row>
        <table:table-row table:style-name="ro1">
          <table:table-cell office:value-type="float" office:value="0.261735290288925" calcext:value-type="float">
            <text:p>0.261735290288925</text:p>
          </table:table-cell>
          <table:table-cell table:number-columns-repeated="2"/>
        </table:table-row>
        <table:table-row table:style-name="ro1">
          <table:table-cell office:value-type="float" office:value="0.286060214042664" calcext:value-type="float">
            <text:p>0.286060214042664</text:p>
          </table:table-cell>
          <table:table-cell table:number-columns-repeated="2"/>
        </table:table-row>
        <table:table-row table:style-name="ro1">
          <table:table-cell office:value-type="float" office:value="0.260128349065781" calcext:value-type="float">
            <text:p>0.260128349065781</text:p>
          </table:table-cell>
          <table:table-cell table:number-columns-repeated="2"/>
        </table:table-row>
        <table:table-row table:style-name="ro1">
          <table:table-cell office:value-type="float" office:value="0.302501976490021" calcext:value-type="float">
            <text:p>0.302501976490021</text:p>
          </table:table-cell>
          <table:table-cell table:number-columns-repeated="2"/>
        </table:table-row>
        <table:table-row table:style-name="ro1">
          <table:table-cell office:value-type="float" office:value="0.257493853569031" calcext:value-type="float">
            <text:p>0.257493853569031</text:p>
          </table:table-cell>
          <table:table-cell table:number-columns-repeated="2"/>
        </table:table-row>
        <table:table-row table:style-name="ro1">
          <table:table-cell office:value-type="float" office:value="0.300491809844971" calcext:value-type="float">
            <text:p>0.300491809844971</text:p>
          </table:table-cell>
          <table:table-cell table:number-columns-repeated="2"/>
        </table:table-row>
        <table:table-row table:style-name="ro1">
          <table:table-cell office:value-type="float" office:value="0.272976905107498" calcext:value-type="float">
            <text:p>0.272976905107498</text:p>
          </table:table-cell>
          <table:table-cell table:number-columns-repeated="2"/>
        </table:table-row>
        <table:table-row table:style-name="ro1">
          <table:table-cell office:value-type="float" office:value="0.301513344049454" calcext:value-type="float">
            <text:p>0.301513344049454</text:p>
          </table:table-cell>
          <table:table-cell table:number-columns-repeated="2"/>
        </table:table-row>
        <table:table-row table:style-name="ro1">
          <table:table-cell office:value-type="float" office:value="0.2695352435112" calcext:value-type="float">
            <text:p>0.2695352435112</text:p>
          </table:table-cell>
          <table:table-cell table:number-columns-repeated="2"/>
        </table:table-row>
        <table:table-row table:style-name="ro1">
          <table:table-cell office:value-type="float" office:value="0.299902617931366" calcext:value-type="float">
            <text:p>0.299902617931366</text:p>
          </table:table-cell>
          <table:table-cell table:number-columns-repeated="2"/>
        </table:table-row>
        <table:table-row table:style-name="ro1">
          <table:table-cell office:value-type="float" office:value="0.270996689796448" calcext:value-type="float">
            <text:p>0.270996689796448</text:p>
          </table:table-cell>
          <table:table-cell table:number-columns-repeated="2"/>
        </table:table-row>
        <table:table-row table:style-name="ro1">
          <table:table-cell office:value-type="float" office:value="0.29705822467804" calcext:value-type="float">
            <text:p>0.29705822467804</text:p>
          </table:table-cell>
          <table:table-cell table:number-columns-repeated="2"/>
        </table:table-row>
        <table:table-row table:style-name="ro1">
          <table:table-cell office:value-type="float" office:value="0.27102193236351" calcext:value-type="float">
            <text:p>0.27102193236351</text:p>
          </table:table-cell>
          <table:table-cell table:number-columns-repeated="2"/>
        </table:table-row>
        <table:table-row table:style-name="ro1">
          <table:table-cell office:value-type="float" office:value="0.291401743888855" calcext:value-type="float">
            <text:p>0.291401743888855</text:p>
          </table:table-cell>
          <table:table-cell table:number-columns-repeated="2"/>
        </table:table-row>
        <table:table-row table:style-name="ro1">
          <table:table-cell office:value-type="float" office:value="0.27248015999794" calcext:value-type="float">
            <text:p>0.27248015999794</text:p>
          </table:table-cell>
          <table:table-cell table:number-columns-repeated="2"/>
        </table:table-row>
        <table:table-row table:style-name="ro1">
          <table:table-cell office:value-type="float" office:value="0.28216677904129" calcext:value-type="float">
            <text:p>0.28216677904129</text:p>
          </table:table-cell>
          <table:table-cell table:number-columns-repeated="2"/>
        </table:table-row>
        <table:table-row table:style-name="ro1">
          <table:table-cell office:value-type="float" office:value="0.272538334131241" calcext:value-type="float">
            <text:p>0.272538334131241</text:p>
          </table:table-cell>
          <table:table-cell table:number-columns-repeated="2"/>
        </table:table-row>
        <table:table-row table:style-name="ro1">
          <table:table-cell office:value-type="float" office:value="0.288466066122055" calcext:value-type="float">
            <text:p>0.288466066122055</text:p>
          </table:table-cell>
          <table:table-cell table:number-columns-repeated="2"/>
        </table:table-row>
        <table:table-row table:style-name="ro1">
          <table:table-cell office:value-type="float" office:value="0.271851629018784" calcext:value-type="float">
            <text:p>0.271851629018784</text:p>
          </table:table-cell>
          <table:table-cell table:number-columns-repeated="2"/>
        </table:table-row>
        <table:table-row table:style-name="ro1">
          <table:table-cell office:value-type="float" office:value="0.285389184951782" calcext:value-type="float">
            <text:p>0.285389184951782</text:p>
          </table:table-cell>
          <table:table-cell table:number-columns-repeated="2"/>
        </table:table-row>
        <table:table-row table:style-name="ro1">
          <table:table-cell office:value-type="float" office:value="0.2962606549263" calcext:value-type="float">
            <text:p>0.2962606549263</text:p>
          </table:table-cell>
          <table:table-cell table:number-columns-repeated="2"/>
        </table:table-row>
        <table:table-row table:style-name="ro1">
          <table:table-cell office:value-type="float" office:value="0.297719120979309" calcext:value-type="float">
            <text:p>0.297719120979309</text:p>
          </table:table-cell>
          <table:table-cell table:number-columns-repeated="2"/>
        </table:table-row>
        <table:table-row table:style-name="ro1">
          <table:table-cell office:value-type="float" office:value="0.300646662712097" calcext:value-type="float">
            <text:p>0.300646662712097</text:p>
          </table:table-cell>
          <table:table-cell table:number-columns-repeated="2"/>
        </table:table-row>
        <table:table-row table:style-name="ro1">
          <table:table-cell office:value-type="float" office:value="0.251590520143509" calcext:value-type="float">
            <text:p>0.251590520143509</text:p>
          </table:table-cell>
          <table:table-cell table:number-columns-repeated="2"/>
        </table:table-row>
        <table:table-row table:style-name="ro1">
          <table:table-cell office:value-type="float" office:value="0.300178915262222" calcext:value-type="float">
            <text:p>0.300178915262222</text:p>
          </table:table-cell>
          <table:table-cell table:number-columns-repeated="2"/>
        </table:table-row>
        <table:table-row table:style-name="ro1">
          <table:table-cell office:value-type="float" office:value="0.257393449544907" calcext:value-type="float">
            <text:p>0.257393449544907</text:p>
          </table:table-cell>
          <table:table-cell table:number-columns-repeated="2"/>
        </table:table-row>
        <table:table-row table:style-name="ro1">
          <table:table-cell office:value-type="float" office:value="0.300528228282928" calcext:value-type="float">
            <text:p>0.300528228282928</text:p>
          </table:table-cell>
          <table:table-cell table:number-columns-repeated="2"/>
        </table:table-row>
        <table:table-row table:style-name="ro1">
          <table:table-cell office:value-type="float" office:value="0.256576657295227" calcext:value-type="float">
            <text:p>0.256576657295227</text:p>
          </table:table-cell>
          <table:table-cell table:number-columns-repeated="2"/>
        </table:table-row>
        <table:table-row table:style-name="ro1">
          <table:table-cell office:value-type="float" office:value="0.299707263708115" calcext:value-type="float">
            <text:p>0.299707263708115</text:p>
          </table:table-cell>
          <table:table-cell table:number-columns-repeated="2"/>
        </table:table-row>
        <table:table-row table:style-name="ro1">
          <table:table-cell office:value-type="float" office:value="0.256360590457916" calcext:value-type="float">
            <text:p>0.256360590457916</text:p>
          </table:table-cell>
          <table:table-cell table:number-columns-repeated="2"/>
        </table:table-row>
        <table:table-row table:style-name="ro1">
          <table:table-cell office:value-type="float" office:value="0.299257218837738" calcext:value-type="float">
            <text:p>0.299257218837738</text:p>
          </table:table-cell>
          <table:table-cell table:number-columns-repeated="2"/>
        </table:table-row>
        <table:table-row table:style-name="ro1">
          <table:table-cell office:value-type="float" office:value="0.30303168296814" calcext:value-type="float">
            <text:p>0.30303168296814</text:p>
          </table:table-cell>
          <table:table-cell table:number-columns-repeated="2"/>
        </table:table-row>
        <table:table-row table:style-name="ro1">
          <table:table-cell office:value-type="float" office:value="0.250104367733002" calcext:value-type="float">
            <text:p>0.250104367733002</text:p>
          </table:table-cell>
          <table:table-cell table:number-columns-repeated="2"/>
        </table:table-row>
        <table:table-row table:style-name="ro1">
          <table:table-cell office:value-type="float" office:value="0.301619529724121" calcext:value-type="float">
            <text:p>0.301619529724121</text:p>
          </table:table-cell>
          <table:table-cell table:number-columns-repeated="2"/>
        </table:table-row>
        <table:table-row table:style-name="ro1">
          <table:table-cell office:value-type="float" office:value="0.25443035364151" calcext:value-type="float">
            <text:p>0.25443035364151</text:p>
          </table:table-cell>
          <table:table-cell table:number-columns-repeated="2"/>
        </table:table-row>
        <table:table-row table:style-name="ro1">
          <table:table-cell office:value-type="float" office:value="0.305097937583923" calcext:value-type="float">
            <text:p>0.305097937583923</text:p>
          </table:table-cell>
          <table:table-cell table:number-columns-repeated="2"/>
        </table:table-row>
        <table:table-row table:style-name="ro1">
          <table:table-cell office:value-type="float" office:value="0.253884643316269" calcext:value-type="float">
            <text:p>0.253884643316269</text:p>
          </table:table-cell>
          <table:table-cell table:number-columns-repeated="2"/>
        </table:table-row>
        <table:table-row table:style-name="ro1">
          <table:table-cell office:value-type="float" office:value="0.301348358392715" calcext:value-type="float">
            <text:p>0.301348358392715</text:p>
          </table:table-cell>
          <table:table-cell table:number-columns-repeated="2"/>
        </table:table-row>
        <table:table-row table:style-name="ro1">
          <table:table-cell office:value-type="float" office:value="0.257259607315063" calcext:value-type="float">
            <text:p>0.257259607315063</text:p>
          </table:table-cell>
          <table:table-cell table:number-columns-repeated="2"/>
        </table:table-row>
        <table:table-row table:style-name="ro1">
          <table:table-cell office:value-type="float" office:value="0.30290412902832" calcext:value-type="float">
            <text:p>0.30290412902832</text:p>
          </table:table-cell>
          <table:table-cell table:number-columns-repeated="2"/>
        </table:table-row>
        <table:table-row table:style-name="ro1">
          <table:table-cell office:value-type="float" office:value="0.258597165346146" calcext:value-type="float">
            <text:p>0.258597165346146</text:p>
          </table:table-cell>
          <table:table-cell table:number-columns-repeated="2"/>
        </table:table-row>
        <table:table-row table:style-name="ro1">
          <table:table-cell office:value-type="float" office:value="0.281839728355408" calcext:value-type="float">
            <text:p>0.281839728355408</text:p>
          </table:table-cell>
          <table:table-cell table:number-columns-repeated="2"/>
        </table:table-row>
        <table:table-row table:style-name="ro1">
          <table:table-cell office:value-type="float" office:value="0.25630459189415" calcext:value-type="float">
            <text:p>0.25630459189415</text:p>
          </table:table-cell>
          <table:table-cell table:number-columns-repeated="2"/>
        </table:table-row>
        <table:table-row table:style-name="ro1">
          <table:table-cell office:value-type="float" office:value="0.285508930683136" calcext:value-type="float">
            <text:p>0.285508930683136</text:p>
          </table:table-cell>
          <table:table-cell table:number-columns-repeated="2"/>
        </table:table-row>
        <table:table-row table:style-name="ro1">
          <table:table-cell office:value-type="float" office:value="0.256381392478943" calcext:value-type="float">
            <text:p>0.256381392478943</text:p>
          </table:table-cell>
          <table:table-cell table:number-columns-repeated="2"/>
        </table:table-row>
        <table:table-row table:style-name="ro1">
          <table:table-cell office:value-type="float" office:value="0.283209949731827" calcext:value-type="float">
            <text:p>0.283209949731827</text:p>
          </table:table-cell>
          <table:table-cell table:number-columns-repeated="2"/>
        </table:table-row>
        <table:table-row table:style-name="ro1">
          <table:table-cell office:value-type="float" office:value="0.262234389781952" calcext:value-type="float">
            <text:p>0.262234389781952</text:p>
          </table:table-cell>
          <table:table-cell table:number-columns-repeated="2"/>
        </table:table-row>
        <table:table-row table:style-name="ro1">
          <table:table-cell office:value-type="float" office:value="0.287223219871521" calcext:value-type="float">
            <text:p>0.287223219871521</text:p>
          </table:table-cell>
          <table:table-cell table:number-columns-repeated="2"/>
        </table:table-row>
        <table:table-row table:style-name="ro1">
          <table:table-cell office:value-type="float" office:value="0.261116713285446" calcext:value-type="float">
            <text:p>0.261116713285446</text:p>
          </table:table-cell>
          <table:table-cell table:number-columns-repeated="2"/>
        </table:table-row>
        <table:table-row table:style-name="ro1">
          <table:table-cell office:value-type="float" office:value="0.282680332660675" calcext:value-type="float">
            <text:p>0.282680332660675</text:p>
          </table:table-cell>
          <table:table-cell table:number-columns-repeated="2"/>
        </table:table-row>
        <table:table-row table:style-name="ro1">
          <table:table-cell office:value-type="float" office:value="0.288168847560883" calcext:value-type="float">
            <text:p>0.288168847560883</text:p>
          </table:table-cell>
          <table:table-cell table:number-columns-repeated="2"/>
        </table:table-row>
        <table:table-row table:style-name="ro1">
          <table:table-cell office:value-type="float" office:value="0.290246665477753" calcext:value-type="float">
            <text:p>0.290246665477753</text:p>
          </table:table-cell>
          <table:table-cell table:number-columns-repeated="2"/>
        </table:table-row>
        <table:table-row table:style-name="ro1">
          <table:table-cell office:value-type="float" office:value="0.291879713535309" calcext:value-type="float">
            <text:p>0.291879713535309</text:p>
          </table:table-cell>
          <table:table-cell table:number-columns-repeated="2"/>
        </table:table-row>
        <table:table-row table:style-name="ro1">
          <table:table-cell office:value-type="float" office:value="0.287968635559082" calcext:value-type="float">
            <text:p>0.287968635559082</text:p>
          </table:table-cell>
          <table:table-cell table:number-columns-repeated="2"/>
        </table:table-row>
        <table:table-row table:style-name="ro1">
          <table:table-cell office:value-type="float" office:value="0.288999974727631" calcext:value-type="float">
            <text:p>0.288999974727631</text:p>
          </table:table-cell>
          <table:table-cell table:number-columns-repeated="2"/>
        </table:table-row>
        <table:table-row table:style-name="ro1">
          <table:table-cell office:value-type="float" office:value="0.298416912555695" calcext:value-type="float">
            <text:p>0.298416912555695</text:p>
          </table:table-cell>
          <table:table-cell table:number-columns-repeated="2"/>
        </table:table-row>
        <table:table-row table:style-name="ro1">
          <table:table-cell office:value-type="float" office:value="0.302684813737869" calcext:value-type="float">
            <text:p>0.302684813737869</text:p>
          </table:table-cell>
          <table:table-cell table:number-columns-repeated="2"/>
        </table:table-row>
        <table:table-row table:style-name="ro1">
          <table:table-cell office:value-type="float" office:value="0.270076036453247" calcext:value-type="float">
            <text:p>0.270076036453247</text:p>
          </table:table-cell>
          <table:table-cell table:number-columns-repeated="2"/>
        </table:table-row>
        <table:table-row table:style-name="ro1">
          <table:table-cell office:value-type="float" office:value="0.294600367546082" calcext:value-type="float">
            <text:p>0.294600367546082</text:p>
          </table:table-cell>
          <table:table-cell table:number-columns-repeated="2"/>
        </table:table-row>
        <table:table-row table:style-name="ro1">
          <table:table-cell office:value-type="float" office:value="0.27090322971344" calcext:value-type="float">
            <text:p>0.27090322971344</text:p>
          </table:table-cell>
          <table:table-cell table:number-columns-repeated="2"/>
        </table:table-row>
        <table:table-row table:style-name="ro1">
          <table:table-cell office:value-type="float" office:value="0.255393356084824" calcext:value-type="float">
            <text:p>0.255393356084824</text:p>
          </table:table-cell>
          <table:table-cell table:number-columns-repeated="2"/>
        </table:table-row>
        <table:table-row table:style-name="ro1">
          <table:table-cell office:value-type="float" office:value="0.253550946712494" calcext:value-type="float">
            <text:p>0.253550946712494</text:p>
          </table:table-cell>
          <table:table-cell table:number-columns-repeated="2"/>
        </table:table-row>
        <table:table-row table:style-name="ro1">
          <table:table-cell office:value-type="float" office:value="0.255796641111374" calcext:value-type="float">
            <text:p>0.255796641111374</text:p>
          </table:table-cell>
          <table:table-cell table:number-columns-repeated="2"/>
        </table:table-row>
        <table:table-row table:style-name="ro1">
          <table:table-cell office:value-type="float" office:value="0.250777304172516" calcext:value-type="float">
            <text:p>0.250777304172516</text:p>
          </table:table-cell>
          <table:table-cell table:number-columns-repeated="2"/>
        </table:table-row>
        <table:table-row table:style-name="ro1">
          <table:table-cell office:value-type="float" office:value="0.264224946498871" calcext:value-type="float">
            <text:p>0.264224946498871</text:p>
          </table:table-cell>
          <table:table-cell table:number-columns-repeated="2"/>
        </table:table-row>
        <table:table-row table:style-name="ro1">
          <table:table-cell office:value-type="float" office:value="0.264934867620468" calcext:value-type="float">
            <text:p>0.264934867620468</text:p>
          </table:table-cell>
          <table:table-cell table:number-columns-repeated="2"/>
        </table:table-row>
        <table:table-row table:style-name="ro1">
          <table:table-cell office:value-type="float" office:value="0.262043565511703" calcext:value-type="float">
            <text:p>0.262043565511703</text:p>
          </table:table-cell>
          <table:table-cell table:number-columns-repeated="2"/>
        </table:table-row>
        <table:table-row table:style-name="ro1">
          <table:table-cell office:value-type="float" office:value="0.294359058141708" calcext:value-type="float">
            <text:p>0.294359058141708</text:p>
          </table:table-cell>
          <table:table-cell table:number-columns-repeated="2"/>
        </table:table-row>
        <table:table-row table:style-name="ro1">
          <table:table-cell office:value-type="float" office:value="0.260412663221359" calcext:value-type="float">
            <text:p>0.260412663221359</text:p>
          </table:table-cell>
          <table:table-cell table:number-columns-repeated="2"/>
        </table:table-row>
        <table:table-row table:style-name="ro1">
          <table:table-cell office:value-type="float" office:value="0.288739770650864" calcext:value-type="float">
            <text:p>0.288739770650864</text:p>
          </table:table-cell>
          <table:table-cell table:number-columns-repeated="2"/>
        </table:table-row>
        <table:table-row table:style-name="ro1">
          <table:table-cell office:value-type="float" office:value="0.263909876346588" calcext:value-type="float">
            <text:p>0.263909876346588</text:p>
          </table:table-cell>
          <table:table-cell table:number-columns-repeated="2"/>
        </table:table-row>
        <table:table-row table:style-name="ro1">
          <table:table-cell office:value-type="float" office:value="0.297996371984482" calcext:value-type="float">
            <text:p>0.297996371984482</text:p>
          </table:table-cell>
          <table:table-cell table:number-columns-repeated="2"/>
        </table:table-row>
        <table:table-row table:style-name="ro1">
          <table:table-cell office:value-type="float" office:value="0.262516528367996" calcext:value-type="float">
            <text:p>0.262516528367996</text:p>
          </table:table-cell>
          <table:table-cell table:number-columns-repeated="2"/>
        </table:table-row>
        <table:table-row table:style-name="ro1">
          <table:table-cell office:value-type="float" office:value="0.295667082071304" calcext:value-type="float">
            <text:p>0.295667082071304</text:p>
          </table:table-cell>
          <table:table-cell table:number-columns-repeated="2"/>
        </table:table-row>
        <table:table-row table:style-name="ro1">
          <table:table-cell office:value-type="float" office:value="0.367575407028198" calcext:value-type="float">
            <text:p>0.367575407028198</text:p>
          </table:table-cell>
          <table:table-cell table:number-columns-repeated="2"/>
        </table:table-row>
        <table:table-row table:style-name="ro1">
          <table:table-cell office:value-type="float" office:value="0.364057630300522" calcext:value-type="float">
            <text:p>0.364057630300522</text:p>
          </table:table-cell>
          <table:table-cell table:number-columns-repeated="2"/>
        </table:table-row>
        <table:table-row table:style-name="ro1">
          <table:table-cell office:value-type="float" office:value="0.362786471843719" calcext:value-type="float">
            <text:p>0.362786471843719</text:p>
          </table:table-cell>
          <table:table-cell table:number-columns-repeated="2"/>
        </table:table-row>
        <table:table-row table:style-name="ro1">
          <table:table-cell office:value-type="float" office:value="0.372222900390625" calcext:value-type="float">
            <text:p>0.372222900390625</text:p>
          </table:table-cell>
          <table:table-cell table:number-columns-repeated="2"/>
        </table:table-row>
        <table:table-row table:style-name="ro1">
          <table:table-cell office:value-type="float" office:value="0.380321264266968" calcext:value-type="float">
            <text:p>0.380321264266968</text:p>
          </table:table-cell>
          <table:table-cell table:number-columns-repeated="2"/>
        </table:table-row>
        <table:table-row table:style-name="ro1">
          <table:table-cell office:value-type="float" office:value="0.369822025299072" calcext:value-type="float">
            <text:p>0.369822025299072</text:p>
          </table:table-cell>
          <table:table-cell table:number-columns-repeated="2"/>
        </table:table-row>
        <table:table-row table:style-name="ro1">
          <table:table-cell office:value-type="float" office:value="0.370221853256226" calcext:value-type="float">
            <text:p>0.370221853256226</text:p>
          </table:table-cell>
          <table:table-cell table:number-columns-repeated="2"/>
        </table:table-row>
        <table:table-row table:style-name="ro1">
          <table:table-cell office:value-type="float" office:value="0.386120945215225" calcext:value-type="float">
            <text:p>0.386120945215225</text:p>
          </table:table-cell>
          <table:table-cell table:number-columns-repeated="2"/>
        </table:table-row>
        <table:table-row table:style-name="ro1">
          <table:table-cell office:value-type="float" office:value="0.388202995061874" calcext:value-type="float">
            <text:p>0.388202995061874</text:p>
          </table:table-cell>
          <table:table-cell table:number-columns-repeated="2"/>
        </table:table-row>
        <table:table-row table:style-name="ro1">
          <table:table-cell office:value-type="float" office:value="0.386831641197205" calcext:value-type="float">
            <text:p>0.386831641197205</text:p>
          </table:table-cell>
          <table:table-cell table:number-columns-repeated="2"/>
        </table:table-row>
        <table:table-row table:style-name="ro1">
          <table:table-cell office:value-type="float" office:value="0.385408818721771" calcext:value-type="float">
            <text:p>0.385408818721771</text:p>
          </table:table-cell>
          <table:table-cell table:number-columns-repeated="2"/>
        </table:table-row>
        <table:table-row table:style-name="ro1">
          <table:table-cell office:value-type="float" office:value="0.382204264402389" calcext:value-type="float">
            <text:p>0.382204264402389</text:p>
          </table:table-cell>
          <table:table-cell table:number-columns-repeated="2"/>
        </table:table-row>
        <table:table-row table:style-name="ro1">
          <table:table-cell office:value-type="float" office:value="0.382489711046219" calcext:value-type="float">
            <text:p>0.382489711046219</text:p>
          </table:table-cell>
          <table:table-cell table:number-columns-repeated="2"/>
        </table:table-row>
        <table:table-row table:style-name="ro1">
          <table:table-cell office:value-type="float" office:value="0.380438834428787" calcext:value-type="float">
            <text:p>0.380438834428787</text:p>
          </table:table-cell>
          <table:table-cell table:number-columns-repeated="2"/>
        </table:table-row>
        <table:table-row table:style-name="ro1">
          <table:table-cell office:value-type="float" office:value="0.382691711187363" calcext:value-type="float">
            <text:p>0.382691711187363</text:p>
          </table:table-cell>
          <table:table-cell table:number-columns-repeated="2"/>
        </table:table-row>
        <table:table-row table:style-name="ro1">
          <table:table-cell office:value-type="float" office:value="0.382666975259781" calcext:value-type="float">
            <text:p>0.382666975259781</text:p>
          </table:table-cell>
          <table:table-cell table:number-columns-repeated="2"/>
        </table:table-row>
        <table:table-row table:style-name="ro1">
          <table:table-cell office:value-type="float" office:value="0.382784187793732" calcext:value-type="float">
            <text:p>0.382784187793732</text:p>
          </table:table-cell>
          <table:table-cell table:number-columns-repeated="2"/>
        </table:table-row>
        <table:table-row table:style-name="ro1">
          <table:table-cell office:value-type="float" office:value="0.380766749382019" calcext:value-type="float">
            <text:p>0.380766749382019</text:p>
          </table:table-cell>
          <table:table-cell table:number-columns-repeated="2"/>
        </table:table-row>
        <table:table-row table:style-name="ro1">
          <table:table-cell office:value-type="float" office:value="0.382516294717789" calcext:value-type="float">
            <text:p>0.382516294717789</text:p>
          </table:table-cell>
          <table:table-cell table:number-columns-repeated="2"/>
        </table:table-row>
        <table:table-row table:style-name="ro1">
          <table:table-cell office:value-type="float" office:value="0.401957303285599" calcext:value-type="float">
            <text:p>0.401957303285599</text:p>
          </table:table-cell>
          <table:table-cell table:number-columns-repeated="2"/>
        </table:table-row>
        <table:table-row table:style-name="ro1">
          <table:table-cell office:value-type="float" office:value="0.402531445026398" calcext:value-type="float">
            <text:p>0.402531445026398</text:p>
          </table:table-cell>
          <table:table-cell table:number-columns-repeated="2"/>
        </table:table-row>
        <table:table-row table:style-name="ro1">
          <table:table-cell office:value-type="float" office:value="0.400505363941193" calcext:value-type="float">
            <text:p>0.400505363941193</text:p>
          </table:table-cell>
          <table:table-cell table:number-columns-repeated="2"/>
        </table:table-row>
        <table:table-row table:style-name="ro1">
          <table:table-cell office:value-type="float" office:value="0.405695557594299" calcext:value-type="float">
            <text:p>0.405695557594299</text:p>
          </table:table-cell>
          <table:table-cell table:number-columns-repeated="2"/>
        </table:table-row>
        <table:table-row table:style-name="ro1">
          <table:table-cell office:value-type="float" office:value="0.401321142911911" calcext:value-type="float">
            <text:p>0.401321142911911</text:p>
          </table:table-cell>
          <table:table-cell table:number-columns-repeated="2"/>
        </table:table-row>
        <table:table-row table:style-name="ro1">
          <table:table-cell office:value-type="float" office:value="0.404238373041153" calcext:value-type="float">
            <text:p>0.404238373041153</text:p>
          </table:table-cell>
          <table:table-cell table:number-columns-repeated="2"/>
        </table:table-row>
        <table:table-row table:style-name="ro1">
          <table:table-cell office:value-type="float" office:value="0.403480887413025" calcext:value-type="float">
            <text:p>0.403480887413025</text:p>
          </table:table-cell>
          <table:table-cell table:number-columns-repeated="2"/>
        </table:table-row>
        <table:table-row table:style-name="ro1">
          <table:table-cell office:value-type="float" office:value="0.401401668787003" calcext:value-type="float">
            <text:p>0.401401668787003</text:p>
          </table:table-cell>
          <table:table-cell table:number-columns-repeated="2"/>
        </table:table-row>
        <table:table-row table:style-name="ro1">
          <table:table-cell office:value-type="float" office:value="0.401966243982315" calcext:value-type="float">
            <text:p>0.401966243982315</text:p>
          </table:table-cell>
          <table:table-cell table:number-columns-repeated="2"/>
        </table:table-row>
        <table:table-row table:style-name="ro1">
          <table:table-cell office:value-type="float" office:value="0.402846097946167" calcext:value-type="float">
            <text:p>0.402846097946167</text:p>
          </table:table-cell>
          <table:table-cell table:number-columns-repeated="2"/>
        </table:table-row>
        <table:table-row table:style-name="ro1">
          <table:table-cell office:value-type="float" office:value="0.40267288684845" calcext:value-type="float">
            <text:p>0.40267288684845</text:p>
          </table:table-cell>
          <table:table-cell table:number-columns-repeated="2"/>
        </table:table-row>
        <table:table-row table:style-name="ro1">
          <table:table-cell office:value-type="float" office:value="0.408491730690002" calcext:value-type="float">
            <text:p>0.408491730690002</text:p>
          </table:table-cell>
          <table:table-cell table:number-columns-repeated="2"/>
        </table:table-row>
        <table:table-row table:style-name="ro1">
          <table:table-cell office:value-type="float" office:value="0.411985546350479" calcext:value-type="float">
            <text:p>0.411985546350479</text:p>
          </table:table-cell>
          <table:table-cell table:number-columns-repeated="2"/>
        </table:table-row>
        <table:table-row table:style-name="ro1">
          <table:table-cell office:value-type="float" office:value="0.272576719522476" calcext:value-type="float">
            <text:p>0.272576719522476</text:p>
          </table:table-cell>
          <table:table-cell table:number-columns-repeated="2"/>
        </table:table-row>
        <table:table-row table:style-name="ro1">
          <table:table-cell office:value-type="float" office:value="0.278015583753586" calcext:value-type="float">
            <text:p>0.278015583753586</text:p>
          </table:table-cell>
          <table:table-cell table:number-columns-repeated="2"/>
        </table:table-row>
        <table:table-row table:style-name="ro1">
          <table:table-cell office:value-type="float" office:value="0.269917368888855" calcext:value-type="float">
            <text:p>0.269917368888855</text:p>
          </table:table-cell>
          <table:table-cell table:number-columns-repeated="2"/>
        </table:table-row>
        <table:table-row table:style-name="ro1">
          <table:table-cell office:value-type="float" office:value="0.274950325489044" calcext:value-type="float">
            <text:p>0.274950325489044</text:p>
          </table:table-cell>
          <table:table-cell table:number-columns-repeated="2"/>
        </table:table-row>
        <table:table-row table:style-name="ro1">
          <table:table-cell office:value-type="float" office:value="0.304709583520889" calcext:value-type="float">
            <text:p>0.304709583520889</text:p>
          </table:table-cell>
          <table:table-cell table:number-columns-repeated="2"/>
        </table:table-row>
        <table:table-row table:style-name="ro1">
          <table:table-cell office:value-type="float" office:value="0.310623019933701" calcext:value-type="float">
            <text:p>0.310623019933701</text:p>
          </table:table-cell>
          <table:table-cell table:number-columns-repeated="2"/>
        </table:table-row>
        <table:table-row table:style-name="ro1">
          <table:table-cell office:value-type="float" office:value="0.30322653055191" calcext:value-type="float">
            <text:p>0.30322653055191</text:p>
          </table:table-cell>
          <table:table-cell table:number-columns-repeated="2"/>
        </table:table-row>
        <table:table-row table:style-name="ro1">
          <table:table-cell office:value-type="float" office:value="0.297449499368668" calcext:value-type="float">
            <text:p>0.297449499368668</text:p>
          </table:table-cell>
          <table:table-cell table:number-columns-repeated="2"/>
        </table:table-row>
        <table:table-row table:style-name="ro1">
          <table:table-cell office:value-type="float" office:value="0.313829034566879" calcext:value-type="float">
            <text:p>0.313829034566879</text:p>
          </table:table-cell>
          <table:table-cell table:number-columns-repeated="2"/>
        </table:table-row>
        <table:table-row table:style-name="ro1">
          <table:table-cell office:value-type="float" office:value="0.296473890542984" calcext:value-type="float">
            <text:p>0.296473890542984</text:p>
          </table:table-cell>
          <table:table-cell table:number-columns-repeated="2"/>
        </table:table-row>
        <table:table-row table:style-name="ro1">
          <table:table-cell office:value-type="float" office:value="0.301340758800507" calcext:value-type="float">
            <text:p>0.301340758800507</text:p>
          </table:table-cell>
          <table:table-cell table:number-columns-repeated="2"/>
        </table:table-row>
        <table:table-row table:style-name="ro1">
          <table:table-cell office:value-type="float" office:value="0.302934646606445" calcext:value-type="float">
            <text:p>0.302934646606445</text:p>
          </table:table-cell>
          <table:table-cell table:number-columns-repeated="2"/>
        </table:table-row>
        <table:table-row table:style-name="ro1">
          <table:table-cell office:value-type="float" office:value="0.349163740873337" calcext:value-type="float">
            <text:p>0.349163740873337</text:p>
          </table:table-cell>
          <table:table-cell table:number-columns-repeated="2"/>
        </table:table-row>
        <table:table-row table:style-name="ro1">
          <table:table-cell office:value-type="float" office:value="0.336852937936783" calcext:value-type="float">
            <text:p>0.336852937936783</text:p>
          </table:table-cell>
          <table:table-cell table:number-columns-repeated="2"/>
        </table:table-row>
        <table:table-row table:style-name="ro1">
          <table:table-cell office:value-type="float" office:value="0.325938284397125" calcext:value-type="float">
            <text:p>0.325938284397125</text:p>
          </table:table-cell>
          <table:table-cell table:number-columns-repeated="2"/>
        </table:table-row>
        <table:table-row table:style-name="ro1">
          <table:table-cell office:value-type="float" office:value="0.31637766957283" calcext:value-type="float">
            <text:p>0.31637766957283</text:p>
          </table:table-cell>
          <table:table-cell table:number-columns-repeated="2"/>
        </table:table-row>
        <table:table-row table:style-name="ro1">
          <table:table-cell office:value-type="float" office:value="0.304825395345688" calcext:value-type="float">
            <text:p>0.304825395345688</text:p>
          </table:table-cell>
          <table:table-cell table:number-columns-repeated="2"/>
        </table:table-row>
        <table:table-row table:style-name="ro1">
          <table:table-cell office:value-type="float" office:value="0.268335193395615" calcext:value-type="float">
            <text:p>0.268335193395615</text:p>
          </table:table-cell>
          <table:table-cell table:number-columns-repeated="2"/>
        </table:table-row>
        <table:table-row table:style-name="ro1">
          <table:table-cell office:value-type="float" office:value="0.277058869600296" calcext:value-type="float">
            <text:p>0.277058869600296</text:p>
          </table:table-cell>
          <table:table-cell table:number-columns-repeated="2"/>
        </table:table-row>
        <table:table-row table:style-name="ro1">
          <table:table-cell office:value-type="float" office:value="0.297269761562347" calcext:value-type="float">
            <text:p>0.297269761562347</text:p>
          </table:table-cell>
          <table:table-cell table:number-columns-repeated="2"/>
        </table:table-row>
        <table:table-row table:style-name="ro1">
          <table:table-cell office:value-type="float" office:value="0.253545045852661" calcext:value-type="float">
            <text:p>0.253545045852661</text:p>
          </table:table-cell>
          <table:table-cell table:number-columns-repeated="2"/>
        </table:table-row>
        <table:table-row table:style-name="ro1">
          <table:table-cell office:value-type="float" office:value="0.35610556602478" calcext:value-type="float">
            <text:p>0.35610556602478</text:p>
          </table:table-cell>
          <table:table-cell table:number-columns-repeated="2"/>
        </table:table-row>
        <table:table-row table:style-name="ro1">
          <table:table-cell office:value-type="float" office:value="0.267820447683334" calcext:value-type="float">
            <text:p>0.267820447683334</text:p>
          </table:table-cell>
          <table:table-cell table:number-columns-repeated="2"/>
        </table:table-row>
        <table:table-row table:style-name="ro1">
          <table:table-cell office:value-type="float" office:value="0.292470365762711" calcext:value-type="float">
            <text:p>0.292470365762711</text:p>
          </table:table-cell>
          <table:table-cell table:number-columns-repeated="2"/>
        </table:table-row>
        <table:table-row table:style-name="ro1">
          <table:table-cell office:value-type="float" office:value="0.281323432922363" calcext:value-type="float">
            <text:p>0.281323432922363</text:p>
          </table:table-cell>
          <table:table-cell table:number-columns-repeated="2"/>
        </table:table-row>
        <table:table-row table:style-name="ro1">
          <table:table-cell office:value-type="float" office:value="0.294380187988281" calcext:value-type="float">
            <text:p>0.294380187988281</text:p>
          </table:table-cell>
          <table:table-cell table:number-columns-repeated="2"/>
        </table:table-row>
        <table:table-row table:style-name="ro1">
          <table:table-cell office:value-type="float" office:value="0.265942424535751" calcext:value-type="float">
            <text:p>0.265942424535751</text:p>
          </table:table-cell>
          <table:table-cell table:number-columns-repeated="2"/>
        </table:table-row>
        <table:table-row table:style-name="ro1">
          <table:table-cell office:value-type="float" office:value="0.280181765556335" calcext:value-type="float">
            <text:p>0.280181765556335</text:p>
          </table:table-cell>
          <table:table-cell table:number-columns-repeated="2"/>
        </table:table-row>
        <table:table-row table:style-name="ro1">
          <table:table-cell office:value-type="float" office:value="0.266713291406632" calcext:value-type="float">
            <text:p>0.266713291406632</text:p>
          </table:table-cell>
          <table:table-cell table:number-columns-repeated="2"/>
        </table:table-row>
        <table:table-row table:style-name="ro1">
          <table:table-cell office:value-type="float" office:value="0.274911850690842" calcext:value-type="float">
            <text:p>0.274911850690842</text:p>
          </table:table-cell>
          <table:table-cell table:number-columns-repeated="2"/>
        </table:table-row>
        <table:table-row table:style-name="ro1">
          <table:table-cell office:value-type="float" office:value="0.263735771179199" calcext:value-type="float">
            <text:p>0.263735771179199</text:p>
          </table:table-cell>
          <table:table-cell table:number-columns-repeated="2"/>
        </table:table-row>
        <table:table-row table:style-name="ro1">
          <table:table-cell office:value-type="float" office:value="0.299862086772919" calcext:value-type="float">
            <text:p>0.299862086772919</text:p>
          </table:table-cell>
          <table:table-cell table:number-columns-repeated="2"/>
        </table:table-row>
        <table:table-row table:style-name="ro1">
          <table:table-cell office:value-type="float" office:value="0.265764981508255" calcext:value-type="float">
            <text:p>0.265764981508255</text:p>
          </table:table-cell>
          <table:table-cell table:number-columns-repeated="2"/>
        </table:table-row>
        <table:table-row table:style-name="ro1">
          <table:table-cell office:value-type="float" office:value="0.281499654054642" calcext:value-type="float">
            <text:p>0.281499654054642</text:p>
          </table:table-cell>
          <table:table-cell table:number-columns-repeated="2"/>
        </table:table-row>
        <table:table-row table:style-name="ro1">
          <table:table-cell office:value-type="float" office:value="0.279534131288528" calcext:value-type="float">
            <text:p>0.279534131288528</text:p>
          </table:table-cell>
          <table:table-cell table:number-columns-repeated="2"/>
        </table:table-row>
        <table:table-row table:style-name="ro1">
          <table:table-cell office:value-type="float" office:value="0.31042155623436" calcext:value-type="float">
            <text:p>0.31042155623436</text:p>
          </table:table-cell>
          <table:table-cell table:number-columns-repeated="2"/>
        </table:table-row>
        <table:table-row table:style-name="ro1">
          <table:table-cell office:value-type="float" office:value="0.273071199655533" calcext:value-type="float">
            <text:p>0.273071199655533</text:p>
          </table:table-cell>
          <table:table-cell table:number-columns-repeated="2"/>
        </table:table-row>
        <table:table-row table:style-name="ro1">
          <table:table-cell office:value-type="float" office:value="0.321091741323471" calcext:value-type="float">
            <text:p>0.321091741323471</text:p>
          </table:table-cell>
          <table:table-cell table:number-columns-repeated="2"/>
        </table:table-row>
        <table:table-row table:style-name="ro1">
          <table:table-cell office:value-type="float" office:value="0.297849178314209" calcext:value-type="float">
            <text:p>0.297849178314209</text:p>
          </table:table-cell>
          <table:table-cell table:number-columns-repeated="2"/>
        </table:table-row>
        <table:table-row table:style-name="ro1">
          <table:table-cell office:value-type="float" office:value="0.351017028093338" calcext:value-type="float">
            <text:p>0.351017028093338</text:p>
          </table:table-cell>
          <table:table-cell table:number-columns-repeated="2"/>
        </table:table-row>
        <table:table-row table:style-name="ro1">
          <table:table-cell office:value-type="float" office:value="0.301707565784454" calcext:value-type="float">
            <text:p>0.301707565784454</text:p>
          </table:table-cell>
          <table:table-cell table:number-columns-repeated="2"/>
        </table:table-row>
        <table:table-row table:style-name="ro1">
          <table:table-cell office:value-type="float" office:value="0.352515459060669" calcext:value-type="float">
            <text:p>0.352515459060669</text:p>
          </table:table-cell>
          <table:table-cell table:number-columns-repeated="2"/>
        </table:table-row>
        <table:table-row table:style-name="ro1">
          <table:table-cell office:value-type="float" office:value="0.301869511604309" calcext:value-type="float">
            <text:p>0.301869511604309</text:p>
          </table:table-cell>
          <table:table-cell table:number-columns-repeated="2"/>
        </table:table-row>
        <table:table-row table:style-name="ro1">
          <table:table-cell office:value-type="float" office:value="0.371333688497543" calcext:value-type="float">
            <text:p>0.371333688497543</text:p>
          </table:table-cell>
          <table:table-cell table:number-columns-repeated="2"/>
        </table:table-row>
        <table:table-row table:style-name="ro1">
          <table:table-cell office:value-type="float" office:value="0.300613969564438" calcext:value-type="float">
            <text:p>0.300613969564438</text:p>
          </table:table-cell>
          <table:table-cell table:number-columns-repeated="2"/>
        </table:table-row>
        <table:table-row table:style-name="ro1">
          <table:table-cell office:value-type="float" office:value="0.370192110538483" calcext:value-type="float">
            <text:p>0.370192110538483</text:p>
          </table:table-cell>
          <table:table-cell table:number-columns-repeated="2"/>
        </table:table-row>
        <table:table-row table:style-name="ro1">
          <table:table-cell office:value-type="float" office:value="0.291399449110031" calcext:value-type="float">
            <text:p>0.291399449110031</text:p>
          </table:table-cell>
          <table:table-cell table:number-columns-repeated="2"/>
        </table:table-row>
        <table:table-row table:style-name="ro1">
          <table:table-cell office:value-type="float" office:value="0.353630632162094" calcext:value-type="float">
            <text:p>0.353630632162094</text:p>
          </table:table-cell>
          <table:table-cell table:number-columns-repeated="2"/>
        </table:table-row>
        <table:table-row table:style-name="ro1">
          <table:table-cell office:value-type="float" office:value="0.290891617536545" calcext:value-type="float">
            <text:p>0.290891617536545</text:p>
          </table:table-cell>
          <table:table-cell table:number-columns-repeated="2"/>
        </table:table-row>
        <table:table-row table:style-name="ro1">
          <table:table-cell office:value-type="float" office:value="0.364832162857056" calcext:value-type="float">
            <text:p>0.364832162857056</text:p>
          </table:table-cell>
          <table:table-cell table:number-columns-repeated="2"/>
        </table:table-row>
        <table:table-row table:style-name="ro1">
          <table:table-cell office:value-type="float" office:value="0.292019009590149" calcext:value-type="float">
            <text:p>0.292019009590149</text:p>
          </table:table-cell>
          <table:table-cell table:number-columns-repeated="2"/>
        </table:table-row>
        <table:table-row table:style-name="ro1">
          <table:table-cell office:value-type="float" office:value="0.384421080350876" calcext:value-type="float">
            <text:p>0.384421080350876</text:p>
          </table:table-cell>
          <table:table-cell table:number-columns-repeated="2"/>
        </table:table-row>
        <table:table-row table:style-name="ro1">
          <table:table-cell office:value-type="float" office:value="0.297648549079895" calcext:value-type="float">
            <text:p>0.297648549079895</text:p>
          </table:table-cell>
          <table:table-cell table:number-columns-repeated="2"/>
        </table:table-row>
        <table:table-row table:style-name="ro1">
          <table:table-cell office:value-type="float" office:value="0.391970038414001" calcext:value-type="float">
            <text:p>0.391970038414001</text:p>
          </table:table-cell>
          <table:table-cell table:number-columns-repeated="2"/>
        </table:table-row>
        <table:table-row table:style-name="ro1">
          <table:table-cell office:value-type="float" office:value="0.300903797149658" calcext:value-type="float">
            <text:p>0.300903797149658</text:p>
          </table:table-cell>
          <table:table-cell table:number-columns-repeated="2"/>
        </table:table-row>
        <table:table-row table:style-name="ro1">
          <table:table-cell office:value-type="float" office:value="0.417331993579865" calcext:value-type="float">
            <text:p>0.417331993579865</text:p>
          </table:table-cell>
          <table:table-cell table:number-columns-repeated="2"/>
        </table:table-row>
        <table:table-row table:style-name="ro1">
          <table:table-cell office:value-type="float" office:value="0.307175815105438" calcext:value-type="float">
            <text:p>0.307175815105438</text:p>
          </table:table-cell>
          <table:table-cell table:number-columns-repeated="2"/>
        </table:table-row>
        <table:table-row table:style-name="ro1">
          <table:table-cell office:value-type="float" office:value="0.4431192278862" calcext:value-type="float">
            <text:p>0.4431192278862</text:p>
          </table:table-cell>
          <table:table-cell table:number-columns-repeated="2"/>
        </table:table-row>
        <table:table-row table:style-name="ro1">
          <table:table-cell office:value-type="float" office:value="0.339089512825012" calcext:value-type="float">
            <text:p>0.339089512825012</text:p>
          </table:table-cell>
          <table:table-cell table:number-columns-repeated="2"/>
        </table:table-row>
        <table:table-row table:style-name="ro1">
          <table:table-cell office:value-type="float" office:value="0.447805225849152" calcext:value-type="float">
            <text:p>0.447805225849152</text:p>
          </table:table-cell>
          <table:table-cell table:number-columns-repeated="2"/>
        </table:table-row>
        <table:table-row table:style-name="ro1">
          <table:table-cell office:value-type="float" office:value="0.34112823009491" calcext:value-type="float">
            <text:p>0.34112823009491</text:p>
          </table:table-cell>
          <table:table-cell table:number-columns-repeated="2"/>
        </table:table-row>
        <table:table-row table:style-name="ro1">
          <table:table-cell office:value-type="float" office:value="0.424329429864883" calcext:value-type="float">
            <text:p>0.424329429864883</text:p>
          </table:table-cell>
          <table:table-cell table:number-columns-repeated="2"/>
        </table:table-row>
        <table:table-row table:style-name="ro1">
          <table:table-cell office:value-type="float" office:value="0.327423334121704" calcext:value-type="float">
            <text:p>0.327423334121704</text:p>
          </table:table-cell>
          <table:table-cell table:number-columns-repeated="2"/>
        </table:table-row>
        <table:table-row table:style-name="ro1">
          <table:table-cell office:value-type="float" office:value="0.419753104448319" calcext:value-type="float">
            <text:p>0.419753104448319</text:p>
          </table:table-cell>
          <table:table-cell table:number-columns-repeated="2"/>
        </table:table-row>
        <table:table-row table:style-name="ro1">
          <table:table-cell office:value-type="float" office:value="0.326281845569611" calcext:value-type="float">
            <text:p>0.326281845569611</text:p>
          </table:table-cell>
          <table:table-cell table:number-columns-repeated="2"/>
        </table:table-row>
        <table:table-row table:style-name="ro1">
          <table:table-cell office:value-type="float" office:value="0.405107587575913" calcext:value-type="float">
            <text:p>0.405107587575913</text:p>
          </table:table-cell>
          <table:table-cell table:number-columns-repeated="2"/>
        </table:table-row>
        <table:table-row table:style-name="ro1">
          <table:table-cell office:value-type="float" office:value="0.321965575218201" calcext:value-type="float">
            <text:p>0.321965575218201</text:p>
          </table:table-cell>
          <table:table-cell table:number-columns-repeated="2"/>
        </table:table-row>
        <table:table-row table:style-name="ro1">
          <table:table-cell office:value-type="float" office:value="0.382749438285828" calcext:value-type="float">
            <text:p>0.382749438285828</text:p>
          </table:table-cell>
          <table:table-cell table:number-columns-repeated="2"/>
        </table:table-row>
        <table:table-row table:style-name="ro1">
          <table:table-cell office:value-type="float" office:value="0.312619060277939" calcext:value-type="float">
            <text:p>0.312619060277939</text:p>
          </table:table-cell>
          <table:table-cell table:number-columns-repeated="2"/>
        </table:table-row>
        <table:table-row table:style-name="ro1">
          <table:table-cell office:value-type="float" office:value="0.392401903867722" calcext:value-type="float">
            <text:p>0.392401903867722</text:p>
          </table:table-cell>
          <table:table-cell table:number-columns-repeated="2"/>
        </table:table-row>
        <table:table-row table:style-name="ro1">
          <table:table-cell office:value-type="float" office:value="0.31145715713501" calcext:value-type="float">
            <text:p>0.31145715713501</text:p>
          </table:table-cell>
          <table:table-cell table:number-columns-repeated="2"/>
        </table:table-row>
        <table:table-row table:style-name="ro1">
          <table:table-cell office:value-type="float" office:value="0.376666396856308" calcext:value-type="float">
            <text:p>0.376666396856308</text:p>
          </table:table-cell>
          <table:table-cell table:number-columns-repeated="2"/>
        </table:table-row>
        <table:table-row table:style-name="ro1">
          <table:table-cell office:value-type="float" office:value="0.311500072479248" calcext:value-type="float">
            <text:p>0.311500072479248</text:p>
          </table:table-cell>
          <table:table-cell table:number-columns-repeated="2"/>
        </table:table-row>
        <table:table-row table:style-name="ro1">
          <table:table-cell office:value-type="float" office:value="0.379129320383072" calcext:value-type="float">
            <text:p>0.379129320383072</text:p>
          </table:table-cell>
          <table:table-cell table:number-columns-repeated="2"/>
        </table:table-row>
        <table:table-row table:style-name="ro1">
          <table:table-cell office:value-type="float" office:value="0.31083020567894" calcext:value-type="float">
            <text:p>0.31083020567894</text:p>
          </table:table-cell>
          <table:table-cell table:number-columns-repeated="2"/>
        </table:table-row>
        <table:table-row table:style-name="ro1">
          <table:table-cell office:value-type="float" office:value="0.369128942489624" calcext:value-type="float">
            <text:p>0.369128942489624</text:p>
          </table:table-cell>
          <table:table-cell table:number-columns-repeated="2"/>
        </table:table-row>
        <table:table-row table:style-name="ro1">
          <table:table-cell office:value-type="float" office:value="0.312921524047852" calcext:value-type="float">
            <text:p>0.312921524047852</text:p>
          </table:table-cell>
          <table:table-cell table:number-columns-repeated="2"/>
        </table:table-row>
        <table:table-row table:style-name="ro1">
          <table:table-cell office:value-type="float" office:value="0.359971553087234" calcext:value-type="float">
            <text:p>0.359971553087234</text:p>
          </table:table-cell>
          <table:table-cell table:number-columns-repeated="2"/>
        </table:table-row>
        <table:table-row table:style-name="ro1">
          <table:table-cell office:value-type="float" office:value="0.312130600214005" calcext:value-type="float">
            <text:p>0.312130600214005</text:p>
          </table:table-cell>
          <table:table-cell table:number-columns-repeated="2"/>
        </table:table-row>
        <table:table-row table:style-name="ro1">
          <table:table-cell office:value-type="float" office:value="0.36102819442749" calcext:value-type="float">
            <text:p>0.36102819442749</text:p>
          </table:table-cell>
          <table:table-cell table:number-columns-repeated="2"/>
        </table:table-row>
        <table:table-row table:style-name="ro1">
          <table:table-cell office:value-type="float" office:value="0.351620465517044" calcext:value-type="float">
            <text:p>0.351620465517044</text:p>
          </table:table-cell>
          <table:table-cell table:number-columns-repeated="2"/>
        </table:table-row>
        <table:table-row table:style-name="ro1">
          <table:table-cell office:value-type="float" office:value="0.355674862861633" calcext:value-type="float">
            <text:p>0.355674862861633</text:p>
          </table:table-cell>
          <table:table-cell table:number-columns-repeated="2"/>
        </table:table-row>
        <table:table-row table:style-name="ro1">
          <table:table-cell office:value-type="float" office:value="0.334419995546341" calcext:value-type="float">
            <text:p>0.334419995546341</text:p>
          </table:table-cell>
          <table:table-cell table:number-columns-repeated="2"/>
        </table:table-row>
        <table:table-row table:style-name="ro1">
          <table:table-cell office:value-type="float" office:value="0.345912635326385" calcext:value-type="float">
            <text:p>0.345912635326385</text:p>
          </table:table-cell>
          <table:table-cell table:number-columns-repeated="2"/>
        </table:table-row>
        <table:table-row table:style-name="ro1">
          <table:table-cell office:value-type="float" office:value="0.328633606433868" calcext:value-type="float">
            <text:p>0.328633606433868</text:p>
          </table:table-cell>
          <table:table-cell table:number-columns-repeated="2"/>
        </table:table-row>
        <table:table-row table:style-name="ro1">
          <table:table-cell office:value-type="float" office:value="0.340869933366776" calcext:value-type="float">
            <text:p>0.340869933366776</text:p>
          </table:table-cell>
          <table:table-cell table:number-columns-repeated="2"/>
        </table:table-row>
        <table:table-row table:style-name="ro1">
          <table:table-cell office:value-type="float" office:value="0.276593416929245" calcext:value-type="float">
            <text:p>0.276593416929245</text:p>
          </table:table-cell>
          <table:table-cell table:number-columns-repeated="2"/>
        </table:table-row>
        <table:table-row table:style-name="ro1">
          <table:table-cell office:value-type="float" office:value="0.40927916765213" calcext:value-type="float">
            <text:p>0.40927916765213</text:p>
          </table:table-cell>
          <table:table-cell table:number-columns-repeated="2"/>
        </table:table-row>
        <table:table-row table:style-name="ro1">
          <table:table-cell office:value-type="float" office:value="0.273690164089203" calcext:value-type="float">
            <text:p>0.273690164089203</text:p>
          </table:table-cell>
          <table:table-cell table:number-columns-repeated="2"/>
        </table:table-row>
        <table:table-row table:style-name="ro1">
          <table:table-cell office:value-type="float" office:value="0.398910045623779" calcext:value-type="float">
            <text:p>0.398910045623779</text:p>
          </table:table-cell>
          <table:table-cell table:number-columns-repeated="2"/>
        </table:table-row>
        <table:table-row table:style-name="ro1">
          <table:table-cell office:value-type="float" office:value="0.275302618741989" calcext:value-type="float">
            <text:p>0.275302618741989</text:p>
          </table:table-cell>
          <table:table-cell table:number-columns-repeated="2"/>
        </table:table-row>
        <table:table-row table:style-name="ro1">
          <table:table-cell office:value-type="float" office:value="0.413441210985184" calcext:value-type="float">
            <text:p>0.413441210985184</text:p>
          </table:table-cell>
          <table:table-cell table:number-columns-repeated="2"/>
        </table:table-row>
        <table:table-row table:style-name="ro1">
          <table:table-cell office:value-type="float" office:value="0.279672771692276" calcext:value-type="float">
            <text:p>0.279672771692276</text:p>
          </table:table-cell>
          <table:table-cell table:number-columns-repeated="2"/>
        </table:table-row>
        <table:table-row table:style-name="ro1">
          <table:table-cell office:value-type="float" office:value="0.442971050739288" calcext:value-type="float">
            <text:p>0.442971050739288</text:p>
          </table:table-cell>
          <table:table-cell table:number-columns-repeated="2"/>
        </table:table-row>
        <table:table-row table:style-name="ro1">
          <table:table-cell office:value-type="float" office:value="0.281266003847122" calcext:value-type="float">
            <text:p>0.281266003847122</text:p>
          </table:table-cell>
          <table:table-cell table:number-columns-repeated="2"/>
        </table:table-row>
        <table:table-row table:style-name="ro1">
          <table:table-cell office:value-type="float" office:value="0.432795971632004" calcext:value-type="float">
            <text:p>0.432795971632004</text:p>
          </table:table-cell>
          <table:table-cell table:number-columns-repeated="2"/>
        </table:table-row>
        <table:table-row table:style-name="ro1">
          <table:table-cell office:value-type="float" office:value="0.280900418758392" calcext:value-type="float">
            <text:p>0.280900418758392</text:p>
          </table:table-cell>
          <table:table-cell table:number-columns-repeated="2"/>
        </table:table-row>
        <table:table-row table:style-name="ro1">
          <table:table-cell office:value-type="float" office:value="0.458266794681549" calcext:value-type="float">
            <text:p>0.458266794681549</text:p>
          </table:table-cell>
          <table:table-cell table:number-columns-repeated="2"/>
        </table:table-row>
        <table:table-row table:style-name="ro1">
          <table:table-cell office:value-type="float" office:value="0.311268597841263" calcext:value-type="float">
            <text:p>0.311268597841263</text:p>
          </table:table-cell>
          <table:table-cell table:number-columns-repeated="2"/>
        </table:table-row>
        <table:table-row table:style-name="ro1">
          <table:table-cell office:value-type="float" office:value="0.485680222511292" calcext:value-type="float">
            <text:p>0.485680222511292</text:p>
          </table:table-cell>
          <table:table-cell table:number-columns-repeated="2"/>
        </table:table-row>
        <table:table-row table:style-name="ro1">
          <table:table-cell office:value-type="float" office:value="0.314506441354752" calcext:value-type="float">
            <text:p>0.314506441354752</text:p>
          </table:table-cell>
          <table:table-cell table:number-columns-repeated="2"/>
        </table:table-row>
        <table:table-row table:style-name="ro1">
          <table:table-cell office:value-type="float" office:value="0.484311431646347" calcext:value-type="float">
            <text:p>0.484311431646347</text:p>
          </table:table-cell>
          <table:table-cell table:number-columns-repeated="2"/>
        </table:table-row>
        <table:table-row table:style-name="ro1">
          <table:table-cell office:value-type="float" office:value="0.303496092557907" calcext:value-type="float">
            <text:p>0.303496092557907</text:p>
          </table:table-cell>
          <table:table-cell table:number-columns-repeated="2"/>
        </table:table-row>
        <table:table-row table:style-name="ro1">
          <table:table-cell office:value-type="float" office:value="0.461835026741028" calcext:value-type="float">
            <text:p>0.461835026741028</text:p>
          </table:table-cell>
          <table:table-cell table:number-columns-repeated="2"/>
        </table:table-row>
        <table:table-row table:style-name="ro1">
          <table:table-cell office:value-type="float" office:value="0.307689905166626" calcext:value-type="float">
            <text:p>0.307689905166626</text:p>
          </table:table-cell>
          <table:table-cell table:number-columns-repeated="2"/>
        </table:table-row>
        <table:table-row table:style-name="ro1">
          <table:table-cell office:value-type="float" office:value="0.481876969337463" calcext:value-type="float">
            <text:p>0.481876969337463</text:p>
          </table:table-cell>
          <table:table-cell table:number-columns-repeated="2"/>
        </table:table-row>
        <table:table-row table:style-name="ro1">
          <table:table-cell office:value-type="float" office:value="0.309481561183929" calcext:value-type="float">
            <text:p>0.309481561183929</text:p>
          </table:table-cell>
          <table:table-cell table:number-columns-repeated="2"/>
        </table:table-row>
        <table:table-row table:style-name="ro1">
          <table:table-cell office:value-type="float" office:value="0.444320112466812" calcext:value-type="float">
            <text:p>0.444320112466812</text:p>
          </table:table-cell>
          <table:table-cell table:number-columns-repeated="2"/>
        </table:table-row>
        <table:table-row table:style-name="ro1">
          <table:table-cell office:value-type="float" office:value="0.313393115997314" calcext:value-type="float">
            <text:p>0.313393115997314</text:p>
          </table:table-cell>
          <table:table-cell table:number-columns-repeated="2"/>
        </table:table-row>
        <table:table-row table:style-name="ro1">
          <table:table-cell office:value-type="float" office:value="0.466670989990234" calcext:value-type="float">
            <text:p>0.466670989990234</text:p>
          </table:table-cell>
          <table:table-cell table:number-columns-repeated="2"/>
        </table:table-row>
        <table:table-row table:style-name="ro1">
          <table:table-cell office:value-type="float" office:value="0.292438328266144" calcext:value-type="float">
            <text:p>0.292438328266144</text:p>
          </table:table-cell>
          <table:table-cell table:number-columns-repeated="2"/>
        </table:table-row>
        <table:table-row table:style-name="ro1">
          <table:table-cell office:value-type="float" office:value="0.449623316526413" calcext:value-type="float">
            <text:p>0.449623316526413</text:p>
          </table:table-cell>
          <table:table-cell table:number-columns-repeated="2"/>
        </table:table-row>
        <table:table-row table:style-name="ro1">
          <table:table-cell office:value-type="float" office:value="0.289948523044586" calcext:value-type="float">
            <text:p>0.289948523044586</text:p>
          </table:table-cell>
          <table:table-cell table:number-columns-repeated="2"/>
        </table:table-row>
        <table:table-row table:style-name="ro1">
          <table:table-cell office:value-type="float" office:value="0.428565442562103" calcext:value-type="float">
            <text:p>0.428565442562103</text:p>
          </table:table-cell>
          <table:table-cell table:number-columns-repeated="2"/>
        </table:table-row>
        <table:table-row table:style-name="ro1">
          <table:table-cell office:value-type="float" office:value="0.291091769933701" calcext:value-type="float">
            <text:p>0.291091769933701</text:p>
          </table:table-cell>
          <table:table-cell table:number-columns-repeated="2"/>
        </table:table-row>
        <table:table-row table:style-name="ro1">
          <table:table-cell office:value-type="float" office:value="0.407030761241913" calcext:value-type="float">
            <text:p>0.407030761241913</text:p>
          </table:table-cell>
          <table:table-cell table:number-columns-repeated="2"/>
        </table:table-row>
        <table:table-row table:style-name="ro1">
          <table:table-cell office:value-type="float" office:value="0.285601198673248" calcext:value-type="float">
            <text:p>0.285601198673248</text:p>
          </table:table-cell>
          <table:table-cell table:number-columns-repeated="2"/>
        </table:table-row>
        <table:table-row table:style-name="ro1">
          <table:table-cell office:value-type="float" office:value="0.399618148803711" calcext:value-type="float">
            <text:p>0.399618148803711</text:p>
          </table:table-cell>
          <table:table-cell table:number-columns-repeated="2"/>
        </table:table-row>
        <table:table-row table:style-name="ro1">
          <table:table-cell office:value-type="float" office:value="0.280249536037445" calcext:value-type="float">
            <text:p>0.280249536037445</text:p>
          </table:table-cell>
          <table:table-cell table:number-columns-repeated="2"/>
        </table:table-row>
        <table:table-row table:style-name="ro1">
          <table:table-cell office:value-type="float" office:value="0.396216124296188" calcext:value-type="float">
            <text:p>0.396216124296188</text:p>
          </table:table-cell>
          <table:table-cell table:number-columns-repeated="2"/>
        </table:table-row>
        <table:table-row table:style-name="ro1">
          <table:table-cell office:value-type="float" office:value="0.28097203373909" calcext:value-type="float">
            <text:p>0.28097203373909</text:p>
          </table:table-cell>
          <table:table-cell table:number-columns-repeated="2"/>
        </table:table-row>
        <table:table-row table:style-name="ro1">
          <table:table-cell office:value-type="float" office:value="0.387300044298172" calcext:value-type="float">
            <text:p>0.387300044298172</text:p>
          </table:table-cell>
          <table:table-cell table:number-columns-repeated="2"/>
        </table:table-row>
        <table:table-row table:style-name="ro1">
          <table:table-cell office:value-type="float" office:value="0.280003994703293" calcext:value-type="float">
            <text:p>0.280003994703293</text:p>
          </table:table-cell>
          <table:table-cell table:number-columns-repeated="2"/>
        </table:table-row>
        <table:table-row table:style-name="ro1">
          <table:table-cell office:value-type="float" office:value="0.387070387601852" calcext:value-type="float">
            <text:p>0.387070387601852</text:p>
          </table:table-cell>
          <table:table-cell table:number-columns-repeated="2"/>
        </table:table-row>
        <table:table-row table:style-name="ro1">
          <table:table-cell office:value-type="float" office:value="0.288527399301529" calcext:value-type="float">
            <text:p>0.288527399301529</text:p>
          </table:table-cell>
          <table:table-cell table:number-columns-repeated="2"/>
        </table:table-row>
        <table:table-row table:style-name="ro1">
          <table:table-cell office:value-type="float" office:value="0.422549515962601" calcext:value-type="float">
            <text:p>0.422549515962601</text:p>
          </table:table-cell>
          <table:table-cell table:number-columns-repeated="2"/>
        </table:table-row>
        <table:table-row table:style-name="ro1">
          <table:table-cell office:value-type="float" office:value="0.283215552568436" calcext:value-type="float">
            <text:p>0.283215552568436</text:p>
          </table:table-cell>
          <table:table-cell table:number-columns-repeated="2"/>
        </table:table-row>
        <table:table-row table:style-name="ro1">
          <table:table-cell office:value-type="float" office:value="0.448072344064712" calcext:value-type="float">
            <text:p>0.448072344064712</text:p>
          </table:table-cell>
          <table:table-cell table:number-columns-repeated="2"/>
        </table:table-row>
        <table:table-row table:style-name="ro1">
          <table:table-cell office:value-type="float" office:value="0.282265514135361" calcext:value-type="float">
            <text:p>0.282265514135361</text:p>
          </table:table-cell>
          <table:table-cell table:number-columns-repeated="2"/>
        </table:table-row>
        <table:table-row table:style-name="ro1">
          <table:table-cell office:value-type="float" office:value="0.491889357566834" calcext:value-type="float">
            <text:p>0.491889357566834</text:p>
          </table:table-cell>
          <table:table-cell table:number-columns-repeated="2"/>
        </table:table-row>
        <table:table-row table:style-name="ro1">
          <table:table-cell office:value-type="float" office:value="0.273101806640625" calcext:value-type="float">
            <text:p>0.273101806640625</text:p>
          </table:table-cell>
          <table:table-cell table:number-columns-repeated="2"/>
        </table:table-row>
        <table:table-row table:style-name="ro1">
          <table:table-cell office:value-type="float" office:value="0.466863721609116" calcext:value-type="float">
            <text:p>0.466863721609116</text:p>
          </table:table-cell>
          <table:table-cell table:number-columns-repeated="2"/>
        </table:table-row>
        <table:table-row table:style-name="ro1">
          <table:table-cell office:value-type="float" office:value="0.273704528808594" calcext:value-type="float">
            <text:p>0.273704528808594</text:p>
          </table:table-cell>
          <table:table-cell table:number-columns-repeated="2"/>
        </table:table-row>
        <table:table-row table:style-name="ro1">
          <table:table-cell office:value-type="float" office:value="0.479137718677521" calcext:value-type="float">
            <text:p>0.479137718677521</text:p>
          </table:table-cell>
          <table:table-cell table:number-columns-repeated="2"/>
        </table:table-row>
        <table:table-row table:style-name="ro1">
          <table:table-cell office:value-type="float" office:value="0.304256618022919" calcext:value-type="float">
            <text:p>0.304256618022919</text:p>
          </table:table-cell>
          <table:table-cell table:number-columns-repeated="2"/>
        </table:table-row>
        <table:table-row table:style-name="ro1">
          <table:table-cell office:value-type="float" office:value="0.426296263933182" calcext:value-type="float">
            <text:p>0.426296263933182</text:p>
          </table:table-cell>
          <table:table-cell table:number-columns-repeated="2"/>
        </table:table-row>
        <table:table-row table:style-name="ro1">
          <table:table-cell office:value-type="float" office:value="0.308401793241501" calcext:value-type="float">
            <text:p>0.308401793241501</text:p>
          </table:table-cell>
          <table:table-cell table:number-columns-repeated="2"/>
        </table:table-row>
        <table:table-row table:style-name="ro1">
          <table:table-cell office:value-type="float" office:value="0.442515969276428" calcext:value-type="float">
            <text:p>0.442515969276428</text:p>
          </table:table-cell>
          <table:table-cell table:number-columns-repeated="2"/>
        </table:table-row>
        <table:table-row table:style-name="ro1">
          <table:table-cell office:value-type="float" office:value="0.309879541397095" calcext:value-type="float">
            <text:p>0.309879541397095</text:p>
          </table:table-cell>
          <table:table-cell table:number-columns-repeated="2"/>
        </table:table-row>
        <table:table-row table:style-name="ro1">
          <table:table-cell office:value-type="float" office:value="0.45386016368866" calcext:value-type="float">
            <text:p>0.45386016368866</text:p>
          </table:table-cell>
          <table:table-cell table:number-columns-repeated="2"/>
        </table:table-row>
        <table:table-row table:style-name="ro1">
          <table:table-cell office:value-type="float" office:value="0.315063029527664" calcext:value-type="float">
            <text:p>0.315063029527664</text:p>
          </table:table-cell>
          <table:table-cell table:number-columns-repeated="2"/>
        </table:table-row>
        <table:table-row table:style-name="ro1">
          <table:table-cell office:value-type="float" office:value="0.463993579149246" calcext:value-type="float">
            <text:p>0.463993579149246</text:p>
          </table:table-cell>
          <table:table-cell table:number-columns-repeated="2"/>
        </table:table-row>
        <table:table-row table:style-name="ro1">
          <table:table-cell office:value-type="float" office:value="0.319711565971375" calcext:value-type="float">
            <text:p>0.319711565971375</text:p>
          </table:table-cell>
          <table:table-cell table:number-columns-repeated="2"/>
        </table:table-row>
        <table:table-row table:style-name="ro1">
          <table:table-cell office:value-type="float" office:value="0.479407131671906" calcext:value-type="float">
            <text:p>0.479407131671906</text:p>
          </table:table-cell>
          <table:table-cell table:number-columns-repeated="2"/>
        </table:table-row>
        <table:table-row table:style-name="ro1">
          <table:table-cell office:value-type="float" office:value="0.274361729621887" calcext:value-type="float">
            <text:p>0.274361729621887</text:p>
          </table:table-cell>
          <table:table-cell table:number-columns-repeated="2"/>
        </table:table-row>
        <table:table-row table:style-name="ro1">
          <table:table-cell office:value-type="float" office:value="0.290200084447861" calcext:value-type="float">
            <text:p>0.290200084447861</text:p>
          </table:table-cell>
          <table:table-cell table:number-columns-repeated="2"/>
        </table:table-row>
        <table:table-row table:style-name="ro1">
          <table:table-cell office:value-type="float" office:value="0.327717065811157" calcext:value-type="float">
            <text:p>0.327717065811157</text:p>
          </table:table-cell>
          <table:table-cell table:number-columns-repeated="2"/>
        </table:table-row>
        <table:table-row table:style-name="ro1">
          <table:table-cell office:value-type="float" office:value="0.314979702234268" calcext:value-type="float">
            <text:p>0.314979702234268</text:p>
          </table:table-cell>
          <table:table-cell table:number-columns-repeated="2"/>
        </table:table-row>
        <table:table-row table:style-name="ro1">
          <table:table-cell office:value-type="float" office:value="0.328208297491074" calcext:value-type="float">
            <text:p>0.328208297491074</text:p>
          </table:table-cell>
          <table:table-cell table:number-columns-repeated="2"/>
        </table:table-row>
        <table:table-row table:style-name="ro1">
          <table:table-cell office:value-type="float" office:value="0.297581255435944" calcext:value-type="float">
            <text:p>0.297581255435944</text:p>
          </table:table-cell>
          <table:table-cell table:number-columns-repeated="2"/>
        </table:table-row>
        <table:table-row table:style-name="ro1">
          <table:table-cell office:value-type="float" office:value="0.311587452888489" calcext:value-type="float">
            <text:p>0.311587452888489</text:p>
          </table:table-cell>
          <table:table-cell table:number-columns-repeated="2"/>
        </table:table-row>
        <table:table-row table:style-name="ro1">
          <table:table-cell office:value-type="float" office:value="0.282803803682327" calcext:value-type="float">
            <text:p>0.282803803682327</text:p>
          </table:table-cell>
          <table:table-cell table:number-columns-repeated="2"/>
        </table:table-row>
        <table:table-row table:style-name="ro1">
          <table:table-cell office:value-type="float" office:value="0.376763492822647" calcext:value-type="float">
            <text:p>0.376763492822647</text:p>
          </table:table-cell>
          <table:table-cell table:number-columns-repeated="2"/>
        </table:table-row>
        <table:table-row table:style-name="ro1">
          <table:table-cell office:value-type="float" office:value="0.340745538473129" calcext:value-type="float">
            <text:p>0.340745538473129</text:p>
          </table:table-cell>
          <table:table-cell table:number-columns-repeated="2"/>
        </table:table-row>
        <table:table-row table:style-name="ro1">
          <table:table-cell office:value-type="float" office:value="0.298120379447937" calcext:value-type="float">
            <text:p>0.298120379447937</text:p>
          </table:table-cell>
          <table:table-cell table:number-columns-repeated="2"/>
        </table:table-row>
        <table:table-row table:style-name="ro1">
          <table:table-cell office:value-type="float" office:value="0.325047433376312" calcext:value-type="float">
            <text:p>0.325047433376312</text:p>
          </table:table-cell>
          <table:table-cell table:number-columns-repeated="2"/>
        </table:table-row>
        <table:table-row table:style-name="ro1">
          <table:table-cell office:value-type="float" office:value="0.356526613235474" calcext:value-type="float">
            <text:p>0.356526613235474</text:p>
          </table:table-cell>
          <table:table-cell table:number-columns-repeated="2"/>
        </table:table-row>
        <table:table-row table:style-name="ro1">
          <table:table-cell office:value-type="float" office:value="0.374915719032288" calcext:value-type="float">
            <text:p>0.374915719032288</text:p>
          </table:table-cell>
          <table:table-cell table:number-columns-repeated="2"/>
        </table:table-row>
        <table:table-row table:style-name="ro1">
          <table:table-cell office:value-type="float" office:value="0.498407900333405" calcext:value-type="float">
            <text:p>0.498407900333405</text:p>
          </table:table-cell>
          <table:table-cell table:number-columns-repeated="2"/>
        </table:table-row>
        <table:table-row table:style-name="ro1">
          <table:table-cell office:value-type="float" office:value="0.26633557677269" calcext:value-type="float">
            <text:p>0.26633557677269</text:p>
          </table:table-cell>
          <table:table-cell table:number-columns-repeated="2"/>
        </table:table-row>
        <table:table-row table:style-name="ro1">
          <table:table-cell office:value-type="float" office:value="0.399766325950623" calcext:value-type="float">
            <text:p>0.399766325950623</text:p>
          </table:table-cell>
          <table:table-cell table:number-columns-repeated="2"/>
        </table:table-row>
        <table:table-row table:style-name="ro1">
          <table:table-cell office:value-type="float" office:value="0.278786599636078" calcext:value-type="float">
            <text:p>0.278786599636078</text:p>
          </table:table-cell>
          <table:table-cell table:number-columns-repeated="2"/>
        </table:table-row>
        <table:table-row table:style-name="ro1">
          <table:table-cell office:value-type="float" office:value="0.376282930374145" calcext:value-type="float">
            <text:p>0.376282930374145</text:p>
          </table:table-cell>
          <table:table-cell table:number-columns-repeated="2"/>
        </table:table-row>
        <table:table-row table:style-name="ro1">
          <table:table-cell office:value-type="float" office:value="0.389449387788773" calcext:value-type="float">
            <text:p>0.389449387788773</text:p>
          </table:table-cell>
          <table:table-cell table:number-columns-repeated="2"/>
        </table:table-row>
        <table:table-row table:style-name="ro1">
          <table:table-cell office:value-type="float" office:value="0.557932794094086" calcext:value-type="float">
            <text:p>0.557932794094086</text:p>
          </table:table-cell>
          <table:table-cell table:number-columns-repeated="2"/>
        </table:table-row>
        <table:table-row table:style-name="ro1">
          <table:table-cell office:value-type="float" office:value="0.420448124408722" calcext:value-type="float">
            <text:p>0.420448124408722</text:p>
          </table:table-cell>
          <table:table-cell table:number-columns-repeated="2"/>
        </table:table-row>
        <table:table-row table:style-name="ro1">
          <table:table-cell office:value-type="float" office:value="0.345806837081909" calcext:value-type="float">
            <text:p>0.345806837081909</text:p>
          </table:table-cell>
          <table:table-cell table:number-columns-repeated="2"/>
        </table:table-row>
        <table:table-row table:style-name="ro1">
          <table:table-cell office:value-type="float" office:value="0.332526087760925" calcext:value-type="float">
            <text:p>0.332526087760925</text:p>
          </table:table-cell>
          <table:table-cell table:number-columns-repeated="2"/>
        </table:table-row>
        <table:table-row table:style-name="ro1">
          <table:table-cell office:value-type="float" office:value="0.332887858152389" calcext:value-type="float">
            <text:p>0.332887858152389</text:p>
          </table:table-cell>
          <table:table-cell table:number-columns-repeated="2"/>
        </table:table-row>
        <table:table-row table:style-name="ro1">
          <table:table-cell office:value-type="float" office:value="0.339496791362762" calcext:value-type="float">
            <text:p>0.339496791362762</text:p>
          </table:table-cell>
          <table:table-cell table:number-columns-repeated="2"/>
        </table:table-row>
        <table:table-row table:style-name="ro1">
          <table:table-cell office:value-type="float" office:value="0.340075761079788" calcext:value-type="float">
            <text:p>0.340075761079788</text:p>
          </table:table-cell>
          <table:table-cell table:number-columns-repeated="2"/>
        </table:table-row>
        <table:table-row table:style-name="ro1">
          <table:table-cell office:value-type="float" office:value="0.350789099931717" calcext:value-type="float">
            <text:p>0.350789099931717</text:p>
          </table:table-cell>
          <table:table-cell table:number-columns-repeated="2"/>
        </table:table-row>
        <table:table-row table:style-name="ro1">
          <table:table-cell office:value-type="float" office:value="0.319164276123047" calcext:value-type="float">
            <text:p>0.319164276123047</text:p>
          </table:table-cell>
          <table:table-cell table:number-columns-repeated="2"/>
        </table:table-row>
        <table:table-row table:style-name="ro1">
          <table:table-cell office:value-type="float" office:value="0.361351639032364" calcext:value-type="float">
            <text:p>0.361351639032364</text:p>
          </table:table-cell>
          <table:table-cell table:number-columns-repeated="2"/>
        </table:table-row>
        <table:table-row table:style-name="ro1">
          <table:table-cell office:value-type="float" office:value="0.354050040245056" calcext:value-type="float">
            <text:p>0.354050040245056</text:p>
          </table:table-cell>
          <table:table-cell table:number-columns-repeated="2"/>
        </table:table-row>
        <table:table-row table:style-name="ro1">
          <table:table-cell office:value-type="float" office:value="0.341722369194031" calcext:value-type="float">
            <text:p>0.341722369194031</text:p>
          </table:table-cell>
          <table:table-cell table:number-columns-repeated="2"/>
        </table:table-row>
        <table:table-row table:style-name="ro1">
          <table:table-cell office:value-type="float" office:value="0.345932096242905" calcext:value-type="float">
            <text:p>0.345932096242905</text:p>
          </table:table-cell>
          <table:table-cell table:number-columns-repeated="2"/>
        </table:table-row>
        <table:table-row table:style-name="ro1">
          <table:table-cell office:value-type="float" office:value="0.331800282001495" calcext:value-type="float">
            <text:p>0.331800282001495</text:p>
          </table:table-cell>
          <table:table-cell table:number-columns-repeated="2"/>
        </table:table-row>
        <table:table-row table:style-name="ro1">
          <table:table-cell office:value-type="float" office:value="0.391494929790497" calcext:value-type="float">
            <text:p>0.391494929790497</text:p>
          </table:table-cell>
          <table:table-cell table:number-columns-repeated="2"/>
        </table:table-row>
        <table:table-row table:style-name="ro1">
          <table:table-cell office:value-type="float" office:value="0.384626388549805" calcext:value-type="float">
            <text:p>0.384626388549805</text:p>
          </table:table-cell>
          <table:table-cell table:number-columns-repeated="2"/>
        </table:table-row>
        <table:table-row table:style-name="ro1">
          <table:table-cell office:value-type="float" office:value="0.356754541397095" calcext:value-type="float">
            <text:p>0.356754541397095</text:p>
          </table:table-cell>
          <table:table-cell table:number-columns-repeated="2"/>
        </table:table-row>
        <table:table-row table:style-name="ro1">
          <table:table-cell office:value-type="float" office:value="0.382721364498138" calcext:value-type="float">
            <text:p>0.382721364498138</text:p>
          </table:table-cell>
          <table:table-cell table:number-columns-repeated="2"/>
        </table:table-row>
        <table:table-row table:style-name="ro1">
          <table:table-cell office:value-type="float" office:value="0.382608443498611" calcext:value-type="float">
            <text:p>0.382608443498611</text:p>
          </table:table-cell>
          <table:table-cell table:number-columns-repeated="2"/>
        </table:table-row>
        <table:table-row table:style-name="ro1">
          <table:table-cell office:value-type="float" office:value="0.360560238361359" calcext:value-type="float">
            <text:p>0.360560238361359</text:p>
          </table:table-cell>
          <table:table-cell table:number-columns-repeated="2"/>
        </table:table-row>
        <table:table-row table:style-name="ro1">
          <table:table-cell office:value-type="float" office:value="0.32961630821228" calcext:value-type="float">
            <text:p>0.32961630821228</text:p>
          </table:table-cell>
          <table:table-cell table:number-columns-repeated="2"/>
        </table:table-row>
        <table:table-row table:style-name="ro1">
          <table:table-cell office:value-type="float" office:value="0.28663444519043" calcext:value-type="float">
            <text:p>0.28663444519043</text:p>
          </table:table-cell>
          <table:table-cell table:number-columns-repeated="2"/>
        </table:table-row>
        <table:table-row table:style-name="ro1">
          <table:table-cell office:value-type="float" office:value="0.311439722776413" calcext:value-type="float">
            <text:p>0.311439722776413</text:p>
          </table:table-cell>
          <table:table-cell table:number-columns-repeated="2"/>
        </table:table-row>
        <table:table-row table:style-name="ro1">
          <table:table-cell office:value-type="float" office:value="0.293023943901062" calcext:value-type="float">
            <text:p>0.293023943901062</text:p>
          </table:table-cell>
          <table:table-cell table:number-columns-repeated="2"/>
        </table:table-row>
        <table:table-row table:style-name="ro1">
          <table:table-cell office:value-type="float" office:value="0.302823275327682" calcext:value-type="float">
            <text:p>0.302823275327682</text:p>
          </table:table-cell>
          <table:table-cell table:number-columns-repeated="2"/>
        </table:table-row>
        <table:table-row table:style-name="ro1">
          <table:table-cell office:value-type="float" office:value="0.297509074211121" calcext:value-type="float">
            <text:p>0.297509074211121</text:p>
          </table:table-cell>
          <table:table-cell table:number-columns-repeated="2"/>
        </table:table-row>
        <table:table-row table:style-name="ro1">
          <table:table-cell office:value-type="float" office:value="0.320085883140564" calcext:value-type="float">
            <text:p>0.320085883140564</text:p>
          </table:table-cell>
          <table:table-cell table:number-columns-repeated="2"/>
        </table:table-row>
        <table:table-row table:style-name="ro1">
          <table:table-cell office:value-type="float" office:value="0.255393773317337" calcext:value-type="float">
            <text:p>0.255393773317337</text:p>
          </table:table-cell>
          <table:table-cell table:number-columns-repeated="2"/>
        </table:table-row>
        <table:table-row table:style-name="ro1">
          <table:table-cell office:value-type="float" office:value="0.287700891494751" calcext:value-type="float">
            <text:p>0.287700891494751</text:p>
          </table:table-cell>
          <table:table-cell table:number-columns-repeated="2"/>
        </table:table-row>
        <table:table-row table:style-name="ro1">
          <table:table-cell office:value-type="float" office:value="0.286043405532837" calcext:value-type="float">
            <text:p>0.286043405532837</text:p>
          </table:table-cell>
          <table:table-cell table:number-columns-repeated="2"/>
        </table:table-row>
        <table:table-row table:style-name="ro1">
          <table:table-cell office:value-type="float" office:value="0.287978321313858" calcext:value-type="float">
            <text:p>0.287978321313858</text:p>
          </table:table-cell>
          <table:table-cell table:number-columns-repeated="2"/>
        </table:table-row>
        <table:table-row table:style-name="ro1">
          <table:table-cell office:value-type="float" office:value="0.632976949214935" calcext:value-type="float">
            <text:p>0.632976949214935</text:p>
          </table:table-cell>
          <table:table-cell table:number-columns-repeated="2"/>
        </table:table-row>
        <table:table-row table:style-name="ro1">
          <table:table-cell office:value-type="float" office:value="0.289667516946793" calcext:value-type="float">
            <text:p>0.289667516946793</text:p>
          </table:table-cell>
          <table:table-cell table:number-columns-repeated="2"/>
        </table:table-row>
        <table:table-row table:style-name="ro1">
          <table:table-cell office:value-type="float" office:value="0.324849754571915" calcext:value-type="float">
            <text:p>0.324849754571915</text:p>
          </table:table-cell>
          <table:table-cell table:number-columns-repeated="2"/>
        </table:table-row>
        <table:table-row table:style-name="ro1">
          <table:table-cell office:value-type="float" office:value="0.288573056459427" calcext:value-type="float">
            <text:p>0.288573056459427</text:p>
          </table:table-cell>
          <table:table-cell table:number-columns-repeated="2"/>
        </table:table-row>
        <table:table-row table:style-name="ro1">
          <table:table-cell office:value-type="float" office:value="0.314077883958817" calcext:value-type="float">
            <text:p>0.314077883958817</text:p>
          </table:table-cell>
          <table:table-cell table:number-columns-repeated="2"/>
        </table:table-row>
        <table:table-row table:style-name="ro1">
          <table:table-cell office:value-type="float" office:value="0.250919938087463" calcext:value-type="float">
            <text:p>0.250919938087463</text:p>
          </table:table-cell>
          <table:table-cell table:number-columns-repeated="2"/>
        </table:table-row>
        <table:table-row table:style-name="ro1">
          <table:table-cell office:value-type="float" office:value="0.289060354232788" calcext:value-type="float">
            <text:p>0.289060354232788</text:p>
          </table:table-cell>
          <table:table-cell table:number-columns-repeated="2"/>
        </table:table-row>
        <table:table-row table:style-name="ro1">
          <table:table-cell office:value-type="float" office:value="0.290060222148895" calcext:value-type="float">
            <text:p>0.290060222148895</text:p>
          </table:table-cell>
          <table:table-cell table:number-columns-repeated="2"/>
        </table:table-row>
        <table:table-row table:style-name="ro1">
          <table:table-cell office:value-type="float" office:value="0.829322755336762" calcext:value-type="float">
            <text:p>0.829322755336762</text:p>
          </table:table-cell>
          <table:table-cell table:number-columns-repeated="2"/>
        </table:table-row>
        <table:table-row table:style-name="ro1">
          <table:table-cell office:value-type="float" office:value="0.290533810853958" calcext:value-type="float">
            <text:p>0.290533810853958</text:p>
          </table:table-cell>
          <table:table-cell table:number-columns-repeated="2"/>
        </table:table-row>
        <table:table-row table:style-name="ro1">
          <table:table-cell office:value-type="float" office:value="0.668277561664581" calcext:value-type="float">
            <text:p>0.668277561664581</text:p>
          </table:table-cell>
          <table:table-cell table:number-columns-repeated="2"/>
        </table:table-row>
        <table:table-row table:style-name="ro1">
          <table:table-cell office:value-type="float" office:value="0.28849196434021" calcext:value-type="float">
            <text:p>0.28849196434021</text:p>
          </table:table-cell>
          <table:table-cell table:number-columns-repeated="2"/>
        </table:table-row>
        <table:table-row table:style-name="ro1">
          <table:table-cell office:value-type="float" office:value="0.742404222488403" calcext:value-type="float">
            <text:p>0.742404222488403</text:p>
          </table:table-cell>
          <table:table-cell table:number-columns-repeated="2"/>
        </table:table-row>
        <table:table-row table:style-name="ro1">
          <table:table-cell office:value-type="float" office:value="0.265679210424423" calcext:value-type="float">
            <text:p>0.265679210424423</text:p>
          </table:table-cell>
          <table:table-cell table:number-columns-repeated="2"/>
        </table:table-row>
        <table:table-row table:style-name="ro1">
          <table:table-cell office:value-type="float" office:value="0.288674414157867" calcext:value-type="float">
            <text:p>0.288674414157867</text:p>
          </table:table-cell>
          <table:table-cell table:number-columns-repeated="2"/>
        </table:table-row>
        <table:table-row table:style-name="ro1">
          <table:table-cell office:value-type="float" office:value="0.786782205104828" calcext:value-type="float">
            <text:p>0.786782205104828</text:p>
          </table:table-cell>
          <table:table-cell table:number-columns-repeated="2"/>
        </table:table-row>
        <table:table-row table:style-name="ro1">
          <table:table-cell office:value-type="float" office:value="0.262393862009048" calcext:value-type="float">
            <text:p>0.262393862009048</text:p>
          </table:table-cell>
          <table:table-cell table:number-columns-repeated="2"/>
        </table:table-row>
        <table:table-row table:style-name="ro1">
          <table:table-cell office:value-type="float" office:value="0.289368033409119" calcext:value-type="float">
            <text:p>0.289368033409119</text:p>
          </table:table-cell>
          <table:table-cell table:number-columns-repeated="2"/>
        </table:table-row>
        <table:table-row table:style-name="ro1">
          <table:table-cell office:value-type="float" office:value="0.657899439334869" calcext:value-type="float">
            <text:p>0.657899439334869</text:p>
          </table:table-cell>
          <table:table-cell table:number-columns-repeated="2"/>
        </table:table-row>
        <table:table-row table:style-name="ro1">
          <table:table-cell office:value-type="float" office:value="0.25998666882515" calcext:value-type="float">
            <text:p>0.25998666882515</text:p>
          </table:table-cell>
          <table:table-cell table:number-columns-repeated="2"/>
        </table:table-row>
        <table:table-row table:style-name="ro1">
          <table:table-cell office:value-type="float" office:value="0.310797333717346" calcext:value-type="float">
            <text:p>0.310797333717346</text:p>
          </table:table-cell>
          <table:table-cell table:number-columns-repeated="2"/>
        </table:table-row>
        <table:table-row table:style-name="ro1">
          <table:table-cell office:value-type="float" office:value="0.722446620464325" calcext:value-type="float">
            <text:p>0.722446620464325</text:p>
          </table:table-cell>
          <table:table-cell table:number-columns-repeated="2"/>
        </table:table-row>
        <table:table-row table:style-name="ro1">
          <table:table-cell office:value-type="float" office:value="0.252473592758179" calcext:value-type="float">
            <text:p>0.252473592758179</text:p>
          </table:table-cell>
          <table:table-cell table:number-columns-repeated="2"/>
        </table:table-row>
        <table:table-row table:style-name="ro1">
          <table:table-cell office:value-type="float" office:value="0.25917911529541" calcext:value-type="float">
            <text:p>0.25917911529541</text:p>
          </table:table-cell>
          <table:table-cell table:number-columns-repeated="2"/>
        </table:table-row>
        <table:table-row table:style-name="ro1">
          <table:table-cell office:value-type="float" office:value="0.600385904312134" calcext:value-type="float">
            <text:p>0.600385904312134</text:p>
          </table:table-cell>
          <table:table-cell table:number-columns-repeated="2"/>
        </table:table-row>
        <table:table-row table:style-name="ro1">
          <table:table-cell office:value-type="float" office:value="0.258549213409424" calcext:value-type="float">
            <text:p>0.258549213409424</text:p>
          </table:table-cell>
          <table:table-cell table:number-columns-repeated="2"/>
        </table:table-row>
        <table:table-row table:style-name="ro1">
          <table:table-cell office:value-type="float" office:value="0.687923550605774" calcext:value-type="float">
            <text:p>0.687923550605774</text:p>
          </table:table-cell>
          <table:table-cell table:number-columns-repeated="2"/>
        </table:table-row>
        <table:table-row table:style-name="ro1">
          <table:table-cell office:value-type="float" office:value="0.257837951183319" calcext:value-type="float">
            <text:p>0.257837951183319</text:p>
          </table:table-cell>
          <table:table-cell table:number-columns-repeated="2"/>
        </table:table-row>
        <table:table-row table:style-name="ro1">
          <table:table-cell office:value-type="float" office:value="0.56229430437088" calcext:value-type="float">
            <text:p>0.56229430437088</text:p>
          </table:table-cell>
          <table:table-cell table:number-columns-repeated="2"/>
        </table:table-row>
        <table:table-row table:style-name="ro1">
          <table:table-cell office:value-type="float" office:value="0.258847028017044" calcext:value-type="float">
            <text:p>0.258847028017044</text:p>
          </table:table-cell>
          <table:table-cell table:number-columns-repeated="2"/>
        </table:table-row>
        <table:table-row table:style-name="ro1">
          <table:table-cell office:value-type="float" office:value="0.257869899272919" calcext:value-type="float">
            <text:p>0.257869899272919</text:p>
          </table:table-cell>
          <table:table-cell table:number-columns-repeated="2"/>
        </table:table-row>
        <table:table-row table:style-name="ro1">
          <table:table-cell office:value-type="float" office:value="0.259089708328247" calcext:value-type="float">
            <text:p>0.259089708328247</text:p>
          </table:table-cell>
          <table:table-cell table:number-columns-repeated="2"/>
        </table:table-row>
        <table:table-row table:style-name="ro1">
          <table:table-cell office:value-type="float" office:value="0.260266453027725" calcext:value-type="float">
            <text:p>0.260266453027725</text:p>
          </table:table-cell>
          <table:table-cell table:number-columns-repeated="2"/>
        </table:table-row>
        <table:table-row table:style-name="ro1">
          <table:table-cell office:value-type="float" office:value="0.641455471515656" calcext:value-type="float">
            <text:p>0.641455471515656</text:p>
          </table:table-cell>
          <table:table-cell table:number-columns-repeated="2"/>
        </table:table-row>
        <table:table-row table:style-name="ro1">
          <table:table-cell office:value-type="float" office:value="0.258664846420288" calcext:value-type="float">
            <text:p>0.258664846420288</text:p>
          </table:table-cell>
          <table:table-cell table:number-columns-repeated="2"/>
        </table:table-row>
        <table:table-row table:style-name="ro1">
          <table:table-cell office:value-type="float" office:value="0.594887673854828" calcext:value-type="float">
            <text:p>0.594887673854828</text:p>
          </table:table-cell>
          <table:table-cell table:number-columns-repeated="2"/>
        </table:table-row>
        <table:table-row table:style-name="ro1">
          <table:table-cell office:value-type="float" office:value="0.258779883384705" calcext:value-type="float">
            <text:p>0.258779883384705</text:p>
          </table:table-cell>
          <table:table-cell table:number-columns-repeated="2"/>
        </table:table-row>
        <table:table-row table:style-name="ro1">
          <table:table-cell office:value-type="float" office:value="0.260168790817261" calcext:value-type="float">
            <text:p>0.260168790817261</text:p>
          </table:table-cell>
          <table:table-cell table:number-columns-repeated="2"/>
        </table:table-row>
        <table:table-row table:style-name="ro1">
          <table:table-cell office:value-type="float" office:value="0.260638177394867" calcext:value-type="float">
            <text:p>0.260638177394867</text:p>
          </table:table-cell>
          <table:table-cell table:number-columns-repeated="2"/>
        </table:table-row>
        <table:table-row table:style-name="ro1">
          <table:table-cell office:value-type="float" office:value="0.255096197128296" calcext:value-type="float">
            <text:p>0.255096197128296</text:p>
          </table:table-cell>
          <table:table-cell table:number-columns-repeated="2"/>
        </table:table-row>
        <table:table-row table:style-name="ro1">
          <table:table-cell office:value-type="float" office:value="0.274474591016769" calcext:value-type="float">
            <text:p>0.274474591016769</text:p>
          </table:table-cell>
          <table:table-cell table:number-columns-repeated="2"/>
        </table:table-row>
        <table:table-row table:style-name="ro1">
          <table:table-cell office:value-type="float" office:value="0.252239733934402" calcext:value-type="float">
            <text:p>0.252239733934402</text:p>
          </table:table-cell>
          <table:table-cell table:number-columns-repeated="2"/>
        </table:table-row>
        <table:table-row table:style-name="ro1">
          <table:table-cell office:value-type="float" office:value="0.255616396665573" calcext:value-type="float">
            <text:p>0.255616396665573</text:p>
          </table:table-cell>
          <table:table-cell table:number-columns-repeated="2"/>
        </table:table-row>
        <table:table-row table:style-name="ro1">
          <table:table-cell office:value-type="float" office:value="0.255410194396973" calcext:value-type="float">
            <text:p>0.255410194396973</text:p>
          </table:table-cell>
          <table:table-cell table:number-columns-repeated="2"/>
        </table:table-row>
        <table:table-row table:style-name="ro1">
          <table:table-cell office:value-type="float" office:value="0.266613394021988" calcext:value-type="float">
            <text:p>0.266613394021988</text:p>
          </table:table-cell>
          <table:table-cell table:number-columns-repeated="2"/>
        </table:table-row>
        <table:table-row table:style-name="ro1">
          <table:table-cell office:value-type="float" office:value="0.256815612316132" calcext:value-type="float">
            <text:p>0.256815612316132</text:p>
          </table:table-cell>
          <table:table-cell table:number-columns-repeated="2"/>
        </table:table-row>
        <table:table-row table:style-name="ro1">
          <table:table-cell office:value-type="float" office:value="0.258652210235596" calcext:value-type="float">
            <text:p>0.258652210235596</text:p>
          </table:table-cell>
          <table:table-cell table:number-columns-repeated="2"/>
        </table:table-row>
        <table:table-row table:style-name="ro1">
          <table:table-cell office:value-type="float" office:value="0.255557060241699" calcext:value-type="float">
            <text:p>0.255557060241699</text:p>
          </table:table-cell>
          <table:table-cell table:number-columns-repeated="2"/>
        </table:table-row>
        <table:table-row table:style-name="ro1">
          <table:table-cell office:value-type="float" office:value="0.258217930793762" calcext:value-type="float">
            <text:p>0.258217930793762</text:p>
          </table:table-cell>
          <table:table-cell table:number-columns-repeated="2"/>
        </table:table-row>
        <table:table-row table:style-name="ro1">
          <table:table-cell office:value-type="float" office:value="0.369445949792862" calcext:value-type="float">
            <text:p>0.369445949792862</text:p>
          </table:table-cell>
          <table:table-cell table:number-columns-repeated="2"/>
        </table:table-row>
        <table:table-row table:style-name="ro1">
          <table:table-cell office:value-type="float" office:value="0.381201446056366" calcext:value-type="float">
            <text:p>0.381201446056366</text:p>
          </table:table-cell>
          <table:table-cell table:number-columns-repeated="2"/>
        </table:table-row>
        <table:table-row table:style-name="ro1">
          <table:table-cell office:value-type="float" office:value="0.365098148584366" calcext:value-type="float">
            <text:p>0.365098148584366</text:p>
          </table:table-cell>
          <table:table-cell table:number-columns-repeated="2"/>
        </table:table-row>
        <table:table-row table:style-name="ro1">
          <table:table-cell office:value-type="float" office:value="0.365226000547409" calcext:value-type="float">
            <text:p>0.365226000547409</text:p>
          </table:table-cell>
          <table:table-cell table:number-columns-repeated="2"/>
        </table:table-row>
        <table:table-row table:style-name="ro1">
          <table:table-cell office:value-type="float" office:value="0.355720698833466" calcext:value-type="float">
            <text:p>0.355720698833466</text:p>
          </table:table-cell>
          <table:table-cell table:number-columns-repeated="2"/>
        </table:table-row>
        <table:table-row table:style-name="ro1">
          <table:table-cell office:value-type="float" office:value="0.337731897830963" calcext:value-type="float">
            <text:p>0.337731897830963</text:p>
          </table:table-cell>
          <table:table-cell table:number-columns-repeated="2"/>
        </table:table-row>
        <table:table-row table:style-name="ro1">
          <table:table-cell office:value-type="float" office:value="0.337243527173996" calcext:value-type="float">
            <text:p>0.337243527173996</text:p>
          </table:table-cell>
          <table:table-cell table:number-columns-repeated="2"/>
        </table:table-row>
        <table:table-row table:style-name="ro1">
          <table:table-cell office:value-type="float" office:value="0.257933884859085" calcext:value-type="float">
            <text:p>0.257933884859085</text:p>
          </table:table-cell>
          <table:table-cell table:number-columns-repeated="2"/>
        </table:table-row>
        <table:table-row table:style-name="ro1">
          <table:table-cell office:value-type="float" office:value="0.259088307619095" calcext:value-type="float">
            <text:p>0.259088307619095</text:p>
          </table:table-cell>
          <table:table-cell table:number-columns-repeated="2"/>
        </table:table-row>
        <table:table-row table:style-name="ro1">
          <table:table-cell office:value-type="float" office:value="0.269262552261353" calcext:value-type="float">
            <text:p>0.269262552261353</text:p>
          </table:table-cell>
          <table:table-cell table:number-columns-repeated="2"/>
        </table:table-row>
        <table:table-row table:style-name="ro1">
          <table:table-cell office:value-type="float" office:value="0.272002458572388" calcext:value-type="float">
            <text:p>0.272002458572388</text:p>
          </table:table-cell>
          <table:table-cell table:number-columns-repeated="2"/>
        </table:table-row>
        <table:table-row table:style-name="ro1">
          <table:table-cell office:value-type="float" office:value="0.278566777706146" calcext:value-type="float">
            <text:p>0.278566777706146</text:p>
          </table:table-cell>
          <table:table-cell table:number-columns-repeated="2"/>
        </table:table-row>
        <table:table-row table:style-name="ro1">
          <table:table-cell office:value-type="float" office:value="0.272067815065384" calcext:value-type="float">
            <text:p>0.272067815065384</text:p>
          </table:table-cell>
          <table:table-cell table:number-columns-repeated="2"/>
        </table:table-row>
        <table:table-row table:style-name="ro1">
          <table:table-cell office:value-type="float" office:value="0.268512159585953" calcext:value-type="float">
            <text:p>0.268512159585953</text:p>
          </table:table-cell>
          <table:table-cell table:number-columns-repeated="2"/>
        </table:table-row>
        <table:table-row table:style-name="ro1">
          <table:table-cell office:value-type="float" office:value="0.2762531042099" calcext:value-type="float">
            <text:p>0.2762531042099</text:p>
          </table:table-cell>
          <table:table-cell table:number-columns-repeated="2"/>
        </table:table-row>
        <table:table-row table:style-name="ro1">
          <table:table-cell office:value-type="float" office:value="0.259042143821716" calcext:value-type="float">
            <text:p>0.259042143821716</text:p>
          </table:table-cell>
          <table:table-cell table:number-columns-repeated="2"/>
        </table:table-row>
        <table:table-row table:style-name="ro1">
          <table:table-cell office:value-type="float" office:value="0.250919193029404" calcext:value-type="float">
            <text:p>0.250919193029404</text:p>
          </table:table-cell>
          <table:table-cell table:number-columns-repeated="2"/>
        </table:table-row>
        <table:table-row table:style-name="ro1">
          <table:table-cell office:value-type="float" office:value="0.252816647291183" calcext:value-type="float">
            <text:p>0.252816647291183</text:p>
          </table:table-cell>
          <table:table-cell table:number-columns-repeated="2"/>
        </table:table-row>
        <table:table-row table:style-name="ro1">
          <table:table-cell office:value-type="float" office:value="0.308774143457413" calcext:value-type="float">
            <text:p>0.308774143457413</text:p>
          </table:table-cell>
          <table:table-cell table:number-columns-repeated="2"/>
        </table:table-row>
        <table:table-row table:style-name="ro1">
          <table:table-cell office:value-type="float" office:value="0.366948127746582" calcext:value-type="float">
            <text:p>0.366948127746582</text:p>
          </table:table-cell>
          <table:table-cell table:number-columns-repeated="2"/>
        </table:table-row>
        <table:table-row table:style-name="ro1">
          <table:table-cell office:value-type="float" office:value="0.386804401874542" calcext:value-type="float">
            <text:p>0.386804401874542</text:p>
          </table:table-cell>
          <table:table-cell table:number-columns-repeated="2"/>
        </table:table-row>
        <table:table-row table:style-name="ro1">
          <table:table-cell office:value-type="float" office:value="0.41133913397789" calcext:value-type="float">
            <text:p>0.41133913397789</text:p>
          </table:table-cell>
          <table:table-cell table:number-columns-repeated="2"/>
        </table:table-row>
        <table:table-row table:style-name="ro1">
          <table:table-cell office:value-type="float" office:value="0.445818930864334" calcext:value-type="float">
            <text:p>0.445818930864334</text:p>
          </table:table-cell>
          <table:table-cell table:number-columns-repeated="2"/>
        </table:table-row>
        <table:table-row table:style-name="ro1">
          <table:table-cell office:value-type="float" office:value="0.427179306745529" calcext:value-type="float">
            <text:p>0.427179306745529</text:p>
          </table:table-cell>
          <table:table-cell table:number-columns-repeated="2"/>
        </table:table-row>
        <table:table-row table:style-name="ro1">
          <table:table-cell office:value-type="float" office:value="0.425389617681503" calcext:value-type="float">
            <text:p>0.425389617681503</text:p>
          </table:table-cell>
          <table:table-cell table:number-columns-repeated="2"/>
        </table:table-row>
        <table:table-row table:style-name="ro1">
          <table:table-cell office:value-type="float" office:value="0.420182585716248" calcext:value-type="float">
            <text:p>0.420182585716248</text:p>
          </table:table-cell>
          <table:table-cell table:number-columns-repeated="2"/>
        </table:table-row>
        <table:table-row table:style-name="ro1">
          <table:table-cell office:value-type="float" office:value="0.399605453014374" calcext:value-type="float">
            <text:p>0.399605453014374</text:p>
          </table:table-cell>
          <table:table-cell table:number-columns-repeated="2"/>
        </table:table-row>
        <table:table-row table:style-name="ro1">
          <table:table-cell office:value-type="float" office:value="0.36408469080925" calcext:value-type="float">
            <text:p>0.36408469080925</text:p>
          </table:table-cell>
          <table:table-cell table:number-columns-repeated="2"/>
        </table:table-row>
        <table:table-row table:style-name="ro1">
          <table:table-cell office:value-type="float" office:value="0.346755921840668" calcext:value-type="float">
            <text:p>0.346755921840668</text:p>
          </table:table-cell>
          <table:table-cell table:number-columns-repeated="2"/>
        </table:table-row>
        <table:table-row table:style-name="ro1">
          <table:table-cell office:value-type="float" office:value="0.343583166599274" calcext:value-type="float">
            <text:p>0.343583166599274</text:p>
          </table:table-cell>
          <table:table-cell table:number-columns-repeated="2"/>
        </table:table-row>
        <table:table-row table:style-name="ro1">
          <table:table-cell office:value-type="float" office:value="0.289240598678589" calcext:value-type="float">
            <text:p>0.289240598678589</text:p>
          </table:table-cell>
          <table:table-cell table:number-columns-repeated="2"/>
        </table:table-row>
        <table:table-row table:style-name="ro1">
          <table:table-cell office:value-type="float" office:value="0.268888115882874" calcext:value-type="float">
            <text:p>0.268888115882874</text:p>
          </table:table-cell>
          <table:table-cell table:number-columns-repeated="2"/>
        </table:table-row>
        <table:table-row table:style-name="ro1">
          <table:table-cell office:value-type="float" office:value="0.263873964548111" calcext:value-type="float">
            <text:p>0.263873964548111</text:p>
          </table:table-cell>
          <table:table-cell table:number-columns-repeated="2"/>
        </table:table-row>
        <table:table-row table:style-name="ro1">
          <table:table-cell office:value-type="float" office:value="0.275585502386093" calcext:value-type="float">
            <text:p>0.275585502386093</text:p>
          </table:table-cell>
          <table:table-cell table:number-columns-repeated="2"/>
        </table:table-row>
        <table:table-row table:style-name="ro1">
          <table:table-cell office:value-type="float" office:value="0.255450546741486" calcext:value-type="float">
            <text:p>0.255450546741486</text:p>
          </table:table-cell>
          <table:table-cell table:number-columns-repeated="2"/>
        </table:table-row>
        <table:table-row table:style-name="ro1">
          <table:table-cell office:value-type="float" office:value="0.26559042930603" calcext:value-type="float">
            <text:p>0.26559042930603</text:p>
          </table:table-cell>
          <table:table-cell table:number-columns-repeated="2"/>
        </table:table-row>
        <table:table-row table:style-name="ro1">
          <table:table-cell office:value-type="float" office:value="0.260345071554184" calcext:value-type="float">
            <text:p>0.260345071554184</text:p>
          </table:table-cell>
          <table:table-cell table:number-columns-repeated="2"/>
        </table:table-row>
        <table:table-row table:style-name="ro1">
          <table:table-cell office:value-type="float" office:value="0.260766386985779" calcext:value-type="float">
            <text:p>0.260766386985779</text:p>
          </table:table-cell>
          <table:table-cell table:number-columns-repeated="2"/>
        </table:table-row>
        <table:table-row table:style-name="ro1">
          <table:table-cell office:value-type="float" office:value="0.254819720983505" calcext:value-type="float">
            <text:p>0.254819720983505</text:p>
          </table:table-cell>
          <table:table-cell table:number-columns-repeated="2"/>
        </table:table-row>
        <table:table-row table:style-name="ro1">
          <table:table-cell office:value-type="float" office:value="0.253424078226089" calcext:value-type="float">
            <text:p>0.253424078226089</text:p>
          </table:table-cell>
          <table:table-cell table:number-columns-repeated="2"/>
        </table:table-row>
        <table:table-row table:style-name="ro1">
          <table:table-cell office:value-type="float" office:value="0.250996619462967" calcext:value-type="float">
            <text:p>0.250996619462967</text:p>
          </table:table-cell>
          <table:table-cell table:number-columns-repeated="2"/>
        </table:table-row>
        <table:table-row table:style-name="ro1">
          <table:table-cell office:value-type="float" office:value="0.251099795103073" calcext:value-type="float">
            <text:p>0.251099795103073</text:p>
          </table:table-cell>
          <table:table-cell table:number-columns-repeated="2"/>
        </table:table-row>
        <table:table-row table:style-name="ro1">
          <table:table-cell office:value-type="float" office:value="0.278102695941925" calcext:value-type="float">
            <text:p>0.278102695941925</text:p>
          </table:table-cell>
          <table:table-cell table:number-columns-repeated="2"/>
        </table:table-row>
        <table:table-row table:style-name="ro1">
          <table:table-cell office:value-type="float" office:value="0.251773208379745" calcext:value-type="float">
            <text:p>0.251773208379745</text:p>
          </table:table-cell>
          <table:table-cell table:number-columns-repeated="2"/>
        </table:table-row>
        <table:table-row table:style-name="ro1">
          <table:table-cell office:value-type="float" office:value="0.250742197036743" calcext:value-type="float">
            <text:p>0.250742197036743</text:p>
          </table:table-cell>
          <table:table-cell table:number-columns-repeated="2"/>
        </table:table-row>
        <table:table-row table:style-name="ro1">
          <table:table-cell office:value-type="float" office:value="0.251018762588501" calcext:value-type="float">
            <text:p>0.251018762588501</text:p>
          </table:table-cell>
          <table:table-cell table:number-columns-repeated="2"/>
        </table:table-row>
        <table:table-row table:style-name="ro1">
          <table:table-cell office:value-type="float" office:value="0.3795505464077" calcext:value-type="float">
            <text:p>0.3795505464077</text:p>
          </table:table-cell>
          <table:table-cell table:number-columns-repeated="2"/>
        </table:table-row>
        <table:table-row table:style-name="ro1">
          <table:table-cell office:value-type="float" office:value="0.252076804637909" calcext:value-type="float">
            <text:p>0.252076804637909</text:p>
          </table:table-cell>
          <table:table-cell table:number-columns-repeated="2"/>
        </table:table-row>
        <table:table-row table:style-name="ro1">
          <table:table-cell office:value-type="float" office:value="0.587167024612427" calcext:value-type="float">
            <text:p>0.587167024612427</text:p>
          </table:table-cell>
          <table:table-cell table:number-columns-repeated="2"/>
        </table:table-row>
        <table:table-row table:style-name="ro1">
          <table:table-cell office:value-type="float" office:value="0.25160026550293" calcext:value-type="float">
            <text:p>0.25160026550293</text:p>
          </table:table-cell>
          <table:table-cell table:number-columns-repeated="2"/>
        </table:table-row>
        <table:table-row table:style-name="ro1">
          <table:table-cell office:value-type="float" office:value="0.257717907428741" calcext:value-type="float">
            <text:p>0.257717907428741</text:p>
          </table:table-cell>
          <table:table-cell table:number-columns-repeated="2"/>
        </table:table-row>
        <table:table-row table:style-name="ro1">
          <table:table-cell office:value-type="float" office:value="0.261409908533096" calcext:value-type="float">
            <text:p>0.261409908533096</text:p>
          </table:table-cell>
          <table:table-cell table:number-columns-repeated="2"/>
        </table:table-row>
        <table:table-row table:style-name="ro1">
          <table:table-cell office:value-type="float" office:value="0.251559138298035" calcext:value-type="float">
            <text:p>0.251559138298035</text:p>
          </table:table-cell>
          <table:table-cell table:number-columns-repeated="2"/>
        </table:table-row>
        <table:table-row table:style-name="ro1">
          <table:table-cell office:value-type="float" office:value="0.508328020572662" calcext:value-type="float">
            <text:p>0.508328020572662</text:p>
          </table:table-cell>
          <table:table-cell table:number-columns-repeated="2"/>
        </table:table-row>
        <table:table-row table:style-name="ro1">
          <table:table-cell office:value-type="float" office:value="0.250677555799484" calcext:value-type="float">
            <text:p>0.250677555799484</text:p>
          </table:table-cell>
          <table:table-cell table:number-columns-repeated="2"/>
        </table:table-row>
        <table:table-row table:style-name="ro1">
          <table:table-cell office:value-type="float" office:value="0.447169274091721" calcext:value-type="float">
            <text:p>0.447169274091721</text:p>
          </table:table-cell>
          <table:table-cell table:number-columns-repeated="2"/>
        </table:table-row>
        <table:table-row table:style-name="ro1">
          <table:table-cell office:value-type="float" office:value="0.352581322193146" calcext:value-type="float">
            <text:p>0.352581322193146</text:p>
          </table:table-cell>
          <table:table-cell table:number-columns-repeated="2"/>
        </table:table-row>
        <table:table-row table:style-name="ro1">
          <table:table-cell office:value-type="float" office:value="0.271836638450623" calcext:value-type="float">
            <text:p>0.271836638450623</text:p>
          </table:table-cell>
          <table:table-cell table:number-columns-repeated="2"/>
        </table:table-row>
        <table:table-row table:style-name="ro1">
          <table:table-cell office:value-type="float" office:value="0.273999214172363" calcext:value-type="float">
            <text:p>0.273999214172363</text:p>
          </table:table-cell>
          <table:table-cell table:number-columns-repeated="2"/>
        </table:table-row>
        <table:table-row table:style-name="ro1">
          <table:table-cell office:value-type="float" office:value="0.331642240285873" calcext:value-type="float">
            <text:p>0.331642240285873</text:p>
          </table:table-cell>
          <table:table-cell table:number-columns-repeated="2"/>
        </table:table-row>
        <table:table-row table:style-name="ro1">
          <table:table-cell office:value-type="float" office:value="0.577486097812653" calcext:value-type="float">
            <text:p>0.577486097812653</text:p>
          </table:table-cell>
          <table:table-cell table:number-columns-repeated="2"/>
        </table:table-row>
        <table:table-row table:style-name="ro1">
          <table:table-cell office:value-type="float" office:value="0.361979484558106" calcext:value-type="float">
            <text:p>0.361979484558106</text:p>
          </table:table-cell>
          <table:table-cell table:number-columns-repeated="2"/>
        </table:table-row>
        <table:table-row table:style-name="ro1">
          <table:table-cell office:value-type="float" office:value="0.361138135194778" calcext:value-type="float">
            <text:p>0.361138135194778</text:p>
          </table:table-cell>
          <table:table-cell table:number-columns-repeated="2"/>
        </table:table-row>
        <table:table-row table:style-name="ro1">
          <table:table-cell office:value-type="float" office:value="0.533975780010223" calcext:value-type="float">
            <text:p>0.533975780010223</text:p>
          </table:table-cell>
          <table:table-cell table:number-columns-repeated="2"/>
        </table:table-row>
        <table:table-row table:style-name="ro1">
          <table:table-cell office:value-type="float" office:value="0.368072688579559" calcext:value-type="float">
            <text:p>0.368072688579559</text:p>
          </table:table-cell>
          <table:table-cell table:number-columns-repeated="2"/>
        </table:table-row>
        <table:table-row table:style-name="ro1">
          <table:table-cell office:value-type="float" office:value="0.808489024639129" calcext:value-type="float">
            <text:p>0.808489024639129</text:p>
          </table:table-cell>
          <table:table-cell table:number-columns-repeated="2"/>
        </table:table-row>
        <table:table-row table:style-name="ro1">
          <table:table-cell office:value-type="float" office:value="0.301857054233551" calcext:value-type="float">
            <text:p>0.301857054233551</text:p>
          </table:table-cell>
          <table:table-cell table:number-columns-repeated="2"/>
        </table:table-row>
        <table:table-row table:style-name="ro1">
          <table:table-cell office:value-type="float" office:value="0.831559658050537" calcext:value-type="float">
            <text:p>0.831559658050537</text:p>
          </table:table-cell>
          <table:table-cell table:number-columns-repeated="2"/>
        </table:table-row>
        <table:table-row table:style-name="ro1">
          <table:table-cell office:value-type="float" office:value="0.336558938026428" calcext:value-type="float">
            <text:p>0.336558938026428</text:p>
          </table:table-cell>
          <table:table-cell table:number-columns-repeated="2"/>
        </table:table-row>
        <table:table-row table:style-name="ro1">
          <table:table-cell office:value-type="float" office:value="0.867043435573578" calcext:value-type="float">
            <text:p>0.867043435573578</text:p>
          </table:table-cell>
          <table:table-cell table:number-columns-repeated="2"/>
        </table:table-row>
        <table:table-row table:style-name="ro1">
          <table:table-cell office:value-type="float" office:value="0.387040227651596" calcext:value-type="float">
            <text:p>0.387040227651596</text:p>
          </table:table-cell>
          <table:table-cell table:number-columns-repeated="2"/>
        </table:table-row>
        <table:table-row table:style-name="ro1">
          <table:table-cell office:value-type="float" office:value="0.873574495315552" calcext:value-type="float">
            <text:p>0.873574495315552</text:p>
          </table:table-cell>
          <table:table-cell table:number-columns-repeated="2"/>
        </table:table-row>
        <table:table-row table:style-name="ro1">
          <table:table-cell office:value-type="float" office:value="0.433429569005966" calcext:value-type="float">
            <text:p>0.433429569005966</text:p>
          </table:table-cell>
          <table:table-cell table:number-columns-repeated="2"/>
        </table:table-row>
        <table:table-row table:style-name="ro1">
          <table:table-cell office:value-type="float" office:value="0.885276794433594" calcext:value-type="float">
            <text:p>0.885276794433594</text:p>
          </table:table-cell>
          <table:table-cell table:number-columns-repeated="2"/>
        </table:table-row>
        <table:table-row table:style-name="ro1">
          <table:table-cell office:value-type="float" office:value="0.400035262107849" calcext:value-type="float">
            <text:p>0.400035262107849</text:p>
          </table:table-cell>
          <table:table-cell table:number-columns-repeated="2"/>
        </table:table-row>
        <table:table-row table:style-name="ro1">
          <table:table-cell office:value-type="float" office:value="0.911132514476776" calcext:value-type="float">
            <text:p>0.911132514476776</text:p>
          </table:table-cell>
          <table:table-cell table:number-columns-repeated="2"/>
        </table:table-row>
        <table:table-row table:style-name="ro1">
          <table:table-cell office:value-type="float" office:value="0.410010784864426" calcext:value-type="float">
            <text:p>0.410010784864426</text:p>
          </table:table-cell>
          <table:table-cell table:number-columns-repeated="2"/>
        </table:table-row>
        <table:table-row table:style-name="ro1">
          <table:table-cell office:value-type="float" office:value="0.913708090782166" calcext:value-type="float">
            <text:p>0.913708090782166</text:p>
          </table:table-cell>
          <table:table-cell table:number-columns-repeated="2"/>
        </table:table-row>
        <table:table-row table:style-name="ro1">
          <table:table-cell office:value-type="float" office:value="0.372569441795349" calcext:value-type="float">
            <text:p>0.372569441795349</text:p>
          </table:table-cell>
          <table:table-cell table:number-columns-repeated="2"/>
        </table:table-row>
        <table:table-row table:style-name="ro1">
          <table:table-cell office:value-type="float" office:value="0.925694346427918" calcext:value-type="float">
            <text:p>0.925694346427918</text:p>
          </table:table-cell>
          <table:table-cell table:number-columns-repeated="2"/>
        </table:table-row>
        <table:table-row table:style-name="ro1">
          <table:table-cell office:value-type="float" office:value="0.285499334335327" calcext:value-type="float">
            <text:p>0.285499334335327</text:p>
          </table:table-cell>
          <table:table-cell table:number-columns-repeated="2"/>
        </table:table-row>
        <table:table-row table:style-name="ro1">
          <table:table-cell office:value-type="float" office:value="0.908600687980652" calcext:value-type="float">
            <text:p>0.908600687980652</text:p>
          </table:table-cell>
          <table:table-cell table:number-columns-repeated="2"/>
        </table:table-row>
        <table:table-row table:style-name="ro1">
          <table:table-cell office:value-type="float" office:value="0.89986127614975" calcext:value-type="float">
            <text:p>0.89986127614975</text:p>
          </table:table-cell>
          <table:table-cell table:number-columns-repeated="2"/>
        </table:table-row>
        <table:table-row table:style-name="ro1">
          <table:table-cell office:value-type="float" office:value="0.263274252414703" calcext:value-type="float">
            <text:p>0.263274252414703</text:p>
          </table:table-cell>
          <table:table-cell table:number-columns-repeated="2"/>
        </table:table-row>
        <table:table-row table:style-name="ro1">
          <table:table-cell office:value-type="float" office:value="0.908768475055695" calcext:value-type="float">
            <text:p>0.908768475055695</text:p>
          </table:table-cell>
          <table:table-cell table:number-columns-repeated="2"/>
        </table:table-row>
        <table:table-row table:style-name="ro1">
          <table:table-cell office:value-type="float" office:value="0.282961308956146" calcext:value-type="float">
            <text:p>0.282961308956146</text:p>
          </table:table-cell>
          <table:table-cell table:number-columns-repeated="2"/>
        </table:table-row>
        <table:table-row table:style-name="ro1">
          <table:table-cell office:value-type="float" office:value="0.904385149478912" calcext:value-type="float">
            <text:p>0.904385149478912</text:p>
          </table:table-cell>
          <table:table-cell table:number-columns-repeated="2"/>
        </table:table-row>
        <table:table-row table:style-name="ro1">
          <table:table-cell office:value-type="float" office:value="0.907862424850464" calcext:value-type="float">
            <text:p>0.907862424850464</text:p>
          </table:table-cell>
          <table:table-cell table:number-columns-repeated="2"/>
        </table:table-row>
        <table:table-row table:style-name="ro1">
          <table:table-cell office:value-type="float" office:value="0.895603775978088" calcext:value-type="float">
            <text:p>0.895603775978088</text:p>
          </table:table-cell>
          <table:table-cell table:number-columns-repeated="2"/>
        </table:table-row>
        <table:table-row table:style-name="ro1">
          <table:table-cell office:value-type="float" office:value="0.888876795768738" calcext:value-type="float">
            <text:p>0.888876795768738</text:p>
          </table:table-cell>
          <table:table-cell table:number-columns-repeated="2"/>
        </table:table-row>
        <table:table-row table:style-name="ro1">
          <table:table-cell office:value-type="float" office:value="0.264535367488861" calcext:value-type="float">
            <text:p>0.264535367488861</text:p>
          </table:table-cell>
          <table:table-cell table:number-columns-repeated="2"/>
        </table:table-row>
        <table:table-row table:style-name="ro1">
          <table:table-cell office:value-type="float" office:value="0.895300447940826" calcext:value-type="float">
            <text:p>0.895300447940826</text:p>
          </table:table-cell>
          <table:table-cell table:number-columns-repeated="2"/>
        </table:table-row>
        <table:table-row table:style-name="ro1">
          <table:table-cell office:value-type="float" office:value="0.257604360580444" calcext:value-type="float">
            <text:p>0.257604360580444</text:p>
          </table:table-cell>
          <table:table-cell table:number-columns-repeated="2"/>
        </table:table-row>
        <table:table-row table:style-name="ro1">
          <table:table-cell office:value-type="float" office:value="0.903670728206634" calcext:value-type="float">
            <text:p>0.903670728206634</text:p>
          </table:table-cell>
          <table:table-cell table:number-columns-repeated="2"/>
        </table:table-row>
        <table:table-row table:style-name="ro1">
          <table:table-cell office:value-type="float" office:value="0.881375372409821" calcext:value-type="float">
            <text:p>0.881375372409821</text:p>
          </table:table-cell>
          <table:table-cell table:number-columns-repeated="2"/>
        </table:table-row>
        <table:table-row table:style-name="ro1">
          <table:table-cell office:value-type="float" office:value="0.273661553859711" calcext:value-type="float">
            <text:p>0.273661553859711</text:p>
          </table:table-cell>
          <table:table-cell table:number-columns-repeated="2"/>
        </table:table-row>
        <table:table-row table:style-name="ro1">
          <table:table-cell office:value-type="float" office:value="0.888843715190887" calcext:value-type="float">
            <text:p>0.888843715190887</text:p>
          </table:table-cell>
          <table:table-cell table:number-columns-repeated="2"/>
        </table:table-row>
        <table:table-row table:style-name="ro1">
          <table:table-cell office:value-type="float" office:value="0.278846949338913" calcext:value-type="float">
            <text:p>0.278846949338913</text:p>
          </table:table-cell>
          <table:table-cell table:number-columns-repeated="2"/>
        </table:table-row>
        <table:table-row table:style-name="ro1">
          <table:table-cell office:value-type="float" office:value="0.877242743968964" calcext:value-type="float">
            <text:p>0.877242743968964</text:p>
          </table:table-cell>
          <table:table-cell table:number-columns-repeated="2"/>
        </table:table-row>
        <table:table-row table:style-name="ro1">
          <table:table-cell office:value-type="float" office:value="0.298385262489319" calcext:value-type="float">
            <text:p>0.298385262489319</text:p>
          </table:table-cell>
          <table:table-cell table:number-columns-repeated="2"/>
        </table:table-row>
        <table:table-row table:style-name="ro1">
          <table:table-cell office:value-type="float" office:value="0.878995180130005" calcext:value-type="float">
            <text:p>0.878995180130005</text:p>
          </table:table-cell>
          <table:table-cell table:number-columns-repeated="2"/>
        </table:table-row>
        <table:table-row table:style-name="ro1">
          <table:table-cell office:value-type="float" office:value="0.29545846581459" calcext:value-type="float">
            <text:p>0.29545846581459</text:p>
          </table:table-cell>
          <table:table-cell table:number-columns-repeated="2"/>
        </table:table-row>
        <table:table-row table:style-name="ro1">
          <table:table-cell office:value-type="float" office:value="0.873047590255737" calcext:value-type="float">
            <text:p>0.873047590255737</text:p>
          </table:table-cell>
          <table:table-cell table:number-columns-repeated="2"/>
        </table:table-row>
        <table:table-row table:style-name="ro1">
          <table:table-cell office:value-type="float" office:value="0.284768790006638" calcext:value-type="float">
            <text:p>0.284768790006638</text:p>
          </table:table-cell>
          <table:table-cell table:number-columns-repeated="2"/>
        </table:table-row>
        <table:table-row table:style-name="ro1">
          <table:table-cell office:value-type="float" office:value="0.875259816646576" calcext:value-type="float">
            <text:p>0.875259816646576</text:p>
          </table:table-cell>
          <table:table-cell table:number-columns-repeated="2"/>
        </table:table-row>
        <table:table-row table:style-name="ro1">
          <table:table-cell office:value-type="float" office:value="0.273594111204147" calcext:value-type="float">
            <text:p>0.273594111204147</text:p>
          </table:table-cell>
          <table:table-cell table:number-columns-repeated="2"/>
        </table:table-row>
        <table:table-row table:style-name="ro1">
          <table:table-cell office:value-type="float" office:value="0.879408955574035" calcext:value-type="float">
            <text:p>0.879408955574035</text:p>
          </table:table-cell>
          <table:table-cell table:number-columns-repeated="2"/>
        </table:table-row>
        <table:table-row table:style-name="ro1">
          <table:table-cell office:value-type="float" office:value="0.880707800388336" calcext:value-type="float">
            <text:p>0.880707800388336</text:p>
          </table:table-cell>
          <table:table-cell table:number-columns-repeated="2"/>
        </table:table-row>
        <table:table-row table:style-name="ro1">
          <table:table-cell office:value-type="float" office:value="0.88616269826889" calcext:value-type="float">
            <text:p>0.88616269826889</text:p>
          </table:table-cell>
          <table:table-cell table:number-columns-repeated="2"/>
        </table:table-row>
        <table:table-row table:style-name="ro1">
          <table:table-cell office:value-type="float" office:value="0.883698999881744" calcext:value-type="float">
            <text:p>0.883698999881744</text:p>
          </table:table-cell>
          <table:table-cell table:number-columns-repeated="2"/>
        </table:table-row>
        <table:table-row table:style-name="ro1">
          <table:table-cell office:value-type="float" office:value="0.886963307857513" calcext:value-type="float">
            <text:p>0.886963307857513</text:p>
          </table:table-cell>
          <table:table-cell table:number-columns-repeated="2"/>
        </table:table-row>
        <table:table-row table:style-name="ro1">
          <table:table-cell office:value-type="float" office:value="0.890251517295837" calcext:value-type="float">
            <text:p>0.890251517295837</text:p>
          </table:table-cell>
          <table:table-cell table:number-columns-repeated="2"/>
        </table:table-row>
        <table:table-row table:style-name="ro1">
          <table:table-cell office:value-type="float" office:value="0.89287394285202" calcext:value-type="float">
            <text:p>0.89287394285202</text:p>
          </table:table-cell>
          <table:table-cell table:number-columns-repeated="2"/>
        </table:table-row>
        <table:table-row table:style-name="ro1">
          <table:table-cell office:value-type="float" office:value="0.897999227046967" calcext:value-type="float">
            <text:p>0.897999227046967</text:p>
          </table:table-cell>
          <table:table-cell table:number-columns-repeated="2"/>
        </table:table-row>
        <table:table-row table:style-name="ro1">
          <table:table-cell office:value-type="float" office:value="0.897239327430725" calcext:value-type="float">
            <text:p>0.897239327430725</text:p>
          </table:table-cell>
          <table:table-cell table:number-columns-repeated="2"/>
        </table:table-row>
        <table:table-row table:style-name="ro1">
          <table:table-cell office:value-type="float" office:value="0.900496542453766" calcext:value-type="float">
            <text:p>0.900496542453766</text:p>
          </table:table-cell>
          <table:table-cell table:number-columns-repeated="2"/>
        </table:table-row>
        <table:table-row table:style-name="ro1">
          <table:table-cell office:value-type="float" office:value="0.904941618442535" calcext:value-type="float">
            <text:p>0.904941618442535</text:p>
          </table:table-cell>
          <table:table-cell table:number-columns-repeated="2"/>
        </table:table-row>
        <table:table-row table:style-name="ro1">
          <table:table-cell office:value-type="float" office:value="0.908578932285309" calcext:value-type="float">
            <text:p>0.908578932285309</text:p>
          </table:table-cell>
          <table:table-cell table:number-columns-repeated="2"/>
        </table:table-row>
        <table:table-row table:style-name="ro1">
          <table:table-cell office:value-type="float" office:value="0.913133561611176" calcext:value-type="float">
            <text:p>0.913133561611176</text:p>
          </table:table-cell>
          <table:table-cell table:number-columns-repeated="2"/>
        </table:table-row>
        <table:table-row table:style-name="ro1">
          <table:table-cell office:value-type="float" office:value="0.912041425704956" calcext:value-type="float">
            <text:p>0.912041425704956</text:p>
          </table:table-cell>
          <table:table-cell table:number-columns-repeated="2"/>
        </table:table-row>
        <table:table-row table:style-name="ro1">
          <table:table-cell office:value-type="float" office:value="0.917339861392975" calcext:value-type="float">
            <text:p>0.917339861392975</text:p>
          </table:table-cell>
          <table:table-cell table:number-columns-repeated="2"/>
        </table:table-row>
        <table:table-row table:style-name="ro1">
          <table:table-cell office:value-type="float" office:value="0.920971870422363" calcext:value-type="float">
            <text:p>0.920971870422363</text:p>
          </table:table-cell>
          <table:table-cell table:number-columns-repeated="2"/>
        </table:table-row>
        <table:table-row table:style-name="ro1">
          <table:table-cell office:value-type="float" office:value="0.921608090400696" calcext:value-type="float">
            <text:p>0.921608090400696</text:p>
          </table:table-cell>
          <table:table-cell table:number-columns-repeated="2"/>
        </table:table-row>
        <table:table-row table:style-name="ro1">
          <table:table-cell office:value-type="float" office:value="0.918762624263763" calcext:value-type="float">
            <text:p>0.918762624263763</text:p>
          </table:table-cell>
          <table:table-cell table:number-columns-repeated="2"/>
        </table:table-row>
        <table:table-row table:style-name="ro1">
          <table:table-cell office:value-type="float" office:value="0.918254733085632" calcext:value-type="float">
            <text:p>0.918254733085632</text:p>
          </table:table-cell>
          <table:table-cell table:number-columns-repeated="2"/>
        </table:table-row>
        <table:table-row table:style-name="ro1">
          <table:table-cell office:value-type="float" office:value="0.93228942155838" calcext:value-type="float">
            <text:p>0.93228942155838</text:p>
          </table:table-cell>
          <table:table-cell table:number-columns-repeated="2"/>
        </table:table-row>
        <table:table-row table:style-name="ro1">
          <table:table-cell office:value-type="float" office:value="0.932135581970215" calcext:value-type="float">
            <text:p>0.932135581970215</text:p>
          </table:table-cell>
          <table:table-cell table:number-columns-repeated="2"/>
        </table:table-row>
        <table:table-row table:style-name="ro1">
          <table:table-cell office:value-type="float" office:value="0.932602107524872" calcext:value-type="float">
            <text:p>0.932602107524872</text:p>
          </table:table-cell>
          <table:table-cell table:number-columns-repeated="2"/>
        </table:table-row>
        <table:table-row table:style-name="ro1">
          <table:table-cell office:value-type="float" office:value="0.930120706558228" calcext:value-type="float">
            <text:p>0.930120706558228</text:p>
          </table:table-cell>
          <table:table-cell table:number-columns-repeated="2"/>
        </table:table-row>
        <table:table-row table:style-name="ro1">
          <table:table-cell office:value-type="float" office:value="0.924202084541321" calcext:value-type="float">
            <text:p>0.924202084541321</text:p>
          </table:table-cell>
          <table:table-cell table:number-columns-repeated="2"/>
        </table:table-row>
        <table:table-row table:style-name="ro1">
          <table:table-cell office:value-type="float" office:value="0.910846590995789" calcext:value-type="float">
            <text:p>0.910846590995789</text:p>
          </table:table-cell>
          <table:table-cell table:number-columns-repeated="2"/>
        </table:table-row>
        <table:table-row table:style-name="ro1">
          <table:table-cell office:value-type="float" office:value="0.900764524936676" calcext:value-type="float">
            <text:p>0.900764524936676</text:p>
          </table:table-cell>
          <table:table-cell table:number-columns-repeated="2"/>
        </table:table-row>
        <table:table-row table:style-name="ro1">
          <table:table-cell office:value-type="float" office:value="0.896228492259979" calcext:value-type="float">
            <text:p>0.896228492259979</text:p>
          </table:table-cell>
          <table:table-cell table:number-columns-repeated="2"/>
        </table:table-row>
        <table:table-row table:style-name="ro1">
          <table:table-cell office:value-type="float" office:value="0.890439808368683" calcext:value-type="float">
            <text:p>0.890439808368683</text:p>
          </table:table-cell>
          <table:table-cell table:number-columns-repeated="2"/>
        </table:table-row>
        <table:table-row table:style-name="ro1">
          <table:table-cell office:value-type="float" office:value="0.881354510784149" calcext:value-type="float">
            <text:p>0.881354510784149</text:p>
          </table:table-cell>
          <table:table-cell table:number-columns-repeated="2"/>
        </table:table-row>
        <table:table-row table:style-name="ro1">
          <table:table-cell office:value-type="float" office:value="0.882010102272034" calcext:value-type="float">
            <text:p>0.882010102272034</text:p>
          </table:table-cell>
          <table:table-cell table:number-columns-repeated="2"/>
        </table:table-row>
        <table:table-row table:style-name="ro1">
          <table:table-cell office:value-type="float" office:value="0.875525236129761" calcext:value-type="float">
            <text:p>0.875525236129761</text:p>
          </table:table-cell>
          <table:table-cell table:number-columns-repeated="2"/>
        </table:table-row>
        <table:table-row table:style-name="ro1">
          <table:table-cell office:value-type="float" office:value="0.895564734935761" calcext:value-type="float">
            <text:p>0.895564734935761</text:p>
          </table:table-cell>
          <table:table-cell table:number-columns-repeated="2"/>
        </table:table-row>
        <table:table-row table:style-name="ro1">
          <table:table-cell office:value-type="float" office:value="0.906476438045502" calcext:value-type="float">
            <text:p>0.906476438045502</text:p>
          </table:table-cell>
          <table:table-cell table:number-columns-repeated="2"/>
        </table:table-row>
        <table:table-row table:style-name="ro1">
          <table:table-cell office:value-type="float" office:value="0.905225872993469" calcext:value-type="float">
            <text:p>0.905225872993469</text:p>
          </table:table-cell>
          <table:table-cell table:number-columns-repeated="2"/>
        </table:table-row>
        <table:table-row table:style-name="ro1">
          <table:table-cell office:value-type="float" office:value="0.903666436672211" calcext:value-type="float">
            <text:p>0.903666436672211</text:p>
          </table:table-cell>
          <table:table-cell table:number-columns-repeated="2"/>
        </table:table-row>
        <table:table-row table:style-name="ro1">
          <table:table-cell office:value-type="float" office:value="0.908313512802124" calcext:value-type="float">
            <text:p>0.908313512802124</text:p>
          </table:table-cell>
          <table:table-cell table:number-columns-repeated="2"/>
        </table:table-row>
        <table:table-row table:style-name="ro1">
          <table:table-cell office:value-type="float" office:value="0.888184130191803" calcext:value-type="float">
            <text:p>0.888184130191803</text:p>
          </table:table-cell>
          <table:table-cell table:number-columns-repeated="2"/>
        </table:table-row>
        <table:table-row table:style-name="ro1">
          <table:table-cell office:value-type="float" office:value="0.892086207866669" calcext:value-type="float">
            <text:p>0.892086207866669</text:p>
          </table:table-cell>
          <table:table-cell table:number-columns-repeated="2"/>
        </table:table-row>
        <table:table-row table:style-name="ro1">
          <table:table-cell office:value-type="float" office:value="0.877518892288208" calcext:value-type="float">
            <text:p>0.877518892288208</text:p>
          </table:table-cell>
          <table:table-cell table:number-columns-repeated="2"/>
        </table:table-row>
        <table:table-row table:style-name="ro1">
          <table:table-cell office:value-type="float" office:value="0.863005340099335" calcext:value-type="float">
            <text:p>0.863005340099335</text:p>
          </table:table-cell>
          <table:table-cell table:number-columns-repeated="2"/>
        </table:table-row>
        <table:table-row table:style-name="ro1">
          <table:table-cell office:value-type="float" office:value="0.858242571353912" calcext:value-type="float">
            <text:p>0.858242571353912</text:p>
          </table:table-cell>
          <table:table-cell table:number-columns-repeated="2"/>
        </table:table-row>
        <table:table-row table:style-name="ro1">
          <table:table-cell office:value-type="float" office:value="0.864510834217072" calcext:value-type="float">
            <text:p>0.864510834217072</text:p>
          </table:table-cell>
          <table:table-cell table:number-columns-repeated="2"/>
        </table:table-row>
        <table:table-row table:style-name="ro1">
          <table:table-cell office:value-type="float" office:value="0.842943370342254" calcext:value-type="float">
            <text:p>0.842943370342254</text:p>
          </table:table-cell>
          <table:table-cell table:number-columns-repeated="2"/>
        </table:table-row>
        <table:table-row table:style-name="ro1">
          <table:table-cell office:value-type="float" office:value="0.874229729175568" calcext:value-type="float">
            <text:p>0.874229729175568</text:p>
          </table:table-cell>
          <table:table-cell table:number-columns-repeated="2"/>
        </table:table-row>
        <table:table-row table:style-name="ro1">
          <table:table-cell office:value-type="float" office:value="0.8819260597229" calcext:value-type="float">
            <text:p>0.8819260597229</text:p>
          </table:table-cell>
          <table:table-cell table:number-columns-repeated="2"/>
        </table:table-row>
        <table:table-row table:style-name="ro1">
          <table:table-cell office:value-type="float" office:value="0.878185391426086" calcext:value-type="float">
            <text:p>0.878185391426086</text:p>
          </table:table-cell>
          <table:table-cell table:number-columns-repeated="2"/>
        </table:table-row>
        <table:table-row table:style-name="ro1">
          <table:table-cell office:value-type="float" office:value="0.872435033321381" calcext:value-type="float">
            <text:p>0.872435033321381</text:p>
          </table:table-cell>
          <table:table-cell table:number-columns-repeated="2"/>
        </table:table-row>
        <table:table-row table:style-name="ro1">
          <table:table-cell office:value-type="float" office:value="0.864659667015076" calcext:value-type="float">
            <text:p>0.864659667015076</text:p>
          </table:table-cell>
          <table:table-cell table:number-columns-repeated="2"/>
        </table:table-row>
        <table:table-row table:style-name="ro1">
          <table:table-cell office:value-type="float" office:value="0.846720278263092" calcext:value-type="float">
            <text:p>0.846720278263092</text:p>
          </table:table-cell>
          <table:table-cell table:number-columns-repeated="2"/>
        </table:table-row>
        <table:table-row table:style-name="ro1">
          <table:table-cell office:value-type="float" office:value="0.839913606643677" calcext:value-type="float">
            <text:p>0.839913606643677</text:p>
          </table:table-cell>
          <table:table-cell table:number-columns-repeated="2"/>
        </table:table-row>
        <table:table-row table:style-name="ro1">
          <table:table-cell office:value-type="float" office:value="0.833533048629761" calcext:value-type="float">
            <text:p>0.833533048629761</text:p>
          </table:table-cell>
          <table:table-cell table:number-columns-repeated="2"/>
        </table:table-row>
        <table:table-row table:style-name="ro1">
          <table:table-cell office:value-type="float" office:value="0.834627985954285" calcext:value-type="float">
            <text:p>0.834627985954285</text:p>
          </table:table-cell>
          <table:table-cell table:number-columns-repeated="2"/>
        </table:table-row>
        <table:table-row table:style-name="ro1">
          <table:table-cell office:value-type="float" office:value="0.828380644321442" calcext:value-type="float">
            <text:p>0.828380644321442</text:p>
          </table:table-cell>
          <table:table-cell table:number-columns-repeated="2"/>
        </table:table-row>
        <table:table-row table:style-name="ro1">
          <table:table-cell office:value-type="float" office:value="0.819357812404633" calcext:value-type="float">
            <text:p>0.819357812404633</text:p>
          </table:table-cell>
          <table:table-cell table:number-columns-repeated="2"/>
        </table:table-row>
        <table:table-row table:style-name="ro1">
          <table:table-cell office:value-type="float" office:value="0.774258017539978" calcext:value-type="float">
            <text:p>0.774258017539978</text:p>
          </table:table-cell>
          <table:table-cell table:number-columns-repeated="2"/>
        </table:table-row>
        <table:table-row table:style-name="ro1">
          <table:table-cell office:value-type="float" office:value="0.704148471355438" calcext:value-type="float">
            <text:p>0.704148471355438</text:p>
          </table:table-cell>
          <table:table-cell table:number-columns-repeated="2"/>
        </table:table-row>
        <table:table-row table:style-name="ro1">
          <table:table-cell office:value-type="float" office:value="0.684267520904541" calcext:value-type="float">
            <text:p>0.684267520904541</text:p>
          </table:table-cell>
          <table:table-cell table:number-columns-repeated="2"/>
        </table:table-row>
        <table:table-row table:style-name="ro1">
          <table:table-cell office:value-type="float" office:value="0.657659351825714" calcext:value-type="float">
            <text:p>0.657659351825714</text:p>
          </table:table-cell>
          <table:table-cell table:number-columns-repeated="2"/>
        </table:table-row>
        <table:table-row table:style-name="ro1">
          <table:table-cell office:value-type="float" office:value="0.614939033985138" calcext:value-type="float">
            <text:p>0.614939033985138</text:p>
          </table:table-cell>
          <table:table-cell table:number-columns-repeated="2"/>
        </table:table-row>
        <table:table-row table:style-name="ro1">
          <table:table-cell office:value-type="float" office:value="0.628471851348877" calcext:value-type="float">
            <text:p>0.628471851348877</text:p>
          </table:table-cell>
          <table:table-cell table:number-columns-repeated="2"/>
        </table:table-row>
        <table:table-row table:style-name="ro1">
          <table:table-cell office:value-type="float" office:value="0.601944804191589" calcext:value-type="float">
            <text:p>0.601944804191589</text:p>
          </table:table-cell>
          <table:table-cell table:number-columns-repeated="2"/>
        </table:table-row>
        <table:table-row table:style-name="ro1">
          <table:table-cell office:value-type="float" office:value="0.624204337596893" calcext:value-type="float">
            <text:p>0.624204337596893</text:p>
          </table:table-cell>
          <table:table-cell table:number-columns-repeated="2"/>
        </table:table-row>
        <table:table-row table:style-name="ro1">
          <table:table-cell office:value-type="float" office:value="0.675067007541657" calcext:value-type="float">
            <text:p>0.675067007541657</text:p>
          </table:table-cell>
          <table:table-cell table:number-columns-repeated="2"/>
        </table:table-row>
        <table:table-row table:style-name="ro1">
          <table:table-cell office:value-type="float" office:value="0.674407720565796" calcext:value-type="float">
            <text:p>0.674407720565796</text:p>
          </table:table-cell>
          <table:table-cell table:number-columns-repeated="2"/>
        </table:table-row>
        <table:table-row table:style-name="ro1">
          <table:table-cell office:value-type="float" office:value="0.632336914539337" calcext:value-type="float">
            <text:p>0.632336914539337</text:p>
          </table:table-cell>
          <table:table-cell table:number-columns-repeated="2"/>
        </table:table-row>
        <table:table-row table:style-name="ro1">
          <table:table-cell office:value-type="float" office:value="0.61855936050415" calcext:value-type="float">
            <text:p>0.61855936050415</text:p>
          </table:table-cell>
          <table:table-cell table:number-columns-repeated="2"/>
        </table:table-row>
        <table:table-row table:style-name="ro1">
          <table:table-cell office:value-type="float" office:value="0.620604634284973" calcext:value-type="float">
            <text:p>0.620604634284973</text:p>
          </table:table-cell>
          <table:table-cell table:number-columns-repeated="2"/>
        </table:table-row>
        <table:table-row table:style-name="ro1">
          <table:table-cell office:value-type="float" office:value="0.628013968467712" calcext:value-type="float">
            <text:p>0.628013968467712</text:p>
          </table:table-cell>
          <table:table-cell table:number-columns-repeated="2"/>
        </table:table-row>
        <table:table-row table:style-name="ro1">
          <table:table-cell office:value-type="float" office:value="0.626954257488251" calcext:value-type="float">
            <text:p>0.626954257488251</text:p>
          </table:table-cell>
          <table:table-cell table:number-columns-repeated="2"/>
        </table:table-row>
        <table:table-row table:style-name="ro1">
          <table:table-cell office:value-type="float" office:value="0.644501268863678" calcext:value-type="float">
            <text:p>0.644501268863678</text:p>
          </table:table-cell>
          <table:table-cell table:number-columns-repeated="2"/>
        </table:table-row>
        <table:table-row table:style-name="ro1">
          <table:table-cell office:value-type="float" office:value="0.644403219223022" calcext:value-type="float">
            <text:p>0.644403219223022</text:p>
          </table:table-cell>
          <table:table-cell table:number-columns-repeated="2"/>
        </table:table-row>
        <table:table-row table:style-name="ro1">
          <table:table-cell office:value-type="float" office:value="0.662221908569336" calcext:value-type="float">
            <text:p>0.662221908569336</text:p>
          </table:table-cell>
          <table:table-cell table:number-columns-repeated="2"/>
        </table:table-row>
        <table:table-row table:style-name="ro1">
          <table:table-cell office:value-type="float" office:value="0.687294185161591" calcext:value-type="float">
            <text:p>0.687294185161591</text:p>
          </table:table-cell>
          <table:table-cell table:number-columns-repeated="2"/>
        </table:table-row>
        <table:table-row table:style-name="ro1">
          <table:table-cell office:value-type="float" office:value="0.724608898162842" calcext:value-type="float">
            <text:p>0.724608898162842</text:p>
          </table:table-cell>
          <table:table-cell table:number-columns-repeated="2"/>
        </table:table-row>
        <table:table-row table:style-name="ro1">
          <table:table-cell office:value-type="float" office:value="0.716529786586762" calcext:value-type="float">
            <text:p>0.716529786586762</text:p>
          </table:table-cell>
          <table:table-cell table:number-columns-repeated="2"/>
        </table:table-row>
        <table:table-row table:style-name="ro1">
          <table:table-cell office:value-type="float" office:value="0.747685134410858" calcext:value-type="float">
            <text:p>0.747685134410858</text:p>
          </table:table-cell>
          <table:table-cell table:number-columns-repeated="2"/>
        </table:table-row>
        <table:table-row table:style-name="ro1">
          <table:table-cell office:value-type="float" office:value="0.73832368850708" calcext:value-type="float">
            <text:p>0.73832368850708</text:p>
          </table:table-cell>
          <table:table-cell table:number-columns-repeated="2"/>
        </table:table-row>
        <table:table-row table:style-name="ro1">
          <table:table-cell office:value-type="float" office:value="0.750011324882507" calcext:value-type="float">
            <text:p>0.750011324882507</text:p>
          </table:table-cell>
          <table:table-cell table:number-columns-repeated="2"/>
        </table:table-row>
        <table:table-row table:style-name="ro1">
          <table:table-cell office:value-type="float" office:value="0.727216422557831" calcext:value-type="float">
            <text:p>0.727216422557831</text:p>
          </table:table-cell>
          <table:table-cell table:number-columns-repeated="2"/>
        </table:table-row>
        <table:table-row table:style-name="ro1">
          <table:table-cell office:value-type="float" office:value="0.737787544727325" calcext:value-type="float">
            <text:p>0.737787544727325</text:p>
          </table:table-cell>
          <table:table-cell table:number-columns-repeated="2"/>
        </table:table-row>
        <table:table-row table:style-name="ro1">
          <table:table-cell office:value-type="float" office:value="0.7628533244133" calcext:value-type="float">
            <text:p>0.7628533244133</text:p>
          </table:table-cell>
          <table:table-cell table:number-columns-repeated="2"/>
        </table:table-row>
        <table:table-row table:style-name="ro1">
          <table:table-cell office:value-type="float" office:value="0.776964366436005" calcext:value-type="float">
            <text:p>0.776964366436005</text:p>
          </table:table-cell>
          <table:table-cell table:number-columns-repeated="2"/>
        </table:table-row>
        <table:table-row table:style-name="ro1">
          <table:table-cell office:value-type="float" office:value="0.790241479873657" calcext:value-type="float">
            <text:p>0.790241479873657</text:p>
          </table:table-cell>
          <table:table-cell table:number-columns-repeated="2"/>
        </table:table-row>
        <table:table-row table:style-name="ro1">
          <table:table-cell office:value-type="float" office:value="0.756434619426727" calcext:value-type="float">
            <text:p>0.756434619426727</text:p>
          </table:table-cell>
          <table:table-cell table:number-columns-repeated="2"/>
        </table:table-row>
        <table:table-row table:style-name="ro1">
          <table:table-cell office:value-type="float" office:value="0.746990501880646" calcext:value-type="float">
            <text:p>0.746990501880646</text:p>
          </table:table-cell>
          <table:table-cell table:number-columns-repeated="2"/>
        </table:table-row>
        <table:table-row table:style-name="ro1">
          <table:table-cell office:value-type="float" office:value="0.730998814105987" calcext:value-type="float">
            <text:p>0.730998814105987</text:p>
          </table:table-cell>
          <table:table-cell table:number-columns-repeated="2"/>
        </table:table-row>
        <table:table-row table:style-name="ro1">
          <table:table-cell office:value-type="float" office:value="0.751605033874512" calcext:value-type="float">
            <text:p>0.751605033874512</text:p>
          </table:table-cell>
          <table:table-cell table:number-columns-repeated="2"/>
        </table:table-row>
        <table:table-row table:style-name="ro1">
          <table:table-cell office:value-type="float" office:value="0.751137971878052" calcext:value-type="float">
            <text:p>0.751137971878052</text:p>
          </table:table-cell>
          <table:table-cell table:number-columns-repeated="2"/>
        </table:table-row>
        <table:table-row table:style-name="ro1">
          <table:table-cell office:value-type="float" office:value="0.748492360115051" calcext:value-type="float">
            <text:p>0.748492360115051</text:p>
          </table:table-cell>
          <table:table-cell table:number-columns-repeated="2"/>
        </table:table-row>
        <table:table-row table:style-name="ro1">
          <table:table-cell office:value-type="float" office:value="0.74406349658966" calcext:value-type="float">
            <text:p>0.74406349658966</text:p>
          </table:table-cell>
          <table:table-cell table:number-columns-repeated="2"/>
        </table:table-row>
        <table:table-row table:style-name="ro1">
          <table:table-cell office:value-type="float" office:value="0.772896647453308" calcext:value-type="float">
            <text:p>0.772896647453308</text:p>
          </table:table-cell>
          <table:table-cell table:number-columns-repeated="2"/>
        </table:table-row>
        <table:table-row table:style-name="ro1">
          <table:table-cell office:value-type="float" office:value="0.779004096984863" calcext:value-type="float">
            <text:p>0.779004096984863</text:p>
          </table:table-cell>
          <table:table-cell table:number-columns-repeated="2"/>
        </table:table-row>
        <table:table-row table:style-name="ro1">
          <table:table-cell office:value-type="float" office:value="0.77589225769043" calcext:value-type="float">
            <text:p>0.77589225769043</text:p>
          </table:table-cell>
          <table:table-cell table:number-columns-repeated="2"/>
        </table:table-row>
        <table:table-row table:style-name="ro1">
          <table:table-cell office:value-type="float" office:value="0.789326548576355" calcext:value-type="float">
            <text:p>0.789326548576355</text:p>
          </table:table-cell>
          <table:table-cell table:number-columns-repeated="2"/>
        </table:table-row>
        <table:table-row table:style-name="ro1">
          <table:table-cell office:value-type="float" office:value="0.78097003698349" calcext:value-type="float">
            <text:p>0.78097003698349</text:p>
          </table:table-cell>
          <table:table-cell table:number-columns-repeated="2"/>
        </table:table-row>
        <table:table-row table:style-name="ro1">
          <table:table-cell office:value-type="float" office:value="0.777075111865997" calcext:value-type="float">
            <text:p>0.777075111865997</text:p>
          </table:table-cell>
          <table:table-cell table:number-columns-repeated="2"/>
        </table:table-row>
        <table:table-row table:style-name="ro1">
          <table:table-cell office:value-type="float" office:value="0.775165438652039" calcext:value-type="float">
            <text:p>0.775165438652039</text:p>
          </table:table-cell>
          <table:table-cell table:number-columns-repeated="2"/>
        </table:table-row>
        <table:table-row table:style-name="ro1">
          <table:table-cell office:value-type="float" office:value="0.785939335823059" calcext:value-type="float">
            <text:p>0.785939335823059</text:p>
          </table:table-cell>
          <table:table-cell table:number-columns-repeated="2"/>
        </table:table-row>
        <table:table-row table:style-name="ro1">
          <table:table-cell office:value-type="float" office:value="0.786495625972748" calcext:value-type="float">
            <text:p>0.786495625972748</text:p>
          </table:table-cell>
          <table:table-cell table:number-columns-repeated="2"/>
        </table:table-row>
        <table:table-row table:style-name="ro1">
          <table:table-cell office:value-type="float" office:value="0.784688472747803" calcext:value-type="float">
            <text:p>0.784688472747803</text:p>
          </table:table-cell>
          <table:table-cell table:number-columns-repeated="2"/>
        </table:table-row>
        <table:table-row table:style-name="ro1">
          <table:table-cell office:value-type="float" office:value="0.784394979476929" calcext:value-type="float">
            <text:p>0.784394979476929</text:p>
          </table:table-cell>
          <table:table-cell table:number-columns-repeated="2"/>
        </table:table-row>
        <table:table-row table:style-name="ro1">
          <table:table-cell office:value-type="float" office:value="0.790932893753052" calcext:value-type="float">
            <text:p>0.790932893753052</text:p>
          </table:table-cell>
          <table:table-cell table:number-columns-repeated="2"/>
        </table:table-row>
        <table:table-row table:style-name="ro1">
          <table:table-cell office:value-type="float" office:value="0.78485381603241" calcext:value-type="float">
            <text:p>0.78485381603241</text:p>
          </table:table-cell>
          <table:table-cell table:number-columns-repeated="2"/>
        </table:table-row>
        <table:table-row table:style-name="ro1">
          <table:table-cell office:value-type="float" office:value="0.77428263425827" calcext:value-type="float">
            <text:p>0.77428263425827</text:p>
          </table:table-cell>
          <table:table-cell table:number-columns-repeated="2"/>
        </table:table-row>
        <table:table-row table:style-name="ro1">
          <table:table-cell office:value-type="float" office:value="0.775356113910675" calcext:value-type="float">
            <text:p>0.775356113910675</text:p>
          </table:table-cell>
          <table:table-cell table:number-columns-repeated="2"/>
        </table:table-row>
        <table:table-row table:style-name="ro1">
          <table:table-cell office:value-type="float" office:value="0.795412242412567" calcext:value-type="float">
            <text:p>0.795412242412567</text:p>
          </table:table-cell>
          <table:table-cell table:number-columns-repeated="2"/>
        </table:table-row>
        <table:table-row table:style-name="ro1">
          <table:table-cell office:value-type="float" office:value="0.779772818088532" calcext:value-type="float">
            <text:p>0.779772818088532</text:p>
          </table:table-cell>
          <table:table-cell table:number-columns-repeated="2"/>
        </table:table-row>
        <table:table-row table:style-name="ro1">
          <table:table-cell office:value-type="float" office:value="0.795708656311035" calcext:value-type="float">
            <text:p>0.795708656311035</text:p>
          </table:table-cell>
          <table:table-cell table:number-columns-repeated="2"/>
        </table:table-row>
        <table:table-row table:style-name="ro1">
          <table:table-cell office:value-type="float" office:value="0.804410934448242" calcext:value-type="float">
            <text:p>0.804410934448242</text:p>
          </table:table-cell>
          <table:table-cell table:number-columns-repeated="2"/>
        </table:table-row>
        <table:table-row table:style-name="ro1">
          <table:table-cell office:value-type="float" office:value="0.831040740013123" calcext:value-type="float">
            <text:p>0.831040740013123</text:p>
          </table:table-cell>
          <table:table-cell table:number-columns-repeated="2"/>
        </table:table-row>
        <table:table-row table:style-name="ro1">
          <table:table-cell office:value-type="float" office:value="0.833824038505554" calcext:value-type="float">
            <text:p>0.833824038505554</text:p>
          </table:table-cell>
          <table:table-cell table:number-columns-repeated="2"/>
        </table:table-row>
        <table:table-row table:style-name="ro1">
          <table:table-cell office:value-type="float" office:value="0.836453497409821" calcext:value-type="float">
            <text:p>0.836453497409821</text:p>
          </table:table-cell>
          <table:table-cell table:number-columns-repeated="2"/>
        </table:table-row>
        <table:table-row table:style-name="ro1">
          <table:table-cell office:value-type="float" office:value="0.843429088592529" calcext:value-type="float">
            <text:p>0.843429088592529</text:p>
          </table:table-cell>
          <table:table-cell table:number-columns-repeated="2"/>
        </table:table-row>
        <table:table-row table:style-name="ro1">
          <table:table-cell office:value-type="float" office:value="0.853805720806122" calcext:value-type="float">
            <text:p>0.853805720806122</text:p>
          </table:table-cell>
          <table:table-cell table:number-columns-repeated="2"/>
        </table:table-row>
        <table:table-row table:style-name="ro1">
          <table:table-cell office:value-type="float" office:value="0.837745368480682" calcext:value-type="float">
            <text:p>0.837745368480682</text:p>
          </table:table-cell>
          <table:table-cell table:number-columns-repeated="2"/>
        </table:table-row>
        <table:table-row table:style-name="ro1">
          <table:table-cell office:value-type="float" office:value="0.848175227642059" calcext:value-type="float">
            <text:p>0.848175227642059</text:p>
          </table:table-cell>
          <table:table-cell table:number-columns-repeated="2"/>
        </table:table-row>
        <table:table-row table:style-name="ro1">
          <table:table-cell office:value-type="float" office:value="0.852693974971771" calcext:value-type="float">
            <text:p>0.852693974971771</text:p>
          </table:table-cell>
          <table:table-cell table:number-columns-repeated="2"/>
        </table:table-row>
        <table:table-row table:style-name="ro1">
          <table:table-cell office:value-type="float" office:value="0.856090307235718" calcext:value-type="float">
            <text:p>0.856090307235718</text:p>
          </table:table-cell>
          <table:table-cell table:number-columns-repeated="2"/>
        </table:table-row>
        <table:table-row table:style-name="ro1">
          <table:table-cell office:value-type="float" office:value="0.856418073177338" calcext:value-type="float">
            <text:p>0.856418073177338</text:p>
          </table:table-cell>
          <table:table-cell table:number-columns-repeated="2"/>
        </table:table-row>
        <table:table-row table:style-name="ro1">
          <table:table-cell office:value-type="float" office:value="0.864064514636993" calcext:value-type="float">
            <text:p>0.864064514636993</text:p>
          </table:table-cell>
          <table:table-cell table:number-columns-repeated="2"/>
        </table:table-row>
        <table:table-row table:style-name="ro1">
          <table:table-cell office:value-type="float" office:value="0.851377248764038" calcext:value-type="float">
            <text:p>0.851377248764038</text:p>
          </table:table-cell>
          <table:table-cell table:number-columns-repeated="2"/>
        </table:table-row>
        <table:table-row table:style-name="ro1">
          <table:table-cell office:value-type="float" office:value="0.820688426494598" calcext:value-type="float">
            <text:p>0.820688426494598</text:p>
          </table:table-cell>
          <table:table-cell table:number-columns-repeated="2"/>
        </table:table-row>
        <table:table-row table:style-name="ro1">
          <table:table-cell office:value-type="float" office:value="0.719363451004028" calcext:value-type="float">
            <text:p>0.719363451004028</text:p>
          </table:table-cell>
          <table:table-cell table:number-columns-repeated="2"/>
        </table:table-row>
        <table:table-row table:style-name="ro1">
          <table:table-cell office:value-type="float" office:value="0.802464306354523" calcext:value-type="float">
            <text:p>0.802464306354523</text:p>
          </table:table-cell>
          <table:table-cell table:number-columns-repeated="2"/>
        </table:table-row>
        <table:table-row table:style-name="ro1">
          <table:table-cell office:value-type="float" office:value="0.863509714603424" calcext:value-type="float">
            <text:p>0.863509714603424</text:p>
          </table:table-cell>
          <table:table-cell table:number-columns-repeated="2"/>
        </table:table-row>
        <table:table-row table:style-name="ro1">
          <table:table-cell office:value-type="float" office:value="0.867130517959595" calcext:value-type="float">
            <text:p>0.867130517959595</text:p>
          </table:table-cell>
          <table:table-cell table:number-columns-repeated="2"/>
        </table:table-row>
        <table:table-row table:style-name="ro1">
          <table:table-cell office:value-type="float" office:value="0.861643970012665" calcext:value-type="float">
            <text:p>0.861643970012665</text:p>
          </table:table-cell>
          <table:table-cell table:number-columns-repeated="2"/>
        </table:table-row>
        <table:table-row table:style-name="ro1">
          <table:table-cell office:value-type="float" office:value="0.836824357509613" calcext:value-type="float">
            <text:p>0.836824357509613</text:p>
          </table:table-cell>
          <table:table-cell table:number-columns-repeated="2"/>
        </table:table-row>
        <table:table-row table:style-name="ro1">
          <table:table-cell office:value-type="float" office:value="0.845655560493469" calcext:value-type="float">
            <text:p>0.845655560493469</text:p>
          </table:table-cell>
          <table:table-cell table:number-columns-repeated="2"/>
        </table:table-row>
        <table:table-row table:style-name="ro1">
          <table:table-cell office:value-type="float" office:value="0.326783508062363" calcext:value-type="float">
            <text:p>0.326783508062363</text:p>
          </table:table-cell>
          <table:table-cell table:number-columns-repeated="2"/>
        </table:table-row>
        <table:table-row table:style-name="ro1">
          <table:table-cell office:value-type="float" office:value="0.261009633541107" calcext:value-type="float">
            <text:p>0.261009633541107</text:p>
          </table:table-cell>
          <table:table-cell table:number-columns-repeated="2"/>
        </table:table-row>
        <table:table-row table:style-name="ro1">
          <table:table-cell office:value-type="float" office:value="0.307335257530212" calcext:value-type="float">
            <text:p>0.307335257530212</text:p>
          </table:table-cell>
          <table:table-cell table:number-columns-repeated="2"/>
        </table:table-row>
        <table:table-row table:style-name="ro1">
          <table:table-cell office:value-type="float" office:value="0.317330062389374" calcext:value-type="float">
            <text:p>0.317330062389374</text:p>
          </table:table-cell>
          <table:table-cell table:number-columns-repeated="2"/>
        </table:table-row>
        <table:table-row table:style-name="ro1">
          <table:table-cell office:value-type="float" office:value="0.51745742559433" calcext:value-type="float">
            <text:p>0.51745742559433</text:p>
          </table:table-cell>
          <table:table-cell table:number-columns-repeated="2"/>
        </table:table-row>
        <table:table-row table:style-name="ro1">
          <table:table-cell office:value-type="float" office:value="0.305413514375687" calcext:value-type="float">
            <text:p>0.305413514375687</text:p>
          </table:table-cell>
          <table:table-cell table:number-columns-repeated="2"/>
        </table:table-row>
        <table:table-row table:style-name="ro1">
          <table:table-cell office:value-type="float" office:value="0.636315584182739" calcext:value-type="float">
            <text:p>0.636315584182739</text:p>
          </table:table-cell>
          <table:table-cell table:number-columns-repeated="2"/>
        </table:table-row>
        <table:table-row table:style-name="ro1">
          <table:table-cell office:value-type="float" office:value="0.344188332557678" calcext:value-type="float">
            <text:p>0.344188332557678</text:p>
          </table:table-cell>
          <table:table-cell table:number-columns-repeated="2"/>
        </table:table-row>
        <table:table-row table:style-name="ro1">
          <table:table-cell office:value-type="float" office:value="0.613301932811737" calcext:value-type="float">
            <text:p>0.613301932811737</text:p>
          </table:table-cell>
          <table:table-cell table:number-columns-repeated="2"/>
        </table:table-row>
        <table:table-row table:style-name="ro1">
          <table:table-cell office:value-type="float" office:value="0.370362639427185" calcext:value-type="float">
            <text:p>0.370362639427185</text:p>
          </table:table-cell>
          <table:table-cell table:number-columns-repeated="2"/>
        </table:table-row>
        <table:table-row table:style-name="ro1">
          <table:table-cell office:value-type="float" office:value="0.657992422580719" calcext:value-type="float">
            <text:p>0.657992422580719</text:p>
          </table:table-cell>
          <table:table-cell table:number-columns-repeated="2"/>
        </table:table-row>
        <table:table-row table:style-name="ro1">
          <table:table-cell office:value-type="float" office:value="0.30975529551506" calcext:value-type="float">
            <text:p>0.30975529551506</text:p>
          </table:table-cell>
          <table:table-cell table:number-columns-repeated="2"/>
        </table:table-row>
        <table:table-row table:style-name="ro1">
          <table:table-cell office:value-type="float" office:value="0.686546921730042" calcext:value-type="float">
            <text:p>0.686546921730042</text:p>
          </table:table-cell>
          <table:table-cell table:number-columns-repeated="2"/>
        </table:table-row>
        <table:table-row table:style-name="ro1">
          <table:table-cell office:value-type="float" office:value="0.308227717876434" calcext:value-type="float">
            <text:p>0.308227717876434</text:p>
          </table:table-cell>
          <table:table-cell table:number-columns-repeated="2"/>
        </table:table-row>
        <table:table-row table:style-name="ro1">
          <table:table-cell office:value-type="float" office:value="0.687470436096191" calcext:value-type="float">
            <text:p>0.687470436096191</text:p>
          </table:table-cell>
          <table:table-cell table:number-columns-repeated="2"/>
        </table:table-row>
        <table:table-row table:style-name="ro1">
          <table:table-cell office:value-type="float" office:value="0.28569170832634" calcext:value-type="float">
            <text:p>0.28569170832634</text:p>
          </table:table-cell>
          <table:table-cell table:number-columns-repeated="2"/>
        </table:table-row>
        <table:table-row table:style-name="ro1">
          <table:table-cell office:value-type="float" office:value="0.674318432807922" calcext:value-type="float">
            <text:p>0.674318432807922</text:p>
          </table:table-cell>
          <table:table-cell table:number-columns-repeated="2"/>
        </table:table-row>
        <table:table-row table:style-name="ro1">
          <table:table-cell office:value-type="float" office:value="0.270001769065857" calcext:value-type="float">
            <text:p>0.270001769065857</text:p>
          </table:table-cell>
          <table:table-cell table:number-columns-repeated="2"/>
        </table:table-row>
        <table:table-row table:style-name="ro1">
          <table:table-cell office:value-type="float" office:value="0.413569360971451" calcext:value-type="float">
            <text:p>0.413569360971451</text:p>
          </table:table-cell>
          <table:table-cell table:number-columns-repeated="2"/>
        </table:table-row>
        <table:table-row table:style-name="ro1">
          <table:table-cell office:value-type="float" office:value="0.684022128582001" calcext:value-type="float">
            <text:p>0.684022128582001</text:p>
          </table:table-cell>
          <table:table-cell table:number-columns-repeated="2"/>
        </table:table-row>
        <table:table-row table:style-name="ro1">
          <table:table-cell office:value-type="float" office:value="0.87687486410141" calcext:value-type="float">
            <text:p>0.87687486410141</text:p>
          </table:table-cell>
          <table:table-cell table:number-columns-repeated="2"/>
        </table:table-row>
        <table:table-row table:style-name="ro1">
          <table:table-cell office:value-type="float" office:value="0.8790482878685" calcext:value-type="float">
            <text:p>0.8790482878685</text:p>
          </table:table-cell>
          <table:table-cell table:number-columns-repeated="2"/>
        </table:table-row>
        <table:table-row table:style-name="ro1">
          <table:table-cell office:value-type="float" office:value="0.888631224632263" calcext:value-type="float">
            <text:p>0.888631224632263</text:p>
          </table:table-cell>
          <table:table-cell table:number-columns-repeated="2"/>
        </table:table-row>
        <table:table-row table:style-name="ro1">
          <table:table-cell office:value-type="float" office:value="0.904078781604767" calcext:value-type="float">
            <text:p>0.904078781604767</text:p>
          </table:table-cell>
          <table:table-cell table:number-columns-repeated="2"/>
        </table:table-row>
        <table:table-row table:style-name="ro1">
          <table:table-cell office:value-type="float" office:value="0.860098600387573" calcext:value-type="float">
            <text:p>0.860098600387573</text:p>
          </table:table-cell>
          <table:table-cell table:number-columns-repeated="2"/>
        </table:table-row>
        <table:table-row table:style-name="ro1">
          <table:table-cell office:value-type="float" office:value="0.70668375492096" calcext:value-type="float">
            <text:p>0.70668375492096</text:p>
          </table:table-cell>
          <table:table-cell table:number-columns-repeated="2"/>
        </table:table-row>
        <table:table-row table:style-name="ro1">
          <table:table-cell office:value-type="float" office:value="0.260398298501968" calcext:value-type="float">
            <text:p>0.260398298501968</text:p>
          </table:table-cell>
          <table:table-cell table:number-columns-repeated="2"/>
        </table:table-row>
        <table:table-row table:style-name="ro1">
          <table:table-cell office:value-type="float" office:value="0.491606205701828" calcext:value-type="float">
            <text:p>0.491606205701828</text:p>
          </table:table-cell>
          <table:table-cell table:number-columns-repeated="2"/>
        </table:table-row>
        <table:table-row table:style-name="ro1">
          <table:table-cell office:value-type="float" office:value="0.662078976631165" calcext:value-type="float">
            <text:p>0.662078976631165</text:p>
          </table:table-cell>
          <table:table-cell table:number-columns-repeated="2"/>
        </table:table-row>
        <table:table-row table:style-name="ro1">
          <table:table-cell office:value-type="float" office:value="0.749794781208038" calcext:value-type="float">
            <text:p>0.749794781208038</text:p>
          </table:table-cell>
          <table:table-cell table:number-columns-repeated="2"/>
        </table:table-row>
        <table:table-row table:style-name="ro1">
          <table:table-cell office:value-type="float" office:value="0.724739491939545" calcext:value-type="float">
            <text:p>0.724739491939545</text:p>
          </table:table-cell>
          <table:table-cell table:number-columns-repeated="2"/>
        </table:table-row>
        <table:table-row table:style-name="ro1">
          <table:table-cell office:value-type="float" office:value="0.780000686645508" calcext:value-type="float">
            <text:p>0.780000686645508</text:p>
          </table:table-cell>
          <table:table-cell table:number-columns-repeated="2"/>
        </table:table-row>
        <table:table-row table:style-name="ro1">
          <table:table-cell office:value-type="float" office:value="0.714069187641144" calcext:value-type="float">
            <text:p>0.714069187641144</text:p>
          </table:table-cell>
          <table:table-cell table:number-columns-repeated="2"/>
        </table:table-row>
        <table:table-row table:style-name="ro1">
          <table:table-cell office:value-type="float" office:value="0.553619086742401" calcext:value-type="float">
            <text:p>0.553619086742401</text:p>
          </table:table-cell>
          <table:table-cell table:number-columns-repeated="2"/>
        </table:table-row>
        <table:table-row table:style-name="ro1">
          <table:table-cell office:value-type="float" office:value="0.599211812019348" calcext:value-type="float">
            <text:p>0.599211812019348</text:p>
          </table:table-cell>
          <table:table-cell table:number-columns-repeated="2"/>
        </table:table-row>
        <table:table-row table:style-name="ro1">
          <table:table-cell office:value-type="float" office:value="0.744905650615692" calcext:value-type="float">
            <text:p>0.744905650615692</text:p>
          </table:table-cell>
          <table:table-cell table:number-columns-repeated="2"/>
        </table:table-row>
        <table:table-row table:style-name="ro1">
          <table:table-cell office:value-type="float" office:value="0.746524572372437" calcext:value-type="float">
            <text:p>0.746524572372437</text:p>
          </table:table-cell>
          <table:table-cell table:number-columns-repeated="2"/>
        </table:table-row>
        <table:table-row table:style-name="ro1">
          <table:table-cell office:value-type="float" office:value="0.742806434631348" calcext:value-type="float">
            <text:p>0.742806434631348</text:p>
          </table:table-cell>
          <table:table-cell table:number-columns-repeated="2"/>
        </table:table-row>
        <table:table-row table:style-name="ro1">
          <table:table-cell office:value-type="float" office:value="0.703958988189697" calcext:value-type="float">
            <text:p>0.703958988189697</text:p>
          </table:table-cell>
          <table:table-cell table:number-columns-repeated="2"/>
        </table:table-row>
        <table:table-row table:style-name="ro1">
          <table:table-cell office:value-type="float" office:value="0.816339492797852" calcext:value-type="float">
            <text:p>0.816339492797852</text:p>
          </table:table-cell>
          <table:table-cell table:number-columns-repeated="2"/>
        </table:table-row>
        <table:table-row table:style-name="ro1">
          <table:table-cell office:value-type="float" office:value="0.819367647171021" calcext:value-type="float">
            <text:p>0.819367647171021</text:p>
          </table:table-cell>
          <table:table-cell table:number-columns-repeated="2"/>
        </table:table-row>
        <table:table-row table:style-name="ro1">
          <table:table-cell office:value-type="float" office:value="0.822923898696899" calcext:value-type="float">
            <text:p>0.822923898696899</text:p>
          </table:table-cell>
          <table:table-cell table:number-columns-repeated="2"/>
        </table:table-row>
        <table:table-row table:style-name="ro1">
          <table:table-cell office:value-type="float" office:value="0.672284483909607" calcext:value-type="float">
            <text:p>0.672284483909607</text:p>
          </table:table-cell>
          <table:table-cell table:number-columns-repeated="2"/>
        </table:table-row>
        <table:table-row table:style-name="ro1">
          <table:table-cell office:value-type="float" office:value="0.692835450172424" calcext:value-type="float">
            <text:p>0.692835450172424</text:p>
          </table:table-cell>
          <table:table-cell table:number-columns-repeated="2"/>
        </table:table-row>
        <table:table-row table:style-name="ro1">
          <table:table-cell office:value-type="float" office:value="0.30431079864502" calcext:value-type="float">
            <text:p>0.30431079864502</text:p>
          </table:table-cell>
          <table:table-cell table:number-columns-repeated="2"/>
        </table:table-row>
        <table:table-row table:style-name="ro1">
          <table:table-cell office:value-type="float" office:value="0.314287751913071" calcext:value-type="float">
            <text:p>0.314287751913071</text:p>
          </table:table-cell>
          <table:table-cell table:number-columns-repeated="2"/>
        </table:table-row>
        <table:table-row table:style-name="ro1">
          <table:table-cell office:value-type="float" office:value="0.325974464416504" calcext:value-type="float">
            <text:p>0.325974464416504</text:p>
          </table:table-cell>
          <table:table-cell table:number-columns-repeated="2"/>
        </table:table-row>
        <table:table-row table:style-name="ro1">
          <table:table-cell office:value-type="float" office:value="0.390818774700165" calcext:value-type="float">
            <text:p>0.390818774700165</text:p>
          </table:table-cell>
          <table:table-cell table:number-columns-repeated="2"/>
        </table:table-row>
        <table:table-row table:style-name="ro1">
          <table:table-cell office:value-type="float" office:value="0.845575571060181" calcext:value-type="float">
            <text:p>0.845575571060181</text:p>
          </table:table-cell>
          <table:table-cell table:number-columns-repeated="2"/>
        </table:table-row>
        <table:table-row table:style-name="ro1">
          <table:table-cell office:value-type="float" office:value="0.7919562458992" calcext:value-type="float">
            <text:p>0.7919562458992</text:p>
          </table:table-cell>
          <table:table-cell table:number-columns-repeated="2"/>
        </table:table-row>
        <table:table-row table:style-name="ro1">
          <table:table-cell office:value-type="float" office:value="0.642996728420258" calcext:value-type="float">
            <text:p>0.642996728420258</text:p>
          </table:table-cell>
          <table:table-cell table:number-columns-repeated="2"/>
        </table:table-row>
        <table:table-row table:style-name="ro1">
          <table:table-cell office:value-type="float" office:value="0.778575718402862" calcext:value-type="float">
            <text:p>0.778575718402862</text:p>
          </table:table-cell>
          <table:table-cell table:number-columns-repeated="2"/>
        </table:table-row>
        <table:table-row table:style-name="ro1">
          <table:table-cell office:value-type="float" office:value="0.815414547920227" calcext:value-type="float">
            <text:p>0.815414547920227</text:p>
          </table:table-cell>
          <table:table-cell table:number-columns-repeated="2"/>
        </table:table-row>
        <table:table-row table:style-name="ro1">
          <table:table-cell office:value-type="float" office:value="0.851240992546081" calcext:value-type="float">
            <text:p>0.851240992546081</text:p>
          </table:table-cell>
          <table:table-cell table:number-columns-repeated="2"/>
        </table:table-row>
        <table:table-row table:style-name="ro1">
          <table:table-cell office:value-type="float" office:value="0.874059855937958" calcext:value-type="float">
            <text:p>0.874059855937958</text:p>
          </table:table-cell>
          <table:table-cell table:number-columns-repeated="2"/>
        </table:table-row>
        <table:table-row table:style-name="ro1">
          <table:table-cell office:value-type="float" office:value="0.8518345952034" calcext:value-type="float">
            <text:p>0.8518345952034</text:p>
          </table:table-cell>
          <table:table-cell table:number-columns-repeated="2"/>
        </table:table-row>
        <table:table-row table:style-name="ro1">
          <table:table-cell office:value-type="float" office:value="0.832811117172241" calcext:value-type="float">
            <text:p>0.832811117172241</text:p>
          </table:table-cell>
          <table:table-cell table:number-columns-repeated="2"/>
        </table:table-row>
        <table:table-row table:style-name="ro1">
          <table:table-cell office:value-type="float" office:value="0.802042841911316" calcext:value-type="float">
            <text:p>0.802042841911316</text:p>
          </table:table-cell>
          <table:table-cell table:number-columns-repeated="2"/>
        </table:table-row>
        <table:table-row table:style-name="ro1">
          <table:table-cell office:value-type="float" office:value="0.82413125038147" calcext:value-type="float">
            <text:p>0.82413125038147</text:p>
          </table:table-cell>
          <table:table-cell table:number-columns-repeated="2"/>
        </table:table-row>
        <table:table-row table:style-name="ro1">
          <table:table-cell office:value-type="float" office:value="0.846954345703125" calcext:value-type="float">
            <text:p>0.846954345703125</text:p>
          </table:table-cell>
          <table:table-cell table:number-columns-repeated="2"/>
        </table:table-row>
        <table:table-row table:style-name="ro1">
          <table:table-cell office:value-type="float" office:value="0.845704615116119" calcext:value-type="float">
            <text:p>0.845704615116119</text:p>
          </table:table-cell>
          <table:table-cell table:number-columns-repeated="2"/>
        </table:table-row>
        <table:table-row table:style-name="ro1">
          <table:table-cell office:value-type="float" office:value="0.806394517421722" calcext:value-type="float">
            <text:p>0.806394517421722</text:p>
          </table:table-cell>
          <table:table-cell table:number-columns-repeated="2"/>
        </table:table-row>
        <table:table-row table:style-name="ro1">
          <table:table-cell office:value-type="float" office:value="0.758119225502014" calcext:value-type="float">
            <text:p>0.758119225502014</text:p>
          </table:table-cell>
          <table:table-cell table:number-columns-repeated="2"/>
        </table:table-row>
        <table:table-row table:style-name="ro1">
          <table:table-cell office:value-type="float" office:value="0.835981667041779" calcext:value-type="float">
            <text:p>0.835981667041779</text:p>
          </table:table-cell>
          <table:table-cell table:number-columns-repeated="2"/>
        </table:table-row>
        <table:table-row table:style-name="ro1">
          <table:table-cell office:value-type="float" office:value="0.815167546272278" calcext:value-type="float">
            <text:p>0.815167546272278</text:p>
          </table:table-cell>
          <table:table-cell table:number-columns-repeated="2"/>
        </table:table-row>
        <table:table-row table:style-name="ro1">
          <table:table-cell office:value-type="float" office:value="0.874513804912567" calcext:value-type="float">
            <text:p>0.874513804912567</text:p>
          </table:table-cell>
          <table:table-cell table:number-columns-repeated="2"/>
        </table:table-row>
        <table:table-row table:style-name="ro1">
          <table:table-cell office:value-type="float" office:value="0.253262162208557" calcext:value-type="float">
            <text:p>0.253262162208557</text:p>
          </table:table-cell>
          <table:table-cell table:number-columns-repeated="2"/>
        </table:table-row>
        <table:table-row table:style-name="ro1">
          <table:table-cell office:value-type="float" office:value="0.833264112472534" calcext:value-type="float">
            <text:p>0.833264112472534</text:p>
          </table:table-cell>
          <table:table-cell table:number-columns-repeated="2"/>
        </table:table-row>
        <table:table-row table:style-name="ro1">
          <table:table-cell office:value-type="float" office:value="0.584132313728333" calcext:value-type="float">
            <text:p>0.584132313728333</text:p>
          </table:table-cell>
          <table:table-cell table:number-columns-repeated="2"/>
        </table:table-row>
        <table:table-row table:style-name="ro1">
          <table:table-cell office:value-type="float" office:value="0.614280641078949" calcext:value-type="float">
            <text:p>0.614280641078949</text:p>
          </table:table-cell>
          <table:table-cell table:number-columns-repeated="2"/>
        </table:table-row>
        <table:table-row table:style-name="ro1">
          <table:table-cell office:value-type="float" office:value="0.718992233276367" calcext:value-type="float">
            <text:p>0.718992233276367</text:p>
          </table:table-cell>
          <table:table-cell table:number-columns-repeated="2"/>
        </table:table-row>
        <table:table-row table:style-name="ro1">
          <table:table-cell office:value-type="float" office:value="0.684496462345123" calcext:value-type="float">
            <text:p>0.684496462345123</text:p>
          </table:table-cell>
          <table:table-cell table:number-columns-repeated="2"/>
        </table:table-row>
        <table:table-row table:style-name="ro1">
          <table:table-cell office:value-type="float" office:value="0.425409466028214" calcext:value-type="float">
            <text:p>0.425409466028214</text:p>
          </table:table-cell>
          <table:table-cell table:number-columns-repeated="2"/>
        </table:table-row>
        <table:table-row table:style-name="ro1">
          <table:table-cell office:value-type="float" office:value="0.259048074483871" calcext:value-type="float">
            <text:p>0.259048074483871</text:p>
          </table:table-cell>
          <table:table-cell table:number-columns-repeated="2"/>
        </table:table-row>
        <table:table-row table:style-name="ro1">
          <table:table-cell office:value-type="float" office:value="0.776045382022858" calcext:value-type="float">
            <text:p>0.776045382022858</text:p>
          </table:table-cell>
          <table:table-cell table:number-columns-repeated="2"/>
        </table:table-row>
        <table:table-row table:style-name="ro1">
          <table:table-cell office:value-type="float" office:value="0.858837485313416" calcext:value-type="float">
            <text:p>0.858837485313416</text:p>
          </table:table-cell>
          <table:table-cell table:number-columns-repeated="2"/>
        </table:table-row>
        <table:table-row table:style-name="ro1">
          <table:table-cell office:value-type="float" office:value="0.851107835769653" calcext:value-type="float">
            <text:p>0.851107835769653</text:p>
          </table:table-cell>
          <table:table-cell table:number-columns-repeated="2"/>
        </table:table-row>
        <table:table-row table:style-name="ro1">
          <table:table-cell office:value-type="float" office:value="0.825748860836029" calcext:value-type="float">
            <text:p>0.825748860836029</text:p>
          </table:table-cell>
          <table:table-cell table:number-columns-repeated="2"/>
        </table:table-row>
        <table:table-row table:style-name="ro1">
          <table:table-cell office:value-type="float" office:value="0.7068892121315" calcext:value-type="float">
            <text:p>0.7068892121315</text:p>
          </table:table-cell>
          <table:table-cell table:number-columns-repeated="2"/>
        </table:table-row>
        <table:table-row table:style-name="ro1">
          <table:table-cell office:value-type="float" office:value="0.269156754016876" calcext:value-type="float">
            <text:p>0.269156754016876</text:p>
          </table:table-cell>
          <table:table-cell table:number-columns-repeated="2"/>
        </table:table-row>
        <table:table-row table:style-name="ro1">
          <table:table-cell office:value-type="float" office:value="0.347097545862198" calcext:value-type="float">
            <text:p>0.347097545862198</text:p>
          </table:table-cell>
          <table:table-cell table:number-columns-repeated="2"/>
        </table:table-row>
        <table:table-row table:style-name="ro1">
          <table:table-cell office:value-type="float" office:value="0.250480145215988" calcext:value-type="float">
            <text:p>0.250480145215988</text:p>
          </table:table-cell>
          <table:table-cell table:number-columns-repeated="2"/>
        </table:table-row>
        <table:table-row table:style-name="ro1">
          <table:table-cell office:value-type="float" office:value="0.572245419025421" calcext:value-type="float">
            <text:p>0.572245419025421</text:p>
          </table:table-cell>
          <table:table-cell table:number-columns-repeated="2"/>
        </table:table-row>
        <table:table-row table:style-name="ro1">
          <table:table-cell office:value-type="float" office:value="0.251675009727478" calcext:value-type="float">
            <text:p>0.251675009727478</text:p>
          </table:table-cell>
          <table:table-cell table:number-columns-repeated="2"/>
        </table:table-row>
        <table:table-row table:style-name="ro1">
          <table:table-cell office:value-type="float" office:value="0.824653387069702" calcext:value-type="float">
            <text:p>0.824653387069702</text:p>
          </table:table-cell>
          <table:table-cell table:number-columns-repeated="2"/>
        </table:table-row>
        <table:table-row table:style-name="ro1">
          <table:table-cell office:value-type="float" office:value="0.772829592227936" calcext:value-type="float">
            <text:p>0.772829592227936</text:p>
          </table:table-cell>
          <table:table-cell table:number-columns-repeated="2"/>
        </table:table-row>
        <table:table-row table:style-name="ro1">
          <table:table-cell office:value-type="float" office:value="0.781168699264526" calcext:value-type="float">
            <text:p>0.781168699264526</text:p>
          </table:table-cell>
          <table:table-cell table:number-columns-repeated="2"/>
        </table:table-row>
        <table:table-row table:style-name="ro1">
          <table:table-cell office:value-type="float" office:value="0.836679458618164" calcext:value-type="float">
            <text:p>0.836679458618164</text:p>
          </table:table-cell>
          <table:table-cell table:number-columns-repeated="2"/>
        </table:table-row>
        <table:table-row table:style-name="ro1">
          <table:table-cell office:value-type="float" office:value="0.863939523696899" calcext:value-type="float">
            <text:p>0.863939523696899</text:p>
          </table:table-cell>
          <table:table-cell table:number-columns-repeated="2"/>
        </table:table-row>
        <table:table-row table:style-name="ro1">
          <table:table-cell office:value-type="float" office:value="0.841588377952576" calcext:value-type="float">
            <text:p>0.841588377952576</text:p>
          </table:table-cell>
          <table:table-cell table:number-columns-repeated="2"/>
        </table:table-row>
        <table:table-row table:style-name="ro1">
          <table:table-cell office:value-type="float" office:value="0.840155065059662" calcext:value-type="float">
            <text:p>0.840155065059662</text:p>
          </table:table-cell>
          <table:table-cell table:number-columns-repeated="2"/>
        </table:table-row>
        <table:table-row table:style-name="ro1">
          <table:table-cell office:value-type="float" office:value="0.863890111446381" calcext:value-type="float">
            <text:p>0.863890111446381</text:p>
          </table:table-cell>
          <table:table-cell table:number-columns-repeated="2"/>
        </table:table-row>
        <table:table-row table:style-name="ro1">
          <table:table-cell office:value-type="float" office:value="0.851016163825989" calcext:value-type="float">
            <text:p>0.851016163825989</text:p>
          </table:table-cell>
          <table:table-cell table:number-columns-repeated="2"/>
        </table:table-row>
        <table:table-row table:style-name="ro1">
          <table:table-cell office:value-type="float" office:value="0.868655383586883" calcext:value-type="float">
            <text:p>0.868655383586883</text:p>
          </table:table-cell>
          <table:table-cell table:number-columns-repeated="2"/>
        </table:table-row>
        <table:table-row table:style-name="ro1">
          <table:table-cell office:value-type="float" office:value="0.888447999954224" calcext:value-type="float">
            <text:p>0.888447999954224</text:p>
          </table:table-cell>
          <table:table-cell table:number-columns-repeated="2"/>
        </table:table-row>
        <table:table-row table:style-name="ro1">
          <table:table-cell office:value-type="float" office:value="0.863896369934082" calcext:value-type="float">
            <text:p>0.863896369934082</text:p>
          </table:table-cell>
          <table:table-cell table:number-columns-repeated="2"/>
        </table:table-row>
        <table:table-row table:style-name="ro1">
          <table:table-cell office:value-type="float" office:value="0.818960666656494" calcext:value-type="float">
            <text:p>0.818960666656494</text:p>
          </table:table-cell>
          <table:table-cell table:number-columns-repeated="2"/>
        </table:table-row>
        <table:table-row table:style-name="ro1">
          <table:table-cell office:value-type="float" office:value="0.375808537006378" calcext:value-type="float">
            <text:p>0.375808537006378</text:p>
          </table:table-cell>
          <table:table-cell table:number-columns-repeated="2"/>
        </table:table-row>
        <table:table-row table:style-name="ro1">
          <table:table-cell office:value-type="float" office:value="0.837124645709991" calcext:value-type="float">
            <text:p>0.837124645709991</text:p>
          </table:table-cell>
          <table:table-cell table:number-columns-repeated="2"/>
        </table:table-row>
        <table:table-row table:style-name="ro1">
          <table:table-cell office:value-type="float" office:value="0.412873476743698" calcext:value-type="float">
            <text:p>0.412873476743698</text:p>
          </table:table-cell>
          <table:table-cell table:number-columns-repeated="2"/>
        </table:table-row>
        <table:table-row table:style-name="ro1">
          <table:table-cell office:value-type="float" office:value="0.844580173492431" calcext:value-type="float">
            <text:p>0.844580173492431</text:p>
          </table:table-cell>
          <table:table-cell table:number-columns-repeated="2"/>
        </table:table-row>
        <table:table-row table:style-name="ro1">
          <table:table-cell office:value-type="float" office:value="0.883169114589691" calcext:value-type="float">
            <text:p>0.883169114589691</text:p>
          </table:table-cell>
          <table:table-cell table:number-columns-repeated="2"/>
        </table:table-row>
        <table:table-row table:style-name="ro1">
          <table:table-cell office:value-type="float" office:value="0.795683860778809" calcext:value-type="float">
            <text:p>0.795683860778809</text:p>
          </table:table-cell>
          <table:table-cell table:number-columns-repeated="2"/>
        </table:table-row>
        <table:table-row table:style-name="ro1">
          <table:table-cell office:value-type="float" office:value="0.823240280151367" calcext:value-type="float">
            <text:p>0.823240280151367</text:p>
          </table:table-cell>
          <table:table-cell table:number-columns-repeated="2"/>
        </table:table-row>
        <table:table-row table:style-name="ro1">
          <table:table-cell office:value-type="float" office:value="0.82149350643158" calcext:value-type="float">
            <text:p>0.82149350643158</text:p>
          </table:table-cell>
          <table:table-cell table:number-columns-repeated="2"/>
        </table:table-row>
        <table:table-row table:style-name="ro1">
          <table:table-cell office:value-type="float" office:value="0.820426225662231" calcext:value-type="float">
            <text:p>0.820426225662231</text:p>
          </table:table-cell>
          <table:table-cell table:number-columns-repeated="2"/>
        </table:table-row>
        <table:table-row table:style-name="ro1">
          <table:table-cell office:value-type="float" office:value="0.822934746742249" calcext:value-type="float">
            <text:p>0.822934746742249</text:p>
          </table:table-cell>
          <table:table-cell table:number-columns-repeated="2"/>
        </table:table-row>
        <table:table-row table:style-name="ro1">
          <table:table-cell office:value-type="float" office:value="0.825389385223389" calcext:value-type="float">
            <text:p>0.825389385223389</text:p>
          </table:table-cell>
          <table:table-cell table:number-columns-repeated="2"/>
        </table:table-row>
        <table:table-row table:style-name="ro1">
          <table:table-cell office:value-type="float" office:value="0.814025223255158" calcext:value-type="float">
            <text:p>0.814025223255158</text:p>
          </table:table-cell>
          <table:table-cell table:number-columns-repeated="2"/>
        </table:table-row>
        <table:table-row table:style-name="ro1">
          <table:table-cell office:value-type="float" office:value="0.809353172779083" calcext:value-type="float">
            <text:p>0.809353172779083</text:p>
          </table:table-cell>
          <table:table-cell table:number-columns-repeated="2"/>
        </table:table-row>
        <table:table-row table:style-name="ro1">
          <table:table-cell office:value-type="float" office:value="0.815803050994873" calcext:value-type="float">
            <text:p>0.815803050994873</text:p>
          </table:table-cell>
          <table:table-cell table:number-columns-repeated="2"/>
        </table:table-row>
        <table:table-row table:style-name="ro1">
          <table:table-cell office:value-type="float" office:value="0.802207469940185" calcext:value-type="float">
            <text:p>0.802207469940185</text:p>
          </table:table-cell>
          <table:table-cell table:number-columns-repeated="2"/>
        </table:table-row>
        <table:table-row table:style-name="ro1">
          <table:table-cell office:value-type="float" office:value="0.81234872341156" calcext:value-type="float">
            <text:p>0.81234872341156</text:p>
          </table:table-cell>
          <table:table-cell table:number-columns-repeated="2"/>
        </table:table-row>
        <table:table-row table:style-name="ro1">
          <table:table-cell office:value-type="float" office:value="0.815766096115112" calcext:value-type="float">
            <text:p>0.815766096115112</text:p>
          </table:table-cell>
          <table:table-cell table:number-columns-repeated="2"/>
        </table:table-row>
        <table:table-row table:style-name="ro1">
          <table:table-cell office:value-type="float" office:value="0.835709691047668" calcext:value-type="float">
            <text:p>0.835709691047668</text:p>
          </table:table-cell>
          <table:table-cell table:number-columns-repeated="2"/>
        </table:table-row>
        <table:table-row table:style-name="ro1">
          <table:table-cell office:value-type="float" office:value="0.832049250602722" calcext:value-type="float">
            <text:p>0.832049250602722</text:p>
          </table:table-cell>
          <table:table-cell table:number-columns-repeated="2"/>
        </table:table-row>
        <table:table-row table:style-name="ro1">
          <table:table-cell office:value-type="float" office:value="0.795123398303986" calcext:value-type="float">
            <text:p>0.795123398303986</text:p>
          </table:table-cell>
          <table:table-cell table:number-columns-repeated="2"/>
        </table:table-row>
        <table:table-row table:style-name="ro1">
          <table:table-cell office:value-type="float" office:value="0.776805102825165" calcext:value-type="float">
            <text:p>0.776805102825165</text:p>
          </table:table-cell>
          <table:table-cell table:number-columns-repeated="2"/>
        </table:table-row>
        <table:table-row table:style-name="ro1">
          <table:table-cell office:value-type="float" office:value="0.755456805229187" calcext:value-type="float">
            <text:p>0.755456805229187</text:p>
          </table:table-cell>
          <table:table-cell table:number-columns-repeated="2"/>
        </table:table-row>
        <table:table-row table:style-name="ro1">
          <table:table-cell office:value-type="float" office:value="0.731614887714386" calcext:value-type="float">
            <text:p>0.731614887714386</text:p>
          </table:table-cell>
          <table:table-cell table:number-columns-repeated="2"/>
        </table:table-row>
        <table:table-row table:style-name="ro1">
          <table:table-cell office:value-type="float" office:value="0.645305395126343" calcext:value-type="float">
            <text:p>0.645305395126343</text:p>
          </table:table-cell>
          <table:table-cell table:number-columns-repeated="2"/>
        </table:table-row>
        <table:table-row table:style-name="ro1">
          <table:table-cell office:value-type="float" office:value="0.723530650138855" calcext:value-type="float">
            <text:p>0.723530650138855</text:p>
          </table:table-cell>
          <table:table-cell table:number-columns-repeated="2"/>
        </table:table-row>
        <table:table-row table:style-name="ro1">
          <table:table-cell office:value-type="float" office:value="0.607411503791809" calcext:value-type="float">
            <text:p>0.607411503791809</text:p>
          </table:table-cell>
          <table:table-cell table:number-columns-repeated="2"/>
        </table:table-row>
        <table:table-row table:style-name="ro1">
          <table:table-cell office:value-type="float" office:value="0.577132642269135" calcext:value-type="float">
            <text:p>0.577132642269135</text:p>
          </table:table-cell>
          <table:table-cell table:number-columns-repeated="2"/>
        </table:table-row>
        <table:table-row table:style-name="ro1">
          <table:table-cell office:value-type="float" office:value="0.518189311027527" calcext:value-type="float">
            <text:p>0.518189311027527</text:p>
          </table:table-cell>
          <table:table-cell table:number-columns-repeated="2"/>
        </table:table-row>
        <table:table-row table:style-name="ro1">
          <table:table-cell office:value-type="float" office:value="0.495366632938385" calcext:value-type="float">
            <text:p>0.495366632938385</text:p>
          </table:table-cell>
          <table:table-cell table:number-columns-repeated="2"/>
        </table:table-row>
        <table:table-row table:style-name="ro1">
          <table:table-cell office:value-type="float" office:value="0.50860458612442" calcext:value-type="float">
            <text:p>0.50860458612442</text:p>
          </table:table-cell>
          <table:table-cell table:number-columns-repeated="2"/>
        </table:table-row>
        <table:table-row table:style-name="ro1">
          <table:table-cell office:value-type="float" office:value="0.371560364961624" calcext:value-type="float">
            <text:p>0.371560364961624</text:p>
          </table:table-cell>
          <table:table-cell table:number-columns-repeated="2"/>
        </table:table-row>
        <table:table-row table:style-name="ro1">
          <table:table-cell office:value-type="float" office:value="0.365894496440887" calcext:value-type="float">
            <text:p>0.365894496440887</text:p>
          </table:table-cell>
          <table:table-cell table:number-columns-repeated="2"/>
        </table:table-row>
        <table:table-row table:style-name="ro1">
          <table:table-cell office:value-type="float" office:value="0.803627192974091" calcext:value-type="float">
            <text:p>0.803627192974091</text:p>
          </table:table-cell>
          <table:table-cell table:number-columns-repeated="2"/>
        </table:table-row>
        <table:table-row table:style-name="ro1">
          <table:table-cell office:value-type="float" office:value="0.851265132427216" calcext:value-type="float">
            <text:p>0.851265132427216</text:p>
          </table:table-cell>
          <table:table-cell table:number-columns-repeated="2"/>
        </table:table-row>
        <table:table-row table:style-name="ro1">
          <table:table-cell office:value-type="float" office:value="0.775263071060181" calcext:value-type="float">
            <text:p>0.775263071060181</text:p>
          </table:table-cell>
          <table:table-cell table:number-columns-repeated="2"/>
        </table:table-row>
        <table:table-row table:style-name="ro1">
          <table:table-cell office:value-type="float" office:value="0.510628700256348" calcext:value-type="float">
            <text:p>0.510628700256348</text:p>
          </table:table-cell>
          <table:table-cell table:number-columns-repeated="2"/>
        </table:table-row>
        <table:table-row table:style-name="ro1">
          <table:table-cell office:value-type="float" office:value="0.349713504314423" calcext:value-type="float">
            <text:p>0.349713504314423</text:p>
          </table:table-cell>
          <table:table-cell table:number-columns-repeated="2"/>
        </table:table-row>
        <table:table-row table:style-name="ro1">
          <table:table-cell office:value-type="float" office:value="0.270557761192322" calcext:value-type="float">
            <text:p>0.270557761192322</text:p>
          </table:table-cell>
          <table:table-cell table:number-columns-repeated="2"/>
        </table:table-row>
        <table:table-row table:style-name="ro1">
          <table:table-cell office:value-type="float" office:value="0.389240354299545" calcext:value-type="float">
            <text:p>0.389240354299545</text:p>
          </table:table-cell>
          <table:table-cell table:number-columns-repeated="2"/>
        </table:table-row>
        <table:table-row table:style-name="ro1">
          <table:table-cell office:value-type="float" office:value="0.598846316337585" calcext:value-type="float">
            <text:p>0.598846316337585</text:p>
          </table:table-cell>
          <table:table-cell table:number-columns-repeated="2"/>
        </table:table-row>
        <table:table-row table:style-name="ro1">
          <table:table-cell office:value-type="float" office:value="0.513416945934296" calcext:value-type="float">
            <text:p>0.513416945934296</text:p>
          </table:table-cell>
          <table:table-cell table:number-columns-repeated="2"/>
        </table:table-row>
        <table:table-row table:style-name="ro1">
          <table:table-cell office:value-type="float" office:value="0.722245097160339" calcext:value-type="float">
            <text:p>0.722245097160339</text:p>
          </table:table-cell>
          <table:table-cell table:number-columns-repeated="2"/>
        </table:table-row>
        <table:table-row table:style-name="ro1">
          <table:table-cell office:value-type="float" office:value="0.765118002891541" calcext:value-type="float">
            <text:p>0.765118002891541</text:p>
          </table:table-cell>
          <table:table-cell table:number-columns-repeated="2"/>
        </table:table-row>
        <table:table-row table:style-name="ro1">
          <table:table-cell office:value-type="float" office:value="0.793519496917725" calcext:value-type="float">
            <text:p>0.793519496917725</text:p>
          </table:table-cell>
          <table:table-cell table:number-columns-repeated="2"/>
        </table:table-row>
        <table:table-row table:style-name="ro1">
          <table:table-cell office:value-type="float" office:value="0.733777821063995" calcext:value-type="float">
            <text:p>0.733777821063995</text:p>
          </table:table-cell>
          <table:table-cell table:number-columns-repeated="2"/>
        </table:table-row>
        <table:table-row table:style-name="ro1">
          <table:table-cell office:value-type="float" office:value="0.707123637199402" calcext:value-type="float">
            <text:p>0.707123637199402</text:p>
          </table:table-cell>
          <table:table-cell table:number-columns-repeated="2"/>
        </table:table-row>
        <table:table-row table:style-name="ro1">
          <table:table-cell office:value-type="float" office:value="0.761009454727173" calcext:value-type="float">
            <text:p>0.761009454727173</text:p>
          </table:table-cell>
          <table:table-cell table:number-columns-repeated="2"/>
        </table:table-row>
        <table:table-row table:style-name="ro1">
          <table:table-cell office:value-type="float" office:value="0.781575679779053" calcext:value-type="float">
            <text:p>0.781575679779053</text:p>
          </table:table-cell>
          <table:table-cell table:number-columns-repeated="2"/>
        </table:table-row>
        <table:table-row table:style-name="ro1">
          <table:table-cell office:value-type="float" office:value="0.793436825275421" calcext:value-type="float">
            <text:p>0.793436825275421</text:p>
          </table:table-cell>
          <table:table-cell table:number-columns-repeated="2"/>
        </table:table-row>
        <table:table-row table:style-name="ro1">
          <table:table-cell office:value-type="float" office:value="0.261453300714493" calcext:value-type="float">
            <text:p>0.261453300714493</text:p>
          </table:table-cell>
          <table:table-cell table:number-columns-repeated="2"/>
        </table:table-row>
        <table:table-row table:style-name="ro1">
          <table:table-cell office:value-type="float" office:value="0.436161518096924" calcext:value-type="float">
            <text:p>0.436161518096924</text:p>
          </table:table-cell>
          <table:table-cell table:number-columns-repeated="2"/>
        </table:table-row>
        <table:table-row table:style-name="ro1">
          <table:table-cell office:value-type="float" office:value="0.270367056131363" calcext:value-type="float">
            <text:p>0.270367056131363</text:p>
          </table:table-cell>
          <table:table-cell table:number-columns-repeated="2"/>
        </table:table-row>
        <table:table-row table:style-name="ro1">
          <table:table-cell office:value-type="float" office:value="0.53927356004715" calcext:value-type="float">
            <text:p>0.53927356004715</text:p>
          </table:table-cell>
          <table:table-cell table:number-columns-repeated="2"/>
        </table:table-row>
        <table:table-row table:style-name="ro1">
          <table:table-cell office:value-type="float" office:value="0.711482882499695" calcext:value-type="float">
            <text:p>0.711482882499695</text:p>
          </table:table-cell>
          <table:table-cell table:number-columns-repeated="2"/>
        </table:table-row>
        <table:table-row table:style-name="ro1">
          <table:table-cell office:value-type="float" office:value="0.728243052959442" calcext:value-type="float">
            <text:p>0.728243052959442</text:p>
          </table:table-cell>
          <table:table-cell table:number-columns-repeated="2"/>
        </table:table-row>
        <table:table-row table:style-name="ro1">
          <table:table-cell office:value-type="float" office:value="0.720659554004669" calcext:value-type="float">
            <text:p>0.720659554004669</text:p>
          </table:table-cell>
          <table:table-cell table:number-columns-repeated="2"/>
        </table:table-row>
        <table:table-row table:style-name="ro1">
          <table:table-cell office:value-type="float" office:value="0.834364950656891" calcext:value-type="float">
            <text:p>0.834364950656891</text:p>
          </table:table-cell>
          <table:table-cell table:number-columns-repeated="2"/>
        </table:table-row>
        <table:table-row table:style-name="ro1">
          <table:table-cell office:value-type="float" office:value="0.866327464580536" calcext:value-type="float">
            <text:p>0.866327464580536</text:p>
          </table:table-cell>
          <table:table-cell table:number-columns-repeated="2"/>
        </table:table-row>
        <table:table-row table:style-name="ro1">
          <table:table-cell office:value-type="float" office:value="0.900597095489502" calcext:value-type="float">
            <text:p>0.900597095489502</text:p>
          </table:table-cell>
          <table:table-cell table:number-columns-repeated="2"/>
        </table:table-row>
        <table:table-row table:style-name="ro1">
          <table:table-cell office:value-type="float" office:value="0.887726306915283" calcext:value-type="float">
            <text:p>0.887726306915283</text:p>
          </table:table-cell>
          <table:table-cell table:number-columns-repeated="2"/>
        </table:table-row>
        <table:table-row table:style-name="ro1">
          <table:table-cell office:value-type="float" office:value="0.893020868301392" calcext:value-type="float">
            <text:p>0.893020868301392</text:p>
          </table:table-cell>
          <table:table-cell table:number-columns-repeated="2"/>
        </table:table-row>
        <table:table-row table:style-name="ro1">
          <table:table-cell office:value-type="float" office:value="0.880526602268219" calcext:value-type="float">
            <text:p>0.880526602268219</text:p>
          </table:table-cell>
          <table:table-cell table:number-columns-repeated="2"/>
        </table:table-row>
        <table:table-row table:style-name="ro1">
          <table:table-cell office:value-type="float" office:value="0.854332745075226" calcext:value-type="float">
            <text:p>0.854332745075226</text:p>
          </table:table-cell>
          <table:table-cell table:number-columns-repeated="2"/>
        </table:table-row>
        <table:table-row table:style-name="ro1">
          <table:table-cell office:value-type="float" office:value="0.863957166671753" calcext:value-type="float">
            <text:p>0.863957166671753</text:p>
          </table:table-cell>
          <table:table-cell table:number-columns-repeated="2"/>
        </table:table-row>
        <table:table-row table:style-name="ro1">
          <table:table-cell office:value-type="float" office:value="0.79060560464859" calcext:value-type="float">
            <text:p>0.79060560464859</text:p>
          </table:table-cell>
          <table:table-cell table:number-columns-repeated="2"/>
        </table:table-row>
        <table:table-row table:style-name="ro1">
          <table:table-cell office:value-type="float" office:value="0.294115722179413" calcext:value-type="float">
            <text:p>0.294115722179413</text:p>
          </table:table-cell>
          <table:table-cell table:number-columns-repeated="2"/>
        </table:table-row>
        <table:table-row table:style-name="ro1">
          <table:table-cell office:value-type="float" office:value="0.54912406206131" calcext:value-type="float">
            <text:p>0.54912406206131</text:p>
          </table:table-cell>
          <table:table-cell table:number-columns-repeated="2"/>
        </table:table-row>
        <table:table-row table:style-name="ro1">
          <table:table-cell office:value-type="float" office:value="0.757227420806885" calcext:value-type="float">
            <text:p>0.757227420806885</text:p>
          </table:table-cell>
          <table:table-cell table:number-columns-repeated="2"/>
        </table:table-row>
        <table:table-row table:style-name="ro1">
          <table:table-cell office:value-type="float" office:value="0.817700207233429" calcext:value-type="float">
            <text:p>0.817700207233429</text:p>
          </table:table-cell>
          <table:table-cell table:number-columns-repeated="2"/>
        </table:table-row>
        <table:table-row table:style-name="ro1">
          <table:table-cell office:value-type="float" office:value="0.873951613903046" calcext:value-type="float">
            <text:p>0.873951613903046</text:p>
          </table:table-cell>
          <table:table-cell table:number-columns-repeated="2"/>
        </table:table-row>
        <table:table-row table:style-name="ro1">
          <table:table-cell office:value-type="float" office:value="0.894335269927979" calcext:value-type="float">
            <text:p>0.894335269927979</text:p>
          </table:table-cell>
          <table:table-cell table:number-columns-repeated="2"/>
        </table:table-row>
        <table:table-row table:style-name="ro1">
          <table:table-cell office:value-type="float" office:value="0.913164377212524" calcext:value-type="float">
            <text:p>0.913164377212524</text:p>
          </table:table-cell>
          <table:table-cell table:number-columns-repeated="2"/>
        </table:table-row>
        <table:table-row table:style-name="ro1">
          <table:table-cell office:value-type="float" office:value="0.889509320259094" calcext:value-type="float">
            <text:p>0.889509320259094</text:p>
          </table:table-cell>
          <table:table-cell table:number-columns-repeated="2"/>
        </table:table-row>
        <table:table-row table:style-name="ro1">
          <table:table-cell office:value-type="float" office:value="0.841086685657501" calcext:value-type="float">
            <text:p>0.841086685657501</text:p>
          </table:table-cell>
          <table:table-cell table:number-columns-repeated="2"/>
        </table:table-row>
        <table:table-row table:style-name="ro1">
          <table:table-cell office:value-type="float" office:value="0.820452153682709" calcext:value-type="float">
            <text:p>0.820452153682709</text:p>
          </table:table-cell>
          <table:table-cell table:number-columns-repeated="2"/>
        </table:table-row>
        <table:table-row table:style-name="ro1">
          <table:table-cell office:value-type="float" office:value="0.261339455842972" calcext:value-type="float">
            <text:p>0.261339455842972</text:p>
          </table:table-cell>
          <table:table-cell table:number-columns-repeated="2"/>
        </table:table-row>
        <table:table-row table:style-name="ro1">
          <table:table-cell office:value-type="float" office:value="0.859717190265656" calcext:value-type="float">
            <text:p>0.859717190265656</text:p>
          </table:table-cell>
          <table:table-cell table:number-columns-repeated="2"/>
        </table:table-row>
        <table:table-row table:style-name="ro1">
          <table:table-cell office:value-type="float" office:value="0.766587853431702" calcext:value-type="float">
            <text:p>0.766587853431702</text:p>
          </table:table-cell>
          <table:table-cell table:number-columns-repeated="2"/>
        </table:table-row>
        <table:table-row table:style-name="ro1">
          <table:table-cell office:value-type="float" office:value="0.531007945537567" calcext:value-type="float">
            <text:p>0.531007945537567</text:p>
          </table:table-cell>
          <table:table-cell table:number-columns-repeated="2"/>
        </table:table-row>
        <table:table-row table:style-name="ro1">
          <table:table-cell office:value-type="float" office:value="0.290384232997894" calcext:value-type="float">
            <text:p>0.290384232997894</text:p>
          </table:table-cell>
          <table:table-cell table:number-columns-repeated="2"/>
        </table:table-row>
        <table:table-row table:style-name="ro1">
          <table:table-cell office:value-type="float" office:value="0.819848418235779" calcext:value-type="float">
            <text:p>0.819848418235779</text:p>
          </table:table-cell>
          <table:table-cell table:number-columns-repeated="2"/>
        </table:table-row>
        <table:table-row table:style-name="ro1">
          <table:table-cell office:value-type="float" office:value="0.873170673847199" calcext:value-type="float">
            <text:p>0.873170673847199</text:p>
          </table:table-cell>
          <table:table-cell table:number-columns-repeated="2"/>
        </table:table-row>
        <table:table-row table:style-name="ro1">
          <table:table-cell office:value-type="float" office:value="0.810639500617981" calcext:value-type="float">
            <text:p>0.810639500617981</text:p>
          </table:table-cell>
          <table:table-cell table:number-columns-repeated="2"/>
        </table:table-row>
        <table:table-row table:style-name="ro1">
          <table:table-cell office:value-type="float" office:value="0.781591176986694" calcext:value-type="float">
            <text:p>0.781591176986694</text:p>
          </table:table-cell>
          <table:table-cell table:number-columns-repeated="2"/>
        </table:table-row>
        <table:table-row table:style-name="ro1">
          <table:table-cell office:value-type="float" office:value="0.623497724533081" calcext:value-type="float">
            <text:p>0.623497724533081</text:p>
          </table:table-cell>
          <table:table-cell table:number-columns-repeated="2"/>
        </table:table-row>
        <table:table-row table:style-name="ro1">
          <table:table-cell office:value-type="float" office:value="0.344620853662491" calcext:value-type="float">
            <text:p>0.344620853662491</text:p>
          </table:table-cell>
          <table:table-cell table:number-columns-repeated="2"/>
        </table:table-row>
        <table:table-row table:style-name="ro1">
          <table:table-cell office:value-type="float" office:value="0.447366982698441" calcext:value-type="float">
            <text:p>0.447366982698441</text:p>
          </table:table-cell>
          <table:table-cell table:number-columns-repeated="2"/>
        </table:table-row>
        <table:table-row table:style-name="ro1">
          <table:table-cell office:value-type="float" office:value="0.273936688899994" calcext:value-type="float">
            <text:p>0.273936688899994</text:p>
          </table:table-cell>
          <table:table-cell table:number-columns-repeated="2"/>
        </table:table-row>
        <table:table-row table:style-name="ro1">
          <table:table-cell office:value-type="float" office:value="0.775991439819336" calcext:value-type="float">
            <text:p>0.775991439819336</text:p>
          </table:table-cell>
          <table:table-cell table:number-columns-repeated="2"/>
        </table:table-row>
        <table:table-row table:style-name="ro1">
          <table:table-cell office:value-type="float" office:value="0.273078501224518" calcext:value-type="float">
            <text:p>0.273078501224518</text:p>
          </table:table-cell>
          <table:table-cell table:number-columns-repeated="2"/>
        </table:table-row>
        <table:table-row table:style-name="ro1">
          <table:table-cell office:value-type="float" office:value="0.840248107910156" calcext:value-type="float">
            <text:p>0.840248107910156</text:p>
          </table:table-cell>
          <table:table-cell table:number-columns-repeated="2"/>
        </table:table-row>
        <table:table-row table:style-name="ro1">
          <table:table-cell office:value-type="float" office:value="0.272714376449585" calcext:value-type="float">
            <text:p>0.272714376449585</text:p>
          </table:table-cell>
          <table:table-cell table:number-columns-repeated="2"/>
        </table:table-row>
        <table:table-row table:style-name="ro1">
          <table:table-cell office:value-type="float" office:value="0.822979867458344" calcext:value-type="float">
            <text:p>0.822979867458344</text:p>
          </table:table-cell>
          <table:table-cell table:number-columns-repeated="2"/>
        </table:table-row>
        <table:table-row table:style-name="ro1">
          <table:table-cell office:value-type="float" office:value="0.273664236068726" calcext:value-type="float">
            <text:p>0.273664236068726</text:p>
          </table:table-cell>
          <table:table-cell table:number-columns-repeated="2"/>
        </table:table-row>
        <table:table-row table:style-name="ro1">
          <table:table-cell office:value-type="float" office:value="0.750789701938629" calcext:value-type="float">
            <text:p>0.750789701938629</text:p>
          </table:table-cell>
          <table:table-cell table:number-columns-repeated="2"/>
        </table:table-row>
        <table:table-row table:style-name="ro1">
          <table:table-cell office:value-type="float" office:value="0.267109453678131" calcext:value-type="float">
            <text:p>0.267109453678131</text:p>
          </table:table-cell>
          <table:table-cell table:number-columns-repeated="2"/>
        </table:table-row>
        <table:table-row table:style-name="ro1">
          <table:table-cell office:value-type="float" office:value="0.330140024423599" calcext:value-type="float">
            <text:p>0.330140024423599</text:p>
          </table:table-cell>
          <table:table-cell table:number-columns-repeated="2"/>
        </table:table-row>
        <table:table-row table:style-name="ro1">
          <table:table-cell office:value-type="float" office:value="0.271255940198898" calcext:value-type="float">
            <text:p>0.271255940198898</text:p>
          </table:table-cell>
          <table:table-cell table:number-columns-repeated="2"/>
        </table:table-row>
        <table:table-row table:style-name="ro1">
          <table:table-cell office:value-type="float" office:value="0.271292597055435" calcext:value-type="float">
            <text:p>0.271292597055435</text:p>
          </table:table-cell>
          <table:table-cell table:number-columns-repeated="2"/>
        </table:table-row>
        <table:table-row table:style-name="ro1">
          <table:table-cell office:value-type="float" office:value="0.270698308944702" calcext:value-type="float">
            <text:p>0.270698308944702</text:p>
          </table:table-cell>
          <table:table-cell table:number-columns-repeated="2"/>
        </table:table-row>
        <table:table-row table:style-name="ro1">
          <table:table-cell office:value-type="float" office:value="0.306268364191055" calcext:value-type="float">
            <text:p>0.306268364191055</text:p>
          </table:table-cell>
          <table:table-cell table:number-columns-repeated="2"/>
        </table:table-row>
        <table:table-row table:style-name="ro1">
          <table:table-cell office:value-type="float" office:value="0.274442702531815" calcext:value-type="float">
            <text:p>0.274442702531815</text:p>
          </table:table-cell>
          <table:table-cell table:number-columns-repeated="2"/>
        </table:table-row>
        <table:table-row table:style-name="ro1">
          <table:table-cell office:value-type="float" office:value="0.505498111248016" calcext:value-type="float">
            <text:p>0.505498111248016</text:p>
          </table:table-cell>
          <table:table-cell table:number-columns-repeated="2"/>
        </table:table-row>
        <table:table-row table:style-name="ro1">
          <table:table-cell office:value-type="float" office:value="0.272520661354065" calcext:value-type="float">
            <text:p>0.272520661354065</text:p>
          </table:table-cell>
          <table:table-cell table:number-columns-repeated="2"/>
        </table:table-row>
        <table:table-row table:style-name="ro1">
          <table:table-cell office:value-type="float" office:value="0.697983741760254" calcext:value-type="float">
            <text:p>0.697983741760254</text:p>
          </table:table-cell>
          <table:table-cell table:number-columns-repeated="2"/>
        </table:table-row>
        <table:table-row table:style-name="ro1">
          <table:table-cell office:value-type="float" office:value="0.272891104221344" calcext:value-type="float">
            <text:p>0.272891104221344</text:p>
          </table:table-cell>
          <table:table-cell table:number-columns-repeated="2"/>
        </table:table-row>
        <table:table-row table:style-name="ro1">
          <table:table-cell office:value-type="float" office:value="0.721706330776215" calcext:value-type="float">
            <text:p>0.721706330776215</text:p>
          </table:table-cell>
          <table:table-cell table:number-columns-repeated="2"/>
        </table:table-row>
        <table:table-row table:style-name="ro1">
          <table:table-cell office:value-type="float" office:value="0.274602055549622" calcext:value-type="float">
            <text:p>0.274602055549622</text:p>
          </table:table-cell>
          <table:table-cell table:number-columns-repeated="2"/>
        </table:table-row>
        <table:table-row table:style-name="ro1">
          <table:table-cell office:value-type="float" office:value="0.556065082550049" calcext:value-type="float">
            <text:p>0.556065082550049</text:p>
          </table:table-cell>
          <table:table-cell table:number-columns-repeated="2"/>
        </table:table-row>
        <table:table-row table:style-name="ro1">
          <table:table-cell office:value-type="float" office:value="0.273882061243057" calcext:value-type="float">
            <text:p>0.273882061243057</text:p>
          </table:table-cell>
          <table:table-cell table:number-columns-repeated="2"/>
        </table:table-row>
        <table:table-row table:style-name="ro1">
          <table:table-cell office:value-type="float" office:value="0.35092830657959" calcext:value-type="float">
            <text:p>0.35092830657959</text:p>
          </table:table-cell>
          <table:table-cell table:number-columns-repeated="2"/>
        </table:table-row>
        <table:table-row table:style-name="ro1">
          <table:table-cell office:value-type="float" office:value="0.273077815771103" calcext:value-type="float">
            <text:p>0.273077815771103</text:p>
          </table:table-cell>
          <table:table-cell table:number-columns-repeated="2"/>
        </table:table-row>
        <table:table-row table:style-name="ro1">
          <table:table-cell office:value-type="float" office:value="0.631114661693573" calcext:value-type="float">
            <text:p>0.631114661693573</text:p>
          </table:table-cell>
          <table:table-cell table:number-columns-repeated="2"/>
        </table:table-row>
        <table:table-row table:style-name="ro1">
          <table:table-cell office:value-type="float" office:value="0.275188446044922" calcext:value-type="float">
            <text:p>0.275188446044922</text:p>
          </table:table-cell>
          <table:table-cell table:number-columns-repeated="2"/>
        </table:table-row>
        <table:table-row table:style-name="ro1">
          <table:table-cell office:value-type="float" office:value="0.449348598718643" calcext:value-type="float">
            <text:p>0.449348598718643</text:p>
          </table:table-cell>
          <table:table-cell table:number-columns-repeated="2"/>
        </table:table-row>
        <table:table-row table:style-name="ro1">
          <table:table-cell office:value-type="float" office:value="0.275236785411835" calcext:value-type="float">
            <text:p>0.275236785411835</text:p>
          </table:table-cell>
          <table:table-cell table:number-columns-repeated="2"/>
        </table:table-row>
        <table:table-row table:style-name="ro1">
          <table:table-cell office:value-type="float" office:value="0.641303837299347" calcext:value-type="float">
            <text:p>0.641303837299347</text:p>
          </table:table-cell>
          <table:table-cell table:number-columns-repeated="2"/>
        </table:table-row>
        <table:table-row table:style-name="ro1">
          <table:table-cell office:value-type="float" office:value="0.274711430072784" calcext:value-type="float">
            <text:p>0.274711430072784</text:p>
          </table:table-cell>
          <table:table-cell table:number-columns-repeated="2"/>
        </table:table-row>
        <table:table-row table:style-name="ro1">
          <table:table-cell office:value-type="float" office:value="0.273698061704636" calcext:value-type="float">
            <text:p>0.273698061704636</text:p>
          </table:table-cell>
          <table:table-cell table:number-columns-repeated="2"/>
        </table:table-row>
        <table:table-row table:style-name="ro1">
          <table:table-cell office:value-type="float" office:value="0.275012761354446" calcext:value-type="float">
            <text:p>0.275012761354446</text:p>
          </table:table-cell>
          <table:table-cell table:number-columns-repeated="2"/>
        </table:table-row>
        <table:table-row table:style-name="ro1">
          <table:table-cell office:value-type="float" office:value="0.278502970933914" calcext:value-type="float">
            <text:p>0.278502970933914</text:p>
          </table:table-cell>
          <table:table-cell table:number-columns-repeated="2"/>
        </table:table-row>
        <table:table-row table:style-name="ro1">
          <table:table-cell office:value-type="float" office:value="0.278879970312119" calcext:value-type="float">
            <text:p>0.278879970312119</text:p>
          </table:table-cell>
          <table:table-cell table:number-columns-repeated="2"/>
        </table:table-row>
        <table:table-row table:style-name="ro1">
          <table:table-cell office:value-type="float" office:value="0.282405376434326" calcext:value-type="float">
            <text:p>0.282405376434326</text:p>
          </table:table-cell>
          <table:table-cell table:number-columns-repeated="2"/>
        </table:table-row>
        <table:table-row table:style-name="ro1">
          <table:table-cell office:value-type="float" office:value="0.278892248868942" calcext:value-type="float">
            <text:p>0.278892248868942</text:p>
          </table:table-cell>
          <table:table-cell table:number-columns-repeated="2"/>
        </table:table-row>
        <table:table-row table:style-name="ro1">
          <table:table-cell office:value-type="float" office:value="0.279296100139618" calcext:value-type="float">
            <text:p>0.279296100139618</text:p>
          </table:table-cell>
          <table:table-cell table:number-columns-repeated="2"/>
        </table:table-row>
        <table:table-row table:style-name="ro1">
          <table:table-cell office:value-type="float" office:value="0.667182862758637" calcext:value-type="float">
            <text:p>0.667182862758637</text:p>
          </table:table-cell>
          <table:table-cell table:number-columns-repeated="2"/>
        </table:table-row>
        <table:table-row table:style-name="ro1">
          <table:table-cell office:value-type="float" office:value="0.292486876249313" calcext:value-type="float">
            <text:p>0.292486876249313</text:p>
          </table:table-cell>
          <table:table-cell table:number-columns-repeated="2"/>
        </table:table-row>
        <table:table-row table:style-name="ro1">
          <table:table-cell office:value-type="float" office:value="0.644728183746338" calcext:value-type="float">
            <text:p>0.644728183746338</text:p>
          </table:table-cell>
          <table:table-cell table:number-columns-repeated="2"/>
        </table:table-row>
        <table:table-row table:style-name="ro1">
          <table:table-cell office:value-type="float" office:value="0.281262636184692" calcext:value-type="float">
            <text:p>0.281262636184692</text:p>
          </table:table-cell>
          <table:table-cell table:number-columns-repeated="2"/>
        </table:table-row>
        <table:table-row table:style-name="ro1">
          <table:table-cell office:value-type="float" office:value="0.28174415230751" calcext:value-type="float">
            <text:p>0.28174415230751</text:p>
          </table:table-cell>
          <table:table-cell table:number-columns-repeated="2"/>
        </table:table-row>
        <table:table-row table:style-name="ro1">
          <table:table-cell office:value-type="float" office:value="0.285349249839783" calcext:value-type="float">
            <text:p>0.285349249839783</text:p>
          </table:table-cell>
          <table:table-cell table:number-columns-repeated="2"/>
        </table:table-row>
        <table:table-row table:style-name="ro1">
          <table:table-cell office:value-type="float" office:value="0.594018459320068" calcext:value-type="float">
            <text:p>0.594018459320068</text:p>
          </table:table-cell>
          <table:table-cell table:number-columns-repeated="2"/>
        </table:table-row>
        <table:table-row table:style-name="ro1">
          <table:table-cell office:value-type="float" office:value="0.286827772855759" calcext:value-type="float">
            <text:p>0.286827772855759</text:p>
          </table:table-cell>
          <table:table-cell table:number-columns-repeated="2"/>
        </table:table-row>
        <table:table-row table:style-name="ro1">
          <table:table-cell office:value-type="float" office:value="0.467434734106064" calcext:value-type="float">
            <text:p>0.467434734106064</text:p>
          </table:table-cell>
          <table:table-cell table:number-columns-repeated="2"/>
        </table:table-row>
        <table:table-row table:style-name="ro1">
          <table:table-cell office:value-type="float" office:value="0.287492156028748" calcext:value-type="float">
            <text:p>0.287492156028748</text:p>
          </table:table-cell>
          <table:table-cell table:number-columns-repeated="2"/>
        </table:table-row>
        <table:table-row table:style-name="ro1">
          <table:table-cell office:value-type="float" office:value="0.287805199623108" calcext:value-type="float">
            <text:p>0.287805199623108</text:p>
          </table:table-cell>
          <table:table-cell table:number-columns-repeated="2"/>
        </table:table-row>
        <table:table-row table:style-name="ro1">
          <table:table-cell office:value-type="float" office:value="0.281828820705414" calcext:value-type="float">
            <text:p>0.281828820705414</text:p>
          </table:table-cell>
          <table:table-cell table:number-columns-repeated="2"/>
        </table:table-row>
        <table:table-row table:style-name="ro1">
          <table:table-cell office:value-type="float" office:value="0.271967142820358" calcext:value-type="float">
            <text:p>0.271967142820358</text:p>
          </table:table-cell>
          <table:table-cell table:number-columns-repeated="2"/>
        </table:table-row>
        <table:table-row table:style-name="ro1">
          <table:table-cell office:value-type="float" office:value="0.270204544067383" calcext:value-type="float">
            <text:p>0.270204544067383</text:p>
          </table:table-cell>
          <table:table-cell table:number-columns-repeated="2"/>
        </table:table-row>
        <table:table-row table:style-name="ro1">
          <table:table-cell office:value-type="float" office:value="0.404253095388413" calcext:value-type="float">
            <text:p>0.404253095388413</text:p>
          </table:table-cell>
          <table:table-cell table:number-columns-repeated="2"/>
        </table:table-row>
        <table:table-row table:style-name="ro1">
          <table:table-cell office:value-type="float" office:value="0.270730227231979" calcext:value-type="float">
            <text:p>0.270730227231979</text:p>
          </table:table-cell>
          <table:table-cell table:number-columns-repeated="2"/>
        </table:table-row>
        <table:table-row table:style-name="ro1">
          <table:table-cell office:value-type="float" office:value="0.528163313865662" calcext:value-type="float">
            <text:p>0.528163313865662</text:p>
          </table:table-cell>
          <table:table-cell table:number-columns-repeated="2"/>
        </table:table-row>
        <table:table-row table:style-name="ro1">
          <table:table-cell office:value-type="float" office:value="0.268886625766754" calcext:value-type="float">
            <text:p>0.268886625766754</text:p>
          </table:table-cell>
          <table:table-cell table:number-columns-repeated="2"/>
        </table:table-row>
        <table:table-row table:style-name="ro1">
          <table:table-cell office:value-type="float" office:value="0.525878667831421" calcext:value-type="float">
            <text:p>0.525878667831421</text:p>
          </table:table-cell>
          <table:table-cell table:number-columns-repeated="2"/>
        </table:table-row>
        <table:table-row table:style-name="ro1">
          <table:table-cell office:value-type="float" office:value="0.742214560508728" calcext:value-type="float">
            <text:p>0.742214560508728</text:p>
          </table:table-cell>
          <table:table-cell table:number-columns-repeated="2"/>
        </table:table-row>
        <table:table-row table:style-name="ro1">
          <table:table-cell office:value-type="float" office:value="0.451749950647354" calcext:value-type="float">
            <text:p>0.451749950647354</text:p>
          </table:table-cell>
          <table:table-cell table:number-columns-repeated="2"/>
        </table:table-row>
        <table:table-row table:style-name="ro1">
          <table:table-cell office:value-type="float" office:value="0.36619234085083" calcext:value-type="float">
            <text:p>0.36619234085083</text:p>
          </table:table-cell>
          <table:table-cell table:number-columns-repeated="2"/>
        </table:table-row>
        <table:table-row table:style-name="ro1">
          <table:table-cell office:value-type="float" office:value="0.262128412723541" calcext:value-type="float">
            <text:p>0.262128412723541</text:p>
          </table:table-cell>
          <table:table-cell table:number-columns-repeated="2"/>
        </table:table-row>
        <table:table-row table:style-name="ro1">
          <table:table-cell office:value-type="float" office:value="0.257606655359268" calcext:value-type="float">
            <text:p>0.257606655359268</text:p>
          </table:table-cell>
          <table:table-cell table:number-columns-repeated="2"/>
        </table:table-row>
        <table:table-row table:style-name="ro1">
          <table:table-cell office:value-type="float" office:value="0.259159415960312" calcext:value-type="float">
            <text:p>0.259159415960312</text:p>
          </table:table-cell>
          <table:table-cell table:number-columns-repeated="2"/>
        </table:table-row>
        <table:table-row table:style-name="ro1">
          <table:table-cell office:value-type="float" office:value="0.251623958349228" calcext:value-type="float">
            <text:p>0.251623958349228</text:p>
          </table:table-cell>
          <table:table-cell table:number-columns-repeated="2"/>
        </table:table-row>
        <table:table-row table:style-name="ro1">
          <table:table-cell office:value-type="float" office:value="0.262983351945877" calcext:value-type="float">
            <text:p>0.262983351945877</text:p>
          </table:table-cell>
          <table:table-cell table:number-columns-repeated="2"/>
        </table:table-row>
        <table:table-row table:style-name="ro1">
          <table:table-cell office:value-type="float" office:value="0.687157034873962" calcext:value-type="float">
            <text:p>0.687157034873962</text:p>
          </table:table-cell>
          <table:table-cell table:number-columns-repeated="2"/>
        </table:table-row>
        <table:table-row table:style-name="ro1">
          <table:table-cell office:value-type="float" office:value="0.382693320512772" calcext:value-type="float">
            <text:p>0.382693320512772</text:p>
          </table:table-cell>
          <table:table-cell table:number-columns-repeated="2"/>
        </table:table-row>
        <table:table-row table:style-name="ro1">
          <table:table-cell office:value-type="float" office:value="0.253507673740387" calcext:value-type="float">
            <text:p>0.253507673740387</text:p>
          </table:table-cell>
          <table:table-cell table:number-columns-repeated="2"/>
        </table:table-row>
        <table:table-row table:style-name="ro1">
          <table:table-cell office:value-type="float" office:value="0.377018332481384" calcext:value-type="float">
            <text:p>0.377018332481384</text:p>
          </table:table-cell>
          <table:table-cell table:number-columns-repeated="2"/>
        </table:table-row>
        <table:table-row table:style-name="ro1">
          <table:table-cell office:value-type="float" office:value="0.253263473510742" calcext:value-type="float">
            <text:p>0.253263473510742</text:p>
          </table:table-cell>
          <table:table-cell table:number-columns-repeated="2"/>
        </table:table-row>
        <table:table-row table:style-name="ro1">
          <table:table-cell office:value-type="float" office:value="0.257783949375153" calcext:value-type="float">
            <text:p>0.2577839493751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30T16:02:05.247530460</dc:date>
    <meta:editing-duration>PT3M16S</meta:editing-duration>
    <meta:editing-cycles>1</meta:editing-cycles>
    <meta:document-statistic meta:table-count="1" meta:cell-count="2261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scatter" chart:style-name="ch1">
        <chart:legend chart:legend-position="end" svg:x="13.883cm" svg:y="4.15cm" style:legend-expansion="high" chart:style-name="ch2"/>
        <chart:plot-area chart:style-name="ch3" table:cell-range-address="20230130_154920conf_memo.A1:20230130_154920conf_memo.A2259" svg:x="0.319cm" svg:y="0.18cm" svg:width="13.245cm" svg:height="8.645cm">
          <chartooo:coordinate-region svg:x="1.046cm" svg:y="0.379cm" svg:width="12.14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130_154920conf_memo.A1:20230130_154920conf_memo.A2259" chart:class="chart:scatter">
            <chart:data-point chart:repeated="22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6958584785461">
                <text:p>0.276958584785461</text:p>
                <draw:g>
                  <svg:desc>20230130_154920conf_memo.A1:20230130_154920conf_memo.A22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1695203781128">
                <text:p>0.701695203781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0609766244888">
                <text:p>0.270609766244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9409055709839">
                <text:p>0.649409055709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3670315742493">
                <text:p>0.273670315742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791987657547">
                <text:p>0.47791987657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4102756977081">
                <text:p>0.264102756977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8134789466858">
                <text:p>0.688134789466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1790633201599">
                <text:p>0.261790633201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070127248764">
                <text:p>0.85070127248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9557515382767">
                <text:p>0.259557515382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1604053974152">
                <text:p>0.841604053974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1174712181091">
                <text:p>0.851174712181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26789796352387">
                <text:p>0.826789796352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6828062534332">
                <text:p>0.826828062534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9330967664719">
                <text:p>0.499330967664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0310918092728">
                <text:p>0.260310918092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92363286018372">
                <text:p>0.792363286018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17383348941803">
                <text:p>0.817383348941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09367203712463">
                <text:p>0.909367203712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52247595787048">
                <text:p>0.852247595787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45384395122528">
                <text:p>0.745384395122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3543674945831">
                <text:p>0.5035436749458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3580391407013">
                <text:p>0.253580391407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242063999176">
                <text:p>0.40242063999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5041267871857">
                <text:p>0.415041267871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81496286392212">
                <text:p>0.781496286392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62350118160248">
                <text:p>0.6623501181602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1962443590164">
                <text:p>0.2619624435901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9003045558929">
                <text:p>0.3190030455589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5655283927918">
                <text:p>0.6356552839279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3170852661133">
                <text:p>0.6231708526611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80739104747772">
                <text:p>0.6807391047477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4086648225784">
                <text:p>0.3740866482257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79697096347809">
                <text:p>0.679697096347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01754772663116">
                <text:p>0.801754772663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32066714763641">
                <text:p>0.832066714763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59980058670044">
                <text:p>0.6599800586700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7726848125458">
                <text:p>0.2577268481254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5214154720306">
                <text:p>0.255214154720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2898275852203">
                <text:p>0.2528982758522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5315989255905">
                <text:p>0.255315989255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5900710821152">
                <text:p>0.255900710821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3412306308746">
                <text:p>0.2534123063087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1808702945709">
                <text:p>0.2518087029457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196373462677">
                <text:p>0.251963734626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2925038337708">
                <text:p>0.2529250383377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1464009284973">
                <text:p>0.2514640092849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5757719278336">
                <text:p>0.2557577192783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6704539060593">
                <text:p>0.256704539060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4995167255402">
                <text:p>0.2549951672554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7249742746353">
                <text:p>0.2572497427463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7126003503799">
                <text:p>0.2571260035037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5177577733994">
                <text:p>0.2651775777339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4407515525818">
                <text:p>0.264407515525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64714121818542">
                <text:p>0.2647141218185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61931359767914">
                <text:p>0.2619313597679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60198980569839">
                <text:p>0.2601989805698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7974296808243">
                <text:p>0.2579742968082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7838815450668">
                <text:p>0.2578388154506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36301207542419">
                <text:p>0.8363012075424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65133285522461">
                <text:p>0.8651332855224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47084939479828">
                <text:p>0.8470849394798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23994946479797">
                <text:p>0.6239949464797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61397540569305">
                <text:p>0.7613975405693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69197130203247">
                <text:p>0.8691971302032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53010654449463">
                <text:p>0.8530106544494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16933870315552">
                <text:p>0.8169338703155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35187292099">
                <text:p>0.72351872920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17757844924927">
                <text:p>0.8177578449249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60735237598419">
                <text:p>0.860735237598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63852751255035">
                <text:p>0.6638527512550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70510870218277">
                <text:p>0.4705108702182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25451254844666">
                <text:p>0.8254512548446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77719378471375">
                <text:p>0.777719378471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06191301345825">
                <text:p>0.7061913013458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71209561824799">
                <text:p>0.8712095618247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78432524204254">
                <text:p>0.6784325242042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96699440479279">
                <text:p>0.6966994404792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86968737840652">
                <text:p>0.2869687378406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55558693408966">
                <text:p>0.3555586934089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8192801475525">
                <text:p>0.3581928014755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64599579572678">
                <text:p>0.4645995795726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37880396843">
                <text:p>0.339378803968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26247787475586">
                <text:p>0.7262477874755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49662446975708">
                <text:p>0.4496624469757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66569232940674">
                <text:p>0.6665692329406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22506022453308">
                <text:p>0.6225060224533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2606887817383">
                <text:p>0.7326068878173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41272580623627">
                <text:p>0.5412725806236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76701271533966">
                <text:p>0.2767012715339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70352274179459">
                <text:p>0.270352274179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61730194091797">
                <text:p>0.2617301940917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67576605081558">
                <text:p>0.2675766050815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9026974439621">
                <text:p>0.2590269744396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62953191995621">
                <text:p>0.2629531919956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63728588819504">
                <text:p>0.2637285888195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5905168056488">
                <text:p>0.259051680564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8100301027298">
                <text:p>0.2581003010272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56574213504791">
                <text:p>0.256574213504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51234263181686">
                <text:p>0.2512342631816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91395574808121">
                <text:p>0.2913955748081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0621110200882">
                <text:p>0.2506211102008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35250496864319">
                <text:p>0.3352504968643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6282286643982">
                <text:p>0.4262822866439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76497769355774">
                <text:p>0.4764977693557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11918365955353">
                <text:p>0.5119183659553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68398177623749">
                <text:p>0.5683981776237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76220154762268">
                <text:p>0.5762201547622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6592184305191">
                <text:p>0.565921843051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4871940612793">
                <text:p>0.548719406127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27259945869446">
                <text:p>0.5272599458694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18620735406876">
                <text:p>0.4186207354068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06425631046295">
                <text:p>0.3064256310462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34937417507172">
                <text:p>0.434937417507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73024314641953">
                <text:p>0.3730243146419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21457755565643">
                <text:p>0.6214577555656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07457864284515">
                <text:p>0.3074578642845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35576605796814">
                <text:p>0.6355766057968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54350739717483">
                <text:p>0.4543507397174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70524770021439">
                <text:p>0.2705247700214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14814293384552">
                <text:p>0.414814293384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16426783800125">
                <text:p>0.316426783800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48232161998749">
                <text:p>0.6482321619987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9906752705574">
                <text:p>0.299067527055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14006686210632">
                <text:p>0.8140066862106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66294002532959">
                <text:p>0.7662940025329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03935158252716">
                <text:p>0.5039351582527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82425653934479">
                <text:p>0.5824256539344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05730038881302">
                <text:p>0.4057300388813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94426530599594">
                <text:p>0.2944265305995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308125436306">
                <text:p>0.33081254363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26915735006332">
                <text:p>0.426915735006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80272859334946">
                <text:p>0.4802728593349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32679259777069">
                <text:p>0.5326792597770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68413770198822">
                <text:p>0.4684137701988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54170566797257">
                <text:p>0.2541705667972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53614991903305">
                <text:p>0.2536149919033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86091893911362">
                <text:p>0.2860918939113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3010914325714">
                <text:p>0.393010914325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70295143127441">
                <text:p>0.2702951431274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48129105567932">
                <text:p>0.6481291055679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70679742097855">
                <text:p>0.2706797420978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4475017786026">
                <text:p>0.644750177860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66947716474533">
                <text:p>0.2669477164745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81126594543457">
                <text:p>0.6811265945434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65235781669617">
                <text:p>0.2652357816696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08596420288086">
                <text:p>0.5085964202880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66182422637939">
                <text:p>0.2661824226379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69361406564712">
                <text:p>0.2693614065647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12408828735352">
                <text:p>0.4124088287353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67987161874771">
                <text:p>0.2679871618747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28004515171051">
                <text:p>0.7280045151710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69312709569931">
                <text:p>0.2693127095699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4433498382568">
                <text:p>0.6444334983825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69042938947678">
                <text:p>0.2690429389476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959707736969">
                <text:p>0.619597077369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69175201654434">
                <text:p>0.2691752016544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4812564849854">
                <text:p>0.6648125648498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7042818069458">
                <text:p>0.270428180694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00885772705078">
                <text:p>0.7008857727050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67134636640549">
                <text:p>0.2671346366405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31208384037018">
                <text:p>0.7312083840370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66989529132843">
                <text:p>0.2669895291328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127565741539">
                <text:p>0.71275657415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70285546779633">
                <text:p>0.2702855467796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38571739196777">
                <text:p>0.6385717391967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68828213214874">
                <text:p>0.2688282132148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7958340644836">
                <text:p>0.7079583406448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96882808208466">
                <text:p>0.2968828082084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96233832836151">
                <text:p>0.7962338328361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95462727546692">
                <text:p>0.2954627275466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6449131965637">
                <text:p>0.7264491319656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65597462654114">
                <text:p>0.2655974626541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32056641578674">
                <text:p>0.8320566415786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2377815246582">
                <text:p>0.823778152465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71055364608765">
                <text:p>0.3710553646087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0431559085846">
                <text:p>0.404315590858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58263409137726">
                <text:p>0.2582634091377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32675278186798">
                <text:p>0.8326752781867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34103465080261">
                <text:p>0.8341034650802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99512439966202">
                <text:p>0.3995124399662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04193526506424">
                <text:p>0.3041935265064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87862205505371">
                <text:p>0.8878622055053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22817409038544">
                <text:p>0.9228174090385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23312699794769">
                <text:p>0.8233126997947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51638078689575">
                <text:p>0.8516380786895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00089204311371">
                <text:p>0.9000892043113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23245906829834">
                <text:p>0.9232459068298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1910058259964">
                <text:p>0.919100582599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4976546764374">
                <text:p>0.9049765467643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59736680984497">
                <text:p>0.8597366809844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21363151073456">
                <text:p>0.8213631510734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4045991897583">
                <text:p>0.740459918975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32798659801483">
                <text:p>0.8327986598014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99088263511658">
                <text:p>0.8990882635116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72912299633026">
                <text:p>0.6729122996330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04446494579315">
                <text:p>0.7044464945793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67687833309174">
                <text:p>0.6676878333091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60534024238586">
                <text:p>0.6605340242385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74623036384583">
                <text:p>0.7746230363845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78324782848358">
                <text:p>0.7783247828483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39947640895844">
                <text:p>0.8399476408958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4499528408051">
                <text:p>0.8444995284080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7512612342835">
                <text:p>0.8375126123428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46106266975403">
                <text:p>0.7461062669754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49142348766327">
                <text:p>0.7491423487663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6358870267868">
                <text:p>0.663588702678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37279230356216">
                <text:p>0.3372792303562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54500716924667">
                <text:p>0.254500716924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06070983409882">
                <text:p>0.8060709834098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41281652450562">
                <text:p>0.8412816524505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01991009712219">
                <text:p>0.9019910097122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35669040679931">
                <text:p>0.8356690406799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12052726745606">
                <text:p>0.8120527267456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6959639787674">
                <text:p>0.769596397876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25101029872894">
                <text:p>0.6251010298728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37225371599197">
                <text:p>0.4372253715991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60813051462174">
                <text:p>0.3608130514621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97315418720245">
                <text:p>0.2973154187202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98991680145264">
                <text:p>0.2989916801452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92169332504272">
                <text:p>0.2921693325042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69792348146439">
                <text:p>0.2697923481464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957943379879">
                <text:p>0.29579433798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95573383569717">
                <text:p>0.2955733835697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22608840465546">
                <text:p>0.6226088404655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03147494792938">
                <text:p>0.3031474947929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22089266777039">
                <text:p>0.6220892667770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88485467433929">
                <text:p>0.2884854674339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55008983612061">
                <text:p>0.4550089836120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03520798683166">
                <text:p>0.3035207986831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75012218952179">
                <text:p>0.3750122189521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08872640132904">
                <text:p>0.3088726401329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78573751449585">
                <text:p>0.2785737514495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39209008216858">
                <text:p>0.5392090082168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16171699762344">
                <text:p>0.4161716997623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31388425827026">
                <text:p>0.6313884258270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09589815139771">
                <text:p>0.6095898151397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47609490156174">
                <text:p>0.3476094901561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73646491765976">
                <text:p>0.4736464917659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10722100734711">
                <text:p>0.5107221007347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93961238861084">
                <text:p>0.5939612388610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64679133892059">
                <text:p>0.2646791338920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67835354804993">
                <text:p>0.6678353548049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73500055074692">
                <text:p>0.2735000550746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74212694168091">
                <text:p>0.6742126941680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56758308410645">
                <text:p>0.6567583084106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29383563995361">
                <text:p>0.6293835639953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07159793376923">
                <text:p>0.6071597933769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95123815536499">
                <text:p>0.2951238155364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55172371864319">
                <text:p>0.7551723718643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08327376842499">
                <text:p>0.3083273768424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50184416770935">
                <text:p>0.7501844167709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8916347026825">
                <text:p>0.289163470268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87977433204651">
                <text:p>0.6879774332046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01489639282227">
                <text:p>0.5014896392822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72548019886017">
                <text:p>0.2725480198860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02760517597199">
                <text:p>0.7027605175971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4028902053833">
                <text:p>0.440289020538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03018808364868">
                <text:p>0.3030188083648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92608857154846">
                <text:p>0.7926088571548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86128199100494">
                <text:p>0.6861281991004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29141288995743">
                <text:p>0.3291412889957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5198588371277">
                <text:p>0.2651985883712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35329234600067">
                <text:p>0.8353292346000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98482239246368">
                <text:p>0.7984822392463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35673093795776">
                <text:p>0.8356730937957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83399844169617">
                <text:p>0.8833998441696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75191032886505">
                <text:p>0.8751910328865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81516456604004">
                <text:p>0.8815164566040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92878115177154">
                <text:p>0.8928781151771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95863950252533">
                <text:p>0.8958639502525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15924668312073">
                <text:p>0.9159246683120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4041645526886">
                <text:p>0.940416455268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29977476596832">
                <text:p>0.9299774765968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54095876216888">
                <text:p>0.8540958762168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64721894264221">
                <text:p>0.8647218942642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60170662403107">
                <text:p>0.8601706624031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71668457984924">
                <text:p>0.8716684579849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81537973880768">
                <text:p>0.8815379738807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00004327297211">
                <text:p>0.9000043272972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18467342853546">
                <text:p>0.9184673428535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05384242534637">
                <text:p>0.9053842425346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96109104156494">
                <text:p>0.8961091041564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05044615268707">
                <text:p>0.9050446152687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99444878101349">
                <text:p>0.8994448781013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79807829856873">
                <text:p>0.8798078298568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25332462787628">
                <text:p>0.8253324627876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698784470558167">
                <text:p>0.6987844705581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81231892108917">
                <text:p>0.5812318921089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51682531833649">
                <text:p>0.5516825318336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41000807285309">
                <text:p>0.6410008072853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4454619884491">
                <text:p>0.844546198844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9915432929993">
                <text:p>0.2999154329299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24831926822662">
                <text:p>0.9248319268226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0088278055191">
                <text:p>0.900882780551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59101474285126">
                <text:p>0.8591014742851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65159267187119">
                <text:p>0.4651592671871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63799101114273">
                <text:p>0.2637991011142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86471927165985">
                <text:p>0.3864719271659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79075258970261">
                <text:p>0.3790752589702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91720539331436">
                <text:p>0.2917205393314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13461053371429">
                <text:p>0.5134610533714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07142555713654">
                <text:p>0.8071425557136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83460640907288">
                <text:p>0.8834606409072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97851324081421">
                <text:p>0.7978513240814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54985302686691">
                <text:p>0.2549853026866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7213329076767">
                <text:p>0.272133290767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43653440475464">
                <text:p>0.3436534404754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7324914932251">
                <text:p>0.273249149322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16387176513672">
                <text:p>0.3163871765136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73021042346954">
                <text:p>0.2730210423469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78083711862564">
                <text:p>0.2780837118625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4249382019043">
                <text:p>0.542493820190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8633668422699">
                <text:p>0.386336684226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58009552955627">
                <text:p>0.7580095529556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73922318220139">
                <text:p>0.3739223182201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09776121377945">
                <text:p>0.4097761213779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457390666008">
                <text:p>0.34573906660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43393015861511">
                <text:p>0.5433930158615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72319012880325">
                <text:p>0.3723190128803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0691477060318">
                <text:p>0.406914770603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82820957899094">
                <text:p>0.4828209578990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82389807701111">
                <text:p>0.4823898077011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78169083595276">
                <text:p>0.4781690835952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03212094306946">
                <text:p>0.5032120943069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26455163955689">
                <text:p>0.5264551639556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17064392566681">
                <text:p>0.5170643925666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89923417568207">
                <text:p>0.4899234175682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98535990715027">
                <text:p>0.4985359907150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02417206764221">
                <text:p>0.5024172067642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99010741710663">
                <text:p>0.4990107417106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61500537395477">
                <text:p>0.2615005373954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15000820159912">
                <text:p>0.5150008201599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64965891838074">
                <text:p>0.2649658918380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74672645330429">
                <text:p>0.4746726453304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66516298055649">
                <text:p>0.2665162980556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79209452867508">
                <text:p>0.4792094528675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65798717737198">
                <text:p>0.2657987177371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84818547964096">
                <text:p>0.4848185479640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66758352518082">
                <text:p>0.2667583525180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16730284690857">
                <text:p>0.4167302846908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65572756528854">
                <text:p>0.2655727565288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09441292285919">
                <text:p>0.4094412922859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65334814786911">
                <text:p>0.2653348147869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67327928543091">
                <text:p>0.3673279285430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64342159032822">
                <text:p>0.2643421590328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38983684778213">
                <text:p>0.3389836847782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22945952415466">
                <text:p>0.8229459524154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65664994716644">
                <text:p>0.2656649947166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10782819986343">
                <text:p>0.3107828199863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47211003303528">
                <text:p>0.3472110033035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5710391998291">
                <text:p>0.257103919982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72089719772339">
                <text:p>0.2720897197723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11640357971191">
                <text:p>0.7116403579711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7226784825325">
                <text:p>0.272267848253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7886004447937">
                <text:p>0.578860044479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62832701206207">
                <text:p>0.2628327012062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71555960178375">
                <text:p>0.2715559601783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49148011207581">
                <text:p>0.7491480112075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67845809459686">
                <text:p>0.2678458094596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70997047424316">
                <text:p>0.2709970474243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86689555644989">
                <text:p>0.6866895556449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71938651800156">
                <text:p>0.2719386518001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8696882724762">
                <text:p>0.286968827247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84441471099854">
                <text:p>0.2844414710998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86283522844315">
                <text:p>0.2862835228443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88016438484192">
                <text:p>0.28801643848419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89228439331055">
                <text:p>0.2892284393310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91804105043411">
                <text:p>0.2918041050434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88057416677475">
                <text:p>0.2880574166774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87453889846802">
                <text:p>0.2874538898468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89332687854767">
                <text:p>0.2893326878547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90880769491196">
                <text:p>0.2908807694911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89465218782425">
                <text:p>0.2894652187824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85324543714523">
                <text:p>0.2853245437145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98105180263519">
                <text:p>0.2981051802635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95971035957336">
                <text:p>0.2959710359573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98337191343307">
                <text:p>0.2983371913433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10543745756149">
                <text:p>0.3105437457561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01064789295197">
                <text:p>0.3010647892951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08031022548676">
                <text:p>0.30803102254867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07216674089432">
                <text:p>0.3072166740894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06423127651215">
                <text:p>0.3064231276512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80150383710861">
                <text:p>0.2801503837108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81554192304611">
                <text:p>0.2815541923046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72410607337952">
                <text:p>0.6724106073379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80035555362701">
                <text:p>0.2800355553627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88274967670441">
                <text:p>0.8882749676704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91338086128235">
                <text:p>0.2913380861282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93363058567047">
                <text:p>0.8933630585670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90013283491135">
                <text:p>0.2900132834911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16361808776856">
                <text:p>0.9163618087768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89478063583374">
                <text:p>0.2894780635833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16844844818115">
                <text:p>0.9168448448181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90398299694061">
                <text:p>0.2903982996940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07952010631561">
                <text:p>0.9079520106315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87537395954132">
                <text:p>0.2875373959541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01340067386627">
                <text:p>0.9013400673866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88255482912064">
                <text:p>0.2882554829120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91867399215698">
                <text:p>0.8918673992156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87643313407898">
                <text:p>0.2876433134078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96873474121094">
                <text:p>0.8968734741210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88579881191254">
                <text:p>0.2885798811912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01270151138306">
                <text:p>0.9012701511383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8195595741272">
                <text:p>0.281955957412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98726403713226">
                <text:p>0.8987264037132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72431164979935">
                <text:p>0.2724311649799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98293077945709">
                <text:p>0.8982930779457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89191627502441">
                <text:p>0.8891916275024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94763290882111">
                <text:p>0.8947632908821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73004019260407">
                <text:p>0.8730040192604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796009957790375">
                <text:p>0.7960099577903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83960419893265">
                <text:p>0.4839604198932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3583961725235">
                <text:p>0.535839617252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15146207809448">
                <text:p>0.3151462078094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63609528541565">
                <text:p>0.2636095285415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29906159639358">
                <text:p>0.4299061596393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6064595580101">
                <text:p>0.260645955801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81108927726746">
                <text:p>0.5811089277267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57770568132401">
                <text:p>0.2577705681324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611537218093872">
                <text:p>0.6115372180938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25205802917481">
                <text:p>0.32520580291748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2399970293045">
                <text:p>0.323999702930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4250807762146">
                <text:p>0.342508077621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77573585510254">
                <text:p>0.2775735855102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97229439020157">
                <text:p>0.29722943902015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9547968506813">
                <text:p>0.295479685068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05630892515182">
                <text:p>0.30563089251518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10917168855667">
                <text:p>0.31091716885566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19630652666092">
                <text:p>0.3196306526660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30713480710983">
                <text:p>0.3307134807109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24424475431442">
                <text:p>0.32442447543144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2676687836647">
                <text:p>0.3267668783664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2674452662468">
                <text:p>0.326744526624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64022731781006">
                <text:p>0.3640227317810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75365048646927">
                <text:p>0.3753650486469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68545413017273">
                <text:p>0.3685454130172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71353536844254">
                <text:p>0.3713535368442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04769718647003">
                <text:p>0.4047697186470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71766000986099">
                <text:p>0.3717660009860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71423751115799">
                <text:p>0.3714237511157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71595829725265">
                <text:p>0.3715958297252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6902379989624">
                <text:p>0.369023799896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93692135810852">
                <text:p>0.3936921358108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89072924852371">
                <text:p>0.3890729248523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88459175825119">
                <text:p>0.3884591758251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51878434419632">
                <text:p>0.3518784344196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57288300991058">
                <text:p>0.3572883009910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53615492582321">
                <text:p>0.3536154925823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48020911216736">
                <text:p>0.3480209112167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48078697919846">
                <text:p>0.3480786979198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85847425460815">
                <text:p>0.2858474254608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88604497909546">
                <text:p>0.2886044979095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289298176765442">
                <text:p>0.2892981767654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90179699659348">
                <text:p>0.2901796996593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279803425073624">
                <text:p>0.2798034250736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81290322542191">
                <text:p>0.2812903225421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78244286775589">
                <text:p>0.27824428677558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61371701955795">
                <text:p>0.2613717019557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58748888969421">
                <text:p>0.2587488889694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72830814123154">
                <text:p>0.2728308141231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74422526359558">
                <text:p>0.2744225263595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5346913933754">
                <text:p>0.2534691393375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50360131263733">
                <text:p>0.2503601312637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5296226143837">
                <text:p>0.252962261438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50337153673172">
                <text:p>0.2503371536731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50220447778702">
                <text:p>0.2502204477787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51430869102478">
                <text:p>0.2514308691024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50404834747314">
                <text:p>0.2504048347473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53502726554871">
                <text:p>0.2535027265548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51111835241318">
                <text:p>0.2511118352413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5280636548996">
                <text:p>0.252806365489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55362898111343">
                <text:p>0.2553628981113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252995640039444">
                <text:p>0.2529956400394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51835733652115">
                <text:p>0.2518357336521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62968391180038">
                <text:p>0.2629683911800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69548684358597">
                <text:p>0.2695486843585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67886966466904">
                <text:p>0.2678869664669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69782334566116">
                <text:p>0.2697823345661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63406455516815">
                <text:p>0.2634064555168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69124269485474">
                <text:p>0.2691242694854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63291746377945">
                <text:p>0.2632917463779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76787728071213">
                <text:p>0.2767877280712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70898103713989">
                <text:p>0.2708981037139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73276597261429">
                <text:p>0.27327659726142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68204092979431">
                <text:p>0.2682040929794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7543032169342">
                <text:p>0.275430321693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78209745883942">
                <text:p>0.2782097458839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81506597995758">
                <text:p>0.2815065979957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79480010271072">
                <text:p>0.2794800102710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77770519256592">
                <text:p>0.2777705192565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79594719409943">
                <text:p>0.2795947194099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7518892288208">
                <text:p>0.275188922882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73307085037231">
                <text:p>0.2733070850372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60196059942245">
                <text:p>0.2601960599422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50330477952957">
                <text:p>0.2503304779529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250866383314133">
                <text:p>0.2508663833141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79247760772705">
                <text:p>0.2792477607727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85250633955002">
                <text:p>0.2852506339550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7953115105629">
                <text:p>0.2795311510562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6686355471611">
                <text:p>0.266863554716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65423357486725">
                <text:p>0.2654233574867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67816632986069">
                <text:p>0.2678166329860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269338041543961">
                <text:p>0.26933804154396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5815024971962">
                <text:p>0.2581502497196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59532481431961">
                <text:p>0.2595324814319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60000377893448">
                <text:p>0.2600003778934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61280953884125">
                <text:p>0.2612809538841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262758761644363">
                <text:p>0.2627587616443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66052484512329">
                <text:p>0.26605248451232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65681862831116">
                <text:p>0.2656818628311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6666197180748">
                <text:p>0.2666619718074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66345173120499">
                <text:p>0.2663451731204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65656530857086">
                <text:p>0.2656565308570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65544652938843">
                <text:p>0.26554465293884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264431357383728">
                <text:p>0.2644313573837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62465864419937">
                <text:p>0.26246586441993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263727784156799">
                <text:p>0.2637277841567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63767808675766">
                <text:p>0.26376780867576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261646091938019">
                <text:p>0.2616460919380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66504108905792">
                <text:p>0.2665041089057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275355994701385">
                <text:p>0.27535599470138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63503313064575">
                <text:p>0.2635033130645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73458957672119">
                <text:p>0.2734589576721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69367933273315">
                <text:p>0.2693679332733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71970957517624">
                <text:p>0.2719709575176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66199111938477">
                <text:p>0.2661991119384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74543076753616">
                <text:p>0.2745430767536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268004477024078">
                <text:p>0.2680044770240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69266247749329">
                <text:p>0.2692662477493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69588738679886">
                <text:p>0.26958873867988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72487193346024">
                <text:p>0.2724871933460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269124627113342">
                <text:p>0.2691246271133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274231970310211">
                <text:p>0.2742319703102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266919076442718">
                <text:p>0.2669190764427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270150184631348">
                <text:p>0.27015018463134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267429262399673">
                <text:p>0.2674292623996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6942840218544">
                <text:p>0.2694284021854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266883492469788">
                <text:p>0.2668834924697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72802591323853">
                <text:p>0.2728025913238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268675655126572">
                <text:p>0.26867565512657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73465484380722">
                <text:p>0.2734654843807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68481880426407">
                <text:p>0.26848188042640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69942104816437">
                <text:p>0.26994210481643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70488321781158">
                <text:p>0.27048832178115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86233156919479">
                <text:p>0.28623315691947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290492475032806">
                <text:p>0.29049247503280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295694231987">
                <text:p>0.2956942319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05923879146576">
                <text:p>0.3059238791465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05926352739334">
                <text:p>0.30592635273933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1210258603096">
                <text:p>0.3121025860309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14464211463928">
                <text:p>0.31446421146392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06110292673111">
                <text:p>0.3061102926731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29074829816818">
                <text:p>0.3290748298168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328422516584396">
                <text:p>0.3284225165843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28240755200386">
                <text:p>0.2824075520038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68257051706314">
                <text:p>0.2682570517063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68472582101822">
                <text:p>0.2684725821018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26595276594162">
                <text:p>0.2659527659416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66699135303497">
                <text:p>0.2666991353034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28715020418167">
                <text:p>0.4287150204181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13575440645218">
                <text:p>0.41357544064521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413127094507217">
                <text:p>0.4131270945072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53429019451141">
                <text:p>0.35342901945114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30338954925537">
                <text:p>0.33033895492553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16004008054733">
                <text:p>0.31600400805473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29230040311813">
                <text:p>0.3292300403118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81408101320267">
                <text:p>0.2814081013202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80369937419891">
                <text:p>0.28036993741989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278526097536087">
                <text:p>0.2785260975360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78726696968079">
                <text:p>0.27872669696807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79914677143097">
                <text:p>0.27991467714309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281055182218552">
                <text:p>0.28105518221855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81214207410812">
                <text:p>0.2812142074108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53228008747101">
                <text:p>0.2532280087471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25438392162323">
                <text:p>0.2543839216232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257125437259674">
                <text:p>0.2571254372596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253766983747482">
                <text:p>0.25376698374748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58220046758652">
                <text:p>0.2582200467586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97275722026825">
                <text:p>0.2972757220268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98251181840897">
                <text:p>0.2982511818408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296879827976227">
                <text:p>0.29687982797622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92882531881332">
                <text:p>0.2928825318813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96592146158218">
                <text:p>0.2965921461582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22615683078766">
                <text:p>0.32261568307876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07666659355164">
                <text:p>0.3076666593551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99112886190414">
                <text:p>0.2991128861904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297226697206497">
                <text:p>0.2972266972064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294063061475754">
                <text:p>0.29406306147575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297008812427521">
                <text:p>0.2970088124275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0002623796463">
                <text:p>0.300026237964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9583665728569">
                <text:p>0.2958366572856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298227518796921">
                <text:p>0.2982275187969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299140959978104">
                <text:p>0.2991409599781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02125334739685">
                <text:p>0.30212533473968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00476551055908">
                <text:p>0.30047655105590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299382537603378">
                <text:p>0.2993825376033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299514621496201">
                <text:p>0.2995146214962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294875741004944">
                <text:p>0.29487574100494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295446217060089">
                <text:p>0.2954462170600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297804236412048">
                <text:p>0.29780423641204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298495888710022">
                <text:p>0.29849588871002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03029447793961">
                <text:p>0.3030294477939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299451410770416">
                <text:p>0.29945141077041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00970256328583">
                <text:p>0.30097025632858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298971176147461">
                <text:p>0.29897117614746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296487748622894">
                <text:p>0.29648774862289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297411203384399">
                <text:p>0.2974112033843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9770228266716">
                <text:p>0.297702282667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98221349716186">
                <text:p>0.2982213497161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97109991312027">
                <text:p>0.2971099913120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62465709447861">
                <text:p>0.36246570944786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356325179338455">
                <text:p>0.3563251793384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56073141098022">
                <text:p>0.35607314109802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95579433441162">
                <text:p>0.29557943344116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93155819177628">
                <text:p>0.2931558191776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89585053920746">
                <text:p>0.2895850539207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91662901639938">
                <text:p>0.2916629016399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91501015424728">
                <text:p>0.2915010154247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90186882019043">
                <text:p>0.29018688201904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90791749954224">
                <text:p>0.29079174995422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289860844612122">
                <text:p>0.28986084461212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91086912155151">
                <text:p>0.29108691215515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90516436100006">
                <text:p>0.29051643610000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8671345114708">
                <text:p>0.2867134511470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287885129451752">
                <text:p>0.2878851294517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83879101276398">
                <text:p>0.28387910127639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283655524253845">
                <text:p>0.28365552425384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83935189247131">
                <text:p>0.28393518924713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84828215837479">
                <text:p>0.2848282158374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285192310810089">
                <text:p>0.28519231081008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83676952123642">
                <text:p>0.28367695212364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82810866832733">
                <text:p>0.2828108668327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8200575709343">
                <text:p>0.2820057570934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82505661249161">
                <text:p>0.28250566124916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82731860876083">
                <text:p>0.28273186087608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82188177108765">
                <text:p>0.2821881771087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78479218482971">
                <text:p>0.27847921848297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61911898851395">
                <text:p>0.2619118988513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63434827327728">
                <text:p>0.2634348273277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61734664440155">
                <text:p>0.2617346644401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62257546186447">
                <text:p>0.26225754618644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60311752557755">
                <text:p>0.2603117525577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84498006105423">
                <text:p>0.28449800610542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84050345420837">
                <text:p>0.28405034542083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87137597799301">
                <text:p>0.28713759779930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67442941665649">
                <text:p>0.26744294166564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70321905612946">
                <text:p>0.27032190561294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68780201673508">
                <text:p>0.2687802016735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83515065908432">
                <text:p>0.2835150659084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51228451728821">
                <text:p>0.2512284517288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76784777641296">
                <text:p>0.27678477764129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383374720811844">
                <text:p>0.3833747208118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378300458192825">
                <text:p>0.3783004581928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34074288606644">
                <text:p>0.33407428860664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59781807661057">
                <text:p>0.2597818076610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15329909324646">
                <text:p>0.31532990932464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319322317838669">
                <text:p>0.31932231783866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17629873752594">
                <text:p>0.3176298737525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05755639076233">
                <text:p>0.4057556390762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91903549432755">
                <text:p>0.3919035494327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66138070821762">
                <text:p>0.3661380708217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64895671606064">
                <text:p>0.36489567160606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26847702264786">
                <text:p>0.32684770226478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21575462818146">
                <text:p>0.32157546281814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27711462974548">
                <text:p>0.3277114629745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330363184213638">
                <text:p>0.33036318421363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33725064992905">
                <text:p>0.33372506499290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69239389896393">
                <text:p>0.36923938989639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356415659189224">
                <text:p>0.35641565918922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35446110367775">
                <text:p>0.354461103677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339729338884354">
                <text:p>0.33972933888435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342013567686081">
                <text:p>0.34201356768608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71004140377045">
                <text:p>0.2710041403770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64418631792068">
                <text:p>0.26441863179206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61344730854034">
                <text:p>0.26134473085403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55369305610657">
                <text:p>0.25536930561065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53843188285828">
                <text:p>0.25384318828582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51321226358414">
                <text:p>0.2513212263584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63082206249237">
                <text:p>0.26308220624923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260447978973389">
                <text:p>0.2604479789733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60787576436996">
                <text:p>0.2607875764369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56326586008072">
                <text:p>0.2563265860080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60078370571136">
                <text:p>0.26007837057113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59622067213058">
                <text:p>0.25962206721305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63626247644424">
                <text:p>0.2636262476444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261336207389832">
                <text:p>0.26133620738983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257666409015656">
                <text:p>0.2576664090156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60136693716049">
                <text:p>0.26013669371604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61154919862747">
                <text:p>0.26115491986274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63179361820221">
                <text:p>0.2631793618202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58726477622986">
                <text:p>0.25872647762298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60000616312027">
                <text:p>0.26000061631202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5519073009491">
                <text:p>0.2551907300949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258713036775589">
                <text:p>0.25871303677558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370314359664917">
                <text:p>0.3703143596649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366855651140213">
                <text:p>0.36685565114021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38110813498497">
                <text:p>0.3811081349849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333538562059402">
                <text:p>0.33353856205940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332716792821884">
                <text:p>0.33271679282188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325697600841522">
                <text:p>0.32569760084152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32222643494606">
                <text:p>0.3222264349460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326980501413345">
                <text:p>0.3269805014133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318371444940567">
                <text:p>0.31837144494056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320680469274521">
                <text:p>0.32068046927452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319246172904968">
                <text:p>0.31924617290496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32177260518074">
                <text:p>0.3217726051807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313280582427979">
                <text:p>0.3132805824279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316120058298111">
                <text:p>0.31612005829811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331904321908951">
                <text:p>0.33190432190895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84521222114563">
                <text:p>0.28452122211456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90237128734589">
                <text:p>0.29023712873458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99157321453094">
                <text:p>0.2991573214530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93608218431473">
                <text:p>0.29360821843147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83162474632263">
                <text:p>0.28316247463226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77957201004028">
                <text:p>0.2779572010040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81707853078842">
                <text:p>0.28170785307884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87611454725266">
                <text:p>0.28761145472526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85121619701385">
                <text:p>0.28512161970138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86092400550842">
                <text:p>0.28609240055084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81663298606873">
                <text:p>0.28166329860687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8152722120285">
                <text:p>0.2815272212028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94767946004868">
                <text:p>0.29476794600486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89051651954651">
                <text:p>0.28905165195465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83297538757324">
                <text:p>0.2832975387573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93159544467926">
                <text:p>0.29315954446792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84367859363556">
                <text:p>0.2843678593635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93402224779129">
                <text:p>0.29340222477912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91192203760147">
                <text:p>0.2911922037601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97176539897919">
                <text:p>0.2971765398979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9102036356926">
                <text:p>0.2910203635692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90404230356216">
                <text:p>0.2904042303562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301872164011002">
                <text:p>0.30187216401100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303363978862762">
                <text:p>0.30336397886276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352149456739426">
                <text:p>0.35214945673942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350056529045105">
                <text:p>0.35005652904510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348275303840637">
                <text:p>0.3482753038406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353591769933701">
                <text:p>0.35359176993370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53652656078339">
                <text:p>0.35365265607833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353426665067673">
                <text:p>0.35342666506767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353415250778198">
                <text:p>0.3534152507781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34633857011795">
                <text:p>0.3463385701179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346737682819366">
                <text:p>0.3467376828193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349205315113068">
                <text:p>0.34920531511306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349097162485123">
                <text:p>0.3490971624851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56773316860199">
                <text:p>0.35677331686019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349370956420898">
                <text:p>0.3493709564208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351840198040009">
                <text:p>0.35184019804000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350199371576309">
                <text:p>0.3501993715763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56441408395767">
                <text:p>0.35644140839576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353914111852646">
                <text:p>0.35391411185264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54516476392746">
                <text:p>0.35451647639274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54577600955963">
                <text:p>0.35457760095596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5980898141861">
                <text:p>0.3598089814186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56742471456528">
                <text:p>0.3567424714565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5848081111908">
                <text:p>0.358480811119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56586158275604">
                <text:p>0.35658615827560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64933997392654">
                <text:p>0.36493399739265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65835934877396">
                <text:p>0.36583593487739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024882376194">
                <text:p>0.302488237619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04139047861099">
                <text:p>0.30413904786109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305617690086365">
                <text:p>0.30561769008636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83197283744812">
                <text:p>0.28319728374481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58763641119003">
                <text:p>0.25876364111900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57529050111771">
                <text:p>0.25752905011177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56668508052826">
                <text:p>0.25666850805282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260674238204956">
                <text:p>0.26067423820495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263002514839172">
                <text:p>0.26300251483917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263217777013779">
                <text:p>0.26321777701377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63478338718414">
                <text:p>0.26347833871841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262872874736786">
                <text:p>0.2628728747367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61898696422577">
                <text:p>0.26189869642257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61470645666122">
                <text:p>0.26147064566612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61057436466217">
                <text:p>0.26105743646621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260517001152039">
                <text:p>0.2605170011520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6066866517067">
                <text:p>0.2606686651706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67048537731171">
                <text:p>0.2670485377311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258576720952988">
                <text:p>0.25857672095298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255747348070145">
                <text:p>0.25574734807014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252839714288712">
                <text:p>0.2528397142887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57080137729645">
                <text:p>0.25708013772964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268684327602386">
                <text:p>0.26868432760238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269029885530472">
                <text:p>0.26902988553047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65628755092621">
                <text:p>0.2656287550926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66055762767792">
                <text:p>0.26605576276779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265285968780518">
                <text:p>0.26528596878051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266256541013718">
                <text:p>0.2662565410137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57628083229065">
                <text:p>0.25762808322906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258676171302795">
                <text:p>0.25867617130279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255047500133514">
                <text:p>0.25504750013351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65032410621643">
                <text:p>0.26503241062164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66002625226974">
                <text:p>0.2660026252269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263997405767441">
                <text:p>0.26399740576744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284025907516479">
                <text:p>0.28402590751647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62110471725464">
                <text:p>0.26211047172546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266045749187469">
                <text:p>0.26604574918746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271737366914749">
                <text:p>0.27173736691474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265886515378952">
                <text:p>0.26588651537895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67547130584717">
                <text:p>0.26754713058471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266164660453796">
                <text:p>0.26616466045379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266785860061645">
                <text:p>0.26678586006164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267266601324081">
                <text:p>0.26726660132408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260556578636169">
                <text:p>0.26055657863616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62508690357208">
                <text:p>0.2625086903572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263699501752853">
                <text:p>0.26369950175285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61650413274765">
                <text:p>0.26165041327476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262560665607452">
                <text:p>0.26256066560745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58588790893555">
                <text:p>0.25858879089355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5398525595665">
                <text:p>0.2539852559566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77927160263061">
                <text:p>0.27792716026306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78067588806152">
                <text:p>0.2780675888061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10879111289978">
                <text:p>0.31087911128997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86207765340805">
                <text:p>0.2862077653408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291554927825928">
                <text:p>0.29155492782592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06928664445877">
                <text:p>0.30692866444587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10988366603851">
                <text:p>0.31098836660385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289737433195114">
                <text:p>0.2897374331951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01488280296326">
                <text:p>0.30148828029632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298876971006393">
                <text:p>0.29887697100639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88781434297562">
                <text:p>0.28878143429756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294857740402222">
                <text:p>0.29485774040222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01256835460663">
                <text:p>0.30125683546066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16146522760391">
                <text:p>0.31614652276039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05963784456253">
                <text:p>0.30596378445625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306292563676834">
                <text:p>0.30629256367683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57098436355591">
                <text:p>0.25709843635559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04210782051086">
                <text:p>0.30421078205108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259051859378815">
                <text:p>0.25905185937881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05528700351715">
                <text:p>0.3055287003517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03742438554764">
                <text:p>0.30374243855476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07850033044815">
                <text:p>0.3078500330448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06931376457214">
                <text:p>0.30693137645721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09128820896149">
                <text:p>0.30912882089614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305515617132187">
                <text:p>0.30551561713218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302398204803467">
                <text:p>0.30239820480346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304005831480026">
                <text:p>0.30400583148002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303305387496948">
                <text:p>0.30330538749694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302967488765717">
                <text:p>0.30296748876571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316998958587646">
                <text:p>0.31699895858764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38096350431442">
                <text:p>0.33809635043144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34062072634697">
                <text:p>0.3406207263469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39650571346283">
                <text:p>0.33965057134628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334163099527359">
                <text:p>0.33416309952735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331352710723877">
                <text:p>0.33135271072387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0500802397728">
                <text:p>0.305008023977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0320531129837">
                <text:p>0.3032053112983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304418623447418">
                <text:p>0.30441862344741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22642266750336">
                <text:p>0.32264226675033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22467744350433">
                <text:p>0.32246774435043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321309089660645">
                <text:p>0.32130908966064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22599679231644">
                <text:p>0.32259967923164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20861995220184">
                <text:p>0.32086199522018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45262080430984">
                <text:p>0.34526208043098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49478840827942">
                <text:p>0.34947884082794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50671917200088">
                <text:p>0.35067191720008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52372735738754">
                <text:p>0.35237273573875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51092249155045">
                <text:p>0.35109224915504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50011199712753">
                <text:p>0.35001119971275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52843016386032">
                <text:p>0.35284301638603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60193163156509">
                <text:p>0.36019316315650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59004467725754">
                <text:p>0.35900446772575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56138169765472">
                <text:p>0.35613816976547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55595201253891">
                <text:p>0.3555952012538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55938643217087">
                <text:p>0.35593864321708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49396139383316">
                <text:p>0.3493961393833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50858420133591">
                <text:p>0.35085842013359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51934969425201">
                <text:p>0.3519349694252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50739628076553">
                <text:p>0.35073962807655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5124084353447">
                <text:p>0.3512408435344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47947239875793">
                <text:p>0.34794723987579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49597126245499">
                <text:p>0.34959712624549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37191879749298">
                <text:p>0.33719187974929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40112239122391">
                <text:p>0.34011223912239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36589455604553">
                <text:p>0.33658945560455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37660491466522">
                <text:p>0.33766049146652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3707782626152">
                <text:p>0.3370778262615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255132853984833">
                <text:p>0.25513285398483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262230962514877">
                <text:p>0.26223096251487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261319309473038">
                <text:p>0.26131930947303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255930960178375">
                <text:p>0.25593096017837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266317963600159">
                <text:p>0.26631796360015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272618860006332">
                <text:p>0.27261886000633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263411730527878">
                <text:p>0.26341173052787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276041239500046">
                <text:p>0.27604123950004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26255863904953">
                <text:p>0.2625586390495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268407791852951">
                <text:p>0.26840779185295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271024376153946">
                <text:p>0.27102437615394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261530786752701">
                <text:p>0.26153078675270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276004046201706">
                <text:p>0.27600404620170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255170196294785">
                <text:p>0.25517019629478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29231983423233">
                <text:p>0.292319834232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78760010004044">
                <text:p>0.37876001000404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276652455329895">
                <text:p>0.2766524553298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09445881843567">
                <text:p>0.40944588184356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449212700128555">
                <text:p>0.44921270012855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252208858728409">
                <text:p>0.25220885872840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46616193652153">
                <text:p>0.4661619365215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6311115026474">
                <text:p>0.631111502647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717211663722992">
                <text:p>0.71721166372299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691539108753204">
                <text:p>0.69153910875320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497326612472534">
                <text:p>0.4973266124725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26681113243103">
                <text:p>0.2668111324310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262697845697403">
                <text:p>0.26269784569740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25563183426857">
                <text:p>0.255631834268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5818207859993">
                <text:p>0.2581820785999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256593078374863">
                <text:p>0.25659307837486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262287974357605">
                <text:p>0.26228797435760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286938190460205">
                <text:p>0.28693819046020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284721910953522">
                <text:p>0.28472191095352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285246461629868">
                <text:p>0.28524646162986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28155854344368">
                <text:p>0.2815585434436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285806328058243">
                <text:p>0.28580632805824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283103793859482">
                <text:p>0.28310379385948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281681150197983">
                <text:p>0.28168115019798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281135886907578">
                <text:p>0.28113588690757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281770974397659">
                <text:p>0.28177097439765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279014736413956">
                <text:p>0.27901473641395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278794050216675">
                <text:p>0.27879405021667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275153666734695">
                <text:p>0.27515366673469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276605635881424">
                <text:p>0.27660563588142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280636638402939">
                <text:p>0.28063663840293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280480414628983">
                <text:p>0.28048041462898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282541900873184">
                <text:p>0.2825419008731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282490193843842">
                <text:p>0.28249019384384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281988203525543">
                <text:p>0.28198820352554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280624717473984">
                <text:p>0.28062471747398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281178742647171">
                <text:p>0.28117874264717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281437218189239">
                <text:p>0.28143721818923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284993380308151">
                <text:p>0.28499338030815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286889612674713">
                <text:p>0.28688961267471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286933273077011">
                <text:p>0.28693327307701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286773234605789">
                <text:p>0.28677323460578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86583483219147">
                <text:p>0.28658348321914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259059131145477">
                <text:p>0.25905913114547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256081372499466">
                <text:p>0.25608137249946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258252084255218">
                <text:p>0.25825208425521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263367474079132">
                <text:p>0.26336747407913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266659259796143">
                <text:p>0.26665925979614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258544892072678">
                <text:p>0.25854489207267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265593111515045">
                <text:p>0.26559311151504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251820534467697">
                <text:p>0.25182053446769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50358879566193">
                <text:p>0.25035887956619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270090609788895">
                <text:p>0.27009060978889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498456597328186">
                <text:p>0.49845659732818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258253335952759">
                <text:p>0.25825333595275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263465136289597">
                <text:p>0.26346513628959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263998061418533">
                <text:p>0.26399806141853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270098865032196">
                <text:p>0.27009886503219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270294934511185">
                <text:p>0.27029493451118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268700152635574">
                <text:p>0.26870015263557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269650310277939">
                <text:p>0.26965031027793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268805831670761">
                <text:p>0.26880583167076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27046263217926">
                <text:p>0.2704626321792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277519077062607">
                <text:p>0.27751907706260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276134967803955">
                <text:p>0.27613496780395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260667651891708">
                <text:p>0.26066765189170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262912839651108">
                <text:p>0.2629128396511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259976595640182">
                <text:p>0.25997659564018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274480640888214">
                <text:p>0.2744806408882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262966334819794">
                <text:p>0.26296633481979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263801008462906">
                <text:p>0.26380100846290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264329582452774">
                <text:p>0.26432958245277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264197289943695">
                <text:p>0.26419728994369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264333456754684">
                <text:p>0.2643334567546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270272105932236">
                <text:p>0.27027210593223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270415961742401">
                <text:p>0.27041596174240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286984533071518">
                <text:p>0.28698453307151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271479189395905">
                <text:p>0.27147918939590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272443413734436">
                <text:p>0.27244341373443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273399502038956">
                <text:p>0.2733995020389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77158319950104">
                <text:p>0.27715831995010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276888638734817">
                <text:p>0.27688863873481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276642113924026">
                <text:p>0.27664211392402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279291331768036">
                <text:p>0.2792913317680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80489802360535">
                <text:p>0.28048980236053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281722754240036">
                <text:p>0.28172275424003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281287640333176">
                <text:p>0.2812876403331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265108376741409">
                <text:p>0.26510837674140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268446773290634">
                <text:p>0.26844677329063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274601072072983">
                <text:p>0.27460107207298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267317712306976">
                <text:p>0.26731771230697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313348352909088">
                <text:p>0.31334835290908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260239124298096">
                <text:p>0.26023912429809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77186924219131">
                <text:p>0.37718692421913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262827157974243">
                <text:p>0.26282715797424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623539328575134">
                <text:p>0.62353932857513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280627131462097">
                <text:p>0.28062713146209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677616596221924">
                <text:p>0.67761659622192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284581303596497">
                <text:p>0.28458130359649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719290614128113">
                <text:p>0.7192906141281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293475210666656">
                <text:p>0.29347521066665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759335935115814">
                <text:p>0.7593359351158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282455265522003">
                <text:p>0.28245526552200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762864351272583">
                <text:p>0.76286435127258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252276301383972">
                <text:p>0.25227630138397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748504936695099">
                <text:p>0.74850493669509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267859488725662">
                <text:p>0.2678594887256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745793998241425">
                <text:p>0.7457939982414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71308064460754">
                <text:p>0.27130806446075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742885112762451">
                <text:p>0.74288511276245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261859536170959">
                <text:p>0.26185953617095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750560343265533">
                <text:p>0.75056034326553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268275529146194">
                <text:p>0.26827552914619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747425019741058">
                <text:p>0.74742501974105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267872303724289">
                <text:p>0.26787230372428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749226868152618">
                <text:p>0.74922686815261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262651234865189">
                <text:p>0.26265123486518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746812045574188">
                <text:p>0.74681204557418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263281345367432">
                <text:p>0.26328134536743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740200996398926">
                <text:p>0.74020099639892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271369844675064">
                <text:p>0.27136984467506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742610216140747">
                <text:p>0.74261021614074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27294597029686">
                <text:p>0.2729459702968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744969069957733">
                <text:p>0.74496906995773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274875402450561">
                <text:p>0.27487540245056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745353043079376">
                <text:p>0.74535304307937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272907286882401">
                <text:p>0.27290728688240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734992027282715">
                <text:p>0.73499202728271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268191158771515">
                <text:p>0.26819115877151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740332007408142">
                <text:p>0.74033200740814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285041064023972">
                <text:p>0.28504106402397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74105966091156">
                <text:p>0.7410596609115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296880006790161">
                <text:p>0.29688000679016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742368817329407">
                <text:p>0.74236881732940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300970464944839">
                <text:p>0.30097046494483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740808010101318">
                <text:p>0.74080801010131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284076631069183">
                <text:p>0.28407663106918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733083665370941">
                <text:p>0.73308366537094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271086812019348">
                <text:p>0.27108681201934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731863379478455">
                <text:p>0.73186337947845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269052147865295">
                <text:p>0.26905214786529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740855813026428">
                <text:p>0.74085581302642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271286576986313">
                <text:p>0.27128657698631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740604519844055">
                <text:p>0.74060451984405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263430416584015">
                <text:p>0.26343041658401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743284106254578">
                <text:p>0.74328410625457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265140324831009">
                <text:p>0.26514032483100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744916915893555">
                <text:p>0.74491691589355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263909041881561">
                <text:p>0.26390904188156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742322981357574">
                <text:p>0.74232298135757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253620326519012">
                <text:p>0.25362032651901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741076231002808">
                <text:p>0.74107623100280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76037073135376">
                <text:p>0.7603707313537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76105672121048">
                <text:p>0.7610567212104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761330127716064">
                <text:p>0.76133012771606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757518947124481">
                <text:p>0.75751894712448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756121456623077">
                <text:p>0.75612145662307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754350602626801">
                <text:p>0.75435060262680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721952855587006">
                <text:p>0.72195285558700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700510501861572">
                <text:p>0.70051050186157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741101026535034">
                <text:p>0.74110102653503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594306111335754">
                <text:p>0.59430611133575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654163122177124">
                <text:p>0.65416312217712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766024649143219">
                <text:p>0.76602464914321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62101423740387">
                <text:p>0.6210142374038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481399655342102">
                <text:p>0.48139965534210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458872109651566">
                <text:p>0.45887210965156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284913569688797">
                <text:p>0.28491356968879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251157283782959">
                <text:p>0.25115728378295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254259586334229">
                <text:p>0.25425958633422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254402041435242">
                <text:p>0.25440204143524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269803643226624">
                <text:p>0.26980364322662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254975020885468">
                <text:p>0.25497502088546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274377822875977">
                <text:p>0.27437782287597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251360595226288">
                <text:p>0.25136059522628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271328389644623">
                <text:p>0.27132838964462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261739999055862">
                <text:p>0.26173999905586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277104765176773">
                <text:p>0.27710476517677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279345870018005">
                <text:p>0.2793458700180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278377622365952">
                <text:p>0.27837762236595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267008721828461">
                <text:p>0.26700872182846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267896562814712">
                <text:p>0.26789656281471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26678666472435">
                <text:p>0.2667866647243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281911432743073">
                <text:p>0.28191143274307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278977572917938">
                <text:p>0.27897757291793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281196475028992">
                <text:p>0.28119647502899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279131829738617">
                <text:p>0.27913182973861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26748526096344">
                <text:p>0.2674852609634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266872942447662">
                <text:p>0.26687294244766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252458572387695">
                <text:p>0.25245857238769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273441284894943">
                <text:p>0.27344128489494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257944881916046">
                <text:p>0.25794488191604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258962750434875">
                <text:p>0.25896275043487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25769054889679">
                <text:p>0.2576905488967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259122043848038">
                <text:p>0.25912204384803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261506974697113">
                <text:p>0.26150697469711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266848236322403">
                <text:p>0.26684823632240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264365762472153">
                <text:p>0.26436576247215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255643010139465">
                <text:p>0.25564301013946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259999692440033">
                <text:p>0.25999969244003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26196563243866">
                <text:p>0.2619656324386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264333307743072">
                <text:p>0.26433330774307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416286736726761">
                <text:p>0.41628673672676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425657123327255">
                <text:p>0.42565712332725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432527124881744">
                <text:p>0.43252712488174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429625183343887">
                <text:p>0.42962518334388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432711243629456">
                <text:p>0.43271124362945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429789483547211">
                <text:p>0.42978948354721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444763153791428">
                <text:p>0.44476315379142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43750810623169">
                <text:p>0.4375081062316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439471960067749">
                <text:p>0.43947196006774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433064371347427">
                <text:p>0.43306437134742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42530170083046">
                <text:p>0.4253017008304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441646873950958">
                <text:p>0.44164687395095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44111031293869">
                <text:p>0.4411103129386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449390053749085">
                <text:p>0.44939005374908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442228317260742">
                <text:p>0.44222831726074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448642045259476">
                <text:p>0.44864204525947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460739374160767">
                <text:p>0.46073937416076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450791746377945">
                <text:p>0.45079174637794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460777997970581">
                <text:p>0.46077799797058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45314958691597">
                <text:p>0.4531495869159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446037352085113">
                <text:p>0.44603735208511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439015567302704">
                <text:p>0.43901556730270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451837688684464">
                <text:p>0.45183768868446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506039798259735">
                <text:p>0.50603979825973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507117986679077">
                <text:p>0.50711798667907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519040822982788">
                <text:p>0.51904082298278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519242107868195">
                <text:p>0.51924210786819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510623633861542">
                <text:p>0.51062363386154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510011315345764">
                <text:p>0.51001131534576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513786911964417">
                <text:p>0.51378691196441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509124457836151">
                <text:p>0.50912445783615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493546366691589">
                <text:p>0.49354636669158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287180662155151">
                <text:p>0.28718066215515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46286016702652">
                <text:p>0.4628601670265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286420822143555">
                <text:p>0.28642082214355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472337394952774">
                <text:p>0.47233739495277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286697834730148">
                <text:p>0.28669783473014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475730925798416">
                <text:p>0.47573092579841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269100069999695">
                <text:p>0.26910006999969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291124135255814">
                <text:p>0.29112413525581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273068815469742">
                <text:p>0.27306881546974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277279019355774">
                <text:p>0.27727901935577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268832355737686">
                <text:p>0.26883235573768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284498631954193">
                <text:p>0.28449863195419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273129403591156">
                <text:p>0.27312940359115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284019231796265">
                <text:p>0.28401923179626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274668157100677">
                <text:p>0.27466815710067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287266731262207">
                <text:p>0.28726673126220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276967227458954">
                <text:p>0.27696722745895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280972987413406">
                <text:p>0.28097298741340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270398408174515">
                <text:p>0.27039840817451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282719165086746">
                <text:p>0.28271916508674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270293921232223">
                <text:p>0.27029392123222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283925384283066">
                <text:p>0.28392538428306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268064349889755">
                <text:p>0.26806434988975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280805349349976">
                <text:p>0.28080534934997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272920787334442">
                <text:p>0.27292078733444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287121474742889">
                <text:p>0.28712147474288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271088033914566">
                <text:p>0.27108803391456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284491062164307">
                <text:p>0.28449106216430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272091627120972">
                <text:p>0.27209162712097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288784980773926">
                <text:p>0.28878498077392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344491481781006">
                <text:p>0.34449148178100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341627180576324">
                <text:p>0.34162718057632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329801231622696">
                <text:p>0.32980123162269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251867294311523">
                <text:p>0.25186729431152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332094252109528">
                <text:p>0.33209425210952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251619905233383">
                <text:p>0.25161990523338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334037065505981">
                <text:p>0.33403706550598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330725610256195">
                <text:p>0.33072561025619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252057254314423">
                <text:p>0.25205725431442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328917533159256">
                <text:p>0.32891753315925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25499239563942">
                <text:p>0.2549923956394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316156804561615">
                <text:p>0.31615680456161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254587382078171">
                <text:p>0.25458738207817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316044569015503">
                <text:p>0.31604456901550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253477394580841">
                <text:p>0.25347739458084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31297555565834">
                <text:p>0.3129755556583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312518626451492">
                <text:p>0.31251862645149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324275732040405">
                <text:p>0.32427573204040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345012307167053">
                <text:p>0.34501230716705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348779857158661">
                <text:p>0.34877985715866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353566288948059">
                <text:p>0.35356628894805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35726723074913">
                <text:p>0.3572672307491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353887379169464">
                <text:p>0.35388737916946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254836350679398">
                <text:p>0.25483635067939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277278691530228">
                <text:p>0.27727869153022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250232338905334">
                <text:p>0.25023233890533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277188122272491">
                <text:p>0.27718812227249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255232751369476">
                <text:p>0.25523275136947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276018619537354">
                <text:p>0.27601861953735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251524895429611">
                <text:p>0.25152489542961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276669800281525">
                <text:p>0.27666980028152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256124347448349">
                <text:p>0.25612434744834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275871425867081">
                <text:p>0.27587142586708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279058784246445">
                <text:p>0.27905878424644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279851764440536">
                <text:p>0.27985176444053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256358355283737">
                <text:p>0.25635835528373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277136415243149">
                <text:p>0.27713641524314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262782901525497">
                <text:p>0.26278290152549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274957329034805">
                <text:p>0.27495732903480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260900348424911">
                <text:p>0.26090034842491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273921728134155">
                <text:p>0.27392172813415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260397523641586">
                <text:p>0.26039752364158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273399174213409">
                <text:p>0.27339917421340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26333948969841">
                <text:p>0.2633394896984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27366641163826">
                <text:p>0.2736664116382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278420567512512">
                <text:p>0.27842056751251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281520247459412">
                <text:p>0.28152024745941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272289872169495">
                <text:p>0.27228987216949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281335651874542">
                <text:p>0.28133565187454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274935901165009">
                <text:p>0.27493590116500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274179428815842">
                <text:p>0.27417942881584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276070058345795">
                <text:p>0.27607005834579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274524301290512">
                <text:p>0.27452430129051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277447015047073">
                <text:p>0.27744701504707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2782963514328">
                <text:p>0.278296351432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278683036565781">
                <text:p>0.27868303656578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278347849845886">
                <text:p>0.27834784984588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280414342880249">
                <text:p>0.28041434288024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278632938861847">
                <text:p>0.27863293886184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273123353719711">
                <text:p>0.27312335371971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263004124164581">
                <text:p>0.26300412416458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274362504482269">
                <text:p>0.27436250448226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266824960708618">
                <text:p>0.26682496070861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264601916074753">
                <text:p>0.26460191607475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2547827064991">
                <text:p>0.254782706499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257419735193253">
                <text:p>0.25741973519325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250021398067474">
                <text:p>0.25002139806747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251678764820099">
                <text:p>0.25167876482009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259809106588364">
                <text:p>0.25980910658836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255573838949203">
                <text:p>0.25557383894920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252663671970367">
                <text:p>0.25266367197036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255576401948929">
                <text:p>0.25557640194892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253547221422195">
                <text:p>0.25354722142219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255704134702682">
                <text:p>0.25570413470268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263016790151596">
                <text:p>0.26301679015159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263535022735596">
                <text:p>0.26353502273559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254062682390213">
                <text:p>0.25406268239021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269946813583374">
                <text:p>0.26994681358337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256085216999054">
                <text:p>0.25608521699905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269244700670242">
                <text:p>0.26924470067024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254298359155655">
                <text:p>0.25429835915565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27119842171669">
                <text:p>0.2711984217166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250291049480438">
                <text:p>0.25029104948043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259475916624069">
                <text:p>0.25947591662406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252595722675323">
                <text:p>0.25259572267532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264926314353943">
                <text:p>0.26492631435394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251640647649765">
                <text:p>0.25164064764976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266501814126968">
                <text:p>0.26650181412696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250005751848221">
                <text:p>0.25000575184822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258369445800781">
                <text:p>0.25836944580078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263056367635727">
                <text:p>0.26305636763572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261585414409637">
                <text:p>0.26158541440963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259215444326401">
                <text:p>0.25921544432640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262653023004532">
                <text:p>0.26265302300453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272590607404709">
                <text:p>0.27259060740470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277884006500244">
                <text:p>0.27788400650024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277000188827515">
                <text:p>0.27700018882751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274799972772598">
                <text:p>0.27479997277259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252059757709503">
                <text:p>0.25205975770950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253664195537567">
                <text:p>0.25366419553756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251979619264603">
                <text:p>0.25197961926460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252480775117874">
                <text:p>0.25248077511787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257932662963867">
                <text:p>0.25793266296386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258402973413467">
                <text:p>0.25840297341346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25938293337822">
                <text:p>0.2593829333782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260396212339401">
                <text:p>0.26039621233940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258820205926895">
                <text:p>0.25882020592689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259097963571548">
                <text:p>0.25909796357154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260536283254623">
                <text:p>0.26053628325462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259812414646149">
                <text:p>0.25981241464614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260621219873428">
                <text:p>0.26062121987342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260424137115479">
                <text:p>0.26042413711547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260166168212891">
                <text:p>0.26016616821289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258419960737228">
                <text:p>0.25841996073722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271803706884384">
                <text:p>0.27180370688438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271719038486481">
                <text:p>0.27171903848648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287437170743942">
                <text:p>0.28743717074394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281645894050598">
                <text:p>0.28164589405059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286024123430252">
                <text:p>0.28602412343025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285020589828491">
                <text:p>0.28502058982849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291641026735306">
                <text:p>0.29164102673530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318764865398407">
                <text:p>0.31876486539840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320928573608398">
                <text:p>0.32092857360839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318942725658417">
                <text:p>0.31894272565841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314826011657715">
                <text:p>0.31482601165771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310814470052719">
                <text:p>0.31081447005271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309266567230225">
                <text:p>0.30926656723022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311202377080917">
                <text:p>0.31120237708091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308168560266495">
                <text:p>0.30816856026649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307145416736603">
                <text:p>0.30714541673660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307317107915878">
                <text:p>0.30731710791587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306359171867371">
                <text:p>0.30635917186737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308192074298859">
                <text:p>0.30819207429885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309721499681473">
                <text:p>0.30972149968147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309707760810852">
                <text:p>0.30970776081085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313765913248062">
                <text:p>0.31376591324806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309993922710419">
                <text:p>0.30999392271041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30908265709877">
                <text:p>0.3090826570987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310777246952057">
                <text:p>0.31077724695205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309533029794693">
                <text:p>0.30953302979469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312007695436478">
                <text:p>0.31200769543647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311542809009552">
                <text:p>0.31154280900955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257524728775024">
                <text:p>0.25752472877502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260263711214066">
                <text:p>0.26026371121406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257017850875854">
                <text:p>0.25701785087585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255076855421066">
                <text:p>0.25507685542106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351316452026367">
                <text:p>0.35131645202636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341095894575119">
                <text:p>0.34109589457511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377905398607254">
                <text:p>0.37790539860725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392036467790604">
                <text:p>0.39203646779060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371849954128265">
                <text:p>0.37184995412826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373061895370483">
                <text:p>0.37306189537048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370486557483673">
                <text:p>0.37048655748367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370568662881851">
                <text:p>0.37056866288185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356587767601013">
                <text:p>0.35658776760101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386079907417297">
                <text:p>0.38607990741729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388187766075134">
                <text:p>0.38818776607513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35599684715271">
                <text:p>0.3559968471527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351217299699783">
                <text:p>0.35121729969978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345368355512619">
                <text:p>0.34536835551261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347394853830337">
                <text:p>0.34739485383033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347203075885773">
                <text:p>0.34720307588577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349257469177246">
                <text:p>0.34925746917724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352807283401489">
                <text:p>0.35280728340148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350571036338806">
                <text:p>0.35057103633880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352229684591293">
                <text:p>0.35222968459129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352338850498199">
                <text:p>0.35233885049819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355646371841431">
                <text:p>0.35564637184143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356181591749191">
                <text:p>0.35618159174919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372329443693161">
                <text:p>0.37232944369316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311199635267258">
                <text:p>0.31119963526725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255326360464096">
                <text:p>0.25532636046409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309411823749542">
                <text:p>0.30941182374954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253022193908691">
                <text:p>0.25302219390869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311720997095108">
                <text:p>0.31172099709510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302489995956421">
                <text:p>0.30248999595642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302328050136566">
                <text:p>0.30232805013656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297594517469406">
                <text:p>0.29759451746940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296835362911224">
                <text:p>0.29683536291122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2786465883255">
                <text:p>0.278646588325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284597277641296">
                <text:p>0.28459727764129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281803011894226">
                <text:p>0.28180301189422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28220596909523">
                <text:p>0.2822059690952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253145307302475">
                <text:p>0.25314530730247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253232568502426">
                <text:p>0.25323256850242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251040458679199">
                <text:p>0.25104045867919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251487553119659">
                <text:p>0.25148755311965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280047535896301">
                <text:p>0.28004753589630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36063489317894">
                <text:p>0.3606348931789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282568395137787">
                <text:p>0.28256839513778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355107307434082">
                <text:p>0.35510730743408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284642964601517">
                <text:p>0.28464296460151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346879184246063">
                <text:p>0.34687918424606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273034393787384">
                <text:p>0.27303439378738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331838071346283">
                <text:p>0.33183807134628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276125162839889">
                <text:p>0.27612516283988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304651886224747">
                <text:p>0.30465188622474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297238677740097">
                <text:p>0.29723867774009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28938215970993">
                <text:p>0.2893821597099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299081116914749">
                <text:p>0.29908111691474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311986833810806">
                <text:p>0.31198683381080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30883851647377">
                <text:p>0.3088385164737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29987907409668">
                <text:p>0.2998790740966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305187791585922">
                <text:p>0.30518779158592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298481315374374">
                <text:p>0.29848131537437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290185540914535">
                <text:p>0.29018554091453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250676453113556">
                <text:p>0.25067645311355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27443540096283">
                <text:p>0.2744354009628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286981731653213">
                <text:p>0.28698173165321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293830007314682">
                <text:p>0.29383000731468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279959678649902">
                <text:p>0.27995967864990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290041863918304">
                <text:p>0.29004186391830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287038058042526">
                <text:p>0.28703805804252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292396128177643">
                <text:p>0.29239612817764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289467483758926">
                <text:p>0.28946748375892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311473906040192">
                <text:p>0.31147390604019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312120795249939">
                <text:p>0.31212079524993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316798329353333">
                <text:p>0.31679832935333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302548438310623">
                <text:p>0.30254843831062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305508524179459">
                <text:p>0.30550852417945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279063761234283">
                <text:p>0.27906376123428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300232648849487">
                <text:p>0.30023264884948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293084174394608">
                <text:p>0.29308417439460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300205528736114">
                <text:p>0.30020552873611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286429733037949">
                <text:p>0.28642973303794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300660490989685">
                <text:p>0.30066049098968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27169343829155">
                <text:p>0.2716934382915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296875327825546">
                <text:p>0.29687532782554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271115303039551">
                <text:p>0.27111530303955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29578423500061">
                <text:p>0.2957842350006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290904760360718">
                <text:p>0.29090476036071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307676076889038">
                <text:p>0.30767607688903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301127225160599">
                <text:p>0.30112722516059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311039865016937">
                <text:p>0.31103986501693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300028562545776">
                <text:p>0.30002856254577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301177471876144">
                <text:p>0.30117747187614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30083954334259">
                <text:p>0.3008395433425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304435342550278">
                <text:p>0.30443534255027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304640203714371">
                <text:p>0.30464020371437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303778558969498">
                <text:p>0.30377855896949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303202629089356">
                <text:p>0.30320262908935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310935080051422">
                <text:p>0.31093508005142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310960680246353">
                <text:p>0.31096068024635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326913058757782">
                <text:p>0.32691305875778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331420391798019">
                <text:p>0.33142039179801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32986131310463">
                <text:p>0.3298613131046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321206033229828">
                <text:p>0.32120603322982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324344784021378">
                <text:p>0.32434478402137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322683930397034">
                <text:p>0.32268393039703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32350754737854">
                <text:p>0.3235075473785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322410464286804">
                <text:p>0.32241046428680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321085005998611">
                <text:p>0.32108500599861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323345571756363">
                <text:p>0.32334557175636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322096943855286">
                <text:p>0.32209694385528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322486728429794">
                <text:p>0.32248672842979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322646945714951">
                <text:p>0.32264694571495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321341753005981">
                <text:p>0.32134175300598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322812885046005">
                <text:p>0.32281288504600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316119819879532">
                <text:p>0.31611981987953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250177949666977">
                <text:p>0.25017794966697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257347136735916">
                <text:p>0.25734713673591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290808290243149">
                <text:p>0.29080829024314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263223916292191">
                <text:p>0.26322391629219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283373385667801">
                <text:p>0.28337338566780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261735290288925">
                <text:p>0.26173529028892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286060214042664">
                <text:p>0.28606021404266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260128349065781">
                <text:p>0.26012834906578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302501976490021">
                <text:p>0.30250197649002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257493853569031">
                <text:p>0.25749385356903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300491809844971">
                <text:p>0.30049180984497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272976905107498">
                <text:p>0.27297690510749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301513344049454">
                <text:p>0.30151334404945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2695352435112">
                <text:p>0.269535243511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299902617931366">
                <text:p>0.29990261793136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270996689796448">
                <text:p>0.27099668979644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29705822467804">
                <text:p>0.2970582246780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27102193236351">
                <text:p>0.2710219323635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291401743888855">
                <text:p>0.29140174388885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27248015999794">
                <text:p>0.2724801599979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28216677904129">
                <text:p>0.2821667790412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272538334131241">
                <text:p>0.27253833413124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288466066122055">
                <text:p>0.28846606612205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271851629018784">
                <text:p>0.27185162901878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285389184951782">
                <text:p>0.28538918495178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2962606549263">
                <text:p>0.296260654926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297719120979309">
                <text:p>0.29771912097930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300646662712097">
                <text:p>0.30064666271209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251590520143509">
                <text:p>0.25159052014350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300178915262222">
                <text:p>0.30017891526222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257393449544907">
                <text:p>0.25739344954490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300528228282928">
                <text:p>0.30052822828292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256576657295227">
                <text:p>0.25657665729522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299707263708115">
                <text:p>0.29970726370811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256360590457916">
                <text:p>0.25636059045791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299257218837738">
                <text:p>0.29925721883773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30303168296814">
                <text:p>0.3030316829681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250104367733002">
                <text:p>0.25010436773300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301619529724121">
                <text:p>0.30161952972412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25443035364151">
                <text:p>0.2544303536415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305097937583923">
                <text:p>0.30509793758392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253884643316269">
                <text:p>0.25388464331626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301348358392715">
                <text:p>0.30134835839271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257259607315063">
                <text:p>0.25725960731506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30290412902832">
                <text:p>0.3029041290283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258597165346146">
                <text:p>0.25859716534614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281839728355408">
                <text:p>0.28183972835540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25630459189415">
                <text:p>0.2563045918941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285508930683136">
                <text:p>0.28550893068313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256381392478943">
                <text:p>0.25638139247894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283209949731827">
                <text:p>0.28320994973182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262234389781952">
                <text:p>0.26223438978195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287223219871521">
                <text:p>0.28722321987152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261116713285446">
                <text:p>0.26111671328544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282680332660675">
                <text:p>0.28268033266067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288168847560883">
                <text:p>0.28816884756088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290246665477753">
                <text:p>0.29024666547775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291879713535309">
                <text:p>0.29187971353530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287968635559082">
                <text:p>0.28796863555908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288999974727631">
                <text:p>0.28899997472763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298416912555695">
                <text:p>0.29841691255569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302684813737869">
                <text:p>0.30268481373786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270076036453247">
                <text:p>0.27007603645324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294600367546082">
                <text:p>0.29460036754608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27090322971344">
                <text:p>0.2709032297134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255393356084824">
                <text:p>0.25539335608482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253550946712494">
                <text:p>0.25355094671249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255796641111374">
                <text:p>0.25579664111137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250777304172516">
                <text:p>0.25077730417251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264224946498871">
                <text:p>0.26422494649887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264934867620468">
                <text:p>0.26493486762046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262043565511703">
                <text:p>0.26204356551170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294359058141708">
                <text:p>0.29435905814170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260412663221359">
                <text:p>0.26041266322135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288739770650864">
                <text:p>0.28873977065086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263909876346588">
                <text:p>0.26390987634658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297996371984482">
                <text:p>0.29799637198448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262516528367996">
                <text:p>0.26251652836799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295667082071304">
                <text:p>0.29566708207130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367575407028198">
                <text:p>0.36757540702819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364057630300522">
                <text:p>0.36405763030052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362786471843719">
                <text:p>0.36278647184371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372222900390625">
                <text:p>0.37222290039062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380321264266968">
                <text:p>0.38032126426696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369822025299072">
                <text:p>0.36982202529907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370221853256226">
                <text:p>0.37022185325622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386120945215225">
                <text:p>0.38612094521522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388202995061874">
                <text:p>0.38820299506187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386831641197205">
                <text:p>0.38683164119720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385408818721771">
                <text:p>0.38540881872177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382204264402389">
                <text:p>0.38220426440238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382489711046219">
                <text:p>0.38248971104621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380438834428787">
                <text:p>0.38043883442878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382691711187363">
                <text:p>0.38269171118736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382666975259781">
                <text:p>0.38266697525978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382784187793732">
                <text:p>0.38278418779373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380766749382019">
                <text:p>0.38076674938201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382516294717789">
                <text:p>0.38251629471778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401957303285599">
                <text:p>0.40195730328559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402531445026398">
                <text:p>0.40253144502639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400505363941193">
                <text:p>0.40050536394119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405695557594299">
                <text:p>0.40569555759429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401321142911911">
                <text:p>0.40132114291191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404238373041153">
                <text:p>0.40423837304115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403480887413025">
                <text:p>0.40348088741302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401401668787003">
                <text:p>0.40140166878700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401966243982315">
                <text:p>0.40196624398231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402846097946167">
                <text:p>0.40284609794616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40267288684845">
                <text:p>0.4026728868484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408491730690002">
                <text:p>0.40849173069000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411985546350479">
                <text:p>0.41198554635047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272576719522476">
                <text:p>0.27257671952247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278015583753586">
                <text:p>0.27801558375358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269917368888855">
                <text:p>0.26991736888885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274950325489044">
                <text:p>0.27495032548904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304709583520889">
                <text:p>0.30470958352088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310623019933701">
                <text:p>0.31062301993370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30322653055191">
                <text:p>0.3032265305519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297449499368668">
                <text:p>0.29744949936866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313829034566879">
                <text:p>0.31382903456687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296473890542984">
                <text:p>0.29647389054298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301340758800507">
                <text:p>0.30134075880050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302934646606445">
                <text:p>0.30293464660644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349163740873337">
                <text:p>0.34916374087333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336852937936783">
                <text:p>0.33685293793678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325938284397125">
                <text:p>0.32593828439712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31637766957283">
                <text:p>0.3163776695728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304825395345688">
                <text:p>0.30482539534568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268335193395615">
                <text:p>0.26833519339561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277058869600296">
                <text:p>0.27705886960029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297269761562347">
                <text:p>0.29726976156234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253545045852661">
                <text:p>0.25354504585266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35610556602478">
                <text:p>0.3561055660247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267820447683334">
                <text:p>0.26782044768333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292470365762711">
                <text:p>0.29247036576271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281323432922363">
                <text:p>0.28132343292236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294380187988281">
                <text:p>0.29438018798828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265942424535751">
                <text:p>0.26594242453575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280181765556335">
                <text:p>0.28018176555633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266713291406632">
                <text:p>0.26671329140663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274911850690842">
                <text:p>0.27491185069084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263735771179199">
                <text:p>0.26373577117919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299862086772919">
                <text:p>0.29986208677291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265764981508255">
                <text:p>0.26576498150825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281499654054642">
                <text:p>0.28149965405464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279534131288528">
                <text:p>0.27953413128852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31042155623436">
                <text:p>0.3104215562343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273071199655533">
                <text:p>0.27307119965553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321091741323471">
                <text:p>0.32109174132347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297849178314209">
                <text:p>0.29784917831420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351017028093338">
                <text:p>0.35101702809333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301707565784454">
                <text:p>0.30170756578445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352515459060669">
                <text:p>0.35251545906066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301869511604309">
                <text:p>0.30186951160430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371333688497543">
                <text:p>0.37133368849754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300613969564438">
                <text:p>0.30061396956443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370192110538483">
                <text:p>0.37019211053848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291399449110031">
                <text:p>0.29139944911003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353630632162094">
                <text:p>0.35363063216209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290891617536545">
                <text:p>0.29089161753654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364832162857056">
                <text:p>0.36483216285705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292019009590149">
                <text:p>0.29201900959014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384421080350876">
                <text:p>0.38442108035087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297648549079895">
                <text:p>0.29764854907989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391970038414001">
                <text:p>0.39197003841400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300903797149658">
                <text:p>0.30090379714965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417331993579865">
                <text:p>0.41733199357986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307175815105438">
                <text:p>0.30717581510543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4431192278862">
                <text:p>0.443119227886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339089512825012">
                <text:p>0.33908951282501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447805225849152">
                <text:p>0.44780522584915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34112823009491">
                <text:p>0.3411282300949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424329429864883">
                <text:p>0.42432942986488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327423334121704">
                <text:p>0.32742333412170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419753104448319">
                <text:p>0.41975310444831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326281845569611">
                <text:p>0.32628184556961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405107587575913">
                <text:p>0.40510758757591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321965575218201">
                <text:p>0.32196557521820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382749438285828">
                <text:p>0.38274943828582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312619060277939">
                <text:p>0.31261906027793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392401903867722">
                <text:p>0.39240190386772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31145715713501">
                <text:p>0.3114571571350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376666396856308">
                <text:p>0.37666639685630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311500072479248">
                <text:p>0.31150007247924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379129320383072">
                <text:p>0.37912932038307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31083020567894">
                <text:p>0.3108302056789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369128942489624">
                <text:p>0.36912894248962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312921524047852">
                <text:p>0.31292152404785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359971553087234">
                <text:p>0.35997155308723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312130600214005">
                <text:p>0.31213060021400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36102819442749">
                <text:p>0.3610281944274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351620465517044">
                <text:p>0.35162046551704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355674862861633">
                <text:p>0.35567486286163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334419995546341">
                <text:p>0.33441999554634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345912635326385">
                <text:p>0.34591263532638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328633606433868">
                <text:p>0.32863360643386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340869933366776">
                <text:p>0.34086993336677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276593416929245">
                <text:p>0.27659341692924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40927916765213">
                <text:p>0.4092791676521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273690164089203">
                <text:p>0.27369016408920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398910045623779">
                <text:p>0.39891004562377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275302618741989">
                <text:p>0.27530261874198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413441210985184">
                <text:p>0.41344121098518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279672771692276">
                <text:p>0.27967277169227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442971050739288">
                <text:p>0.44297105073928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281266003847122">
                <text:p>0.28126600384712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432795971632004">
                <text:p>0.43279597163200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280900418758392">
                <text:p>0.28090041875839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458266794681549">
                <text:p>0.45826679468154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311268597841263">
                <text:p>0.31126859784126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485680222511292">
                <text:p>0.48568022251129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314506441354752">
                <text:p>0.31450644135475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484311431646347">
                <text:p>0.48431143164634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303496092557907">
                <text:p>0.30349609255790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461835026741028">
                <text:p>0.46183502674102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307689905166626">
                <text:p>0.30768990516662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481876969337463">
                <text:p>0.48187696933746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309481561183929">
                <text:p>0.30948156118392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444320112466812">
                <text:p>0.44432011246681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313393115997314">
                <text:p>0.31339311599731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466670989990234">
                <text:p>0.46667098999023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292438328266144">
                <text:p>0.29243832826614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449623316526413">
                <text:p>0.44962331652641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289948523044586">
                <text:p>0.28994852304458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428565442562103">
                <text:p>0.42856544256210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291091769933701">
                <text:p>0.29109176993370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407030761241913">
                <text:p>0.40703076124191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285601198673248">
                <text:p>0.28560119867324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399618148803711">
                <text:p>0.39961814880371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280249536037445">
                <text:p>0.28024953603744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396216124296188">
                <text:p>0.39621612429618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28097203373909">
                <text:p>0.2809720337390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387300044298172">
                <text:p>0.38730004429817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280003994703293">
                <text:p>0.28000399470329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387070387601852">
                <text:p>0.38707038760185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288527399301529">
                <text:p>0.28852739930152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422549515962601">
                <text:p>0.42254951596260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283215552568436">
                <text:p>0.28321555256843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448072344064712">
                <text:p>0.44807234406471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282265514135361">
                <text:p>0.28226551413536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491889357566834">
                <text:p>0.49188935756683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273101806640625">
                <text:p>0.27310180664062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466863721609116">
                <text:p>0.46686372160911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273704528808594">
                <text:p>0.27370452880859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479137718677521">
                <text:p>0.47913771867752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304256618022919">
                <text:p>0.30425661802291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426296263933182">
                <text:p>0.42629626393318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308401793241501">
                <text:p>0.30840179324150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442515969276428">
                <text:p>0.44251596927642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309879541397095">
                <text:p>0.30987954139709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45386016368866">
                <text:p>0.4538601636886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315063029527664">
                <text:p>0.31506302952766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463993579149246">
                <text:p>0.46399357914924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319711565971375">
                <text:p>0.31971156597137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479407131671906">
                <text:p>0.47940713167190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274361729621887">
                <text:p>0.27436172962188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290200084447861">
                <text:p>0.29020008444786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327717065811157">
                <text:p>0.32771706581115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314979702234268">
                <text:p>0.31497970223426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328208297491074">
                <text:p>0.32820829749107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297581255435944">
                <text:p>0.29758125543594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311587452888489">
                <text:p>0.31158745288848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282803803682327">
                <text:p>0.282803803682327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376763492822647">
                <text:p>0.37676349282264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340745538473129">
                <text:p>0.34074553847312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298120379447937">
                <text:p>0.29812037944793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325047433376312">
                <text:p>0.32504743337631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356526613235474">
                <text:p>0.35652661323547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374915719032288">
                <text:p>0.37491571903228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498407900333405">
                <text:p>0.49840790033340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26633557677269">
                <text:p>0.2663355767726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399766325950623">
                <text:p>0.39976632595062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278786599636078">
                <text:p>0.27878659963607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376282930374145">
                <text:p>0.37628293037414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389449387788773">
                <text:p>0.38944938778877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557932794094086">
                <text:p>0.55793279409408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420448124408722">
                <text:p>0.42044812440872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345806837081909">
                <text:p>0.34580683708190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332526087760925">
                <text:p>0.33252608776092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332887858152389">
                <text:p>0.33288785815238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339496791362762">
                <text:p>0.33949679136276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340075761079788">
                <text:p>0.34007576107978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350789099931717">
                <text:p>0.35078909993171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319164276123047">
                <text:p>0.31916427612304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361351639032364">
                <text:p>0.36135163903236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354050040245056">
                <text:p>0.35405004024505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341722369194031">
                <text:p>0.34172236919403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345932096242905">
                <text:p>0.34593209624290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331800282001495">
                <text:p>0.33180028200149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391494929790497">
                <text:p>0.39149492979049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384626388549805">
                <text:p>0.38462638854980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356754541397095">
                <text:p>0.35675454139709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382721364498138">
                <text:p>0.38272136449813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382608443498611">
                <text:p>0.38260844349861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360560238361359">
                <text:p>0.36056023836135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32961630821228">
                <text:p>0.3296163082122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28663444519043">
                <text:p>0.28663444519043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311439722776413">
                <text:p>0.31143972277641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293023943901062">
                <text:p>0.29302394390106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302823275327682">
                <text:p>0.30282327532768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297509074211121">
                <text:p>0.29750907421112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320085883140564">
                <text:p>0.32008588314056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255393773317337">
                <text:p>0.25539377331733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287700891494751">
                <text:p>0.28770089149475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286043405532837">
                <text:p>0.286043405532837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287978321313858">
                <text:p>0.28797832131385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632976949214935">
                <text:p>0.63297694921493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289667516946793">
                <text:p>0.28966751694679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324849754571915">
                <text:p>0.32484975457191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288573056459427">
                <text:p>0.288573056459427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314077883958817">
                <text:p>0.31407788395881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250919938087463">
                <text:p>0.25091993808746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289060354232788">
                <text:p>0.28906035423278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290060222148895">
                <text:p>0.29006022214889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829322755336762">
                <text:p>0.82932275533676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290533810853958">
                <text:p>0.29053381085395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668277561664581">
                <text:p>0.66827756166458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28849196434021">
                <text:p>0.2884919643402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742404222488403">
                <text:p>0.74240422248840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265679210424423">
                <text:p>0.26567921042442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288674414157867">
                <text:p>0.28867441415786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786782205104828">
                <text:p>0.78678220510482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262393862009048">
                <text:p>0.26239386200904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289368033409119">
                <text:p>0.28936803340911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657899439334869">
                <text:p>0.65789943933486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25998666882515">
                <text:p>0.2599866688251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310797333717346">
                <text:p>0.31079733371734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722446620464325">
                <text:p>0.72244662046432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252473592758179">
                <text:p>0.25247359275817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25917911529541">
                <text:p>0.2591791152954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600385904312134">
                <text:p>0.60038590431213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258549213409424">
                <text:p>0.25854921340942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687923550605774">
                <text:p>0.68792355060577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257837951183319">
                <text:p>0.25783795118331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56229430437088">
                <text:p>0.5622943043708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258847028017044">
                <text:p>0.25884702801704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257869899272919">
                <text:p>0.25786989927291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259089708328247">
                <text:p>0.259089708328247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260266453027725">
                <text:p>0.26026645302772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641455471515656">
                <text:p>0.64145547151565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258664846420288">
                <text:p>0.25866484642028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594887673854828">
                <text:p>0.59488767385482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258779883384705">
                <text:p>0.25877988338470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260168790817261">
                <text:p>0.26016879081726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260638177394867">
                <text:p>0.26063817739486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255096197128296">
                <text:p>0.25509619712829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274474591016769">
                <text:p>0.27447459101676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252239733934402">
                <text:p>0.25223973393440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255616396665573">
                <text:p>0.25561639666557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255410194396973">
                <text:p>0.25541019439697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266613394021988">
                <text:p>0.26661339402198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256815612316132">
                <text:p>0.25681561231613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258652210235596">
                <text:p>0.25865221023559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255557060241699">
                <text:p>0.25555706024169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258217930793762">
                <text:p>0.25821793079376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369445949792862">
                <text:p>0.36944594979286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381201446056366">
                <text:p>0.38120144605636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365098148584366">
                <text:p>0.36509814858436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365226000547409">
                <text:p>0.36522600054740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355720698833466">
                <text:p>0.35572069883346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337731897830963">
                <text:p>0.33773189783096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337243527173996">
                <text:p>0.33724352717399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257933884859085">
                <text:p>0.25793388485908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259088307619095">
                <text:p>0.25908830761909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269262552261353">
                <text:p>0.26926255226135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272002458572388">
                <text:p>0.27200245857238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278566777706146">
                <text:p>0.27856677770614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272067815065384">
                <text:p>0.27206781506538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268512159585953">
                <text:p>0.26851215958595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2762531042099">
                <text:p>0.2762531042099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259042143821716">
                <text:p>0.25904214382171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250919193029404">
                <text:p>0.25091919302940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252816647291183">
                <text:p>0.25281664729118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308774143457413">
                <text:p>0.30877414345741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366948127746582">
                <text:p>0.36694812774658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386804401874542">
                <text:p>0.38680440187454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41133913397789">
                <text:p>0.41133913397789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445818930864334">
                <text:p>0.445818930864334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427179306745529">
                <text:p>0.42717930674552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425389617681503">
                <text:p>0.42538961768150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420182585716248">
                <text:p>0.42018258571624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399605453014374">
                <text:p>0.39960545301437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36408469080925">
                <text:p>0.3640846908092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346755921840668">
                <text:p>0.34675592184066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343583166599274">
                <text:p>0.34358316659927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289240598678589">
                <text:p>0.28924059867858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268888115882874">
                <text:p>0.26888811588287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263873964548111">
                <text:p>0.26387396454811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275585502386093">
                <text:p>0.27558550238609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255450546741486">
                <text:p>0.25545054674148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26559042930603">
                <text:p>0.2655904293060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260345071554184">
                <text:p>0.26034507155418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260766386985779">
                <text:p>0.26076638698577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254819720983505">
                <text:p>0.25481972098350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253424078226089">
                <text:p>0.25342407822608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250996619462967">
                <text:p>0.25099661946296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251099795103073">
                <text:p>0.25109979510307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278102695941925">
                <text:p>0.27810269594192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251773208379745">
                <text:p>0.25177320837974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250742197036743">
                <text:p>0.25074219703674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251018762588501">
                <text:p>0.25101876258850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3795505464077">
                <text:p>0.379550546407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252076804637909">
                <text:p>0.252076804637909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587167024612427">
                <text:p>0.58716702461242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25160026550293">
                <text:p>0.2516002655029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257717907428741">
                <text:p>0.25771790742874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261409908533096">
                <text:p>0.26140990853309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251559138298035">
                <text:p>0.25155913829803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508328020572662">
                <text:p>0.50832802057266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250677555799484">
                <text:p>0.25067755579948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447169274091721">
                <text:p>0.44716927409172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352581322193146">
                <text:p>0.35258132219314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271836638450623">
                <text:p>0.27183663845062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273999214172363">
                <text:p>0.27399921417236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331642240285873">
                <text:p>0.33164224028587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577486097812653">
                <text:p>0.57748609781265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361979484558106">
                <text:p>0.36197948455810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361138135194778">
                <text:p>0.36113813519477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533975780010223">
                <text:p>0.53397578001022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368072688579559">
                <text:p>0.36807268857955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808489024639129">
                <text:p>0.80848902463912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301857054233551">
                <text:p>0.30185705423355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831559658050537">
                <text:p>0.83155965805053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336558938026428">
                <text:p>0.33655893802642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867043435573578">
                <text:p>0.86704343557357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387040227651596">
                <text:p>0.38704022765159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873574495315552">
                <text:p>0.87357449531555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433429569005966">
                <text:p>0.43342956900596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885276794433594">
                <text:p>0.88527679443359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400035262107849">
                <text:p>0.40003526210784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911132514476776">
                <text:p>0.91113251447677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410010784864426">
                <text:p>0.41001078486442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913708090782166">
                <text:p>0.91370809078216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372569441795349">
                <text:p>0.37256944179534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925694346427918">
                <text:p>0.92569434642791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285499334335327">
                <text:p>0.28549933433532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908600687980652">
                <text:p>0.90860068798065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89986127614975">
                <text:p>0.8998612761497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263274252414703">
                <text:p>0.26327425241470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908768475055695">
                <text:p>0.90876847505569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282961308956146">
                <text:p>0.28296130895614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904385149478912">
                <text:p>0.90438514947891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907862424850464">
                <text:p>0.90786242485046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895603775978088">
                <text:p>0.89560377597808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888876795768738">
                <text:p>0.88887679576873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264535367488861">
                <text:p>0.26453536748886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895300447940826">
                <text:p>0.89530044794082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257604360580444">
                <text:p>0.25760436058044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903670728206634">
                <text:p>0.90367072820663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881375372409821">
                <text:p>0.88137537240982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273661553859711">
                <text:p>0.27366155385971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888843715190887">
                <text:p>0.88884371519088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278846949338913">
                <text:p>0.27884694933891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877242743968964">
                <text:p>0.87724274396896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298385262489319">
                <text:p>0.29838526248931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878995180130005">
                <text:p>0.87899518013000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29545846581459">
                <text:p>0.2954584658145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873047590255737">
                <text:p>0.87304759025573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284768790006638">
                <text:p>0.28476879000663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875259816646576">
                <text:p>0.87525981664657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273594111204147">
                <text:p>0.27359411120414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879408955574035">
                <text:p>0.87940895557403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880707800388336">
                <text:p>0.88070780038833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88616269826889">
                <text:p>0.8861626982688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883698999881744">
                <text:p>0.88369899988174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886963307857513">
                <text:p>0.88696330785751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890251517295837">
                <text:p>0.89025151729583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89287394285202">
                <text:p>0.8928739428520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897999227046967">
                <text:p>0.89799922704696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897239327430725">
                <text:p>0.89723932743072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900496542453766">
                <text:p>0.90049654245376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904941618442535">
                <text:p>0.90494161844253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908578932285309">
                <text:p>0.90857893228530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913133561611176">
                <text:p>0.91313356161117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912041425704956">
                <text:p>0.91204142570495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917339861392975">
                <text:p>0.91733986139297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920971870422363">
                <text:p>0.92097187042236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921608090400696">
                <text:p>0.92160809040069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918762624263763">
                <text:p>0.91876262426376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918254733085632">
                <text:p>0.91825473308563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93228942155838">
                <text:p>0.9322894215583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932135581970215">
                <text:p>0.93213558197021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932602107524872">
                <text:p>0.93260210752487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930120706558228">
                <text:p>0.93012070655822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924202084541321">
                <text:p>0.92420208454132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910846590995789">
                <text:p>0.91084659099578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900764524936676">
                <text:p>0.90076452493667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896228492259979">
                <text:p>0.89622849225997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890439808368683">
                <text:p>0.89043980836868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881354510784149">
                <text:p>0.88135451078414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882010102272034">
                <text:p>0.88201010227203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875525236129761">
                <text:p>0.87552523612976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895564734935761">
                <text:p>0.89556473493576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906476438045502">
                <text:p>0.90647643804550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905225872993469">
                <text:p>0.90522587299346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903666436672211">
                <text:p>0.90366643667221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908313512802124">
                <text:p>0.90831351280212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888184130191803">
                <text:p>0.88818413019180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892086207866669">
                <text:p>0.89208620786666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877518892288208">
                <text:p>0.87751889228820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863005340099335">
                <text:p>0.86300534009933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858242571353912">
                <text:p>0.85824257135391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864510834217072">
                <text:p>0.86451083421707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842943370342254">
                <text:p>0.842943370342254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874229729175568">
                <text:p>0.87422972917556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8819260597229">
                <text:p>0.8819260597229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878185391426086">
                <text:p>0.87818539142608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872435033321381">
                <text:p>0.87243503332138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864659667015076">
                <text:p>0.86465966701507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846720278263092">
                <text:p>0.84672027826309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839913606643677">
                <text:p>0.839913606643677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833533048629761">
                <text:p>0.83353304862976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834627985954285">
                <text:p>0.83462798595428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828380644321442">
                <text:p>0.82838064432144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819357812404633">
                <text:p>0.81935781240463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774258017539978">
                <text:p>0.77425801753997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704148471355438">
                <text:p>0.70414847135543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684267520904541">
                <text:p>0.68426752090454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657659351825714">
                <text:p>0.65765935182571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614939033985138">
                <text:p>0.61493903398513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628471851348877">
                <text:p>0.62847185134887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601944804191589">
                <text:p>0.60194480419158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624204337596893">
                <text:p>0.624204337596893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675067007541657">
                <text:p>0.67506700754165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674407720565796">
                <text:p>0.67440772056579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632336914539337">
                <text:p>0.632336914539337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61855936050415">
                <text:p>0.6185593605041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620604634284973">
                <text:p>0.62060463428497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628013968467712">
                <text:p>0.628013968467712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626954257488251">
                <text:p>0.62695425748825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644501268863678">
                <text:p>0.64450126886367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644403219223022">
                <text:p>0.64440321922302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662221908569336">
                <text:p>0.66222190856933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687294185161591">
                <text:p>0.68729418516159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724608898162842">
                <text:p>0.72460889816284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716529786586762">
                <text:p>0.71652978658676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747685134410858">
                <text:p>0.74768513441085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73832368850708">
                <text:p>0.7383236885070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750011324882507">
                <text:p>0.750011324882507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727216422557831">
                <text:p>0.727216422557831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737787544727325">
                <text:p>0.73778754472732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7628533244133">
                <text:p>0.762853324413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776964366436005">
                <text:p>0.77696436643600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790241479873657">
                <text:p>0.79024147987365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756434619426727">
                <text:p>0.75643461942672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746990501880646">
                <text:p>0.74699050188064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730998814105987">
                <text:p>0.730998814105987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751605033874512">
                <text:p>0.75160503387451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751137971878052">
                <text:p>0.751137971878052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748492360115051">
                <text:p>0.74849236011505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74406349658966">
                <text:p>0.7440634965896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772896647453308">
                <text:p>0.772896647453308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779004096984863">
                <text:p>0.77900409698486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77589225769043">
                <text:p>0.7758922576904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789326548576355">
                <text:p>0.78932654857635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78097003698349">
                <text:p>0.7809700369834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777075111865997">
                <text:p>0.77707511186599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775165438652039">
                <text:p>0.77516543865203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785939335823059">
                <text:p>0.78593933582305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786495625972748">
                <text:p>0.78649562597274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784688472747803">
                <text:p>0.78468847274780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784394979476929">
                <text:p>0.78439497947692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790932893753052">
                <text:p>0.79093289375305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78485381603241">
                <text:p>0.7848538160324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77428263425827">
                <text:p>0.7742826342582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775356113910675">
                <text:p>0.77535611391067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795412242412567">
                <text:p>0.79541224241256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779772818088532">
                <text:p>0.77977281808853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795708656311035">
                <text:p>0.79570865631103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804410934448242">
                <text:p>0.80441093444824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831040740013123">
                <text:p>0.83104074001312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833824038505554">
                <text:p>0.83382403850555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836453497409821">
                <text:p>0.83645349740982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843429088592529">
                <text:p>0.84342908859252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853805720806122">
                <text:p>0.85380572080612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837745368480682">
                <text:p>0.83774536848068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848175227642059">
                <text:p>0.84817522764205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852693974971771">
                <text:p>0.85269397497177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856090307235718">
                <text:p>0.856090307235718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856418073177338">
                <text:p>0.85641807317733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864064514636993">
                <text:p>0.864064514636993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851377248764038">
                <text:p>0.85137724876403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820688426494598">
                <text:p>0.82068842649459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719363451004028">
                <text:p>0.71936345100402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802464306354523">
                <text:p>0.80246430635452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863509714603424">
                <text:p>0.86350971460342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867130517959595">
                <text:p>0.86713051795959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861643970012665">
                <text:p>0.86164397001266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836824357509613">
                <text:p>0.836824357509613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845655560493469">
                <text:p>0.84565556049346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326783508062363">
                <text:p>0.326783508062363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261009633541107">
                <text:p>0.26100963354110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307335257530212">
                <text:p>0.30733525753021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317330062389374">
                <text:p>0.31733006238937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51745742559433">
                <text:p>0.5174574255943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305413514375687">
                <text:p>0.30541351437568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636315584182739">
                <text:p>0.63631558418273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344188332557678">
                <text:p>0.34418833255767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613301932811737">
                <text:p>0.61330193281173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370362639427185">
                <text:p>0.37036263942718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657992422580719">
                <text:p>0.657992422580719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30975529551506">
                <text:p>0.3097552955150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686546921730042">
                <text:p>0.68654692173004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308227717876434">
                <text:p>0.30822771787643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687470436096191">
                <text:p>0.687470436096191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28569170832634">
                <text:p>0.2856917083263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674318432807922">
                <text:p>0.67431843280792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270001769065857">
                <text:p>0.270001769065857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413569360971451">
                <text:p>0.41356936097145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684022128582001">
                <text:p>0.68402212858200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87687486410141">
                <text:p>0.87687486410141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8790482878685">
                <text:p>0.879048287868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888631224632263">
                <text:p>0.88863122463226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904078781604767">
                <text:p>0.90407878160476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860098600387573">
                <text:p>0.86009860038757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70668375492096">
                <text:p>0.70668375492096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260398298501968">
                <text:p>0.26039829850196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491606205701828">
                <text:p>0.491606205701828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662078976631165">
                <text:p>0.66207897663116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749794781208038">
                <text:p>0.749794781208038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724739491939545">
                <text:p>0.72473949193954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780000686645508">
                <text:p>0.780000686645508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714069187641144">
                <text:p>0.714069187641144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553619086742401">
                <text:p>0.55361908674240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599211812019348">
                <text:p>0.599211812019348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744905650615692">
                <text:p>0.74490565061569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746524572372437">
                <text:p>0.74652457237243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742806434631348">
                <text:p>0.74280643463134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703958988189697">
                <text:p>0.70395898818969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816339492797852">
                <text:p>0.816339492797852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819367647171021">
                <text:p>0.819367647171021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822923898696899">
                <text:p>0.822923898696899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672284483909607">
                <text:p>0.67228448390960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692835450172424">
                <text:p>0.69283545017242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30431079864502">
                <text:p>0.3043107986450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314287751913071">
                <text:p>0.314287751913071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325974464416504">
                <text:p>0.325974464416504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390818774700165">
                <text:p>0.39081877470016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845575571060181">
                <text:p>0.84557557106018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7919562458992">
                <text:p>0.791956245899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642996728420258">
                <text:p>0.642996728420258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778575718402862">
                <text:p>0.778575718402862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815414547920227">
                <text:p>0.815414547920227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851240992546081">
                <text:p>0.851240992546081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874059855937958">
                <text:p>0.874059855937958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8518345952034">
                <text:p>0.8518345952034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832811117172241">
                <text:p>0.832811117172241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802042841911316">
                <text:p>0.80204284191131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82413125038147">
                <text:p>0.8241312503814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846954345703125">
                <text:p>0.84695434570312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845704615116119">
                <text:p>0.84570461511611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806394517421722">
                <text:p>0.80639451742172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758119225502014">
                <text:p>0.758119225502014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835981667041779">
                <text:p>0.835981667041779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815167546272278">
                <text:p>0.81516754627227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874513804912567">
                <text:p>0.87451380491256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253262162208557">
                <text:p>0.253262162208557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833264112472534">
                <text:p>0.833264112472534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584132313728333">
                <text:p>0.584132313728333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614280641078949">
                <text:p>0.614280641078949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718992233276367">
                <text:p>0.71899223327636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684496462345123">
                <text:p>0.684496462345123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425409466028214">
                <text:p>0.42540946602821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259048074483871">
                <text:p>0.259048074483871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776045382022858">
                <text:p>0.77604538202285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858837485313416">
                <text:p>0.858837485313416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851107835769653">
                <text:p>0.851107835769653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825748860836029">
                <text:p>0.82574886083602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7068892121315">
                <text:p>0.706889212131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269156754016876">
                <text:p>0.26915675401687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347097545862198">
                <text:p>0.347097545862198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250480145215988">
                <text:p>0.250480145215988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572245419025421">
                <text:p>0.57224541902542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251675009727478">
                <text:p>0.251675009727478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824653387069702">
                <text:p>0.82465338706970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772829592227936">
                <text:p>0.772829592227936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781168699264526">
                <text:p>0.78116869926452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836679458618164">
                <text:p>0.83667945861816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863939523696899">
                <text:p>0.863939523696899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841588377952576">
                <text:p>0.841588377952576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840155065059662">
                <text:p>0.84015506505966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863890111446381">
                <text:p>0.86389011144638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851016163825989">
                <text:p>0.851016163825989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868655383586883">
                <text:p>0.86865538358688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888447999954224">
                <text:p>0.88844799995422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863896369934082">
                <text:p>0.86389636993408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818960666656494">
                <text:p>0.818960666656494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375808537006378">
                <text:p>0.375808537006378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837124645709991">
                <text:p>0.837124645709991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412873476743698">
                <text:p>0.412873476743698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844580173492431">
                <text:p>0.844580173492431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883169114589691">
                <text:p>0.883169114589691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795683860778809">
                <text:p>0.795683860778809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823240280151367">
                <text:p>0.82324028015136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82149350643158">
                <text:p>0.8214935064315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820426225662231">
                <text:p>0.82042622566223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822934746742249">
                <text:p>0.822934746742249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825389385223389">
                <text:p>0.825389385223389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814025223255158">
                <text:p>0.814025223255158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809353172779083">
                <text:p>0.80935317277908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815803050994873">
                <text:p>0.815803050994873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802207469940185">
                <text:p>0.802207469940185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81234872341156">
                <text:p>0.81234872341156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815766096115112">
                <text:p>0.81576609611511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835709691047668">
                <text:p>0.835709691047668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832049250602722">
                <text:p>0.83204925060272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795123398303986">
                <text:p>0.795123398303986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776805102825165">
                <text:p>0.77680510282516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755456805229187">
                <text:p>0.755456805229187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731614887714386">
                <text:p>0.731614887714386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645305395126343">
                <text:p>0.645305395126343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723530650138855">
                <text:p>0.72353065013885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607411503791809">
                <text:p>0.607411503791809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577132642269135">
                <text:p>0.57713264226913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518189311027527">
                <text:p>0.51818931102752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495366632938385">
                <text:p>0.49536663293838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50860458612442">
                <text:p>0.5086045861244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371560364961624">
                <text:p>0.37156036496162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365894496440887">
                <text:p>0.365894496440887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803627192974091">
                <text:p>0.803627192974091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851265132427216">
                <text:p>0.85126513242721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775263071060181">
                <text:p>0.775263071060181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510628700256348">
                <text:p>0.510628700256348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349713504314423">
                <text:p>0.34971350431442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270557761192322">
                <text:p>0.27055776119232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389240354299545">
                <text:p>0.38924035429954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598846316337585">
                <text:p>0.59884631633758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513416945934296">
                <text:p>0.51341694593429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722245097160339">
                <text:p>0.722245097160339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765118002891541">
                <text:p>0.765118002891541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793519496917725">
                <text:p>0.79351949691772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733777821063995">
                <text:p>0.73377782106399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707123637199402">
                <text:p>0.707123637199402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761009454727173">
                <text:p>0.761009454727173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781575679779053">
                <text:p>0.78157567977905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793436825275421">
                <text:p>0.793436825275421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261453300714493">
                <text:p>0.261453300714493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436161518096924">
                <text:p>0.436161518096924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270367056131363">
                <text:p>0.27036705613136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53927356004715">
                <text:p>0.5392735600471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711482882499695">
                <text:p>0.71148288249969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728243052959442">
                <text:p>0.728243052959442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720659554004669">
                <text:p>0.720659554004669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834364950656891">
                <text:p>0.834364950656891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866327464580536">
                <text:p>0.86632746458053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900597095489502">
                <text:p>0.900597095489502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887726306915283">
                <text:p>0.887726306915283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893020868301392">
                <text:p>0.893020868301392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880526602268219">
                <text:p>0.880526602268219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854332745075226">
                <text:p>0.854332745075226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863957166671753">
                <text:p>0.86395716667175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79060560464859">
                <text:p>0.79060560464859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294115722179413">
                <text:p>0.294115722179413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54912406206131">
                <text:p>0.54912406206131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757227420806885">
                <text:p>0.75722742080688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817700207233429">
                <text:p>0.817700207233429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873951613903046">
                <text:p>0.873951613903046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894335269927979">
                <text:p>0.894335269927979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913164377212524">
                <text:p>0.913164377212524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889509320259094">
                <text:p>0.889509320259094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841086685657501">
                <text:p>0.841086685657501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820452153682709">
                <text:p>0.82045215368270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261339455842972">
                <text:p>0.261339455842972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859717190265656">
                <text:p>0.859717190265656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766587853431702">
                <text:p>0.766587853431702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531007945537567">
                <text:p>0.53100794553756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290384232997894">
                <text:p>0.29038423299789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819848418235779">
                <text:p>0.819848418235779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873170673847199">
                <text:p>0.873170673847199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810639500617981">
                <text:p>0.810639500617981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781591176986694">
                <text:p>0.781591176986694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623497724533081">
                <text:p>0.62349772453308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344620853662491">
                <text:p>0.34462085366249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447366982698441">
                <text:p>0.447366982698441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273936688899994">
                <text:p>0.273936688899994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775991439819336">
                <text:p>0.775991439819336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273078501224518">
                <text:p>0.273078501224518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840248107910156">
                <text:p>0.84024810791015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272714376449585">
                <text:p>0.27271437644958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822979867458344">
                <text:p>0.822979867458344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273664236068726">
                <text:p>0.273664236068726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750789701938629">
                <text:p>0.750789701938629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267109453678131">
                <text:p>0.267109453678131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330140024423599">
                <text:p>0.33014002442359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271255940198898">
                <text:p>0.27125594019889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271292597055435">
                <text:p>0.27129259705543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270698308944702">
                <text:p>0.270698308944702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306268364191055">
                <text:p>0.30626836419105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274442702531815">
                <text:p>0.27444270253181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505498111248016">
                <text:p>0.505498111248016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272520661354065">
                <text:p>0.27252066135406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697983741760254">
                <text:p>0.69798374176025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272891104221344">
                <text:p>0.272891104221344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721706330776215">
                <text:p>0.72170633077621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274602055549622">
                <text:p>0.27460205554962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556065082550049">
                <text:p>0.556065082550049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273882061243057">
                <text:p>0.273882061243057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35092830657959">
                <text:p>0.35092830657959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273077815771103">
                <text:p>0.273077815771103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631114661693573">
                <text:p>0.63111466169357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275188446044922">
                <text:p>0.27518844604492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449348598718643">
                <text:p>0.449348598718643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275236785411835">
                <text:p>0.27523678541183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641303837299347">
                <text:p>0.641303837299347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274711430072784">
                <text:p>0.274711430072784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273698061704636">
                <text:p>0.273698061704636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275012761354446">
                <text:p>0.27501276135444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278502970933914">
                <text:p>0.27850297093391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278879970312119">
                <text:p>0.278879970312119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282405376434326">
                <text:p>0.28240537643432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278892248868942">
                <text:p>0.27889224886894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279296100139618">
                <text:p>0.27929610013961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667182862758637">
                <text:p>0.667182862758637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292486876249313">
                <text:p>0.292486876249313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644728183746338">
                <text:p>0.644728183746338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281262636184692">
                <text:p>0.28126263618469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28174415230751">
                <text:p>0.28174415230751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285349249839783">
                <text:p>0.28534924983978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594018459320068">
                <text:p>0.594018459320068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286827772855759">
                <text:p>0.286827772855759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467434734106064">
                <text:p>0.467434734106064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287492156028748">
                <text:p>0.287492156028748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287805199623108">
                <text:p>0.287805199623108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281828820705414">
                <text:p>0.28182882070541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271967142820358">
                <text:p>0.27196714282035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270204544067383">
                <text:p>0.270204544067383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404253095388413">
                <text:p>0.404253095388413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270730227231979">
                <text:p>0.27073022723197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528163313865662">
                <text:p>0.528163313865662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268886625766754">
                <text:p>0.26888662576675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525878667831421">
                <text:p>0.525878667831421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742214560508728">
                <text:p>0.742214560508728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451749950647354">
                <text:p>0.451749950647354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36619234085083">
                <text:p>0.36619234085083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262128412723541">
                <text:p>0.262128412723541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257606655359268">
                <text:p>0.257606655359268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259159415960312">
                <text:p>0.259159415960312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251623958349228">
                <text:p>0.251623958349228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262983351945877">
                <text:p>0.262983351945877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687157034873962">
                <text:p>0.687157034873962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382693320512772">
                <text:p>0.38269332051277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253507673740387">
                <text:p>0.253507673740387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377018332481384">
                <text:p>0.377018332481384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253263473510742">
                <text:p>0.253263473510742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257783949375153">
                <text:p>0.257783949375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